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ce style:name="Noto Sans2" svg:font-family="'Noto Sans'" style:font-family-generic="system" style:font-pitch="variable"/>
    <style:font-face style:name="Times New Roman"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graphic-properties loext:decorative="false"/>
    </style:style>
    <style:style style:name="gr3" style:family="graphic" style:parent-style-name="standard" style:list-style-name="L1">
      <style:graphic-properties draw:stroke="none" svg:stroke-width="0cm" draw:fill="solid" draw:fill-color="#7f59ae" draw:textarea-horizontal-align="center" draw:textarea-vertical-align="middle" draw:auto-grow-height="false" draw:fit-to-size="false" style:shrink-to-fit="false" fo:min-height="0cm" fo:min-width="0cm" fo:padding-top="0cm" fo:padding-bottom="0cm" fo:padding-left="0cm" fo:padding-right="0cm" fo:wrap-option="no-wrap" loext:decorative="false"/>
      <style:paragraph-properties style:writing-mode="lr-tb"/>
    </style:style>
    <style:style style:name="gr4" style:family="graphic" style:parent-style-name="standard">
      <style:graphic-properties draw:stroke="solid" svg:stroke-width="0.08cm" svg:stroke-color="#7f59ae" draw:marker-start="msArrowOvalEnd_20_5" draw:marker-start-width="0.24cm" draw:marker-start-center="true" draw:stroke-linejoin="round" svg:stroke-linecap="round" draw:fill="none" loext:fill-use-slide-background="false" draw:textarea-horizontal-align="center" draw:textarea-vertical-align="middle" draw:auto-grow-height="false" draw:fit-to-size="false" style:shrink-to-fit="false" fo:padding-top="-0.139cm" fo:padding-bottom="-0.139cm" fo:padding-left="0.264cm" fo:padding-right="0.264cm" fo:wrap-option="wrap" loext:decorative="false"/>
    </style:style>
    <style:style style:name="gr5" style:family="graphic" style:parent-style-name="standard" style:list-style-name="L1">
      <style:graphic-properties draw:stroke="none" svg:stroke-width="0cm" draw:fill="solid" draw:fill-color="#60c4e4" draw:textarea-horizontal-align="center" draw:textarea-vertical-align="middle" draw:auto-grow-height="false" draw:fit-to-size="false" style:shrink-to-fit="false" fo:min-height="0cm" fo:min-width="0cm" fo:padding-top="0cm" fo:padding-bottom="0cm" fo:padding-left="0cm" fo:padding-right="0cm" fo:wrap-option="no-wrap" loext:decorative="false"/>
      <style:paragraph-properties style:writing-mode="lr-tb"/>
    </style:style>
    <style:style style:name="gr6" style:family="graphic" style:parent-style-name="standard">
      <style:graphic-properties draw:stroke="solid" svg:stroke-width="0.1cm" svg:stroke-color="#60c4e4" draw:marker-start="msArrowOvalEnd_20_5" draw:marker-start-width="0.3cm" draw:marker-start-center="true" draw:stroke-linejoin="round" svg:stroke-linecap="round" draw:fill="none" loext:fill-use-slide-background="false" draw:textarea-horizontal-align="center" draw:textarea-vertical-align="middle" draw:auto-grow-height="false" draw:fit-to-size="false" style:shrink-to-fit="false" fo:padding-top="-0.139cm" fo:padding-bottom="-0.139cm" fo:padding-left="0.264cm" fo:padding-right="0.264cm" fo:wrap-option="wrap" loext:decorative="false"/>
    </style:style>
    <style:style style:name="gr7" style:family="graphic" style:parent-style-name="standard" style:list-style-name="L1">
      <style:graphic-properties draw:stroke="none" svg:stroke-width="0cm" draw:fill="solid" draw:fill-color="#e54b89" draw:textarea-horizontal-align="center" draw:textarea-vertical-align="middle" draw:auto-grow-height="false" draw:fit-to-size="false" style:shrink-to-fit="false" fo:min-height="0cm" fo:min-width="0cm" fo:padding-top="0cm" fo:padding-bottom="0cm" fo:padding-left="0cm" fo:padding-right="0cm" fo:wrap-option="no-wrap" loext:decorative="false"/>
      <style:paragraph-properties style:writing-mode="lr-tb"/>
    </style:style>
    <style:style style:name="gr8" style:family="graphic" style:parent-style-name="standard">
      <style:graphic-properties draw:stroke="solid" svg:stroke-width="0.1cm" svg:stroke-color="#e54b89" draw:marker-start="msArrowOvalEnd_20_5" draw:marker-start-width="0.3cm" draw:marker-start-center="true" draw:stroke-linejoin="round" svg:stroke-linecap="round" draw:fill="none" loext:fill-use-slide-background="false" draw:textarea-horizontal-align="center" draw:textarea-vertical-align="middle" draw:auto-grow-height="false" draw:fit-to-size="false" style:shrink-to-fit="false" fo:padding-top="-0.139cm" fo:padding-bottom="-0.139cm" fo:padding-left="0.264cm" fo:padding-right="0.264cm" fo:wrap-option="wrap" loext:decorative="false"/>
    </style:style>
    <style:style style:name="gr9" style:family="graphic" style:parent-style-name="standard" style:list-style-name="L3">
      <style:graphic-properties draw:stroke="none" svg:stroke-width="0cm" draw:fill="solid" draw:fill-color="#f8b622" draw:textarea-horizontal-align="center" draw:textarea-vertical-align="middle" draw:auto-grow-height="false" draw:fit-to-size="false" style:shrink-to-fit="false" fo:min-height="0cm" fo:min-width="0cm" fo:padding-top="0cm" fo:padding-bottom="0cm" fo:padding-left="0cm" fo:padding-right="0cm" fo:wrap-option="no-wrap" loext:decorative="false"/>
      <style:paragraph-properties style:writing-mode="lr-tb"/>
    </style:style>
    <style:style style:name="gr10" style:family="graphic" style:parent-style-name="standard">
      <style:graphic-properties draw:stroke="solid" svg:stroke-width="0.1cm" svg:stroke-color="#f8b622" draw:marker-start="msArrowOvalEnd_20_5" draw:marker-start-width="0.3cm" draw:marker-start-center="true" draw:stroke-linejoin="round" svg:stroke-linecap="round" draw:fill="none" loext:fill-use-slide-background="false" draw:textarea-horizontal-align="center" draw:textarea-vertical-align="middle" draw:auto-grow-height="false" draw:fit-to-size="false" style:shrink-to-fit="false" fo:padding-top="-0.139cm" fo:padding-bottom="-0.139cm" fo:padding-left="0.264cm" fo:padding-right="0.264cm" fo:wrap-option="wrap" loext:decorative="false"/>
    </style:style>
    <style:style style:name="gr11" style:family="graphic" style:parent-style-name="standard" style:list-style-name="L1">
      <style:graphic-properties draw:stroke="none" svg:stroke-width="0cm" draw:fill="solid" draw:fill-color="#7f59ae" draw:textarea-horizontal-align="center" draw:textarea-vertical-align="middle" draw:auto-grow-height="false" draw:fit-to-size="false" style:shrink-to-fit="false" fo:min-height="0cm" fo:min-width="0cm" fo:padding-top="0cm" fo:padding-bottom="0cm" fo:padding-left="0cm" fo:padding-right="0cm" fo:wrap-option="no-wrap" loext:decorative="false"/>
      <style:paragraph-properties style:writing-mode="lr-tb"/>
    </style:style>
    <style:style style:name="gr12" style:family="graphic" style:parent-style-name="standard" style:list-style-name="L4">
      <style:graphic-properties draw:stroke="none" svg:stroke-width="0cm" draw:fill="solid" draw:fill-color="#7f59ae" draw:textarea-horizontal-align="center" draw:textarea-vertical-align="middle" draw:auto-grow-height="false" draw:fit-to-size="false" style:shrink-to-fit="false" fo:min-height="0cm" fo:min-width="0cm" fo:padding-top="0cm" fo:padding-bottom="0cm" fo:padding-left="0cm" fo:padding-right="0cm" fo:wrap-option="no-wrap" loext:decorative="false"/>
      <style:paragraph-properties style:writing-mode="lr-tb"/>
    </style:style>
    <style:style style:name="gr13" style:family="graphic" style:parent-style-name="standard">
      <style:graphic-properties draw:stroke="none" svg:stroke-width="0cm" draw:fill="solid" draw:fill-color="#f8b622" draw:textarea-horizontal-align="center" draw:textarea-vertical-align="middle" draw:auto-grow-height="false" draw:fit-to-size="false" style:shrink-to-fit="false" fo:min-height="0cm" fo:min-width="0cm" fo:padding-top="0cm" fo:padding-bottom="0cm" fo:padding-left="0cm" fo:padding-right="0cm" fo:wrap-option="wrap" loext:decorative="false"/>
    </style:style>
    <style:style style:name="gr14" style:family="graphic" style:parent-style-name="standard">
      <style:graphic-properties draw:stroke="solid" svg:stroke-width="0.15cm" svg:stroke-color="#f8b622" draw:stroke-linejoin="round" svg:stroke-linecap="round" draw:fill="none" loext:fill-use-slide-background="false" draw:textarea-horizontal-align="center" draw:textarea-vertical-align="middle" draw:auto-grow-height="false" draw:fit-to-size="false" style:shrink-to-fit="false" fo:padding-top="0.198cm" fo:padding-bottom="0.198cm" fo:padding-left="0cm" fo:padding-right="0cm" fo:wrap-option="wrap" loext:decorative="false"/>
    </style:style>
    <style:style style:name="gr15" style:family="graphic" style:parent-style-name="standard">
      <style:graphic-properties draw:stroke="none" svg:stroke-width="0cm" draw:fill="solid" draw:fill-color="#f8b622" draw:textarea-horizontal-align="center" draw:textarea-vertical-align="middle" draw:auto-grow-height="false" draw:fit-to-size="false" style:shrink-to-fit="false" fo:min-height="0cm" fo:min-width="0cm" fo:padding-top="0cm" fo:padding-bottom="0cm" fo:padding-left="0cm" fo:padding-right="0cm" fo:wrap-option="no-wrap" loext:decorative="false"/>
    </style:style>
    <style:style style:name="gr16" style:family="graphic" style:parent-style-name="standard">
      <style:graphic-properties draw:stroke="solid" svg:stroke-width="0.15cm" svg:stroke-color="#f8b622" draw:stroke-linejoin="round" svg:stroke-linecap="round" draw:fill="solid" draw:fill-color="#ffffff" draw:textarea-horizontal-align="center" draw:textarea-vertical-align="middle" draw:auto-grow-height="false" draw:fit-to-size="false" style:shrink-to-fit="false" fo:min-height="0cm" fo:min-width="0cm" fo:padding-top="0.198cm" fo:padding-bottom="0.198cm" fo:padding-left="0.323cm" fo:padding-right="0.323cm" fo:wrap-option="no-wrap" loext:decorative="false"/>
    </style:style>
    <style:style style:name="gr17" style:family="graphic" style:parent-style-name="standard">
      <style:graphic-properties draw:stroke="none" svg:stroke-width="0cm" draw:fill="solid" draw:fill-color="#e54b89" draw:textarea-horizontal-align="center" draw:textarea-vertical-align="middle" draw:auto-grow-height="false" draw:fit-to-size="false" style:shrink-to-fit="false" fo:min-height="0cm" fo:min-width="0cm" fo:padding-top="0cm" fo:padding-bottom="0cm" fo:padding-left="0cm" fo:padding-right="0cm" fo:wrap-option="wrap" loext:decorative="false"/>
    </style:style>
    <style:style style:name="gr18" style:family="graphic" style:parent-style-name="standard">
      <style:graphic-properties draw:stroke="solid" svg:stroke-width="0.15cm" svg:stroke-color="#e54b89" draw:stroke-linejoin="round" svg:stroke-linecap="round" draw:fill="none" loext:fill-use-slide-background="false" draw:textarea-horizontal-align="center" draw:textarea-vertical-align="middle" draw:auto-grow-height="false" draw:fit-to-size="false" style:shrink-to-fit="false" fo:padding-top="0.198cm" fo:padding-bottom="0.198cm" fo:padding-left="0cm" fo:padding-right="0cm" fo:wrap-option="wrap" loext:decorative="false"/>
    </style:style>
    <style:style style:name="gr19" style:family="graphic" style:parent-style-name="standard">
      <style:graphic-properties draw:stroke="none" svg:stroke-width="0cm" draw:fill="solid" draw:fill-color="#e54b89" draw:textarea-horizontal-align="center" draw:textarea-vertical-align="middle" draw:auto-grow-height="false" draw:fit-to-size="false" style:shrink-to-fit="false" fo:min-height="0cm" fo:min-width="0cm" fo:padding-top="0cm" fo:padding-bottom="0cm" fo:padding-left="0cm" fo:padding-right="0cm" fo:wrap-option="no-wrap" loext:decorative="false"/>
    </style:style>
    <style:style style:name="gr20" style:family="graphic" style:parent-style-name="standard">
      <style:graphic-properties draw:stroke="solid" svg:stroke-width="0.15cm" svg:stroke-color="#e54b89" draw:stroke-linejoin="round" svg:stroke-linecap="round" draw:fill="solid" draw:fill-color="#ffffff" draw:textarea-horizontal-align="center" draw:textarea-vertical-align="middle" draw:auto-grow-height="false" draw:fit-to-size="false" style:shrink-to-fit="false" fo:min-height="0cm" fo:min-width="0cm" fo:padding-top="0.198cm" fo:padding-bottom="0.198cm" fo:padding-left="0.323cm" fo:padding-right="0.323cm" fo:wrap-option="no-wrap" loext:decorative="false"/>
    </style:style>
    <style:style style:name="gr21" style:family="graphic" style:parent-style-name="standard">
      <style:graphic-properties draw:stroke="none" svg:stroke-width="0cm" draw:fill="solid" draw:fill-color="#60c4e4" draw:textarea-horizontal-align="center" draw:textarea-vertical-align="middle" draw:auto-grow-height="false" draw:fit-to-size="false" style:shrink-to-fit="false" fo:min-height="0cm" fo:min-width="0cm" fo:padding-top="0cm" fo:padding-bottom="0cm" fo:padding-left="0cm" fo:padding-right="0cm" fo:wrap-option="wrap" loext:decorative="false"/>
    </style:style>
    <style:style style:name="gr22" style:family="graphic" style:parent-style-name="standard">
      <style:graphic-properties draw:stroke="solid" svg:stroke-width="0.15cm" svg:stroke-color="#60c4e4" draw:stroke-linejoin="round" svg:stroke-linecap="round" draw:fill="none" loext:fill-use-slide-background="false" draw:textarea-horizontal-align="center" draw:textarea-vertical-align="middle" draw:auto-grow-height="false" draw:fit-to-size="false" style:shrink-to-fit="false" fo:padding-top="0.198cm" fo:padding-bottom="0.198cm" fo:padding-left="0cm" fo:padding-right="0cm" fo:wrap-option="wrap" loext:decorative="false"/>
    </style:style>
    <style:style style:name="gr23" style:family="graphic" style:parent-style-name="standard">
      <style:graphic-properties draw:stroke="none" svg:stroke-width="0cm" draw:fill="solid" draw:fill-color="#60c4e4" draw:textarea-horizontal-align="center" draw:textarea-vertical-align="middle" draw:auto-grow-height="false" draw:fit-to-size="false" style:shrink-to-fit="false" fo:min-height="0cm" fo:min-width="0cm" fo:padding-top="0cm" fo:padding-bottom="0cm" fo:padding-left="0cm" fo:padding-right="0cm" fo:wrap-option="no-wrap" loext:decorative="false"/>
    </style:style>
    <style:style style:name="gr24" style:family="graphic" style:parent-style-name="standard">
      <style:graphic-properties draw:stroke="solid" svg:stroke-width="0.15cm" svg:stroke-color="#60c4e4" draw:stroke-linejoin="round" svg:stroke-linecap="round" draw:fill="solid" draw:fill-color="#ffffff" draw:textarea-horizontal-align="center" draw:textarea-vertical-align="middle" draw:auto-grow-height="false" draw:fit-to-size="false" style:shrink-to-fit="false" fo:min-height="0cm" fo:min-width="0cm" fo:padding-top="0.198cm" fo:padding-bottom="0.198cm" fo:padding-left="0.323cm" fo:padding-right="0.323cm" fo:wrap-option="no-wrap" loext:decorative="false"/>
    </style:style>
    <style:style style:name="gr25" style:family="graphic" style:parent-style-name="standard">
      <style:graphic-properties draw:stroke="none" svg:stroke-width="0cm" draw:fill="solid" draw:fill-color="#7f59ae" draw:textarea-horizontal-align="center" draw:textarea-vertical-align="middle" draw:auto-grow-height="false" draw:fit-to-size="false" style:shrink-to-fit="false" fo:min-height="0cm" fo:min-width="0cm" fo:padding-top="0cm" fo:padding-bottom="0cm" fo:padding-left="0cm" fo:padding-right="0cm" fo:wrap-option="wrap" loext:decorative="false"/>
    </style:style>
    <style:style style:name="gr26" style:family="graphic" style:parent-style-name="standard">
      <style:graphic-properties draw:stroke="solid" svg:stroke-width="0.15cm" svg:stroke-color="#7f59ae" draw:stroke-linejoin="round" svg:stroke-linecap="round" draw:fill="none" loext:fill-use-slide-background="false" draw:textarea-horizontal-align="center" draw:textarea-vertical-align="middle" draw:auto-grow-height="false" draw:fit-to-size="false" style:shrink-to-fit="false" fo:padding-top="0.2cm" fo:padding-bottom="0.2cm" fo:padding-left="0cm" fo:padding-right="0cm" fo:wrap-option="wrap" loext:decorative="false"/>
    </style:style>
    <style:style style:name="gr27" style:family="graphic" style:parent-style-name="standard">
      <style:graphic-properties draw:stroke="none" svg:stroke-width="0cm" draw:fill="solid" draw:fill-color="#7f59ae" draw:textarea-horizontal-align="center" draw:textarea-vertical-align="middle" draw:auto-grow-height="false" draw:fit-to-size="false" style:shrink-to-fit="false" fo:min-height="0cm" fo:min-width="0cm" fo:padding-top="0cm" fo:padding-bottom="0cm" fo:padding-left="0cm" fo:padding-right="0cm" fo:wrap-option="no-wrap" loext:decorative="false"/>
    </style:style>
    <style:style style:name="gr28" style:family="graphic" style:parent-style-name="standard">
      <style:graphic-properties draw:stroke="solid" svg:stroke-width="0.15cm" svg:stroke-color="#7f59ae" draw:stroke-linejoin="round" svg:stroke-linecap="round" draw:fill="solid" draw:fill-color="#ffffff" draw:textarea-horizontal-align="center" draw:textarea-vertical-align="middle" draw:auto-grow-height="false" draw:fit-to-size="false" style:shrink-to-fit="false" fo:min-height="0cm" fo:min-width="0cm" fo:padding-top="0.2cm" fo:padding-bottom="0.2cm" fo:padding-left="0.2cm" fo:padding-right="0.2cm" fo:wrap-option="no-wrap" loext:decorative="false"/>
    </style:style>
    <style:style style:name="gr29" style:family="graphic" style:parent-style-name="standard">
      <style:graphic-properties draw:stroke="none" svg:stroke-width="0cm" draw:fill="solid" draw:fill-color="#7f59ae" draw:opacity="50%" draw:textarea-horizontal-align="center" draw:textarea-vertical-align="middle" draw:auto-grow-height="false" draw:fit-to-size="false" style:shrink-to-fit="false" fo:min-height="0cm" fo:min-width="0cm" fo:padding-top="0cm" fo:padding-bottom="0cm" fo:padding-left="0cm" fo:padding-right="0cm" fo:wrap-option="no-wrap" loext:decorative="false"/>
    </style:style>
    <style:style style:name="gr30" style:family="graphic" style:parent-style-name="standard">
      <style:graphic-properties draw:stroke="none" svg:stroke-width="0cm" draw:fill="solid" draw:fill-color="#ffffff" draw:opacity="50%" draw:textarea-horizontal-align="center" draw:textarea-vertical-align="middle" draw:auto-grow-height="false" draw:fit-to-size="false" style:shrink-to-fit="false" fo:min-height="0cm" fo:min-width="0cm" fo:padding-top="0cm" fo:padding-bottom="0cm" fo:padding-left="0cm" fo:padding-right="0cm" fo:wrap-option="no-wrap" loext:decorative="false"/>
    </style:style>
    <style:style style:name="gr31" style:family="graphic" style:parent-style-name="standard">
      <style:graphic-properties draw:stroke="none" svg:stroke-width="0cm" draw:fill="solid" draw:fill-color="#f8b622" draw:opacity="50%" draw:textarea-horizontal-align="center" draw:textarea-vertical-align="middle" draw:auto-grow-height="false" draw:fit-to-size="false" style:shrink-to-fit="false" fo:min-height="0cm" fo:min-width="0cm" fo:padding-top="0cm" fo:padding-bottom="0cm" fo:padding-left="0cm" fo:padding-right="0cm" fo:wrap-option="no-wrap" loext:decorative="false"/>
    </style:style>
    <style:style style:name="gr32" style:family="graphic" style:parent-style-name="standard">
      <style:graphic-properties draw:stroke="solid" svg:stroke-width="0.15cm" svg:stroke-color="#ffffff" draw:stroke-linejoin="round" svg:stroke-linecap="round" draw:fill="solid" draw:fill-color="#ffffff" draw:textarea-horizontal-align="center" draw:textarea-vertical-align="middle" draw:auto-grow-height="false" draw:fit-to-size="false" style:shrink-to-fit="false" fo:min-height="0cm" fo:min-width="0cm" fo:padding-top="0.2cm" fo:padding-bottom="0.2cm" fo:padding-left="0.325cm" fo:padding-right="0.325cm" fo:wrap-option="wrap" loext:decorative="false"/>
    </style:style>
    <style:style style:name="gr33" style:family="graphic" style:parent-style-name="standard" style:list-style-name="L6">
      <style:graphic-properties draw:stroke="none" svg:stroke-width="0cm" draw:fill="solid" draw:fill-color="#f8b622" draw:textarea-horizontal-align="center" draw:textarea-vertical-align="middle" draw:auto-grow-height="false" draw:fit-to-size="false" style:shrink-to-fit="false" fo:min-height="0cm" fo:min-width="0cm" fo:padding-top="0cm" fo:padding-bottom="0cm" fo:padding-left="0cm" fo:padding-right="0cm" fo:wrap-option="no-wrap" loext:decorative="false"/>
      <style:paragraph-properties style:writing-mode="lr-tb"/>
    </style:style>
    <style:style style:name="gr34" style:family="graphic" style:parent-style-name="standard">
      <style:graphic-properties draw:stroke="solid" svg:stroke-width="0.15cm" svg:stroke-color="#6f4f99" draw:stroke-linejoin="round" svg:stroke-linecap="round" draw:fill="none" loext:fill-use-slide-background="false" draw:textarea-horizontal-align="center" draw:textarea-vertical-align="middle" draw:auto-grow-height="false" draw:fit-to-size="false" style:shrink-to-fit="false" fo:padding-top="0.2cm" fo:padding-bottom="0.2cm" fo:padding-left="0cm" fo:padding-right="0cm" fo:wrap-option="wrap" loext:decorative="false"/>
    </style:style>
    <style:style style:name="gr35" style:family="graphic" style:parent-style-name="standard">
      <style:graphic-properties draw:stroke="solid" svg:stroke-width="0.15cm" svg:stroke-color="#6f4f99" draw:stroke-linejoin="round" svg:stroke-linecap="round" draw:fill="solid" draw:fill-color="#ffffff" draw:textarea-horizontal-align="center" draw:textarea-vertical-align="middle" draw:auto-grow-height="false" draw:fit-to-size="false" style:shrink-to-fit="false" fo:min-height="0cm" fo:min-width="0cm" fo:padding-top="0.2cm" fo:padding-bottom="0.2cm" fo:padding-left="0.2cm" fo:padding-right="0.2cm" fo:wrap-option="no-wrap" loext:decorative="false"/>
    </style:style>
    <style:style style:name="gr36" style:family="graphic" style:parent-style-name="standard">
      <style:graphic-properties draw:stroke="solid" svg:stroke-width="0.15cm" svg:stroke-color="#6f4f99" draw:stroke-linejoin="round" svg:stroke-linecap="round" draw:fill="none" loext:fill-use-slide-background="false" draw:textarea-horizontal-align="center" draw:textarea-vertical-align="middle" draw:auto-grow-height="false" draw:fit-to-size="false" style:shrink-to-fit="false" fo:min-height="0cm" fo:min-width="0cm" fo:padding-top="0.2cm" fo:padding-bottom="0.2cm" fo:padding-left="0.2cm" fo:padding-right="0.2cm" fo:wrap-option="no-wrap" loext:decorative="false"/>
    </style:style>
    <style:style style:name="gr37" style:family="graphic" style:parent-style-name="standard">
      <style:graphic-properties draw:stroke="solid" svg:stroke-width="0.15cm" svg:stroke-color="#56afcc" draw:stroke-linejoin="round" svg:stroke-linecap="round" draw:fill="none" loext:fill-use-slide-background="false" draw:textarea-horizontal-align="center" draw:textarea-vertical-align="middle" draw:auto-grow-height="false" draw:fit-to-size="false" style:shrink-to-fit="false" fo:padding-top="0.2cm" fo:padding-bottom="0.2cm" fo:padding-left="0cm" fo:padding-right="0cm" fo:wrap-option="wrap" loext:decorative="false"/>
    </style:style>
    <style:style style:name="gr38" style:family="graphic" style:parent-style-name="standard">
      <style:graphic-properties draw:stroke="solid" svg:stroke-width="0.15cm" svg:stroke-color="#56afcc" draw:stroke-linejoin="round" svg:stroke-linecap="round" draw:fill="solid" draw:fill-color="#ffffff" draw:textarea-horizontal-align="center" draw:textarea-vertical-align="middle" draw:auto-grow-height="false" draw:fit-to-size="false" style:shrink-to-fit="false" fo:min-height="0cm" fo:min-width="0cm" fo:padding-top="0.2cm" fo:padding-bottom="0.2cm" fo:padding-left="0.2cm" fo:padding-right="0.2cm" fo:wrap-option="no-wrap" loext:decorative="false"/>
    </style:style>
    <style:style style:name="gr39" style:family="graphic" style:parent-style-name="standard">
      <style:graphic-properties draw:stroke="solid" svg:stroke-width="0.15cm" svg:stroke-color="#56afcc" draw:stroke-linejoin="round" svg:stroke-linecap="round" draw:fill="none" loext:fill-use-slide-background="false" draw:textarea-horizontal-align="center" draw:textarea-vertical-align="middle" draw:auto-grow-height="false" draw:fit-to-size="false" style:shrink-to-fit="false" fo:min-height="0cm" fo:min-width="0cm" fo:padding-top="0.2cm" fo:padding-bottom="0.2cm" fo:padding-left="0.2cm" fo:padding-right="0.2cm" fo:wrap-option="no-wrap" loext:decorative="false"/>
    </style:style>
    <style:style style:name="gr40" style:family="graphic" style:parent-style-name="standard">
      <style:graphic-properties draw:stroke="solid" svg:stroke-width="0.15cm" svg:stroke-color="#cc417a" draw:stroke-linejoin="round" svg:stroke-linecap="round" draw:fill="none" loext:fill-use-slide-background="false" draw:textarea-horizontal-align="center" draw:textarea-vertical-align="middle" draw:auto-grow-height="false" draw:fit-to-size="false" style:shrink-to-fit="false" fo:padding-top="0.2cm" fo:padding-bottom="0.2cm" fo:padding-left="0cm" fo:padding-right="0cm" fo:wrap-option="wrap" loext:decorative="false"/>
    </style:style>
    <style:style style:name="gr41" style:family="graphic" style:parent-style-name="standard">
      <style:graphic-properties draw:stroke="solid" svg:stroke-width="0.15cm" svg:stroke-color="#cc417a" draw:stroke-linejoin="round" svg:stroke-linecap="round" draw:fill="solid" draw:fill-color="#ffffff" draw:textarea-horizontal-align="center" draw:textarea-vertical-align="middle" draw:auto-grow-height="false" draw:fit-to-size="false" style:shrink-to-fit="false" fo:min-height="0cm" fo:min-width="0cm" fo:padding-top="0.2cm" fo:padding-bottom="0.2cm" fo:padding-left="0.2cm" fo:padding-right="0.2cm" fo:wrap-option="no-wrap" loext:decorative="false"/>
    </style:style>
    <style:style style:name="gr42" style:family="graphic" style:parent-style-name="standard">
      <style:graphic-properties draw:stroke="solid" svg:stroke-width="0.15cm" svg:stroke-color="#cc417a" draw:stroke-linejoin="round" svg:stroke-linecap="round" draw:fill="none" loext:fill-use-slide-background="false" draw:textarea-horizontal-align="center" draw:textarea-vertical-align="middle" draw:auto-grow-height="false" draw:fit-to-size="false" style:shrink-to-fit="false" fo:min-height="0cm" fo:min-width="0cm" fo:padding-top="0.2cm" fo:padding-bottom="0.2cm" fo:padding-left="0.2cm" fo:padding-right="0.2cm" fo:wrap-option="no-wrap" loext:decorative="false"/>
    </style:style>
    <style:style style:name="gr43" style:family="graphic" style:parent-style-name="standard">
      <style:graphic-properties draw:stroke="solid" svg:stroke-width="0.15cm" svg:stroke-color="#e5a822" draw:stroke-linejoin="round" svg:stroke-linecap="round" draw:fill="none" loext:fill-use-slide-background="false" draw:textarea-horizontal-align="center" draw:textarea-vertical-align="middle" draw:auto-grow-height="false" draw:fit-to-size="false" style:shrink-to-fit="false" fo:padding-top="0.2cm" fo:padding-bottom="0.2cm" fo:padding-left="0cm" fo:padding-right="0cm" fo:wrap-option="wrap" loext:decorative="false"/>
    </style:style>
    <style:style style:name="gr44" style:family="graphic" style:parent-style-name="standard">
      <style:graphic-properties draw:stroke="solid" svg:stroke-width="0.15cm" svg:stroke-color="#e5a822" draw:stroke-linejoin="round" svg:stroke-linecap="round" draw:fill="solid" draw:fill-color="#ffffff" draw:textarea-horizontal-align="center" draw:textarea-vertical-align="middle" draw:auto-grow-height="false" draw:fit-to-size="false" style:shrink-to-fit="false" fo:min-height="0cm" fo:min-width="0cm" fo:padding-top="0.2cm" fo:padding-bottom="0.2cm" fo:padding-left="0.2cm" fo:padding-right="0.2cm" fo:wrap-option="no-wrap" loext:decorative="false"/>
    </style:style>
    <style:style style:name="gr45" style:family="graphic" style:parent-style-name="standard">
      <style:graphic-properties draw:stroke="solid" svg:stroke-width="0.15cm" svg:stroke-color="#e5a822" draw:stroke-linejoin="round" svg:stroke-linecap="round" draw:fill="none" loext:fill-use-slide-background="false" draw:textarea-horizontal-align="center" draw:textarea-vertical-align="middle" draw:auto-grow-height="false" draw:fit-to-size="false" style:shrink-to-fit="false" fo:min-height="0cm" fo:min-width="0cm" fo:padding-top="0.2cm" fo:padding-bottom="0.2cm" fo:padding-left="0.2cm" fo:padding-right="0.2cm" fo:wrap-option="no-wrap" loext:decorative="false"/>
    </style:style>
    <style:style style:name="gr46" style:family="graphic" style:parent-style-name="standard" style:list-style-name="L6">
      <style:graphic-properties draw:stroke="none" svg:stroke-width="0cm" draw:fill="solid" draw:fill-color="#f8b622" draw:textarea-horizontal-align="center" draw:textarea-vertical-align="middle" draw:auto-grow-height="false" draw:fit-to-size="false" style:shrink-to-fit="false" fo:min-height="0cm" fo:min-width="0cm" fo:padding-top="0cm" fo:padding-bottom="0cm" fo:padding-left="0cm" fo:padding-right="0cm" fo:wrap-option="no-wrap" loext:decorative="false"/>
      <style:paragraph-properties style:writing-mode="lr-tb"/>
    </style:style>
    <style:style style:name="gr47" style:family="graphic" style:parent-style-name="standard">
      <style:graphic-properties draw:stroke="none" svg:stroke-width="0cm" draw:fill="solid" draw:fill-color="#ab93ca" draw:textarea-horizontal-align="center" draw:textarea-vertical-align="middle" draw:auto-grow-height="false" draw:fit-to-size="false" style:shrink-to-fit="false" fo:min-height="0cm" fo:min-width="0cm" fo:padding-top="0cm" fo:padding-bottom="0cm" fo:padding-left="0cm" fo:padding-right="0cm" fo:wrap-option="wrap" loext:decorative="false"/>
    </style:style>
    <style:style style:name="gr48" style:family="graphic" style:parent-style-name="standard">
      <style:graphic-properties draw:stroke="none" svg:stroke-width="0cm" draw:fill="solid" draw:fill-color="#a9dff1" draw:textarea-horizontal-align="center" draw:textarea-vertical-align="middle" draw:auto-grow-height="false" draw:fit-to-size="false" style:shrink-to-fit="false" fo:min-height="0cm" fo:min-width="0cm" fo:padding-top="0cm" fo:padding-bottom="0cm" fo:padding-left="0cm" fo:padding-right="0cm" fo:wrap-option="wrap" loext:decorative="false"/>
    </style:style>
    <style:style style:name="gr49" style:family="graphic" style:parent-style-name="standard">
      <style:graphic-properties draw:stroke="none" svg:stroke-width="0cm" draw:fill="solid" draw:fill-color="#ed85ad" draw:textarea-horizontal-align="center" draw:textarea-vertical-align="middle" draw:auto-grow-height="false" draw:fit-to-size="false" style:shrink-to-fit="false" fo:min-height="0cm" fo:min-width="0cm" fo:padding-top="0cm" fo:padding-bottom="0cm" fo:padding-left="0cm" fo:padding-right="0cm" fo:wrap-option="wrap" loext:decorative="false"/>
    </style:style>
    <style:style style:name="gr50" style:family="graphic" style:parent-style-name="standard">
      <style:graphic-properties draw:stroke="none" svg:stroke-width="0cm" draw:fill="solid" draw:fill-color="#fcdd99" draw:textarea-horizontal-align="center" draw:textarea-vertical-align="middle" draw:auto-grow-height="false" draw:fit-to-size="false" style:shrink-to-fit="false" fo:min-height="0cm" fo:min-width="0cm" fo:padding-top="0cm" fo:padding-bottom="0cm" fo:padding-left="0cm" fo:padding-right="0cm" fo:wrap-option="wrap" loext:decorative="false"/>
    </style:style>
    <style:style style:name="gr51" style:family="graphic" style:parent-style-name="standard">
      <style:graphic-properties draw:stroke="none" svg:stroke-width="0cm" draw:fill="solid" draw:fill-color="#ffffff" draw:textarea-horizontal-align="center" draw:textarea-vertical-align="middle" draw:auto-grow-height="false" draw:fit-to-size="false" style:shrink-to-fit="false" fo:min-height="0cm" fo:min-width="0cm" fo:padding-top="0cm" fo:padding-bottom="0cm" fo:padding-left="0cm" fo:padding-right="0cm" fo:wrap-option="no-wrap" loext:decorative="false"/>
    </style:style>
    <style:style style:name="gr52" style:family="graphic" style:parent-style-name="standard">
      <style:graphic-properties draw:stroke="none" svg:stroke-width="0cm" draw:fill="solid" draw:fill-color="#fcdd99" draw:textarea-horizontal-align="center" draw:textarea-vertical-align="middle" draw:auto-grow-height="false" draw:fit-to-size="false" style:shrink-to-fit="false" fo:min-height="0cm" fo:min-width="0cm" fo:padding-top="0cm" fo:padding-bottom="0cm" fo:padding-left="0cm" fo:padding-right="0cm" fo:wrap-option="no-wrap" loext:decorative="false"/>
    </style:style>
    <style:style style:name="gr53" style:family="graphic" style:parent-style-name="standard">
      <style:graphic-properties draw:stroke="none" svg:stroke-width="0cm" draw:fill="solid" draw:fill-color="#ed85ad" draw:textarea-horizontal-align="center" draw:textarea-vertical-align="middle" draw:auto-grow-height="false" draw:fit-to-size="false" style:shrink-to-fit="false" fo:min-height="0cm" fo:min-width="0cm" fo:padding-top="0cm" fo:padding-bottom="0cm" fo:padding-left="0cm" fo:padding-right="0cm" fo:wrap-option="no-wrap" loext:decorative="false"/>
    </style:style>
    <style:style style:name="gr54" style:family="graphic" style:parent-style-name="standard">
      <style:graphic-properties draw:stroke="none" svg:stroke-width="0cm" draw:fill="solid" draw:fill-color="#a9dff1" draw:textarea-horizontal-align="center" draw:textarea-vertical-align="middle" draw:auto-grow-height="false" draw:fit-to-size="false" style:shrink-to-fit="false" fo:min-height="0cm" fo:min-width="0cm" fo:padding-top="0cm" fo:padding-bottom="0cm" fo:padding-left="0cm" fo:padding-right="0cm" fo:wrap-option="no-wrap" loext:decorative="false"/>
    </style:style>
    <style:style style:name="gr55" style:family="graphic" style:parent-style-name="standard">
      <style:graphic-properties draw:stroke="none" svg:stroke-width="0cm" draw:fill="solid" draw:fill-color="#ab93ca" draw:textarea-horizontal-align="center" draw:textarea-vertical-align="middle" draw:auto-grow-height="false" draw:fit-to-size="false" style:shrink-to-fit="false" fo:min-height="0cm" fo:min-width="0cm" fo:padding-top="0cm" fo:padding-bottom="0cm" fo:padding-left="0cm" fo:padding-right="0cm" fo:wrap-option="no-wrap" loext:decorative="false"/>
    </style:style>
    <style:style style:name="gr56" style:family="graphic" style:parent-style-name="standard">
      <style:graphic-properties draw:stroke="solid" svg:stroke-width="0.08cm" svg:stroke-color="#7f59ae" draw:marker-start="msArrowOvalEnd_20_5" draw:marker-start-width="0.24cm" draw:marker-start-center="true" draw:stroke-linejoin="round" svg:stroke-linecap="round" draw:fill="none" loext:fill-use-slide-background="false" draw:textarea-horizontal-align="center" draw:textarea-vertical-align="middle" draw:auto-grow-height="false" draw:fit-to-size="false" style:shrink-to-fit="false" fo:min-height="0cm" fo:min-width="0cm" fo:padding-top="0.139cm" fo:padding-bottom="0.139cm" fo:padding-left="0.264cm" fo:padding-right="0.264cm" fo:wrap-option="wrap" loext:decorative="false"/>
    </style:style>
    <style:style style:name="gr57" style:family="graphic" style:parent-style-name="standard">
      <style:graphic-properties draw:stroke="solid" svg:stroke-width="0.08cm" svg:stroke-color="#7f59ae" draw:marker-start="msArrowOvalEnd_20_5" draw:marker-start-width="0.24cm" draw:marker-start-center="true" draw:stroke-linejoin="round" svg:stroke-linecap="round" draw:fill="none" loext:fill-use-slide-background="false" draw:textarea-horizontal-align="center" draw:textarea-vertical-align="middle" draw:auto-grow-height="false" draw:fit-to-size="false" style:shrink-to-fit="false" fo:padding-top="0.061cm" fo:padding-bottom="0.061cm" fo:padding-left="0.264cm" fo:padding-right="0.264cm" fo:wrap-option="wrap" loext:decorative="false"/>
    </style:style>
    <style:style style:name="gr58" style:family="graphic" style:parent-style-name="standard">
      <style:graphic-properties draw:stroke="solid" svg:stroke-width="0.08cm" svg:stroke-color="#7f59ae" draw:marker-start="msArrowOvalEnd_20_5" draw:marker-start-width="0.24cm" draw:marker-start-center="true" draw:stroke-linejoin="round" svg:stroke-linecap="round" draw:fill="none" loext:fill-use-slide-background="false" draw:textarea-horizontal-align="center" draw:textarea-vertical-align="middle" draw:auto-grow-height="false" draw:fit-to-size="false" style:shrink-to-fit="false" fo:padding-top="-0.119cm" fo:padding-bottom="-0.119cm" fo:padding-left="0.264cm" fo:padding-right="0.264cm" fo:wrap-option="wrap" loext:decorative="false"/>
    </style:style>
    <style:style style:name="gr59" style:family="graphic" style:parent-style-name="standard">
      <style:graphic-properties draw:stroke="solid" svg:stroke-width="0.08cm" svg:stroke-color="#7f59ae" draw:marker-start="msArrowOvalEnd_20_5" draw:marker-start-width="0.24cm" draw:marker-start-center="true" draw:stroke-linejoin="round" svg:stroke-linecap="round" draw:fill="none" loext:fill-use-slide-background="false" draw:textarea-horizontal-align="center" draw:textarea-vertical-align="middle" draw:auto-grow-height="false" draw:fit-to-size="false" style:shrink-to-fit="false" fo:padding-top="0.051cm" fo:padding-bottom="0.051cm" fo:padding-left="0.264cm" fo:padding-right="0.264cm" fo:wrap-option="wrap" loext:decorative="false"/>
    </style:style>
    <style:style style:name="gr60" style:family="graphic" style:parent-style-name="standard">
      <style:graphic-properties draw:stroke="solid" svg:stroke-width="0.08cm" svg:stroke-color="#7f59ae" draw:stroke-linejoin="round" svg:stroke-linecap="round" draw:fill="none" loext:fill-use-slide-background="false" draw:textarea-horizontal-align="center" draw:textarea-vertical-align="middle" draw:auto-grow-height="false" draw:fit-to-size="false" style:shrink-to-fit="false" fo:min-height="0cm" fo:min-width="0cm" fo:padding-top="0cm" fo:padding-bottom="0cm" fo:padding-left="0cm" fo:padding-right="0cm" fo:wrap-option="no-wrap" loext:decorative="false"/>
    </style:style>
    <style:style style:name="gr61" style:family="graphic" style:parent-style-name="standard">
      <style:graphic-properties draw:stroke="solid" svg:stroke-width="0.08cm" svg:stroke-color="#ffffff" draw:stroke-linejoin="round" svg:stroke-linecap="round" draw:fill="none" loext:fill-use-slide-background="false" draw:textarea-horizontal-align="center" draw:textarea-vertical-align="middle" draw:auto-grow-height="false" draw:fit-to-size="false" style:shrink-to-fit="false" fo:min-height="0cm" fo:min-width="0cm" fo:padding-top="0cm" fo:padding-bottom="0cm" fo:padding-left="0cm" fo:padding-right="0cm" fo:wrap-option="wrap" loext:decorative="false"/>
    </style:style>
    <style:style style:name="gr62" style:family="graphic" style:parent-style-name="standard">
      <style:graphic-properties draw:stroke="solid" svg:stroke-width="0.03cm" svg:stroke-color="#ffffff" draw:marker-end="msArrowEnd_20_5" draw:marker-end-width="0.21cm" draw:marker-end-center="false" draw:stroke-linejoin="round" svg:stroke-linecap="round" draw:fill="none" loext:fill-use-slide-background="false" draw:textarea-horizontal-align="center" draw:textarea-vertical-align="middle" draw:auto-grow-height="false" draw:fit-to-size="false" style:shrink-to-fit="false" fo:min-height="0cm" fo:min-width="0cm" fo:padding-top="-0.025cm" fo:padding-bottom="-0.025cm" fo:padding-left="-0.025cm" fo:padding-right="-0.025cm" fo:wrap-option="wrap" loext:decorative="false"/>
    </style:style>
    <style:style style:name="gr63" style:family="graphic" style:parent-style-name="standard">
      <style:graphic-properties draw:stroke="none" svg:stroke-width="0cm" draw:fill="solid" draw:fill-color="#ffffff" draw:textarea-horizontal-align="center" draw:textarea-vertical-align="middle" draw:auto-grow-height="false" draw:fit-to-size="false" style:shrink-to-fit="false" fo:min-height="0cm" fo:min-width="0cm" fo:padding-top="0cm" fo:padding-bottom="0cm" fo:padding-left="0cm" fo:padding-right="0cm" fo:wrap-option="wrap" loext:decorative="false"/>
    </style:style>
    <style:style style:name="gr64" style:family="graphic" style:parent-style-name="standard">
      <style:graphic-properties draw:stroke="solid" svg:stroke-width="0.08cm" svg:stroke-color="#60c4e4" draw:stroke-linejoin="round" svg:stroke-linecap="round" draw:fill="none" loext:fill-use-slide-background="false" draw:textarea-horizontal-align="center" draw:textarea-vertical-align="middle" draw:auto-grow-height="false" draw:fit-to-size="false" style:shrink-to-fit="false" fo:min-height="0cm" fo:min-width="0cm" fo:padding-top="0cm" fo:padding-bottom="0cm" fo:padding-left="0cm" fo:padding-right="0cm" fo:wrap-option="no-wrap" loext:decorative="false"/>
    </style:style>
    <style:style style:name="gr65" style:family="graphic" style:parent-style-name="standard">
      <style:graphic-properties draw:stroke="solid" svg:stroke-width="0.08cm" svg:stroke-color="#e54b89" draw:stroke-linejoin="round" svg:stroke-linecap="round" draw:fill="none" loext:fill-use-slide-background="false" draw:textarea-horizontal-align="center" draw:textarea-vertical-align="middle" draw:auto-grow-height="false" draw:fit-to-size="false" style:shrink-to-fit="false" fo:min-height="0cm" fo:min-width="0cm" fo:padding-top="0cm" fo:padding-bottom="0cm" fo:padding-left="0cm" fo:padding-right="0cm" fo:wrap-option="no-wrap" loext:decorative="false"/>
    </style:style>
    <style:style style:name="gr66" style:family="graphic" style:parent-style-name="standard">
      <style:graphic-properties draw:stroke="solid" svg:stroke-width="0.11cm" svg:stroke-color="#ffffff" draw:stroke-linejoin="round" svg:stroke-linecap="round" draw:fill="none" loext:fill-use-slide-background="false" draw:textarea-horizontal-align="center" draw:textarea-vertical-align="middle" draw:auto-grow-height="false" draw:fit-to-size="false" style:shrink-to-fit="false" fo:min-height="0cm" fo:min-width="0cm" fo:padding-top="0.015cm" fo:padding-bottom="0.015cm" fo:padding-left="0.015cm" fo:padding-right="0.015cm" fo:wrap-option="wrap" loext:decorative="false"/>
    </style:style>
    <style:style style:name="gr67" style:family="graphic" style:parent-style-name="standard">
      <style:graphic-properties draw:stroke="solid" svg:stroke-width="0.08cm" svg:stroke-color="#f8b622" draw:stroke-linejoin="round" svg:stroke-linecap="round" draw:fill="none" loext:fill-use-slide-background="false" draw:textarea-horizontal-align="center" draw:textarea-vertical-align="middle" draw:auto-grow-height="false" draw:fit-to-size="false" style:shrink-to-fit="false" fo:min-height="0cm" fo:min-width="0cm" fo:padding-top="0cm" fo:padding-bottom="0cm" fo:padding-left="0cm" fo:padding-right="0cm" fo:wrap-option="no-wrap" loext:decorative="false"/>
    </style:style>
    <style:style style:name="gr68" style:family="graphic" style:parent-style-name="standard">
      <style:graphic-properties draw:stroke="solid" svg:stroke-width="0.08cm" svg:stroke-color="#7f59ae" draw:stroke-linejoin="round" svg:stroke-linecap="round" draw:fill="none" loext:fill-use-slide-background="false" draw:textarea-horizontal-align="center" draw:textarea-vertical-align="middle" draw:auto-grow-height="false" draw:fit-to-size="false" style:shrink-to-fit="false" fo:min-height="0cm" fo:min-width="0cm" fo:padding-top="0cm" fo:padding-bottom="0cm" fo:padding-left="0cm" fo:padding-right="0cm" fo:wrap-option="wrap" loext:decorative="false"/>
    </style:style>
    <style:style style:name="gr69" style:family="graphic" style:parent-style-name="standard">
      <style:graphic-properties draw:stroke="solid" svg:stroke-width="0.08cm" svg:stroke-color="#7f59ae" draw:stroke-linejoin="round" svg:stroke-linecap="round" draw:fill="none" loext:fill-use-slide-background="false" draw:textarea-horizontal-align="center" draw:textarea-vertical-align="middle" draw:auto-grow-height="false" draw:fit-to-size="false" style:shrink-to-fit="false" fo:padding-top="0cm" fo:padding-bottom="0cm" fo:padding-left="0cm" fo:padding-right="0cm" fo:wrap-option="wrap" loext:decorative="false"/>
    </style:style>
    <style:style style:name="gr70" style:family="graphic" style:parent-style-name="standard">
      <style:graphic-properties draw:stroke="solid" svg:stroke-width="0.015cm" svg:stroke-color="#ffffff" draw:stroke-linejoin="round" svg:stroke-linecap="round" draw:fill="none" loext:fill-use-slide-background="false" draw:textarea-horizontal-align="center" draw:textarea-vertical-align="middle" draw:auto-grow-height="false" draw:fit-to-size="false" style:shrink-to-fit="false" fo:min-height="0cm" fo:min-width="0cm" fo:padding-top="-0.032cm" fo:padding-bottom="-0.032cm" fo:padding-left="-0.032cm" fo:padding-right="-0.032cm" fo:wrap-option="wrap" loext:decorative="false"/>
    </style:style>
    <style:style style:name="gr71" style:family="graphic" style:parent-style-name="standard">
      <style:graphic-properties draw:stroke="dash" draw:stroke-dash="Dash_20_Dot_20_4" svg:stroke-width="0.1cm" svg:stroke-color="#7f59ae" draw:stroke-linejoin="round" svg:stroke-linecap="round" draw:fill="solid" draw:fill-color="#ffffff" draw:textarea-horizontal-align="center" draw:textarea-vertical-align="middle" draw:auto-grow-height="false" draw:fit-to-size="false" style:shrink-to-fit="false" fo:min-height="0cm" fo:min-width="0cm" fo:padding-top="0.174cm" fo:padding-bottom="0.174cm" fo:padding-left="0.3cm" fo:padding-right="0.3cm" fo:wrap-option="wrap" loext:decorative="false"/>
    </style:style>
    <style:style style:name="gr72" style:family="graphic" style:parent-style-name="standard">
      <style:graphic-properties draw:stroke="dash" draw:stroke-dash="Dash_20_Dot_20_4" svg:stroke-width="0.1cm" svg:stroke-color="#f8b622" draw:stroke-linejoin="round" svg:stroke-linecap="round" draw:fill="solid" draw:fill-color="#ffffff" draw:textarea-horizontal-align="center" draw:textarea-vertical-align="middle" draw:auto-grow-height="false" draw:fit-to-size="false" style:shrink-to-fit="false" fo:min-height="0cm" fo:min-width="0cm" fo:padding-top="0.174cm" fo:padding-bottom="0.174cm" fo:padding-left="0.3cm" fo:padding-right="0.3cm" fo:wrap-option="wrap" loext:decorative="false"/>
    </style:style>
    <style:style style:name="gr73" style:family="graphic" style:parent-style-name="standard">
      <style:graphic-properties draw:stroke="dash" draw:stroke-dash="Dash_20_Dot_20_4" svg:stroke-width="0.1cm" svg:stroke-color="#60c4e4" draw:stroke-linejoin="round" svg:stroke-linecap="round" draw:fill="solid" draw:fill-color="#ffffff" draw:textarea-horizontal-align="center" draw:textarea-vertical-align="middle" draw:auto-grow-height="false" draw:fit-to-size="false" style:shrink-to-fit="false" fo:min-height="0cm" fo:min-width="0cm" fo:padding-top="0.174cm" fo:padding-bottom="0.174cm" fo:padding-left="0.3cm" fo:padding-right="0.3cm" fo:wrap-option="wrap" loext:decorative="false"/>
    </style:style>
    <style:style style:name="gr74" style:family="graphic" style:parent-style-name="standard">
      <style:graphic-properties draw:stroke="dash" draw:stroke-dash="Dash_20_Dot_20_4" svg:stroke-width="0.1cm" svg:stroke-color="#e54b89" draw:stroke-linejoin="round" svg:stroke-linecap="round" draw:fill="solid" draw:fill-color="#ffffff" draw:textarea-horizontal-align="center" draw:textarea-vertical-align="middle" draw:auto-grow-height="false" draw:fit-to-size="false" style:shrink-to-fit="false" fo:min-height="0cm" fo:min-width="0cm" fo:padding-top="0.174cm" fo:padding-bottom="0.174cm" fo:padding-left="0.3cm" fo:padding-right="0.3cm" fo:wrap-option="wrap" loext:decorative="false"/>
    </style:style>
    <style:style style:name="gr75" style:family="graphic" style:parent-style-name="standard">
      <style:graphic-properties draw:stroke="solid" svg:stroke-width="0.08cm" svg:stroke-color="#f8b622" draw:stroke-linejoin="round" svg:stroke-linecap="round" draw:fill="none" loext:fill-use-slide-background="false" draw:textarea-horizontal-align="center" draw:textarea-vertical-align="middle" draw:auto-grow-height="false" draw:fit-to-size="false" style:shrink-to-fit="false" fo:padding-top="0cm" fo:padding-bottom="0cm" fo:padding-left="0cm" fo:padding-right="0cm" fo:wrap-option="wrap" loext:decorative="false"/>
    </style:style>
    <style:style style:name="pr1" style:family="presentation" style:parent-style-name="Default-title" style:list-style-name="L9">
      <style:graphic-properties draw:stroke="none" svg:stroke-width="0cm" draw:fill="none" loext:fill-use-slide-background="false" draw:textarea-horizontal-align="justify" draw:textarea-vertical-align="middle" draw:auto-grow-height="false" draw:fit-to-size="false" style:shrink-to-fit="true" fo:min-height="2.629cm" fo:padding-top="0cm" fo:padding-bottom="0cm" fo:padding-left="0cm" fo:padding-right="0cm" fo:wrap-option="wrap" loext:decorative="false"/>
      <style:paragraph-properties style:writing-mode="lr-tb"/>
    </style:style>
    <style:style style:name="pr2" style:family="presentation" style:parent-style-name="Default-subtitle" style:list-style-name="L10">
      <style:graphic-properties draw:stroke="none" svg:stroke-width="0cm" draw:fill="none" draw:fill-color="#ffffff" loext:fill-use-slide-background="false" draw:textarea-horizontal-align="justify" draw:textarea-vertical-align="middle" draw:auto-grow-height="false" draw:fit-to-size="false" style:shrink-to-fit="true" fo:min-height="9.133cm" fo:padding-top="0cm" fo:padding-bottom="0cm" fo:padding-left="0cm" fo:padding-right="0cm" fo:wrap-option="wrap" loext:decorative="false"/>
      <style:paragraph-properties style:writing-mode="lr-tb"/>
    </style:style>
    <style:style style:name="pr3" style:family="presentation" style:parent-style-name="Default-notes">
      <style:graphic-properties draw:fill-color="#ffffff" draw:auto-grow-height="false" fo:min-height="13.365cm" loext:decorative="false"/>
      <style:paragraph-properties style:writing-mode="lr-tb"/>
    </style:style>
    <style:style style:name="pr4" style:family="presentation" style:parent-style-name="Table_20_of_20_Content-subtitle" style:list-style-name="L10">
      <style:graphic-properties draw:stroke="none" svg:stroke-width="0cm" draw:fill="none" draw:fill-color="#ffffff" loext:fill-use-slide-background="false" draw:textarea-horizontal-align="justify" draw:textarea-vertical-align="middle" draw:auto-grow-height="false" draw:fit-to-size="false" style:shrink-to-fit="true" fo:min-height="9.133cm" fo:padding-top="0cm" fo:padding-bottom="0cm" fo:padding-left="0cm" fo:padding-right="0cm" fo:wrap-option="wrap" loext:decorative="false"/>
      <style:paragraph-properties style:writing-mode="lr-tb"/>
    </style:style>
    <style:style style:name="pr5" style:family="presentation" style:parent-style-name="Table_20_of_20_Content-subtitle" style:list-style-name="L10">
      <style:graphic-properties draw:stroke="none" svg:stroke-width="0cm" draw:fill="none" draw:fill-color="#ffffff" loext:fill-use-slide-background="false" draw:textarea-horizontal-align="justify" draw:textarea-vertical-align="middle" draw:auto-grow-height="false" draw:fit-to-size="false" style:shrink-to-fit="true" fo:min-height="9.133cm" fo:padding-top="0cm" fo:padding-bottom="0cm" fo:padding-left="0cm" fo:padding-right="0cm" fo:wrap-option="wrap" loext:decorative="false"/>
      <style:paragraph-properties style:writing-mode="lr-tb"/>
    </style:style>
    <style:style style:name="pr6" style:family="presentation" style:parent-style-name="Table_20_of_20_Content-subtitle" style:list-style-name="L10">
      <style:graphic-properties draw:stroke="none" svg:stroke-width="0cm" draw:fill="none" draw:fill-color="#ffffff" loext:fill-use-slide-background="false" draw:textarea-horizontal-align="justify" draw:textarea-vertical-align="middle" draw:auto-grow-height="false" draw:fit-to-size="false" style:shrink-to-fit="true" fo:min-height="9.133cm" fo:padding-top="0cm" fo:padding-bottom="0cm" fo:padding-left="0cm" fo:padding-right="0cm" fo:wrap-option="wrap" loext:decorative="false"/>
      <style:paragraph-properties style:writing-mode="lr-tb"/>
    </style:style>
    <style:style style:name="pr7" style:family="presentation" style:parent-style-name="Table_20_of_20_Content-subtitle" style:list-style-name="L10">
      <style:graphic-properties draw:stroke="none" svg:stroke-width="0cm" draw:fill="none" draw:fill-color="#ffffff" loext:fill-use-slide-background="false" draw:textarea-horizontal-align="justify" draw:textarea-vertical-align="middle" draw:auto-grow-height="false" draw:fit-to-size="false" style:shrink-to-fit="true" fo:min-height="9.133cm" fo:padding-top="0cm" fo:padding-bottom="0cm" fo:padding-left="0cm" fo:padding-right="0cm" fo:wrap-option="wrap" loext:decorative="false"/>
      <style:paragraph-properties style:writing-mode="lr-tb"/>
    </style:style>
    <style:style style:name="pr8" style:family="presentation" style:parent-style-name="Table_20_of_20_Content-subtitle" style:list-style-name="L10">
      <style:graphic-properties draw:stroke="none" svg:stroke-width="0cm" draw:fill="none" draw:fill-color="#ffffff" loext:fill-use-slide-background="false" draw:textarea-horizontal-align="justify" draw:textarea-vertical-align="middle" draw:auto-grow-height="false" draw:fit-to-size="false" style:shrink-to-fit="true" fo:min-height="9.133cm" fo:padding-top="0cm" fo:padding-bottom="0cm" fo:padding-left="0cm" fo:padding-right="0cm" fo:wrap-option="wrap" loext:decorative="false"/>
      <style:paragraph-properties style:writing-mode="lr-tb"/>
    </style:style>
    <style:style style:name="pr9" style:family="presentation" style:parent-style-name="Table_20_of_20_Content-title" style:list-style-name="L9">
      <style:graphic-properties draw:stroke="none" svg:stroke-width="0cm" draw:fill="none" loext:fill-use-slide-background="false" draw:textarea-horizontal-align="justify" draw:textarea-vertical-align="middle" draw:auto-grow-height="false" draw:fit-to-size="false" style:shrink-to-fit="true" fo:min-height="2.629cm" fo:padding-top="0cm" fo:padding-bottom="0cm" fo:padding-left="0cm" fo:padding-right="0cm" fo:wrap-option="wrap" loext:decorative="false"/>
      <style:paragraph-properties style:writing-mode="lr-tb"/>
    </style:style>
    <style:style style:name="pr10" style:family="presentation" style:parent-style-name="Table_20_of_20_Content-notes">
      <style:graphic-properties draw:fill-color="#ffffff" draw:auto-grow-height="false" fo:min-height="13.365cm" loext:decorative="false"/>
      <style:paragraph-properties style:writing-mode="lr-tb"/>
    </style:style>
    <style:style style:name="pr11" style:family="presentation" style:parent-style-name="Topic_20_Title_20_1-title" style:list-style-name="L9">
      <style:graphic-properties draw:stroke="none" svg:stroke-width="0cm" draw:fill="none" loext:fill-use-slide-background="false" draw:textarea-horizontal-align="justify" draw:textarea-vertical-align="middle" draw:auto-grow-height="false" draw:fit-to-size="false" style:shrink-to-fit="true" fo:min-height="2.629cm" fo:padding-top="0cm" fo:padding-bottom="0cm" fo:padding-left="0cm" fo:padding-right="0cm" fo:wrap-option="wrap" loext:decorative="false"/>
      <style:paragraph-properties style:writing-mode="lr-tb"/>
    </style:style>
    <style:style style:name="pr12" style:family="presentation" style:parent-style-name="Topic_20_Title_20_1-notes">
      <style:graphic-properties draw:fill-color="#ffffff" draw:auto-grow-height="false" fo:min-height="13.365cm" loext:decorative="false"/>
      <style:paragraph-properties style:writing-mode="lr-tb"/>
    </style:style>
    <style:style style:name="pr13" style:family="presentation" style:parent-style-name="Default_20_2-outline1" style:list-style-name="L5">
      <style:graphic-properties draw:stroke="none" svg:stroke-width="0cm" draw:fill="none" loext:fill-use-slide-background="false" draw:textarea-horizontal-align="justify" draw:textarea-vertical-align="top" draw:auto-grow-height="false" draw:fit-to-size="false" style:shrink-to-fit="true" fo:min-height="8.882cm" fo:padding-top="0cm" fo:padding-bottom="0cm" fo:padding-left="0cm" fo:padding-right="0cm" fo:wrap-option="wrap" loext:decorative="false"/>
      <style:paragraph-properties style:writing-mode="lr-tb"/>
    </style:style>
    <style:style style:name="pr14" style:family="presentation" style:parent-style-name="Default_20_2-outline1" style:list-style-name="L5">
      <style:graphic-properties draw:stroke="none" svg:stroke-width="0cm" draw:fill="none" loext:fill-use-slide-background="false" draw:textarea-horizontal-align="justify" draw:textarea-vertical-align="top" draw:auto-grow-height="false" draw:fit-to-size="false" style:shrink-to-fit="true" fo:min-height="8.882cm" fo:padding-top="0cm" fo:padding-bottom="0cm" fo:padding-left="0cm" fo:padding-right="0cm" fo:wrap-option="wrap" loext:decorative="false"/>
      <style:paragraph-properties style:writing-mode="lr-tb"/>
    </style:style>
    <style:style style:name="pr15" style:family="presentation" style:parent-style-name="Default_20_2-outline1" style:list-style-name="L5">
      <style:graphic-properties draw:stroke="none" svg:stroke-width="0cm" draw:fill="none" loext:fill-use-slide-background="false" draw:textarea-horizontal-align="justify" draw:textarea-vertical-align="top" draw:auto-grow-height="false" draw:fit-to-size="false" style:shrink-to-fit="true" fo:min-height="8.882cm" fo:padding-top="0cm" fo:padding-bottom="0cm" fo:padding-left="0cm" fo:padding-right="0cm" fo:wrap-option="wrap" loext:decorative="false"/>
      <style:paragraph-properties style:writing-mode="lr-tb"/>
    </style:style>
    <style:style style:name="pr16" style:family="presentation" style:parent-style-name="Default_20_2-outline1" style:list-style-name="L5">
      <style:graphic-properties draw:stroke="none" svg:stroke-width="0cm" draw:fill="none" loext:fill-use-slide-background="false" draw:textarea-horizontal-align="justify" draw:textarea-vertical-align="top" draw:auto-grow-height="false" draw:fit-to-size="false" style:shrink-to-fit="true" fo:min-height="8.882cm" fo:padding-top="0cm" fo:padding-bottom="0cm" fo:padding-left="0cm" fo:padding-right="0cm" fo:wrap-option="wrap" loext:decorative="false"/>
      <style:paragraph-properties style:writing-mode="lr-tb"/>
    </style:style>
    <style:style style:name="pr17" style:family="presentation" style:parent-style-name="Default_20_2-subtitle" style:list-style-name="L10">
      <style:graphic-properties draw:stroke="none" svg:stroke-width="0cm" draw:fill="none" draw:fill-color="#ffffff" loext:fill-use-slide-background="false" draw:textarea-horizontal-align="justify" draw:textarea-vertical-align="middle" draw:auto-grow-height="false" draw:fit-to-size="false" style:shrink-to-fit="true" fo:min-height="9.133cm" fo:padding-top="0cm" fo:padding-bottom="0cm" fo:padding-left="0cm" fo:padding-right="0cm" fo:wrap-option="wrap" loext:decorative="false"/>
      <style:paragraph-properties style:writing-mode="lr-tb"/>
    </style:style>
    <style:style style:name="pr18" style:family="presentation" style:parent-style-name="Default_20_2-subtitle" style:list-style-name="L10">
      <style:graphic-properties draw:stroke="none" svg:stroke-width="0cm" draw:fill="none" draw:fill-color="#ffffff" loext:fill-use-slide-background="false" draw:textarea-horizontal-align="justify" draw:textarea-vertical-align="middle" draw:auto-grow-height="false" draw:fit-to-size="false" style:shrink-to-fit="true" fo:min-height="9.133cm" fo:padding-top="0cm" fo:padding-bottom="0cm" fo:padding-left="0cm" fo:padding-right="0cm" fo:wrap-option="wrap" loext:decorative="false"/>
      <style:paragraph-properties style:writing-mode="lr-tb"/>
    </style:style>
    <style:style style:name="pr19" style:family="presentation" style:parent-style-name="Default_20_2-notes">
      <style:graphic-properties draw:fill-color="#ffffff" draw:auto-grow-height="false" fo:min-height="13.365cm" loext:decorative="false"/>
      <style:paragraph-properties style:writing-mode="lr-tb"/>
    </style:style>
    <style:style style:name="pr20" style:family="presentation" style:parent-style-name="Default_20_3-title" style:list-style-name="L9">
      <style:graphic-properties draw:stroke="none" svg:stroke-width="0cm" draw:fill="none" loext:fill-use-slide-background="false" draw:textarea-horizontal-align="justify" draw:textarea-vertical-align="middle" draw:auto-grow-height="false" draw:fit-to-size="false" style:shrink-to-fit="true" fo:min-height="2.629cm" fo:padding-top="0cm" fo:padding-bottom="0cm" fo:padding-left="0cm" fo:padding-right="0cm" fo:wrap-option="wrap" loext:decorative="false"/>
      <style:paragraph-properties style:writing-mode="lr-tb"/>
    </style:style>
    <style:style style:name="pr21" style:family="presentation" style:parent-style-name="Default_20_3-outline1" style:list-style-name="L5">
      <style:graphic-properties draw:stroke="none" svg:stroke-width="0cm" draw:fill="none" loext:fill-use-slide-background="false" draw:textarea-horizontal-align="justify" draw:textarea-vertical-align="top" draw:auto-grow-height="false" draw:fit-to-size="false" style:shrink-to-fit="true" fo:min-height="8.882cm" fo:padding-top="0cm" fo:padding-bottom="0cm" fo:padding-left="0cm" fo:padding-right="0cm" fo:wrap-option="wrap" loext:decorative="false"/>
      <style:paragraph-properties style:writing-mode="lr-tb"/>
    </style:style>
    <style:style style:name="pr22" style:family="presentation" style:parent-style-name="Default_20_3-outline1" style:list-style-name="L5">
      <style:graphic-properties draw:stroke="none" svg:stroke-width="0cm" draw:fill="none" loext:fill-use-slide-background="false" draw:textarea-horizontal-align="justify" draw:textarea-vertical-align="top" draw:auto-grow-height="false" draw:fit-to-size="false" style:shrink-to-fit="true" fo:min-height="8.882cm" fo:padding-top="0cm" fo:padding-bottom="0cm" fo:padding-left="0cm" fo:padding-right="0cm" fo:wrap-option="wrap" loext:decorative="false"/>
      <style:paragraph-properties style:writing-mode="lr-tb"/>
    </style:style>
    <style:style style:name="pr23" style:family="presentation" style:parent-style-name="Default_20_3-outline1" style:list-style-name="L5">
      <style:graphic-properties draw:stroke="none" svg:stroke-width="0cm" draw:fill="none" loext:fill-use-slide-background="false" draw:textarea-horizontal-align="justify" draw:textarea-vertical-align="top" draw:auto-grow-height="false" draw:fit-to-size="false" style:shrink-to-fit="true" fo:min-height="8.882cm" fo:padding-top="0cm" fo:padding-bottom="0cm" fo:padding-left="0cm" fo:padding-right="0cm" fo:wrap-option="wrap" loext:decorative="false"/>
      <style:paragraph-properties style:writing-mode="lr-tb"/>
    </style:style>
    <style:style style:name="pr24" style:family="presentation" style:parent-style-name="Default_20_3-outline1" style:list-style-name="L5">
      <style:graphic-properties draw:stroke="none" svg:stroke-width="0cm" draw:fill="none" loext:fill-use-slide-background="false" draw:textarea-horizontal-align="justify" draw:textarea-vertical-align="top" draw:auto-grow-height="false" draw:fit-to-size="false" style:shrink-to-fit="true" fo:min-height="8.882cm" fo:padding-top="0cm" fo:padding-bottom="0cm" fo:padding-left="0cm" fo:padding-right="0cm" fo:wrap-option="wrap" loext:decorative="false"/>
      <style:paragraph-properties style:writing-mode="lr-tb"/>
    </style:style>
    <style:style style:name="pr25" style:family="presentation" style:parent-style-name="Default_20_3-subtitle" style:list-style-name="L10">
      <style:graphic-properties draw:stroke="none" svg:stroke-width="0cm" draw:fill="none" draw:fill-color="#ffffff" loext:fill-use-slide-background="false" draw:textarea-horizontal-align="justify" draw:textarea-vertical-align="middle" draw:auto-grow-height="false" draw:fit-to-size="false" style:shrink-to-fit="true" fo:min-height="9.133cm" fo:padding-top="0cm" fo:padding-bottom="0cm" fo:padding-left="0cm" fo:padding-right="0cm" fo:wrap-option="wrap" loext:decorative="false"/>
      <style:paragraph-properties style:writing-mode="lr-tb"/>
    </style:style>
    <style:style style:name="pr26" style:family="presentation" style:parent-style-name="Default_20_3-subtitle" style:list-style-name="L10">
      <style:graphic-properties draw:stroke="none" svg:stroke-width="0cm" draw:fill="none" draw:fill-color="#ffffff" loext:fill-use-slide-background="false" draw:textarea-horizontal-align="justify" draw:textarea-vertical-align="middle" draw:auto-grow-height="false" draw:fit-to-size="false" style:shrink-to-fit="true" fo:min-height="9.133cm" fo:padding-top="0cm" fo:padding-bottom="0cm" fo:padding-left="0cm" fo:padding-right="0cm" fo:wrap-option="wrap" loext:decorative="false"/>
      <style:paragraph-properties style:writing-mode="lr-tb"/>
    </style:style>
    <style:style style:name="pr27" style:family="presentation" style:parent-style-name="Default_20_3-subtitle" style:list-style-name="L10">
      <style:graphic-properties draw:stroke="none" svg:stroke-width="0cm" draw:fill="none" draw:fill-color="#ffffff" loext:fill-use-slide-background="false" draw:textarea-horizontal-align="justify" draw:textarea-vertical-align="middle" draw:auto-grow-height="false" draw:fit-to-size="false" style:shrink-to-fit="true" fo:min-height="9.133cm" fo:padding-top="0cm" fo:padding-bottom="0cm" fo:padding-left="0cm" fo:padding-right="0cm" fo:wrap-option="wrap" loext:decorative="false"/>
      <style:paragraph-properties style:writing-mode="lr-tb"/>
    </style:style>
    <style:style style:name="pr28" style:family="presentation" style:parent-style-name="Default_20_3-subtitle" style:list-style-name="L10">
      <style:graphic-properties draw:stroke="none" svg:stroke-width="0cm" draw:fill="none" draw:fill-color="#ffffff" loext:fill-use-slide-background="false" draw:textarea-horizontal-align="justify" draw:textarea-vertical-align="middle" draw:auto-grow-height="false" draw:fit-to-size="false" style:shrink-to-fit="true" fo:min-height="9.133cm" fo:padding-top="0cm" fo:padding-bottom="0cm" fo:padding-left="0cm" fo:padding-right="0cm" fo:wrap-option="wrap" loext:decorative="false"/>
      <style:paragraph-properties style:writing-mode="lr-tb"/>
    </style:style>
    <style:style style:name="pr29" style:family="presentation" style:parent-style-name="Default_20_3-notes">
      <style:graphic-properties draw:fill-color="#ffffff" draw:auto-grow-height="false" fo:min-height="13.365cm" loext:decorative="false"/>
      <style:paragraph-properties style:writing-mode="lr-tb"/>
    </style:style>
    <style:style style:name="pr30" style:family="presentation" style:parent-style-name="Topic_20_Title_20_2-title" style:list-style-name="L9">
      <style:graphic-properties draw:stroke="none" svg:stroke-width="0cm" draw:fill="none" loext:fill-use-slide-background="false" draw:textarea-horizontal-align="justify" draw:textarea-vertical-align="middle" draw:auto-grow-height="false" draw:fit-to-size="false" style:shrink-to-fit="true" fo:min-height="2.629cm" fo:padding-top="0cm" fo:padding-bottom="0cm" fo:padding-left="0cm" fo:padding-right="0cm" fo:wrap-option="wrap" loext:decorative="false"/>
      <style:paragraph-properties style:writing-mode="lr-tb"/>
    </style:style>
    <style:style style:name="pr31" style:family="presentation" style:parent-style-name="Topic_20_Title_20_2-notes">
      <style:graphic-properties draw:fill-color="#ffffff" draw:auto-grow-height="false" fo:min-height="13.365cm" loext:decorative="false"/>
      <style:paragraph-properties style:writing-mode="lr-tb"/>
    </style:style>
    <style:style style:name="pr32" style:family="presentation" style:parent-style-name="Default_20_2-subtitle" style:list-style-name="L10">
      <style:graphic-properties draw:stroke="none" svg:stroke-width="0cm" draw:fill="none" draw:fill-color="#ffffff" loext:fill-use-slide-background="false" draw:textarea-horizontal-align="justify" draw:textarea-vertical-align="middle" draw:auto-grow-height="false" draw:fit-to-size="false" style:shrink-to-fit="true" fo:min-height="9.133cm" fo:padding-top="0cm" fo:padding-bottom="0cm" fo:padding-left="0cm" fo:padding-right="0cm" fo:wrap-option="wrap" loext:decorative="false"/>
      <style:paragraph-properties style:writing-mode="lr-tb"/>
    </style:style>
    <style:style style:name="pr33" style:family="presentation" style:parent-style-name="Default_20_2-outline1" style:list-style-name="L5">
      <style:graphic-properties draw:stroke="none" svg:stroke-width="0cm" draw:fill="none" loext:fill-use-slide-background="false" draw:textarea-horizontal-align="justify" draw:textarea-vertical-align="top" draw:auto-grow-height="false" draw:fit-to-size="false" style:shrink-to-fit="true" fo:min-height="8.882cm" fo:padding-top="0cm" fo:padding-bottom="0cm" fo:padding-left="0cm" fo:padding-right="0cm" fo:wrap-option="wrap" loext:decorative="false"/>
      <style:paragraph-properties style:writing-mode="lr-tb"/>
    </style:style>
    <style:style style:name="pr34" style:family="presentation" style:parent-style-name="Default_20_2-subtitle" style:list-style-name="L10">
      <style:graphic-properties draw:stroke="none" svg:stroke-width="0cm" draw:fill="none" draw:fill-color="#ffffff" loext:fill-use-slide-background="false" draw:textarea-horizontal-align="justify" draw:textarea-vertical-align="middle" draw:auto-grow-height="false" draw:fit-to-size="false" style:shrink-to-fit="true" fo:min-height="9.133cm" fo:padding-top="0cm" fo:padding-bottom="0cm" fo:padding-left="0cm" fo:padding-right="0cm" fo:wrap-option="wrap" loext:decorative="false"/>
      <style:paragraph-properties style:writing-mode="lr-tb"/>
    </style:style>
    <style:style style:name="pr35" style:family="presentation" style:parent-style-name="Default_20_2-outline1" style:list-style-name="L5">
      <style:graphic-properties draw:stroke="none" svg:stroke-width="0cm" draw:fill="none" loext:fill-use-slide-background="false" draw:textarea-horizontal-align="justify" draw:textarea-vertical-align="top" draw:auto-grow-height="false" draw:fit-to-size="false" style:shrink-to-fit="true" fo:min-height="8.882cm" fo:padding-top="0cm" fo:padding-bottom="0cm" fo:padding-left="0cm" fo:padding-right="0cm" fo:wrap-option="wrap" loext:decorative="false"/>
      <style:paragraph-properties style:writing-mode="lr-tb"/>
    </style:style>
    <style:style style:name="pr36" style:family="presentation" style:parent-style-name="Default_20_2-subtitle" style:list-style-name="L10">
      <style:graphic-properties draw:stroke="none" svg:stroke-width="0cm" draw:fill="none" draw:fill-color="#ffffff" loext:fill-use-slide-background="false" draw:textarea-horizontal-align="justify" draw:textarea-vertical-align="middle" draw:auto-grow-height="false" draw:fit-to-size="false" style:shrink-to-fit="true" fo:min-height="9.133cm" fo:padding-top="0cm" fo:padding-bottom="0cm" fo:padding-left="0cm" fo:padding-right="0cm" fo:wrap-option="wrap" loext:decorative="false"/>
      <style:paragraph-properties style:writing-mode="lr-tb"/>
    </style:style>
    <style:style style:name="pr37" style:family="presentation" style:parent-style-name="Default_20_2-outline1" style:list-style-name="L5">
      <style:graphic-properties draw:stroke="none" svg:stroke-width="0cm" draw:fill="none" loext:fill-use-slide-background="false" draw:textarea-horizontal-align="justify" draw:textarea-vertical-align="top" draw:auto-grow-height="false" draw:fit-to-size="false" style:shrink-to-fit="true" fo:min-height="8.882cm" fo:padding-top="0cm" fo:padding-bottom="0cm" fo:padding-left="0cm" fo:padding-right="0cm" fo:wrap-option="wrap" loext:decorative="false"/>
      <style:paragraph-properties style:writing-mode="lr-tb"/>
    </style:style>
    <style:style style:name="pr38" style:family="presentation" style:parent-style-name="Default_20_2-subtitle" style:list-style-name="L10">
      <style:graphic-properties draw:stroke="none" svg:stroke-width="0cm" draw:fill="none" draw:fill-color="#ffffff" loext:fill-use-slide-background="false" draw:textarea-horizontal-align="justify" draw:textarea-vertical-align="middle" draw:auto-grow-height="false" draw:fit-to-size="false" style:shrink-to-fit="true" fo:min-height="9.133cm" fo:padding-top="0cm" fo:padding-bottom="0cm" fo:padding-left="0cm" fo:padding-right="0cm" fo:wrap-option="wrap" loext:decorative="false"/>
      <style:paragraph-properties style:writing-mode="lr-tb"/>
    </style:style>
    <style:style style:name="pr39" style:family="presentation" style:parent-style-name="Default_20_2-outline1" style:list-style-name="L5">
      <style:graphic-properties draw:stroke="none" svg:stroke-width="0cm" draw:fill="none" loext:fill-use-slide-background="false" draw:textarea-horizontal-align="justify" draw:textarea-vertical-align="top" draw:auto-grow-height="false" draw:fit-to-size="false" style:shrink-to-fit="true" fo:min-height="8.882cm" fo:padding-top="0cm" fo:padding-bottom="0cm" fo:padding-left="0cm" fo:padding-right="0cm" fo:wrap-option="wrap" loext:decorative="false"/>
      <style:paragraph-properties style:writing-mode="lr-tb"/>
    </style:style>
    <style:style style:name="pr40" style:family="presentation" style:parent-style-name="Default_20_4-title" style:list-style-name="L9">
      <style:graphic-properties draw:stroke="none" svg:stroke-width="0cm" draw:fill="none" loext:fill-use-slide-background="false" draw:textarea-horizontal-align="justify" draw:textarea-vertical-align="middle" draw:auto-grow-height="false" draw:fit-to-size="false" style:shrink-to-fit="true" fo:min-height="2.629cm" fo:padding-top="0cm" fo:padding-bottom="0cm" fo:padding-left="0cm" fo:padding-right="0cm" fo:wrap-option="wrap" loext:decorative="false"/>
      <style:paragraph-properties style:writing-mode="lr-tb"/>
    </style:style>
    <style:style style:name="pr41" style:family="presentation" style:parent-style-name="Default_20_4-outline1" style:list-style-name="L7">
      <style:graphic-properties draw:stroke="none" svg:stroke-width="0cm" draw:fill="none" loext:fill-use-slide-background="false" draw:textarea-horizontal-align="justify" draw:textarea-vertical-align="top" draw:auto-grow-height="false" draw:fit-to-size="false" style:shrink-to-fit="true" fo:min-height="8.882cm" fo:padding-top="0cm" fo:padding-bottom="0cm" fo:padding-left="0cm" fo:padding-right="0cm" fo:wrap-option="wrap" loext:decorative="false"/>
      <style:paragraph-properties style:writing-mode="lr-tb"/>
    </style:style>
    <style:style style:name="pr42" style:family="presentation" style:parent-style-name="Default_20_4-notes">
      <style:graphic-properties draw:fill-color="#ffffff" draw:auto-grow-height="false" fo:min-height="13.365cm" loext:decorative="false"/>
      <style:paragraph-properties style:writing-mode="lr-tb"/>
    </style:style>
    <style:style style:name="pr43" style:family="presentation" style:parent-style-name="Default_20_5-title" style:list-style-name="L9">
      <style:graphic-properties draw:stroke="none" svg:stroke-width="0cm" draw:fill="none" loext:fill-use-slide-background="false" draw:textarea-horizontal-align="justify" draw:textarea-vertical-align="middle" draw:auto-grow-height="false" draw:fit-to-size="false" style:shrink-to-fit="true" fo:min-height="2.629cm" fo:padding-top="0cm" fo:padding-bottom="0cm" fo:padding-left="0cm" fo:padding-right="0cm" fo:wrap-option="wrap" loext:decorative="false"/>
      <style:paragraph-properties style:writing-mode="lr-tb"/>
    </style:style>
    <style:style style:name="pr44" style:family="presentation" style:parent-style-name="Default_20_5-outline1" style:list-style-name="L8">
      <style:graphic-properties draw:stroke="none" svg:stroke-width="0cm" draw:fill="none" loext:fill-use-slide-background="false" draw:textarea-horizontal-align="justify" draw:textarea-vertical-align="top" draw:auto-grow-height="false" draw:fit-to-size="false" style:shrink-to-fit="true" fo:min-height="8.882cm" fo:padding-top="0cm" fo:padding-bottom="0cm" fo:padding-left="0cm" fo:padding-right="0cm" fo:wrap-option="wrap" loext:decorative="false"/>
      <style:paragraph-properties style:writing-mode="lr-tb"/>
    </style:style>
    <style:style style:name="pr45" style:family="presentation" style:parent-style-name="Default_20_5-notes">
      <style:graphic-properties draw:fill-color="#ffffff" draw:auto-grow-height="false" fo:min-height="13.365cm" loext:decorative="false"/>
      <style:paragraph-properties style:writing-mode="lr-tb"/>
    </style:style>
    <style:style style:name="pr46" style:family="presentation" style:parent-style-name="Topic_20_Title_20_3-title" style:list-style-name="L9">
      <style:graphic-properties draw:stroke="none" svg:stroke-width="0cm" draw:fill="none" loext:fill-use-slide-background="false" draw:textarea-horizontal-align="justify" draw:textarea-vertical-align="middle" draw:auto-grow-height="false" draw:fit-to-size="false" style:shrink-to-fit="true" fo:min-height="2.629cm" fo:padding-top="0cm" fo:padding-bottom="0cm" fo:padding-left="0cm" fo:padding-right="0cm" fo:wrap-option="wrap" loext:decorative="false"/>
      <style:paragraph-properties style:writing-mode="lr-tb"/>
    </style:style>
    <style:style style:name="pr47" style:family="presentation" style:parent-style-name="Topic_20_Title_20_3-notes">
      <style:graphic-properties draw:fill-color="#ffffff" draw:auto-grow-height="false" fo:min-height="13.365cm" loext:decorative="false"/>
      <style:paragraph-properties style:writing-mode="lr-tb"/>
    </style:style>
    <style:style style:name="pr48" style:family="presentation" style:parent-style-name="Default_20_1-subtitle" style:list-style-name="L10">
      <style:graphic-properties draw:stroke="none" svg:stroke-width="0cm" draw:fill="none" draw:fill-color="#ffffff" loext:fill-use-slide-background="false" draw:textarea-horizontal-align="center" draw:textarea-vertical-align="middle" draw:auto-grow-height="false" draw:fit-to-size="false" style:shrink-to-fit="true" fo:min-height="9.133cm" fo:padding-top="0cm" fo:padding-bottom="0cm" fo:padding-left="0cm" fo:padding-right="0cm" fo:wrap-option="wrap" loext:decorative="false"/>
      <style:paragraph-properties style:writing-mode="lr-tb"/>
    </style:style>
    <style:style style:name="pr49" style:family="presentation" style:parent-style-name="Default_20_1-outline1" style:list-style-name="L5">
      <style:graphic-properties draw:stroke="none" svg:stroke-width="0cm" draw:fill="none" loext:fill-use-slide-background="false" draw:textarea-horizontal-align="center" draw:textarea-vertical-align="top" draw:auto-grow-height="false" draw:fit-to-size="false" style:shrink-to-fit="true" fo:min-height="8.882cm" fo:padding-top="0cm" fo:padding-bottom="0cm" fo:padding-left="0cm" fo:padding-right="0cm" fo:wrap-option="wrap" loext:decorative="false"/>
      <style:paragraph-properties style:writing-mode="lr-tb"/>
    </style:style>
    <style:style style:name="pr50" style:family="presentation" style:parent-style-name="Default_20_1-subtitle" style:list-style-name="L10">
      <style:graphic-properties draw:stroke="none" svg:stroke-width="0cm" draw:fill="none" draw:fill-color="#ffffff" loext:fill-use-slide-background="false" draw:textarea-horizontal-align="center" draw:textarea-vertical-align="middle" draw:auto-grow-height="false" draw:fit-to-size="false" style:shrink-to-fit="true" fo:min-height="9.133cm" fo:padding-top="0cm" fo:padding-bottom="0cm" fo:padding-left="0cm" fo:padding-right="0cm" fo:wrap-option="wrap" loext:decorative="false"/>
      <style:paragraph-properties style:writing-mode="lr-tb"/>
    </style:style>
    <style:style style:name="pr51" style:family="presentation" style:parent-style-name="Default_20_1-outline1" style:list-style-name="L5">
      <style:graphic-properties draw:stroke="none" svg:stroke-width="0cm" draw:fill="none" loext:fill-use-slide-background="false" draw:textarea-horizontal-align="center" draw:textarea-vertical-align="top" draw:auto-grow-height="false" draw:fit-to-size="false" style:shrink-to-fit="true" fo:min-height="8.882cm" fo:padding-top="0cm" fo:padding-bottom="0cm" fo:padding-left="0cm" fo:padding-right="0cm" fo:wrap-option="wrap" loext:decorative="false"/>
      <style:paragraph-properties style:writing-mode="lr-tb"/>
    </style:style>
    <style:style style:name="pr52" style:family="presentation" style:parent-style-name="Default_20_1-subtitle" style:list-style-name="L10">
      <style:graphic-properties draw:stroke="none" svg:stroke-width="0cm" draw:fill="none" draw:fill-color="#ffffff" loext:fill-use-slide-background="false" draw:textarea-horizontal-align="center" draw:textarea-vertical-align="middle" draw:auto-grow-height="false" draw:fit-to-size="false" style:shrink-to-fit="true" fo:min-height="9.133cm" fo:padding-top="0cm" fo:padding-bottom="0cm" fo:padding-left="0cm" fo:padding-right="0cm" fo:wrap-option="wrap" loext:decorative="false"/>
      <style:paragraph-properties style:writing-mode="lr-tb"/>
    </style:style>
    <style:style style:name="pr53" style:family="presentation" style:parent-style-name="Default_20_1-outline1" style:list-style-name="L5">
      <style:graphic-properties draw:stroke="none" svg:stroke-width="0cm" draw:fill="none" loext:fill-use-slide-background="false" draw:textarea-horizontal-align="center" draw:textarea-vertical-align="top" draw:auto-grow-height="false" draw:fit-to-size="false" style:shrink-to-fit="true" fo:min-height="8.882cm" fo:padding-top="0cm" fo:padding-bottom="0cm" fo:padding-left="0cm" fo:padding-right="0cm" fo:wrap-option="wrap" loext:decorative="false"/>
      <style:paragraph-properties style:writing-mode="lr-tb"/>
    </style:style>
    <style:style style:name="pr54" style:family="presentation" style:parent-style-name="Default_20_1-subtitle" style:list-style-name="L10">
      <style:graphic-properties draw:stroke="none" svg:stroke-width="0cm" draw:fill="none" draw:fill-color="#ffffff" loext:fill-use-slide-background="false" draw:textarea-horizontal-align="center" draw:textarea-vertical-align="middle" draw:auto-grow-height="false" draw:fit-to-size="false" style:shrink-to-fit="true" fo:min-height="9.133cm" fo:padding-top="0cm" fo:padding-bottom="0cm" fo:padding-left="0cm" fo:padding-right="0cm" fo:wrap-option="wrap" loext:decorative="false"/>
      <style:paragraph-properties style:writing-mode="lr-tb"/>
    </style:style>
    <style:style style:name="pr55" style:family="presentation" style:parent-style-name="Default_20_1-outline1" style:list-style-name="L5">
      <style:graphic-properties draw:stroke="none" svg:stroke-width="0cm" draw:fill="none" loext:fill-use-slide-background="false" draw:textarea-horizontal-align="center" draw:textarea-vertical-align="top" draw:auto-grow-height="false" draw:fit-to-size="false" style:shrink-to-fit="true" fo:min-height="8.882cm" fo:padding-top="0cm" fo:padding-bottom="0cm" fo:padding-left="0cm" fo:padding-right="0cm" fo:wrap-option="wrap" loext:decorative="false"/>
      <style:paragraph-properties style:writing-mode="lr-tb"/>
    </style:style>
    <style:style style:name="pr56" style:family="presentation" style:parent-style-name="Default_20_1-subtitle" style:list-style-name="L10">
      <style:graphic-properties draw:stroke="none" svg:stroke-width="0cm" draw:fill="none" draw:fill-color="#ffffff" loext:fill-use-slide-background="false" draw:textarea-horizontal-align="justify" draw:textarea-vertical-align="middle" draw:auto-grow-height="false" draw:fit-to-size="false" style:shrink-to-fit="true" fo:min-height="9.133cm" fo:padding-top="0cm" fo:padding-bottom="0cm" fo:padding-left="0cm" fo:padding-right="0cm" fo:wrap-option="wrap" loext:decorative="false"/>
      <style:paragraph-properties style:writing-mode="lr-tb"/>
    </style:style>
    <style:style style:name="pr57" style:family="presentation" style:parent-style-name="Default_20_1-outline1" style:list-style-name="L5">
      <style:graphic-properties draw:stroke="none" svg:stroke-width="0cm" draw:fill="none" loext:fill-use-slide-background="false" draw:textarea-horizontal-align="justify" draw:textarea-vertical-align="top" draw:auto-grow-height="false" draw:fit-to-size="false" style:shrink-to-fit="true" fo:min-height="8.882cm" fo:padding-top="0cm" fo:padding-bottom="0cm" fo:padding-left="0cm" fo:padding-right="0cm" fo:wrap-option="wrap" loext:decorative="false"/>
      <style:paragraph-properties style:writing-mode="lr-tb"/>
    </style:style>
    <style:style style:name="pr58" style:family="presentation" style:parent-style-name="Default_20_1-subtitle" style:list-style-name="L10">
      <style:graphic-properties draw:stroke="none" svg:stroke-width="0cm" draw:fill="none" draw:fill-color="#ffffff" loext:fill-use-slide-background="false" draw:textarea-horizontal-align="justify" draw:textarea-vertical-align="middle" draw:auto-grow-height="false" draw:fit-to-size="false" style:shrink-to-fit="true" fo:min-height="9.133cm" fo:padding-top="0cm" fo:padding-bottom="0cm" fo:padding-left="0cm" fo:padding-right="0cm" fo:wrap-option="wrap" loext:decorative="false"/>
      <style:paragraph-properties style:writing-mode="lr-tb"/>
    </style:style>
    <style:style style:name="pr59" style:family="presentation" style:parent-style-name="Default_20_1-outline1" style:list-style-name="L5">
      <style:graphic-properties draw:stroke="none" svg:stroke-width="0cm" draw:fill="none" loext:fill-use-slide-background="false" draw:textarea-horizontal-align="justify" draw:textarea-vertical-align="top" draw:auto-grow-height="false" draw:fit-to-size="false" style:shrink-to-fit="true" fo:min-height="8.882cm" fo:padding-top="0cm" fo:padding-bottom="0cm" fo:padding-left="0cm" fo:padding-right="0cm" fo:wrap-option="wrap" loext:decorative="false"/>
      <style:paragraph-properties style:writing-mode="lr-tb"/>
    </style:style>
    <style:style style:name="pr60" style:family="presentation" style:parent-style-name="Default_20_1-subtitle" style:list-style-name="L10">
      <style:graphic-properties draw:stroke="none" svg:stroke-width="0cm" draw:fill="none" draw:fill-color="#ffffff" loext:fill-use-slide-background="false" draw:textarea-horizontal-align="justify" draw:textarea-vertical-align="middle" draw:auto-grow-height="false" draw:fit-to-size="false" style:shrink-to-fit="true" fo:min-height="9.133cm" fo:padding-top="0cm" fo:padding-bottom="0cm" fo:padding-left="0cm" fo:padding-right="0cm" fo:wrap-option="wrap" loext:decorative="false"/>
      <style:paragraph-properties style:writing-mode="lr-tb"/>
    </style:style>
    <style:style style:name="pr61" style:family="presentation" style:parent-style-name="Default_20_1-outline1" style:list-style-name="L5">
      <style:graphic-properties draw:stroke="none" svg:stroke-width="0cm" draw:fill="none" loext:fill-use-slide-background="false" draw:textarea-horizontal-align="justify" draw:textarea-vertical-align="top" draw:auto-grow-height="false" draw:fit-to-size="false" style:shrink-to-fit="true" fo:min-height="8.882cm" fo:padding-top="0cm" fo:padding-bottom="0cm" fo:padding-left="0cm" fo:padding-right="0cm" fo:wrap-option="wrap" loext:decorative="false"/>
      <style:paragraph-properties style:writing-mode="lr-tb"/>
    </style:style>
    <style:style style:name="pr62" style:family="presentation" style:parent-style-name="Default_20_1-subtitle" style:list-style-name="L10">
      <style:graphic-properties draw:stroke="none" svg:stroke-width="0cm" draw:fill="none" draw:fill-color="#ffffff" loext:fill-use-slide-background="false" draw:textarea-horizontal-align="justify" draw:textarea-vertical-align="middle" draw:auto-grow-height="false" draw:fit-to-size="false" style:shrink-to-fit="true" fo:min-height="9.133cm" fo:padding-top="0cm" fo:padding-bottom="0cm" fo:padding-left="0cm" fo:padding-right="0cm" fo:wrap-option="wrap" loext:decorative="false"/>
      <style:paragraph-properties style:writing-mode="lr-tb"/>
    </style:style>
    <style:style style:name="pr63" style:family="presentation" style:parent-style-name="Default_20_1-outline1" style:list-style-name="L5">
      <style:graphic-properties draw:stroke="none" svg:stroke-width="0cm" draw:fill="none" loext:fill-use-slide-background="false" draw:textarea-horizontal-align="justify" draw:textarea-vertical-align="top" draw:auto-grow-height="false" draw:fit-to-size="false" style:shrink-to-fit="true" fo:min-height="8.882cm" fo:padding-top="0cm" fo:padding-bottom="0cm" fo:padding-left="0cm" fo:padding-right="0cm" fo:wrap-option="wrap" loext:decorative="false"/>
      <style:paragraph-properties style:writing-mode="lr-tb"/>
    </style:style>
    <style:style style:name="pr64" style:family="presentation" style:parent-style-name="Default_20_1-subtitle" style:list-style-name="L10">
      <style:graphic-properties draw:stroke="none" svg:stroke-width="0cm" draw:fill="none" draw:fill-color="#ffffff" loext:fill-use-slide-background="false" draw:textarea-horizontal-align="justify" draw:textarea-vertical-align="middle" draw:auto-grow-height="false" draw:fit-to-size="false" style:shrink-to-fit="true" fo:min-height="9.133cm" fo:padding-top="0cm" fo:padding-bottom="0cm" fo:padding-left="0cm" fo:padding-right="0cm" fo:wrap-option="wrap" loext:decorative="false"/>
      <style:paragraph-properties style:writing-mode="lr-tb"/>
    </style:style>
    <style:style style:name="pr65" style:family="presentation" style:parent-style-name="Default_20_1-notes">
      <style:graphic-properties draw:fill-color="#ffffff" draw:auto-grow-height="false" fo:min-height="13.365cm" loext:decorative="false"/>
      <style:paragraph-properties style:writing-mode="lr-tb"/>
    </style:style>
    <style:style style:name="pr66" style:family="presentation" style:parent-style-name="List_20_Content-subtitle" style:list-style-name="L10">
      <style:graphic-properties draw:stroke="none" svg:stroke-width="0cm" draw:fill="none" draw:fill-color="#ffffff" loext:fill-use-slide-background="false" draw:textarea-horizontal-align="justify" draw:textarea-vertical-align="middle" draw:auto-grow-height="false" draw:fit-to-size="false" style:shrink-to-fit="true" fo:min-height="9.133cm" fo:padding-top="0cm" fo:padding-bottom="0cm" fo:padding-left="0cm" fo:padding-right="0cm" fo:wrap-option="wrap" loext:decorative="false"/>
      <style:paragraph-properties style:writing-mode="lr-tb"/>
    </style:style>
    <style:style style:name="pr67" style:family="presentation" style:parent-style-name="List_20_Content-outline1" style:list-style-name="L5">
      <style:graphic-properties draw:stroke="none" svg:stroke-width="0cm" draw:fill="none" loext:fill-use-slide-background="false" draw:textarea-horizontal-align="justify" draw:textarea-vertical-align="top" draw:auto-grow-height="false" draw:fit-to-size="false" style:shrink-to-fit="true" fo:min-height="8.882cm" fo:padding-top="0cm" fo:padding-bottom="0cm" fo:padding-left="0cm" fo:padding-right="0cm" fo:wrap-option="wrap" loext:decorative="false"/>
      <style:paragraph-properties style:writing-mode="lr-tb"/>
    </style:style>
    <style:style style:name="pr68" style:family="presentation" style:parent-style-name="List_20_Content-subtitle" style:list-style-name="L10">
      <style:graphic-properties draw:stroke="none" svg:stroke-width="0cm" draw:fill="none" draw:fill-color="#ffffff" loext:fill-use-slide-background="false" draw:textarea-horizontal-align="justify" draw:textarea-vertical-align="middle" draw:auto-grow-height="false" draw:fit-to-size="false" style:shrink-to-fit="true" fo:min-height="9.133cm" fo:padding-top="0cm" fo:padding-bottom="0cm" fo:padding-left="0cm" fo:padding-right="0cm" fo:wrap-option="wrap" loext:decorative="false"/>
      <style:paragraph-properties style:writing-mode="lr-tb"/>
    </style:style>
    <style:style style:name="pr69" style:family="presentation" style:parent-style-name="List_20_Content-outline1" style:list-style-name="L5">
      <style:graphic-properties draw:stroke="none" svg:stroke-width="0cm" draw:fill="none" loext:fill-use-slide-background="false" draw:textarea-horizontal-align="justify" draw:textarea-vertical-align="top" draw:auto-grow-height="false" draw:fit-to-size="false" style:shrink-to-fit="true" fo:min-height="8.882cm" fo:padding-top="0cm" fo:padding-bottom="0cm" fo:padding-left="0cm" fo:padding-right="0cm" fo:wrap-option="wrap" loext:decorative="false"/>
      <style:paragraph-properties style:writing-mode="lr-tb"/>
    </style:style>
    <style:style style:name="pr70" style:family="presentation" style:parent-style-name="List_20_Content-subtitle" style:list-style-name="L10">
      <style:graphic-properties draw:stroke="none" svg:stroke-width="0cm" draw:fill="none" draw:fill-color="#ffffff" loext:fill-use-slide-background="false" draw:textarea-horizontal-align="justify" draw:textarea-vertical-align="middle" draw:auto-grow-height="false" draw:fit-to-size="false" style:shrink-to-fit="true" fo:min-height="9.133cm" fo:padding-top="0cm" fo:padding-bottom="0cm" fo:padding-left="0cm" fo:padding-right="0cm" fo:wrap-option="wrap" loext:decorative="false"/>
      <style:paragraph-properties style:writing-mode="lr-tb"/>
    </style:style>
    <style:style style:name="pr71" style:family="presentation" style:parent-style-name="List_20_Content-outline1" style:list-style-name="L5">
      <style:graphic-properties draw:stroke="none" svg:stroke-width="0cm" draw:fill="none" loext:fill-use-slide-background="false" draw:textarea-horizontal-align="justify" draw:textarea-vertical-align="top" draw:auto-grow-height="false" draw:fit-to-size="false" style:shrink-to-fit="true" fo:min-height="8.882cm" fo:padding-top="0cm" fo:padding-bottom="0cm" fo:padding-left="0cm" fo:padding-right="0cm" fo:wrap-option="wrap" loext:decorative="false"/>
      <style:paragraph-properties style:writing-mode="lr-tb"/>
    </style:style>
    <style:style style:name="pr72" style:family="presentation" style:parent-style-name="List_20_Content-subtitle" style:list-style-name="L10">
      <style:graphic-properties draw:stroke="none" svg:stroke-width="0cm" draw:fill="none" draw:fill-color="#ffffff" loext:fill-use-slide-background="false" draw:textarea-horizontal-align="justify" draw:textarea-vertical-align="middle" draw:auto-grow-height="false" draw:fit-to-size="false" style:shrink-to-fit="true" fo:min-height="9.133cm" fo:padding-top="0cm" fo:padding-bottom="0cm" fo:padding-left="0cm" fo:padding-right="0cm" fo:wrap-option="wrap" loext:decorative="false"/>
      <style:paragraph-properties style:writing-mode="lr-tb"/>
    </style:style>
    <style:style style:name="pr73" style:family="presentation" style:parent-style-name="List_20_Content-outline1" style:list-style-name="L5">
      <style:graphic-properties draw:stroke="none" svg:stroke-width="0cm" draw:fill="none" loext:fill-use-slide-background="false" draw:textarea-horizontal-align="justify" draw:textarea-vertical-align="top" draw:auto-grow-height="false" draw:fit-to-size="false" style:shrink-to-fit="true" fo:min-height="8.882cm" fo:padding-top="0cm" fo:padding-bottom="0cm" fo:padding-left="0cm" fo:padding-right="0cm" fo:wrap-option="wrap" loext:decorative="false"/>
      <style:paragraph-properties style:writing-mode="lr-tb"/>
    </style:style>
    <style:style style:name="pr74" style:family="presentation" style:parent-style-name="List_20_Content-notes">
      <style:graphic-properties draw:fill-color="#ffffff" draw:auto-grow-height="false" fo:min-height="13.365cm" loext:decorative="false"/>
      <style:paragraph-properties style:writing-mode="lr-tb"/>
    </style:style>
    <style:style style:name="pr75" style:family="presentation" style:parent-style-name="Default_20_6-title" style:list-style-name="L9">
      <style:graphic-properties draw:stroke="none" svg:stroke-width="0cm" draw:fill="none" loext:fill-use-slide-background="false" draw:textarea-horizontal-align="justify" draw:textarea-vertical-align="middle" draw:auto-grow-height="false" draw:fit-to-size="false" style:shrink-to-fit="true" fo:min-height="2.629cm" fo:padding-top="0cm" fo:padding-bottom="0cm" fo:padding-left="0cm" fo:padding-right="0cm" fo:wrap-option="wrap" loext:decorative="false"/>
      <style:paragraph-properties style:writing-mode="lr-tb"/>
    </style:style>
    <style:style style:name="pr76" style:family="presentation" style:parent-style-name="Default_20_6-notes">
      <style:graphic-properties draw:fill-color="#ffffff" draw:auto-grow-height="false" fo:min-height="13.365cm" loext:decorative="false"/>
      <style:paragraph-properties style:writing-mode="lr-tb"/>
    </style:style>
    <style:style style:name="P1" style:family="paragraph">
      <loext:graphic-properties draw:fill="none"/>
      <style:paragraph-properties fo:margin-left="0cm" fo:margin-right="0cm" fo:margin-top="0cm" fo:margin-bottom="0cm" fo:line-height="90%" fo:text-align="left" fo:text-indent="0cm" loext:tab-stop-distance="2.54cm" style:font-independent-line-spacing="true">
        <style:tab-stops>
          <style:tab-stop style:position="0cm"/>
        </style:tab-stops>
      </style:paragraph-properties>
      <style:text-properties fo:font-variant="normal" fo:text-transform="none" fo:color="#ffffff" loext:opacity="100%" style:text-outline="false" style:text-line-through-style="none" style:text-line-through-type="none" style:text-position="0% 100%" style:font-name="Noto Sans1" fo:font-size="66pt" fo:letter-spacing="normal" fo:language="en" fo:country="US" fo:font-style="normal" style:text-underline-style="none" fo:font-weight="bold" fo:background-color="transparent" style:font-size-asian="66pt" style:font-style-asian="normal" style:font-weight-asian="bold" style:font-size-complex="66pt" style:font-style-complex="normal" style:font-weight-complex="bold"/>
    </style:style>
    <style:style style:name="P2" style:family="paragraph">
      <loext:graphic-properties draw:fill="none" draw:fill-color="#ffffff"/>
      <style:paragraph-properties fo:margin-left="0cm" fo:margin-right="0cm" fo:margin-top="0.498cm" fo:margin-bottom="0cm" fo:line-height="90%" fo:text-align="left" fo:text-indent="0cm" loext:tab-stop-distance="2.54cm" style:font-independent-line-spacing="true">
        <style:tab-stops/>
      </style:paragraph-properties>
      <style:text-properties fo:font-variant="normal" fo:text-transform="none" fo:color="#ffffff" loext:opacity="100%" style:text-outline="false" style:text-line-through-style="none" style:text-line-through-type="none" style:text-position="0% 100%" style:font-name="Noto Sans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P3" style:family="paragraph">
      <loext:graphic-properties draw:fill-color="#ffffff"/>
    </style:style>
    <style:style style:name="P4" style:family="paragraph">
      <style:paragraph-properties fo:margin-left="0cm" fo:margin-right="0cm" fo:margin-top="0cm" fo:margin-bottom="0cm" fo:line-height="100%" fo:text-align="left" fo:text-indent="0cm" loext:tab-stop-distance="2.54cm">
        <style:tab-stops/>
      </style:paragraph-properties>
    </style:style>
    <style:style style:name="P5" style:family="paragraph">
      <loext:graphic-properties draw:fill="solid" draw:fill-color="#7f59ae"/>
      <style:paragraph-properties fo:margin-left="0cm" fo:margin-right="0cm" fo:margin-top="0cm" fo:margin-bottom="0cm" fo:line-height="100%" fo:text-align="left" fo:text-indent="0cm" loext:tab-stop-distance="2.54cm" style:font-independent-line-spacing="true">
        <style:tab-stops/>
      </style:paragraph-properties>
      <style:text-properties fo:font-size="18pt"/>
    </style:style>
    <style:style style:name="P6" style:family="paragraph">
      <loext:graphic-properties draw:fill="none"/>
      <style:paragraph-properties fo:text-align="left" style:font-independent-line-spacing="true"/>
      <style:text-properties fo:font-variant="normal" fo:text-transform="none" fo:color="#7f59ae" loext:opacity="100%" style:text-outline="false" style:text-line-through-style="none" style:text-line-through-type="none" style:text-position="0% 100%" style:font-name="Noto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P7" style:family="paragraph">
      <loext:graphic-properties draw:fill="solid" draw:fill-color="#60c4e4"/>
      <style:paragraph-properties fo:margin-left="0cm" fo:margin-right="0cm" fo:margin-top="0cm" fo:margin-bottom="0cm" fo:line-height="100%" fo:text-align="left" fo:text-indent="0cm" loext:tab-stop-distance="2.54cm" style:font-independent-line-spacing="true">
        <style:tab-stops/>
      </style:paragraph-properties>
      <style:text-properties fo:font-size="18pt"/>
    </style:style>
    <style:style style:name="P8" style:family="paragraph">
      <loext:graphic-properties draw:fill="none"/>
      <style:paragraph-properties fo:text-align="left" style:font-independent-line-spacing="true"/>
      <style:text-properties fo:font-variant="normal" fo:text-transform="none" fo:color="#60c4e4" loext:opacity="100%" style:text-outline="false" style:text-line-through-style="none" style:text-line-through-type="none" style:text-position="0% 100%" style:font-name="Noto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P9" style:family="paragraph">
      <loext:graphic-properties draw:fill="solid" draw:fill-color="#e54b89"/>
      <style:paragraph-properties fo:margin-left="0cm" fo:margin-right="0cm" fo:margin-top="0cm" fo:margin-bottom="0cm" fo:line-height="100%" fo:text-align="left" fo:text-indent="0cm" loext:tab-stop-distance="2.54cm" style:font-independent-line-spacing="true">
        <style:tab-stops/>
      </style:paragraph-properties>
      <style:text-properties fo:font-size="18pt"/>
    </style:style>
    <style:style style:name="P10" style:family="paragraph">
      <loext:graphic-properties draw:fill="none"/>
      <style:paragraph-properties fo:text-align="left" style:font-independent-line-spacing="true"/>
      <style:text-properties fo:font-variant="normal" fo:text-transform="none" fo:color="#e54b89" loext:opacity="100%" style:text-outline="false" style:text-line-through-style="none" style:text-line-through-type="none" style:text-position="0% 100%" style:font-name="Noto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P11" style:family="paragraph">
      <loext:graphic-properties draw:fill="solid" draw:fill-color="#f8b622"/>
      <style:paragraph-properties fo:margin-left="0cm" fo:margin-right="0cm" fo:margin-top="0cm" fo:margin-bottom="0cm" fo:line-height="100%" fo:text-align="left" fo:text-indent="0cm" loext:tab-stop-distance="2.54cm" style:font-independent-line-spacing="true">
        <style:tab-stops/>
      </style:paragraph-properties>
      <style:text-properties fo:font-size="18pt"/>
    </style:style>
    <style:style style:name="P12" style:family="paragraph">
      <loext:graphic-properties draw:fill="none"/>
      <style:paragraph-properties fo:text-align="left" style:font-independent-line-spacing="true"/>
      <style:text-properties fo:font-variant="normal" fo:text-transform="none" fo:color="#f8b622" loext:opacity="100%" style:text-outline="false" style:text-line-through-style="none" style:text-line-through-type="none" style:text-position="0% 100%" style:font-name="Noto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P13" style:family="paragraph">
      <loext:graphic-properties draw:fill="none"/>
      <style:paragraph-properties fo:margin-left="0cm" fo:margin-right="0cm" fo:margin-top="0cm" fo:margin-bottom="0cm" fo:line-height="90%" fo:text-align="left" fo:text-indent="0cm" loext:tab-stop-distance="2.54cm" style:font-independent-line-spacing="true">
        <style:tab-stops>
          <style:tab-stop style:position="0cm"/>
        </style:tab-stops>
      </style:paragraph-properties>
      <style:text-properties fo:font-variant="normal" fo:text-transform="none" fo:color="#fe7130" loext:opacity="100%" style:text-outline="false" style:text-line-through-style="none" style:text-line-through-type="none" style:text-position="0% 100%" style:font-name="Noto Sans1"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P14" style:family="paragraph">
      <loext:graphic-properties draw:fill="none"/>
      <style:paragraph-properties fo:margin-left="0cm" fo:margin-right="0cm" fo:margin-top="0cm" fo:margin-bottom="0cm" fo:line-height="90%" fo:text-align="left" fo:text-indent="0cm" loext:tab-stop-distance="2.54cm" style:font-independent-line-spacing="true">
        <style:tab-stops>
          <style:tab-stop style:position="0cm"/>
        </style:tab-stops>
      </style:paragraph-properties>
      <style:text-properties fo:font-variant="normal" fo:text-transform="none" fo:color="#fe7130" loext:opacity="100%" style:text-outline="false" style:text-line-through-style="none" style:text-line-through-type="none" style:text-position="0% 100%" style:font-name="Noto Sans1"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style:style>
    <style:style style:name="P15" style:family="paragraph">
      <loext:graphic-properties draw:fill="solid" draw:fill-color="#f8b622"/>
      <style:paragraph-properties fo:text-align="left" style:font-independent-line-spacing="true"/>
      <style:text-properties fo:font-variant="normal" fo:text-transform="none" fo:color="#000000" loext:opacity="100%" style:text-outline="false" style:text-line-through-style="none" style:text-line-through-type="none" style:text-position="0% 100%" style:font-name="Noto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P16" style:family="paragraph">
      <loext:graphic-properties draw:fill="solid" draw:fill-color="#ffffff"/>
      <style:paragraph-properties fo:text-align="left" style:font-independent-line-spacing="true"/>
      <style:text-properties fo:font-variant="normal" fo:text-transform="none" fo:color="#f8b622" loext:opacity="100%" style:text-outline="false" style:text-line-through-style="none" style:text-line-through-type="none" style:text-position="0% 100%" style:font-name="Noto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P17" style:family="paragraph">
      <loext:graphic-properties draw:fill="solid" draw:fill-color="#e54b89"/>
      <style:paragraph-properties fo:text-align="left" style:font-independent-line-spacing="true"/>
      <style:text-properties fo:font-variant="normal" fo:text-transform="none" fo:color="#ffffff" loext:opacity="100%" style:text-outline="false" style:text-line-through-style="none" style:text-line-through-type="none" style:text-position="0% 100%" style:font-name="Noto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P18" style:family="paragraph">
      <loext:graphic-properties draw:fill="solid" draw:fill-color="#ffffff"/>
      <style:paragraph-properties fo:text-align="left" style:font-independent-line-spacing="true"/>
      <style:text-properties fo:font-variant="normal" fo:text-transform="none" fo:color="#e54b89" loext:opacity="100%" style:text-outline="false" style:text-line-through-style="none" style:text-line-through-type="none" style:text-position="0% 100%" style:font-name="Noto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P19" style:family="paragraph">
      <loext:graphic-properties draw:fill="solid" draw:fill-color="#60c4e4"/>
      <style:paragraph-properties fo:text-align="left" style:font-independent-line-spacing="true"/>
      <style:text-properties fo:font-variant="normal" fo:text-transform="none" fo:color="#ffffff" loext:opacity="100%" style:text-outline="false" style:text-line-through-style="none" style:text-line-through-type="none" style:text-position="0% 100%" style:font-name="Noto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P20" style:family="paragraph">
      <loext:graphic-properties draw:fill="solid" draw:fill-color="#ffffff"/>
      <style:paragraph-properties fo:text-align="left" style:font-independent-line-spacing="true"/>
      <style:text-properties fo:font-variant="normal" fo:text-transform="none" fo:color="#60c4e4" loext:opacity="100%" style:text-outline="false" style:text-line-through-style="none" style:text-line-through-type="none" style:text-position="0% 100%" style:font-name="Noto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P21" style:family="paragraph">
      <loext:graphic-properties draw:fill="solid" draw:fill-color="#7f59ae"/>
      <style:paragraph-properties fo:text-align="left" style:font-independent-line-spacing="true"/>
      <style:text-properties fo:font-variant="normal" fo:text-transform="none" fo:color="#ffffff" loext:opacity="100%" style:text-outline="false" style:text-line-through-style="none" style:text-line-through-type="none" style:text-position="0% 100%" style:font-name="Noto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P22" style:family="paragraph">
      <loext:graphic-properties draw:fill="solid" draw:fill-color="#ffffff"/>
      <style:paragraph-properties fo:text-align="left" style:font-independent-line-spacing="true"/>
      <style:text-properties fo:font-variant="normal" fo:text-transform="none" fo:color="#7f59ae" loext:opacity="100%" style:text-outline="false" style:text-line-through-style="none" style:text-line-through-type="none" style:text-position="0% 100%" style:font-name="Noto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P23" style:family="paragraph">
      <loext:graphic-properties draw:fill="solid" draw:fill-color="#7f59ae" draw:opacity="50%"/>
      <style:paragraph-properties fo:text-align="left" style:font-independent-line-spacing="true"/>
      <style:text-properties fo:font-variant="normal" fo:text-transform="none" fo:color="#ffffff" loext:opacity="100%" style:text-outline="false" style:text-line-through-style="none" style:text-line-through-type="none" style:text-position="0% 100%" style:font-name="Noto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P24" style:family="paragraph">
      <loext:graphic-properties draw:fill="solid" draw:fill-color="#ffffff" draw:opacity="50%"/>
      <style:paragraph-properties fo:text-align="left" style:font-independent-line-spacing="true"/>
      <style:text-properties fo:font-variant="normal" fo:text-transform="none" fo:color="#ffffff" loext:opacity="100%" style:text-outline="false" style:text-line-through-style="none" style:text-line-through-type="none" style:text-position="0% 100%" style:font-name="Noto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P25" style:family="paragraph">
      <loext:graphic-properties draw:fill="solid" draw:fill-color="#f8b622" draw:opacity="50%"/>
      <style:paragraph-properties fo:text-align="left" style:font-independent-line-spacing="true"/>
      <style:text-properties fo:font-variant="normal" fo:text-transform="none" fo:color="#000000" loext:opacity="100%" style:text-outline="false" style:text-line-through-style="none" style:text-line-through-type="none" style:text-position="0% 100%" style:font-name="Noto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P26" style:family="paragraph">
      <loext:graphic-properties draw:fill="none"/>
      <style:paragraph-properties fo:margin-left="0cm" fo:margin-right="0cm" fo:margin-top="0.498cm" fo:margin-bottom="0cm" fo:line-height="90%" fo:text-align="left" fo:text-indent="0cm" loext:tab-stop-distance="2.54cm" style:font-independent-line-spacing="true">
        <style:tab-stops/>
      </style:paragraph-properties>
      <style:text-properties fo:font-variant="normal" fo:text-transform="none" fo:color="#ffffff" loext:opacity="100%" style:text-outline="false" style:text-line-through-style="none" style:text-line-through-type="none" style:text-position="0% 100%" style:font-name="Noto Sans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27" style:family="paragraph">
      <loext:graphic-properties draw:fill="none" draw:fill-color="#ffffff"/>
      <style:paragraph-properties fo:margin-left="0cm" fo:margin-right="0cm" fo:margin-top="0.498cm" fo:margin-bottom="0cm" fo:line-height="90%" fo:text-align="left" fo:text-indent="0cm" loext:tab-stop-distance="2.54cm" style:font-independent-line-spacing="true">
        <style:tab-stops/>
      </style:paragraph-properties>
      <style:text-properties fo:font-variant="normal" fo:text-transform="none" fo:color="#ffffff" loext:opacity="100%" style:text-outline="false" style:text-line-through-style="none" style:text-line-through-type="none" style:text-position="0% 100%" style:font-name="Noto Sans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28" style:family="paragraph">
      <loext:graphic-properties draw:fill="none"/>
      <style:paragraph-properties fo:margin-left="0cm" fo:margin-right="0cm" fo:margin-top="0cm" fo:margin-bottom="0cm" fo:line-height="90%" fo:text-align="center" fo:text-indent="0cm" loext:tab-stop-distance="2.54cm" style:font-independent-line-spacing="true">
        <style:tab-stops>
          <style:tab-stop style:position="0cm"/>
        </style:tab-stops>
      </style:paragraph-properties>
      <style:text-properties fo:font-variant="normal" fo:text-transform="none" fo:color="#7f59ae" loext:opacity="100%" style:text-outline="false" style:text-line-through-style="none" style:text-line-through-type="none" style:text-position="0% 100%" style:font-name="Noto Sans1"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P29" style:family="paragraph">
      <loext:graphic-properties draw:fill="solid" draw:fill-color="#ffffff"/>
      <style:paragraph-properties fo:text-align="left" style:font-independent-line-spacing="true"/>
      <style:text-properties fo:font-variant="normal" fo:text-transform="none" fo:color="#7f59ae" loext:opacity="10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30" style:family="paragraph">
      <loext:graphic-properties draw:fill="none"/>
      <style:paragraph-properties fo:margin-left="0cm" fo:margin-right="0cm" fo:margin-top="0cm" fo:margin-bottom="0cm" fo:line-height="90%" fo:text-align="left" fo:text-indent="0cm" loext:tab-stop-distance="2.54cm" style:font-independent-line-spacing="true">
        <style:tab-stops>
          <style:tab-stop style:position="0cm"/>
        </style:tab-stops>
      </style:paragraph-properties>
      <style:text-properties fo:font-variant="normal" fo:text-transform="none" fo:color="#60c4e4" loext:opacity="100%" style:text-outline="false" style:text-line-through-style="none" style:text-line-through-type="none" style:text-position="0% 100%" style:font-name="Noto Sans1"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style:style>
    <style:style style:name="P31" style:family="paragraph">
      <loext:graphic-properties draw:fill="none"/>
      <style:paragraph-properties fo:margin-left="0cm" fo:margin-right="0cm" fo:margin-top="0cm" fo:margin-bottom="0cm" fo:line-height="90%" fo:text-align="left" fo:text-indent="0cm" loext:tab-stop-distance="2.54cm" style:font-independent-line-spacing="true">
        <style:tab-stops>
          <style:tab-stop style:position="0cm"/>
        </style:tab-stops>
      </style:paragraph-properties>
      <style:text-properties fo:font-variant="normal" fo:text-transform="none" fo:color="#7f59ae" loext:opacity="100%" style:text-outline="false" style:text-line-through-style="none" style:text-line-through-type="none" style:text-position="0% 100%" style:font-name="Noto Sans1"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P32" style:family="paragraph">
      <loext:graphic-properties draw:fill="none"/>
      <style:paragraph-properties fo:margin-left="0cm" fo:margin-right="0cm" fo:margin-top="0.498cm" fo:margin-bottom="0cm" fo:line-height="90%" fo:text-align="left" fo:text-indent="0cm" loext:tab-stop-distance="2.54cm" style:font-independent-line-spacing="true">
        <style:tab-stops/>
      </style:paragraph-properties>
      <style:text-properties fo:font-variant="normal" fo:text-transform="none" fo:color="#7f59ae" loext:opacity="100%" style:text-outline="false" style:text-line-through-style="none" style:text-line-through-type="none" style:text-position="0% 100%" style:font-name="Noto Sans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P33" style:family="paragraph">
      <loext:graphic-properties draw:fill="none"/>
      <style:paragraph-properties fo:margin-left="0cm" fo:margin-right="0cm" fo:margin-top="0cm" fo:margin-bottom="0cm" fo:line-height="90%" fo:text-align="left" fo:text-indent="0cm" loext:tab-stop-distance="2.54cm" style:font-independent-line-spacing="true">
        <style:tab-stops>
          <style:tab-stop style:position="0cm"/>
        </style:tab-stops>
      </style:paragraph-properties>
      <style:text-properties fo:font-variant="normal" fo:text-transform="none" fo:color="#fe7130" loext:opacity="100%" style:text-outline="false" style:text-line-through-style="none" style:text-line-through-type="none" style:text-position="0% 100%" style:font-name="Noto Sans1"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P34" style:family="paragraph">
      <loext:graphic-properties draw:fill="none"/>
      <style:paragraph-properties fo:margin-left="0cm" fo:margin-right="0cm" fo:margin-top="0.498cm" fo:margin-bottom="0cm" fo:line-height="90%" fo:text-align="left" fo:text-indent="0cm" loext:tab-stop-distance="2.54cm" style:font-independent-line-spacing="true">
        <style:tab-stops/>
      </style:paragraph-properties>
      <style:text-properties fo:font-variant="normal" fo:text-transform="none" fo:color="#fe7130" loext:opacity="100%" style:text-outline="false" style:text-line-through-style="none" style:text-line-through-type="none" style:text-position="0% 100%" style:font-name="Noto Sans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P35" style:family="paragraph">
      <loext:graphic-properties draw:fill="none"/>
      <style:paragraph-properties fo:margin-left="0cm" fo:margin-right="0cm" fo:margin-top="0cm" fo:margin-bottom="0cm" fo:line-height="90%" fo:text-align="left" fo:text-indent="0cm" loext:tab-stop-distance="2.54cm" style:font-independent-line-spacing="true">
        <style:tab-stops>
          <style:tab-stop style:position="0cm"/>
        </style:tab-stops>
      </style:paragraph-properties>
      <style:text-properties fo:font-variant="normal" fo:text-transform="none" fo:color="#e54b89" loext:opacity="100%" style:text-outline="false" style:text-line-through-style="none" style:text-line-through-type="none" style:text-position="0% 100%" style:font-name="Noto Sans1"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style:style>
    <style:style style:name="P36" style:family="paragraph">
      <loext:graphic-properties draw:fill="solid" draw:fill-color="#ab93ca"/>
      <style:paragraph-properties fo:text-align="left" style:font-independent-line-spacing="true"/>
      <style:text-properties fo:font-variant="normal" fo:text-transform="none" fo:color="#ffffff" loext:opacity="100%" style:text-outline="false" style:text-line-through-style="none" style:text-line-through-type="none" style:text-position="0% 100%" style:font-name="Noto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P37" style:family="paragraph">
      <loext:graphic-properties draw:fill="solid" draw:fill-color="#a9dff1"/>
      <style:paragraph-properties fo:text-align="left" style:font-independent-line-spacing="true"/>
      <style:text-properties fo:font-variant="normal" fo:text-transform="none" fo:color="#ffffff" loext:opacity="100%" style:text-outline="false" style:text-line-through-style="none" style:text-line-through-type="none" style:text-position="0% 100%" style:font-name="Noto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P38" style:family="paragraph">
      <loext:graphic-properties draw:fill="solid" draw:fill-color="#ed85ad"/>
      <style:paragraph-properties fo:text-align="left" style:font-independent-line-spacing="true"/>
      <style:text-properties fo:font-variant="normal" fo:text-transform="none" fo:color="#000000" loext:opacity="100%" style:text-outline="false" style:text-line-through-style="none" style:text-line-through-type="none" style:text-position="0% 100%" style:font-name="Noto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P39" style:family="paragraph">
      <loext:graphic-properties draw:fill="solid" draw:fill-color="#fcdd99"/>
      <style:paragraph-properties fo:text-align="left" style:font-independent-line-spacing="true"/>
      <style:text-properties fo:font-variant="normal" fo:text-transform="none" fo:color="#000000" loext:opacity="100%" style:text-outline="false" style:text-line-through-style="none" style:text-line-through-type="none" style:text-position="0% 100%" style:font-name="Noto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P40" style:family="paragraph">
      <loext:graphic-properties draw:fill="none"/>
      <style:paragraph-properties fo:text-align="left" style:font-independent-line-spacing="true"/>
      <style:text-properties fo:font-variant="normal" fo:text-transform="none" fo:color="#ffffff" loext:opacity="100%" style:text-outline="false" style:text-line-through-style="none" style:text-line-through-type="none" style:text-position="0% 100%" style:font-name="Noto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P41" style:family="paragraph">
      <loext:graphic-properties draw:fill="none"/>
      <style:paragraph-properties fo:margin-left="0cm" fo:margin-right="0cm" fo:margin-top="0cm" fo:margin-bottom="0cm" fo:line-height="90%" fo:text-align="center" fo:text-indent="0cm" loext:tab-stop-distance="2.54cm" style:font-independent-line-spacing="true">
        <style:tab-stops>
          <style:tab-stop style:position="0cm"/>
        </style:tab-stops>
      </style:paragraph-properties>
      <style:text-properties fo:font-variant="normal" fo:text-transform="none" fo:color="#000000" loext:opacity="100%" style:text-outline="false" style:text-line-through-style="none" style:text-line-through-type="none" style:text-position="0% 100%" style:font-name="Noto Sans1"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1" style:family="text">
      <style:text-properties fo:font-variant="normal" fo:text-transform="none" fo:color="#ffffff" loext:opacity="100%" style:text-outline="false" style:text-line-through-style="none" style:text-line-through-type="none" style:text-position="0% 100%" style:font-name="Noto Sans1" fo:font-size="18pt" fo:letter-spacing="normal" fo:language="en" fo:country="US" fo:font-style="normal" style:text-underline-style="none" fo:font-weight="bold" fo:background-color="transparent" style:font-name-asian="DejaVu Sans" style:font-size-asian="18pt" style:font-style-asian="normal" style:font-weight-asian="bold" style:font-name-complex="DejaVu Sans" style:font-size-complex="18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Noto Sans1" fo:font-size="18pt" fo:letter-spacing="normal" fo:language="en" fo:country="US" fo:font-style="normal" style:text-underline-style="none" fo:font-weight="bold" fo:background-color="transparent" style:font-name-asian="DejaVu Sans" style:font-size-asian="18pt" style:font-style-asian="normal" style:font-weight-asian="bold" style:font-name-complex="DejaVu Sans" style:font-size-complex="18pt" style:font-style-complex="normal" style:font-weight-complex="bold"/>
    </style:style>
    <style:style style:name="T3" style:family="text">
      <style:text-properties fo:font-variant="normal" fo:text-transform="none" fo:color="#ffff6d" loext:opacity="100%" style:text-outline="false" style:text-line-through-style="none" style:text-line-through-type="none" style:text-position="0% 100%" style:font-name="Noto Sans1" fo:font-size="44pt" fo:letter-spacing="normal" fo:language="en" fo:country="US" fo:font-style="normal" style:text-underline-style="none" fo:font-weight="bold" fo:background-color="transparent" style:font-name-asian="DejaVu Sans" style:font-size-asian="44pt" style:font-style-asian="normal" style:font-weight-asian="bold" style:font-name-complex="DejaVu Sans" style:font-size-complex="44pt" style:font-style-complex="normal" style:font-weight-complex="bold"/>
    </style:style>
    <style:style style:name="T4" style:family="text">
      <style:text-properties fo:font-variant="normal" fo:text-transform="none" fo:color="#7f59ae" loext:opacity="100%" style:text-outline="false" style:text-line-through-style="none" style:text-line-through-type="none" style:text-position="0% 100%" style:font-name="Noto Sans1" fo:font-size="44pt" fo:letter-spacing="normal" fo:language="en" fo:country="US" fo:font-style="normal" style:text-underline-style="none" fo:font-weight="bold" fo:background-color="transparent" style:font-name-asian="DejaVu Sans" style:font-size-asian="44pt" style:font-style-asian="normal" style:font-weight-asian="bold" style:font-name-complex="DejaVu Sans" style:font-size-complex="44pt" style:font-style-complex="normal" style:font-weight-complex="bold"/>
    </style:style>
    <text:list-style style:name="L1">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ffff6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space-before="-0.9cm" text:min-label-width="0.9cm"/>
        <style:text-properties fo:font-family="Wingdings" style:font-charset="x-symbol" fo:color="#ffffff"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7f59a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9cm" text:min-label-width="0.9cm"/>
        <style:text-properties fo:font-family="Wingdings" style:font-charset="x-symbol" fo:color="#7f59a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bullet text:level="1" text:bullet-char="">
        <style:list-level-properties text:space-before="-0.9cm" text:min-label-width="0.9cm"/>
        <style:text-properties fo:font-family="Wingdings" style:font-charset="x-symbol" fo:color="#fe713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space-before="-0.6cm" text:min-label-width="0.6cm"/>
        <style:text-properties fo:font-family="Wingdings" style:font-charset="x-symbol" fo:color="#ffffff"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draw:name="PlaceHolder 1" presentation:style-name="pr1" draw:text-style-name="P1" draw:layer="layout" svg:width="23.489cm" svg:height="3.215cm" svg:x="2.249cm" svg:y="2.499cm" presentation:class="title" presentation:placeholder="true" presentation:user-transformed="true">
          <draw:text-box/>
        </draw:frame>
        <draw:frame draw:name="PlaceHolder 2" presentation:style-name="pr2" draw:text-style-name="P2" draw:layer="layout" svg:width="23.489cm" svg:height="2.197cm" svg:x="2.249cm" svg:y="5.998cm" presentation:class="subtitle" presentation:placeholder="true" presentation:user-transformed="true">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Table_20_of_20_Content" presentation:presentation-page-layout-name="AL2T19">
        <draw:g draw:name="Group 210" draw:style-name="gr2">
          <draw:custom-shape draw:name="Oval 211" draw:style-name="gr3" draw:text-style-name="P5" draw:layer="layout" svg:width="1.362cm" svg:height="1.363cm" svg:x="11.33cm" svg:y="1.719cm">
            <text:p text:style-name="P4"><text:span text:style-name="T1">1</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212" draw:style-name="gr4" draw:text-style-name="P6" draw:layer="layout" svg:x1="21.877cm" svg:y1="3.019cm" svg:x2="11.995cm" svg:y2="3.02cm">
            <text:p/>
          </draw:line>
        </draw:g>
        <draw:g draw:name="Group 213" draw:style-name="gr2">
          <draw:custom-shape draw:name="Oval 214" draw:style-name="gr5" draw:text-style-name="P7" draw:layer="layout" svg:width="1.363cm" svg:height="1.363cm" svg:x="18.492cm" svg:y="4.598cm">
            <text:p text:style-name="P4"><text:span text:style-name="T1">2</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215" draw:style-name="gr6" draw:text-style-name="P8" draw:layer="layout" svg:x1="9.14cm" svg:y1="5.898cm" svg:x2="19.028cm" svg:y2="5.899cm">
            <text:p/>
          </draw:line>
        </draw:g>
        <draw:g draw:name="Group 216" draw:style-name="gr2">
          <draw:custom-shape draw:name="Oval 217" draw:style-name="gr7" draw:text-style-name="P9" draw:layer="layout" svg:width="1.362cm" svg:height="1.363cm" svg:x="11.33cm" svg:y="7.328cm">
            <text:p text:style-name="P4"><text:span text:style-name="T1">3</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218" draw:style-name="gr8" draw:text-style-name="P10" draw:layer="layout" svg:x1="21.877cm" svg:y1="8.628cm" svg:x2="11.995cm" svg:y2="8.629cm">
            <text:p/>
          </draw:line>
        </draw:g>
        <draw:g draw:name="Group 219" draw:style-name="gr2">
          <draw:custom-shape draw:name="Oval 220" draw:style-name="gr9" draw:text-style-name="P11" draw:layer="layout" svg:width="1.363cm" svg:height="1.363cm" svg:x="18.492cm" svg:y="10.197cm">
            <text:p text:style-name="P4"><text:span text:style-name="T2">4</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221" draw:style-name="gr10" draw:text-style-name="P12" draw:layer="layout" svg:x1="9.14cm" svg:y1="11.497cm" svg:x2="19.028cm" svg:y2="11.498cm">
            <text:p/>
          </draw:line>
        </draw:g>
        <draw:g draw:name="Group 222" draw:style-name="gr2">
          <draw:custom-shape draw:name="Oval 223" draw:style-name="gr11" draw:text-style-name="P5" draw:layer="layout" svg:width="1.362cm" svg:height="1.363cm" svg:x="11.33cm" svg:y="12.656cm">
            <text:p text:style-name="P4"><text:span text:style-name="T1">5</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224" draw:style-name="gr4" draw:text-style-name="P6" draw:layer="layout" svg:x1="21.877cm" svg:y1="13.956cm" svg:x2="11.995cm" svg:y2="13.957cm">
            <text:p/>
          </draw:line>
        </draw:g>
        <draw:frame draw:name="PlaceHolder 1" presentation:style-name="pr4" draw:text-style-name="P2" draw:layer="layout" svg:width="8.695cm" svg:height="1.298cm" svg:x="12.994cm" svg:y="1.719cm" presentation:class="subtitle" presentation:placeholder="true" presentation:user-transformed="true">
          <draw:text-box/>
        </draw:frame>
        <draw:frame draw:name="PlaceHolder 2" presentation:style-name="pr5" draw:text-style-name="P2" draw:layer="layout" svg:width="8.695cm" svg:height="1.298cm" svg:x="9.396cm" svg:y="4.598cm" presentation:class="subtitle" presentation:placeholder="true" presentation:user-transformed="true">
          <draw:text-box/>
        </draw:frame>
        <draw:frame draw:name="PlaceHolder 3" presentation:style-name="pr6" draw:text-style-name="P2" draw:layer="layout" svg:width="8.695cm" svg:height="1.298cm" svg:x="12.994cm" svg:y="7.328cm" presentation:class="subtitle" presentation:placeholder="true" presentation:user-transformed="true">
          <draw:text-box/>
        </draw:frame>
        <draw:frame draw:name="PlaceHolder 4" presentation:style-name="pr7" draw:text-style-name="P2" draw:layer="layout" svg:width="8.695cm" svg:height="1.298cm" svg:x="9.396cm" svg:y="10.197cm" presentation:class="subtitle" presentation:placeholder="true" presentation:user-transformed="true">
          <draw:text-box/>
        </draw:frame>
        <draw:frame draw:name="PlaceHolder 5" presentation:style-name="pr8" draw:text-style-name="P2" draw:layer="layout" svg:width="8.695cm" svg:height="1.298cm" svg:x="12.994cm" svg:y="12.656cm" presentation:class="subtitle" presentation:placeholder="true" presentation:user-transformed="true">
          <draw:text-box/>
        </draw:frame>
        <draw:frame draw:name="PlaceHolder 6" presentation:style-name="pr9" draw:text-style-name="P13" draw:layer="layout" svg:width="13.745cm" svg:height="3.122cm" draw:transform="rotate (-1.5707963267949) translate (26.679cm 0.999cm)" presentation:class="title" presentation:placeholder="true" presentation:user-transformed="true">
          <draw:text-box/>
        </draw:frame>
        <presentation:notes draw:style-name="dp2">
          <draw:page-thumbnail draw:style-name="gr1" draw:layer="layout" svg:width="19.796cm" svg:height="11.136cm" svg:x="0.601cm" svg:y="2.257cm" draw:page-number="2" presentation:class="page"/>
          <draw:frame presentation:style-name="pr10" draw:text-style-name="P3" draw:layer="layout" svg:width="16.799cm" svg:height="13.364cm" svg:x="2.1cm" svg:y="14.107cm" presentation:class="notes" presentation:placeholder="true">
            <draw:text-box/>
          </draw:frame>
        </presentation:notes>
      </draw:page>
      <draw:page draw:name="page3" draw:style-name="dp1" draw:master-page-name="Topic_20_Title_20_1" presentation:presentation-page-layout-name="AL2T19">
        <draw:custom-shape draw:name="Oval 231" draw:style-name="gr12" draw:text-style-name="P5" draw:layer="layout" svg:width="3.108cm" svg:height="3.108cm" svg:x="9.796cm" svg:y="4.998cm">
          <text:p text:style-name="P4"><text:span text:style-name="T3">1</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laceHolder 1" presentation:style-name="pr11" draw:text-style-name="P14" draw:layer="layout" svg:width="11.993cm" svg:height="2.997cm" svg:x="12.994cm" svg:y="4.748cm" presentation:class="title" presentation:placeholder="true" presentation:user-transformed="true">
          <draw:text-box/>
        </draw:frame>
        <presentation:notes draw:style-name="dp2">
          <draw:page-thumbnail draw:style-name="gr1" draw:layer="layout" svg:width="19.796cm" svg:height="11.136cm" svg:x="0.601cm" svg:y="2.257cm" draw:page-number="3" presentation:class="page"/>
          <draw:frame presentation:style-name="pr12" draw:text-style-name="P3" draw:layer="layout" svg:width="16.799cm" svg:height="13.364cm" svg:x="2.1cm" svg:y="14.107cm" presentation:class="notes" presentation:placeholder="true">
            <draw:text-box/>
          </draw:frame>
        </presentation:notes>
      </draw:page>
      <draw:page draw:name="page4" draw:style-name="dp1" draw:master-page-name="Default_20_2">
        <draw:custom-shape draw:name="Freeform: Shape 233" draw:style-name="gr13" draw:text-style-name="P15" draw:layer="layout" svg:width="4.88cm" svg:height="2.438cm" svg:x="17.716cm" svg:y="5.432cm">
          <text:p/>
          <draw:enhanced-geometry draw:mirror-horizontal="false" draw:mirror-vertical="false" drawooo:sub-view-size="4884 2441" draw:text-areas="?f0 ?f2 ?f1 ?f3" svg:viewBox="0 0 0 0" draw:type="ooxml-non-primitive" draw:enhanced-path="M 0 0 C 0 814 0 1627 0 2441 243 2441 487 2441 730 2441 730 1870 730 1300 730 729 1872 729 3013 729 4155 729 4155 1300 4155 1870 4155 2441 4398 2441 4641 2441 4884 2441 4884 1627 4884 814 4884 0 3256 0 1628 0 0 0 Z N">
            <draw:equation draw:name="f0" draw:formula="0*logwidth/1757160"/>
            <draw:equation draw:name="f1" draw:formula="1757520*logwidth/1757160"/>
            <draw:equation draw:name="f2" draw:formula="0*logheight/878040"/>
            <draw:equation draw:name="f3" draw:formula="878400*logheight/878040"/>
          </draw:enhanced-geometry>
        </draw:custom-shape>
        <draw:g draw:name="Group 234" draw:style-name="gr2">
          <draw:line draw:name="Straight Connector 235" draw:style-name="gr14" draw:text-style-name="P12" draw:layer="layout" svg:x1="20.222cm" svg:y1="5.432cm" svg:x2="20.223cm" svg:y2="4.204cm">
            <text:p/>
          </draw:line>
          <draw:custom-shape draw:name="Oval 236" draw:style-name="gr15" draw:text-style-name="P15" draw:layer="layout" svg:width="0.498cm" svg:height="0.498cm" svg:x="19.972cm" svg:y="3.953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7" draw:style-name="gr16" draw:text-style-name="P16" draw:layer="layout" svg:width="0.748cm" svg:height="0.747cm" svg:x="19.847cm" svg:y="5.432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Freeform: Shape 238" draw:style-name="gr17" draw:text-style-name="P17" draw:layer="layout" svg:width="4.88cm" svg:height="2.97cm" svg:x="13.564cm" svg:y="7.342cm">
          <text:p/>
          <draw:enhanced-geometry draw:mirror-horizontal="false" draw:mirror-vertical="false" drawooo:sub-view-size="4884 2973" draw:text-areas="?f0 ?f2 ?f1 ?f3" svg:viewBox="0 0 0 0" draw:type="ooxml-non-primitive" draw:enhanced-path="M 0 531 C 0 1345 0 2159 0 2973 1628 2973 3256 2973 4884 2973 4884 2159 4884 1345 4884 531 4763 354 4642 177 4521 0 4399 177 4276 354 4154 531 4154 1102 4154 1673 4154 2244 3013 2244 1871 2244 730 2244 730 1673 730 1102 730 531 487 531 243 531 0 531 Z N">
            <draw:equation draw:name="f0" draw:formula="0*logwidth/1757160"/>
            <draw:equation draw:name="f1" draw:formula="1757520*logwidth/1757160"/>
            <draw:equation draw:name="f2" draw:formula="0*logheight/1069560"/>
            <draw:equation draw:name="f3" draw:formula="1069920*logheight/1069560"/>
          </draw:enhanced-geometry>
        </draw:custom-shape>
        <draw:g draw:name="Group 239" draw:style-name="gr2">
          <draw:line draw:name="Straight Connector 240" draw:style-name="gr18" draw:text-style-name="P10" draw:layer="layout" svg:x1="15.993cm" svg:y1="10.307cm" svg:x2="15.994cm" svg:y2="11.536cm">
            <text:p/>
          </draw:line>
          <draw:custom-shape draw:name="Oval 241" draw:style-name="gr19" draw:text-style-name="P17" draw:layer="layout" svg:width="0.498cm" svg:height="0.497cm" svg:x="15.743cm" svg:y="11.292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2" draw:style-name="gr20" draw:text-style-name="P18" draw:layer="layout" svg:width="0.748cm" svg:height="0.748cm" svg:x="15.618cm" svg:y="9.587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Freeform: Shape 243" draw:style-name="gr21" draw:text-style-name="P19" draw:layer="layout" svg:width="4.88cm" svg:height="2.918cm" svg:x="9.412cm" svg:y="5.432cm">
          <text:p/>
          <draw:enhanced-geometry draw:mirror-horizontal="false" draw:mirror-vertical="false" drawooo:sub-view-size="4884 2921" draw:text-areas="?f0 ?f2 ?f1 ?f3" svg:viewBox="0 0 0 0" draw:type="ooxml-non-primitive" draw:enhanced-path="M 0 0 C 0 814 0 1627 0 2441 243 2441 486 2441 729 2441 729 1870 729 1300 729 729 1871 729 3012 729 4154 729 4154 1300 4154 1870 4154 2441 4272 2601 4391 2761 4509 2921 4634 2761 4759 2601 4884 2441 4884 1627 4884 814 4884 0 3256 0 1628 0 0 0 Z N">
            <draw:equation draw:name="f0" draw:formula="0*logwidth/1757160"/>
            <draw:equation draw:name="f1" draw:formula="1757520*logwidth/1757160"/>
            <draw:equation draw:name="f2" draw:formula="0*logheight/1050840"/>
            <draw:equation draw:name="f3" draw:formula="1051200*logheight/1050840"/>
          </draw:enhanced-geometry>
        </draw:custom-shape>
        <draw:g draw:name="Group 244" draw:style-name="gr2">
          <draw:line draw:name="Straight Connector 245" draw:style-name="gr22" draw:text-style-name="P8" draw:layer="layout" svg:x1="11.895cm" svg:y1="5.432cm" svg:x2="11.896cm" svg:y2="4.204cm">
            <text:p/>
          </draw:line>
          <draw:custom-shape draw:name="Oval 246" draw:style-name="gr23" draw:text-style-name="P19" draw:layer="layout" svg:width="0.498cm" svg:height="0.498cm" svg:x="11.645cm" svg:y="3.953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7" draw:style-name="gr24" draw:text-style-name="P20" draw:layer="layout" svg:width="0.748cm" svg:height="0.747cm" svg:x="11.52cm" svg:y="5.432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Freeform: Shape 248" draw:style-name="gr25" draw:text-style-name="P21" draw:layer="layout" svg:width="4.879cm" svg:height="2.886cm" svg:x="5.259cm" svg:y="7.426cm">
          <text:p/>
          <draw:enhanced-geometry draw:mirror-horizontal="false" draw:mirror-vertical="false" drawooo:sub-view-size="4883 2889" draw:text-areas="?f0 ?f2 ?f1 ?f3" svg:viewBox="0 0 0 0" draw:type="ooxml-non-primitive" draw:enhanced-path="M 0 447 C 0 1261 0 2075 0 2889 1628 2889 3255 2889 4883 2889 4883 2075 4883 1261 4883 447 4761 298 4639 149 4517 0 4396 149 4275 298 4154 447 4154 1018 4154 1589 4154 2160 3012 2160 1871 2160 729 2160 729 1589 729 1018 729 447 486 447 243 447 0 447 Z N">
            <draw:equation draw:name="f0" draw:formula="0*logwidth/1756800"/>
            <draw:equation draw:name="f1" draw:formula="1757160*logwidth/1756800"/>
            <draw:equation draw:name="f2" draw:formula="0*logheight/1039320"/>
            <draw:equation draw:name="f3" draw:formula="1039680*logheight/1039320"/>
          </draw:enhanced-geometry>
        </draw:custom-shape>
        <draw:g draw:name="Group 249" draw:style-name="gr2">
          <draw:line draw:name="Straight Connector 250" draw:style-name="gr26" draw:text-style-name="P6" draw:layer="layout" svg:x1="7.697cm" svg:y1="10.307cm" svg:x2="7.698cm" svg:y2="11.536cm">
            <text:p/>
          </draw:line>
          <draw:custom-shape draw:name="Oval 251" draw:style-name="gr27" draw:text-style-name="P21" draw:layer="layout" svg:width="0.498cm" svg:height="0.497cm" svg:x="7.447cm" svg:y="11.292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2" draw:style-name="gr28" draw:text-style-name="P22" draw:layer="layout" svg:width="0.748cm" svg:height="0.748cm" svg:x="7.322cm" svg:y="9.587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53" draw:style-name="gr2">
          <draw:custom-shape draw:name="Oval 254" draw:style-name="gr28" draw:text-style-name="P22" draw:layer="layout" svg:width="0.998cm" svg:height="0.998cm" svg:x="5.118cm" svg:y="7.358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5" draw:style-name="gr29" draw:text-style-name="P23" draw:layer="layout" svg:width="0.998cm" svg:height="0.998cm" svg:x="5.118cm" svg:y="7.358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6" draw:style-name="gr30" draw:text-style-name="P24" draw:layer="layout" svg:width="0.598cm" svg:height="0.598cm" svg:x="5.318cm" svg:y="7.558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57" draw:style-name="gr2">
          <draw:custom-shape draw:name="Oval 258" draw:style-name="gr16" draw:text-style-name="P16" draw:layer="layout" svg:width="0.998cm" svg:height="0.998cm" svg:x="21.741cm" svg:y="7.358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9" draw:style-name="gr31" draw:text-style-name="P25" draw:layer="layout" svg:width="0.998cm" svg:height="0.998cm" svg:x="21.741cm" svg:y="7.358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0" draw:style-name="gr30" draw:text-style-name="P24" draw:layer="layout" svg:width="0.598cm" svg:height="0.598cm" svg:x="21.941cm" svg:y="7.558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laceHolder 1" presentation:style-name="pr13" draw:text-style-name="P26" draw:layer="layout" svg:width="5.496cm" svg:height="3.454cm" svg:x="4.898cm" svg:y="11.697cm" presentation:class="outline" presentation:user-transformed="true">
          <draw:text-box>
            <text:p/>
          </draw:text-box>
        </draw:frame>
        <draw:frame draw:name="PlaceHolder 2" presentation:style-name="pr14" draw:text-style-name="P26" draw:layer="layout" svg:width="5.496cm" svg:height="3.454cm" svg:x="13.094cm" svg:y="11.697cm" presentation:class="outline" presentation:user-transformed="true">
          <draw:text-box>
            <text:p/>
          </draw:text-box>
        </draw:frame>
        <draw:frame draw:name="PlaceHolder 3" presentation:style-name="pr15" draw:text-style-name="P26" draw:layer="layout" svg:width="5.496cm" svg:height="3.454cm" svg:x="8.896cm" svg:y="0.699cm" presentation:class="outline" presentation:user-transformed="true">
          <draw:text-box>
            <text:p/>
          </draw:text-box>
        </draw:frame>
        <draw:frame draw:name="PlaceHolder 4" presentation:style-name="pr16" draw:text-style-name="P26" draw:layer="layout" svg:width="5.496cm" svg:height="3.454cm" svg:x="17.493cm" svg:y="0.699cm" presentation:class="outline" presentation:user-transformed="true">
          <draw:text-box>
            <text:p/>
          </draw:text-box>
        </draw:frame>
        <draw:frame draw:name="PlaceHolder 5" presentation:style-name="pr17" draw:text-style-name="P27" draw:layer="layout" svg:width="3.996cm" svg:height="2.997cm" svg:x="0.899cm" svg:y="6.298cm" presentation:class="subtitle" presentation:placeholder="true" presentation:user-transformed="true">
          <draw:text-box/>
        </draw:frame>
        <draw:frame draw:name="PlaceHolder 6" presentation:style-name="pr18" draw:text-style-name="P27" draw:layer="layout" svg:width="3.996cm" svg:height="2.997cm" svg:x="22.99cm" svg:y="6.298cm" presentation:class="subtitle" presentation:placeholder="true" presentation:user-transformed="true">
          <draw:text-box/>
        </draw:frame>
        <presentation:notes draw:style-name="dp2">
          <draw:page-thumbnail draw:style-name="gr1" draw:layer="layout" svg:width="19.796cm" svg:height="11.136cm" svg:x="0.601cm" svg:y="2.257cm" draw:page-number="4" presentation:class="page"/>
          <draw:frame presentation:style-name="pr19" draw:text-style-name="P3" draw:layer="layout" svg:width="16.799cm" svg:height="13.364cm" svg:x="2.1cm" svg:y="14.107cm" presentation:class="notes" presentation:placeholder="true">
            <draw:text-box/>
          </draw:frame>
        </presentation:notes>
      </draw:page>
      <draw:page draw:name="page5" draw:style-name="dp1" draw:master-page-name="Default_20_3">
        <draw:frame draw:name="PlaceHolder 1" presentation:style-name="pr20" draw:text-style-name="P28" draw:layer="layout" svg:width="25.188cm" svg:height="2.626cm" svg:x="1.399cm" svg:y="0.627cm" presentation:class="title" presentation:placeholder="true" presentation:user-transformed="true">
          <draw:text-box/>
        </draw:frame>
        <draw:custom-shape draw:name="Freeform: Shape 268" draw:style-name="gr32" draw:text-style-name="P29" draw:layer="layout" svg:width="1.289cm" svg:height="1.227cm" svg:x="2.853cm" svg:y="4.673cm">
          <text:p/>
          <draw:enhanced-geometry draw:mirror-horizontal="false" draw:mirror-vertical="false" drawooo:sub-view-size="1292 1229" draw:text-areas="?f0 ?f2 ?f1 ?f3" svg:viewBox="0 0 0 0" draw:type="ooxml-non-primitive" draw:enhanced-path="M 1045 1229 C 912 1158 779 1086 646 1015 513 1086 380 1157 247 1228 274 1080 300 931 327 783 218 678 109 574 0 469 150 448 299 428 449 407 515 271 580 136 646 0 712 136 778 271 844 407 993 428 1143 448 1292 469 1183 574 1074 678 965 783 992 932 1018 1080 1045 1229 Z N">
            <draw:equation draw:name="f0" draw:formula="0*logwidth/464400"/>
            <draw:equation draw:name="f1" draw:formula="464760*logwidth/464400"/>
            <draw:equation draw:name="f2" draw:formula="0*logheight/442080"/>
            <draw:equation draw:name="f3" draw:formula="442440*logheight/442080"/>
          </draw:enhanced-geometry>
        </draw:custom-shape>
        <draw:custom-shape draw:name="Freeform: Shape 269" draw:style-name="gr32" draw:text-style-name="P29" draw:layer="layout" svg:width="0.98cm" svg:height="1.278cm" svg:x="10.007cm" svg:y="4.647cm">
          <text:p/>
          <draw:enhanced-geometry draw:mirror-horizontal="false" draw:mirror-vertical="false" drawooo:sub-view-size="982 1280" draw:text-areas="?f0 ?f2 ?f1 ?f3" svg:viewBox="0 0 0 0" draw:type="ooxml-non-primitive" draw:enhanced-path="M 640 0 C 528 0 417 30 320 86 223 142 142 223 86 320 30 417 0 528 0 640 0 752 30 863 86 960 142 1057 223 1138 320 1194 417 1250 528 1280 640 1280 752 1280 862 1250 959 1194 967 1190 974 1185 982 1181 952 1185 922 1188 892 1188 792 1188 694 1162 608 1112 522 1062 450 990 400 904 350 818 324 720 324 620 324 520 350 422 400 336 450 250 522 178 608 128 694 78 792 52 892 52 812 18 726 0 640 0 Z N">
            <draw:equation draw:name="f0" draw:formula="0*logwidth/353160"/>
            <draw:equation draw:name="f1" draw:formula="353520*logwidth/353160"/>
            <draw:equation draw:name="f2" draw:formula="0*logheight/460440"/>
            <draw:equation draw:name="f3" draw:formula="460800*logheight/460440"/>
          </draw:enhanced-geometry>
        </draw:custom-shape>
        <draw:custom-shape draw:name="Freeform: Shape 270" draw:style-name="gr32" draw:text-style-name="P29" draw:layer="layout" svg:width="1.42cm" svg:height="1.422cm" svg:x="16.783cm" svg:y="4.575cm">
          <text:p/>
          <draw:enhanced-geometry draw:mirror-horizontal="false" draw:mirror-vertical="false" drawooo:sub-view-size="1423 1424" draw:text-areas="?f0 ?f2 ?f1 ?f3" svg:viewBox="0 0 0 0" draw:type="ooxml-non-primitive" draw:enhanced-path="M 802 1424 C 741 1301 679 1177 618 1054 503 1129 387 1204 272 1279 316 1149 360 1018 404 888 269 859 135 831 0 802 123 741 246 679 369 618 294 503 219 387 144 272 275 316 405 360 536 404 564 269 593 135 621 0 682 123 744 247 805 370 920 295 1036 219 1151 144 1107 275 1063 405 1019 536 1154 564 1288 593 1423 621 1300 682 1176 744 1053 805 1128 920 1204 1036 1279 1151 1148 1107 1018 1063 887 1019 859 1154 830 1289 802 1424 Z N">
            <draw:equation draw:name="f0" draw:formula="0*logwidth/511560"/>
            <draw:equation draw:name="f1" draw:formula="511920*logwidth/511560"/>
            <draw:equation draw:name="f2" draw:formula="0*logheight/512280"/>
            <draw:equation draw:name="f3" draw:formula="512640*logheight/512280"/>
          </draw:enhanced-geometry>
        </draw:custom-shape>
        <draw:custom-shape draw:name="Freeform: Shape 271" draw:style-name="gr32" draw:text-style-name="P29" draw:layer="layout" svg:width="1.669cm" svg:height="1.102cm" svg:x="23.654cm" svg:y="4.735cm">
          <text:p/>
          <draw:enhanced-geometry draw:mirror-horizontal="false" draw:mirror-vertical="false" drawooo:sub-view-size="1672 1104" draw:text-areas="?f0 ?f2 ?f1 ?f3" svg:viewBox="0 0 0 0" draw:type="ooxml-non-primitive" draw:enhanced-path="M 690 258 C 749 -108 1433 -91 1373 347 2065 533 1385 1326 1028 878 617 1311 160 1056 18 663 -84 382 251 -71 690 258 Z N">
            <draw:equation draw:name="f0" draw:formula="0*logwidth/601200"/>
            <draw:equation draw:name="f1" draw:formula="601560*logwidth/601200"/>
            <draw:equation draw:name="f2" draw:formula="0*logheight/397080"/>
            <draw:equation draw:name="f3" draw:formula="397440*logheight/397080"/>
          </draw:enhanced-geometry>
        </draw:custom-shape>
        <draw:frame draw:name="PlaceHolder 2" presentation:style-name="pr21" draw:text-style-name="P26" draw:layer="layout" svg:width="6.296cm" svg:height="4.997cm" svg:x="0.349cm" svg:y="8.297cm" presentation:class="outline" presentation:user-transformed="true">
          <draw:text-box>
            <text:p/>
          </draw:text-box>
        </draw:frame>
        <draw:frame draw:name="PlaceHolder 3" presentation:style-name="pr22" draw:text-style-name="P26" draw:layer="layout" svg:width="6.296cm" svg:height="4.997cm" svg:x="7.347cm" svg:y="8.297cm" presentation:class="outline" presentation:user-transformed="true">
          <draw:text-box>
            <text:p/>
          </draw:text-box>
        </draw:frame>
        <draw:frame draw:name="PlaceHolder 4" presentation:style-name="pr23" draw:text-style-name="P26" draw:layer="layout" svg:width="6.296cm" svg:height="4.997cm" svg:x="14.344cm" svg:y="8.297cm" presentation:class="outline" presentation:user-transformed="true">
          <draw:text-box>
            <text:p/>
          </draw:text-box>
        </draw:frame>
        <draw:frame draw:name="PlaceHolder 5" presentation:style-name="pr24" draw:text-style-name="P26" draw:layer="layout" svg:width="6.296cm" svg:height="4.997cm" svg:x="21.341cm" svg:y="8.297cm" presentation:class="outline" presentation:user-transformed="true">
          <draw:text-box>
            <text:p/>
          </draw:text-box>
        </draw:frame>
        <draw:frame draw:name="PlaceHolder 6" presentation:style-name="pr25" draw:text-style-name="P27" draw:layer="layout" svg:width="6.296cm" svg:height="1.798cm" svg:x="0.349cm" svg:y="5.998cm" presentation:class="subtitle" presentation:placeholder="true" presentation:user-transformed="true">
          <draw:text-box/>
        </draw:frame>
        <draw:frame draw:name="PlaceHolder 7" presentation:style-name="pr26" draw:text-style-name="P27" draw:layer="layout" svg:width="6.296cm" svg:height="1.798cm" svg:x="7.347cm" svg:y="5.998cm" presentation:class="subtitle" presentation:placeholder="true" presentation:user-transformed="true">
          <draw:text-box/>
        </draw:frame>
        <draw:frame draw:name="PlaceHolder 8" presentation:style-name="pr27" draw:text-style-name="P27" draw:layer="layout" svg:width="6.296cm" svg:height="1.798cm" svg:x="14.344cm" svg:y="5.998cm" presentation:class="subtitle" presentation:placeholder="true" presentation:user-transformed="true">
          <draw:text-box/>
        </draw:frame>
        <draw:frame draw:name="PlaceHolder 9" presentation:style-name="pr28" draw:text-style-name="P27" draw:layer="layout" svg:width="6.296cm" svg:height="1.798cm" svg:x="21.341cm" svg:y="5.998cm" presentation:class="subtitle" presentation:placeholder="true" presentation:user-transformed="true">
          <draw:text-box/>
        </draw:frame>
        <presentation:notes draw:style-name="dp2">
          <draw:page-thumbnail draw:style-name="gr1" draw:layer="layout" svg:width="19.796cm" svg:height="11.136cm" svg:x="0.601cm" svg:y="2.257cm" draw:page-number="5" presentation:class="page"/>
          <draw:frame presentation:style-name="pr29" draw:text-style-name="P3" draw:layer="layout" svg:width="16.799cm" svg:height="13.364cm" svg:x="2.1cm" svg:y="14.107cm" presentation:class="notes" presentation:placeholder="true">
            <draw:text-box/>
          </draw:frame>
        </presentation:notes>
      </draw:page>
      <draw:page draw:name="page6" draw:style-name="dp1" draw:master-page-name="Topic_20_Title_20_2" presentation:presentation-page-layout-name="AL2T19">
        <draw:custom-shape draw:name="Oval 280" draw:style-name="gr33" draw:text-style-name="P11" draw:layer="layout" svg:width="3.108cm" svg:height="3.108cm" svg:x="1.249cm" svg:y="4.998cm">
          <text:p text:style-name="P4"><text:span text:style-name="T4">2</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laceHolder 1" presentation:style-name="pr30" draw:text-style-name="P30" draw:layer="layout" svg:width="11.993cm" svg:height="2.997cm" svg:x="4.998cm" svg:y="4.748cm" presentation:class="title" presentation:placeholder="true" presentation:user-transformed="true">
          <draw:text-box/>
        </draw:frame>
        <presentation:notes draw:style-name="dp2">
          <draw:page-thumbnail draw:style-name="gr1" draw:layer="layout" svg:width="19.796cm" svg:height="11.136cm" svg:x="0.601cm" svg:y="2.257cm" draw:page-number="6" presentation:class="page"/>
          <draw:frame presentation:style-name="pr31" draw:text-style-name="P3" draw:layer="layout" svg:width="16.799cm" svg:height="13.364cm" svg:x="2.1cm" svg:y="14.107cm" presentation:class="notes" presentation:placeholder="true">
            <draw:text-box/>
          </draw:frame>
        </presentation:notes>
      </draw:page>
      <draw:page draw:name="page7" draw:style-name="dp1" draw:master-page-name="Default_20_2">
        <draw:g draw:name="Group 282" draw:style-name="gr2">
          <draw:custom-shape draw:name="Freeform: Shape 283" draw:style-name="gr25" draw:text-style-name="P21" draw:layer="layout" svg:width="4.747cm" svg:height="0.699cm" svg:x="4.498cm" svg:y="7.498cm">
            <text:p/>
            <draw:enhanced-geometry draw:mirror-horizontal="false" draw:mirror-vertical="false" drawooo:sub-view-size="4751 701" draw:text-areas="?f0 ?f2 ?f1 ?f3" svg:viewBox="0 0 0 0" draw:type="ooxml-non-primitive" draw:enhanced-path="M 345 0 C 154 0 0 155 0 351 0 545 154 701 345 701 460 701 575 701 691 701 760 701 829 701 898 701 2182 701 3467 701 4751 701 4751 467 4751 234 4751 0 3467 0 2182 0 898 0 829 0 760 0 691 0 575 0 460 0 345 0 Z N">
              <draw:equation draw:name="f0" draw:formula="0*logwidth/1709280"/>
              <draw:equation draw:name="f1" draw:formula="1709640*logwidth/1709280"/>
              <draw:equation draw:name="f2" draw:formula="0*logheight/252000"/>
              <draw:equation draw:name="f3" draw:formula="252360*logheight/252000"/>
            </draw:enhanced-geometry>
          </draw:custom-shape>
          <draw:custom-shape draw:name="Freeform: Shape 284" draw:style-name="gr21" draw:text-style-name="P19" draw:layer="layout" svg:width="4.747cm" svg:height="0.699cm" svg:x="9.246cm" svg:y="7.498cm">
            <text:p/>
            <draw:enhanced-geometry draw:mirror-horizontal="false" draw:mirror-vertical="false" drawooo:sub-view-size="4751 701" draw:text-areas="?f0 ?f2 ?f1 ?f3" svg:viewBox="0 0 0 0" draw:type="ooxml-non-primitive" draw:enhanced-path="M 0 0 L 4751 0 4751 701 0 701 0 0 Z N">
              <draw:equation draw:name="f0" draw:formula="0*logwidth/1709280"/>
              <draw:equation draw:name="f1" draw:formula="1709640*logwidth/1709280"/>
              <draw:equation draw:name="f2" draw:formula="0*logheight/252000"/>
              <draw:equation draw:name="f3" draw:formula="252360*logheight/252000"/>
            </draw:enhanced-geometry>
          </draw:custom-shape>
          <draw:custom-shape draw:name="Freeform: Shape 285" draw:style-name="gr17" draw:text-style-name="P17" draw:layer="layout" svg:width="4.747cm" svg:height="0.699cm" svg:x="13.994cm" svg:y="7.498cm">
            <text:p/>
            <draw:enhanced-geometry draw:mirror-horizontal="false" draw:mirror-vertical="false" drawooo:sub-view-size="4751 701" draw:text-areas="?f0 ?f2 ?f1 ?f3" svg:viewBox="0 0 0 0" draw:type="ooxml-non-primitive" draw:enhanced-path="M 0 0 L 4751 0 4751 701 0 701 0 0 Z N">
              <draw:equation draw:name="f0" draw:formula="0*logwidth/1709280"/>
              <draw:equation draw:name="f1" draw:formula="1709640*logwidth/1709280"/>
              <draw:equation draw:name="f2" draw:formula="0*logheight/252000"/>
              <draw:equation draw:name="f3" draw:formula="252360*logheight/252000"/>
            </draw:enhanced-geometry>
          </draw:custom-shape>
          <draw:custom-shape draw:name="Freeform: Shape 286" draw:style-name="gr13" draw:text-style-name="P15" draw:layer="layout" svg:width="4.748cm" svg:height="0.699cm" svg:x="18.742cm" svg:y="7.498cm">
            <text:p/>
            <draw:enhanced-geometry draw:mirror-horizontal="false" draw:mirror-vertical="false" drawooo:sub-view-size="4751 701" draw:text-areas="?f0 ?f2 ?f1 ?f3" svg:viewBox="0 0 0 0" draw:type="ooxml-non-primitive" draw:enhanced-path="M 0 0 L 4751 0 4751 701 0 701 0 0 Z N">
              <draw:equation draw:name="f0" draw:formula="0*logwidth/1709640"/>
              <draw:equation draw:name="f1" draw:formula="1710000*logwidth/1709640"/>
              <draw:equation draw:name="f2" draw:formula="0*logheight/252000"/>
              <draw:equation draw:name="f3" draw:formula="252360*logheight/252000"/>
            </draw:enhanced-geometry>
          </draw:custom-shape>
        </draw:g>
        <draw:g draw:name="Group 287" draw:style-name="gr2">
          <draw:custom-shape draw:name="Oval 288" draw:style-name="gr27" draw:text-style-name="P21" draw:layer="layout" svg:width="2.597cm" svg:height="2.597cm" svg:x="8.196cm" svg:y="10.897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289" draw:style-name="gr34" draw:text-style-name="P6" draw:layer="layout" svg:x1="9.245cm" svg:y1="8.098cm" svg:x2="9.246cm" svg:y2="10.897cm">
            <text:p/>
          </draw:line>
          <draw:custom-shape draw:name="Oval 290" draw:style-name="gr35" draw:text-style-name="P22" draw:layer="layout" svg:width="0.697cm" svg:height="0.698cm" svg:x="8.896cm" svg:y="7.498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1" draw:style-name="gr36" draw:text-style-name="P6" draw:layer="layout" svg:width="2.597cm" svg:height="2.597cm" svg:x="7.946cm" svg:y="10.897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92" draw:style-name="gr2">
          <draw:custom-shape draw:name="Oval 293" draw:style-name="gr23" draw:text-style-name="P19" draw:layer="layout" svg:width="2.597cm" svg:height="2.597cm" svg:x="12.945cm" svg:y="2.0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294" draw:style-name="gr37" draw:text-style-name="P8" draw:layer="layout" svg:x1="13.994cm" svg:y1="7.498cm" svg:x2="13.995cm" svg:y2="4.698cm">
            <text:p/>
          </draw:line>
          <draw:custom-shape draw:name="Oval 295" draw:style-name="gr38" draw:text-style-name="P20" draw:layer="layout" svg:width="0.697cm" svg:height="0.697cm" svg:x="13.645cm" svg:y="7.498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6" draw:style-name="gr39" draw:text-style-name="P8" draw:layer="layout" svg:width="2.597cm" svg:height="2.597cm" svg:x="12.695cm" svg:y="2.0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97" draw:style-name="gr2">
          <draw:custom-shape draw:name="Oval 298" draw:style-name="gr19" draw:text-style-name="P17" draw:layer="layout" svg:width="2.597cm" svg:height="2.597cm" svg:x="17.693cm" svg:y="10.897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299" draw:style-name="gr40" draw:text-style-name="P10" draw:layer="layout" svg:x1="18.742cm" svg:y1="8.098cm" svg:x2="18.743cm" svg:y2="10.897cm">
            <text:p/>
          </draw:line>
          <draw:custom-shape draw:name="Oval 300" draw:style-name="gr41" draw:text-style-name="P18" draw:layer="layout" svg:width="0.697cm" svg:height="0.698cm" svg:x="18.393cm" svg:y="7.498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1" draw:style-name="gr42" draw:text-style-name="P10" draw:layer="layout" svg:width="2.597cm" svg:height="2.597cm" svg:x="17.443cm" svg:y="10.897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02" draw:style-name="gr2">
          <draw:custom-shape draw:name="Oval 303" draw:style-name="gr15" draw:text-style-name="P15" draw:layer="layout" svg:width="2.597cm" svg:height="2.597cm" svg:x="22.441cm" svg:y="2.0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304" draw:style-name="gr43" draw:text-style-name="P12" draw:layer="layout" svg:x1="23.49cm" svg:y1="7.498cm" svg:x2="23.491cm" svg:y2="4.698cm">
            <text:p/>
          </draw:line>
          <draw:custom-shape draw:name="Oval 305" draw:style-name="gr44" draw:text-style-name="P16" draw:layer="layout" svg:width="0.697cm" svg:height="0.697cm" svg:x="23.141cm" svg:y="7.498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6" draw:style-name="gr45" draw:text-style-name="P12" draw:layer="layout" svg:width="2.597cm" svg:height="2.597cm" svg:x="22.191cm" svg:y="2.0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laceHolder 1" presentation:style-name="pr32" draw:text-style-name="P27" draw:layer="layout" svg:width="5.996cm" svg:height="1.798cm" svg:x="6.297cm" svg:y="1.699cm" presentation:class="subtitle" presentation:placeholder="true" presentation:user-transformed="true">
          <draw:text-box/>
        </draw:frame>
        <draw:frame draw:name="PlaceHolder 2" presentation:style-name="pr33" draw:text-style-name="P26" draw:layer="layout" svg:width="5.996cm" svg:height="2.997cm" svg:x="6.297cm" svg:y="3.998cm" presentation:class="outline" presentation:user-transformed="true">
          <draw:text-box>
            <text:p/>
          </draw:text-box>
        </draw:frame>
        <draw:frame draw:name="PlaceHolder 3" presentation:style-name="pr34" draw:text-style-name="P27" draw:layer="layout" svg:width="5.996cm" svg:height="1.798cm" svg:x="15.993cm" svg:y="1.699cm" presentation:class="subtitle" presentation:placeholder="true" presentation:user-transformed="true">
          <draw:text-box/>
        </draw:frame>
        <draw:frame draw:name="PlaceHolder 4" presentation:style-name="pr35" draw:text-style-name="P26" draw:layer="layout" svg:width="5.996cm" svg:height="2.997cm" svg:x="15.993cm" svg:y="3.998cm" presentation:class="outline" presentation:user-transformed="true">
          <draw:text-box>
            <text:p/>
          </draw:text-box>
        </draw:frame>
        <draw:frame draw:name="PlaceHolder 5" presentation:style-name="pr36" draw:text-style-name="P27" draw:layer="layout" svg:width="5.996cm" svg:height="1.798cm" svg:x="1.599cm" svg:y="12.796cm" presentation:class="subtitle" presentation:placeholder="true" presentation:user-transformed="true">
          <draw:text-box/>
        </draw:frame>
        <draw:frame draw:name="PlaceHolder 6" presentation:style-name="pr37" draw:text-style-name="P26" draw:layer="layout" svg:width="5.996cm" svg:height="2.997cm" svg:x="1.599cm" svg:y="8.997cm" presentation:class="outline" presentation:user-transformed="true">
          <draw:text-box>
            <text:p/>
          </draw:text-box>
        </draw:frame>
        <draw:frame draw:name="PlaceHolder 7" presentation:style-name="pr38" draw:text-style-name="P27" draw:layer="layout" svg:width="5.996cm" svg:height="1.798cm" svg:x="10.995cm" svg:y="12.796cm" presentation:class="subtitle" presentation:placeholder="true" presentation:user-transformed="true">
          <draw:text-box/>
        </draw:frame>
        <draw:frame draw:name="PlaceHolder 8" presentation:style-name="pr39" draw:text-style-name="P26" draw:layer="layout" svg:width="5.996cm" svg:height="2.997cm" svg:x="10.995cm" svg:y="8.997cm" presentation:class="outline" presentation:user-transformed="true">
          <draw:text-box>
            <text:p/>
          </draw:text-box>
        </draw:frame>
        <presentation:notes draw:style-name="dp2">
          <draw:page-thumbnail draw:style-name="gr1" draw:layer="layout" svg:width="19.796cm" svg:height="11.136cm" svg:x="0.601cm" svg:y="2.257cm" draw:page-number="7" presentation:class="page"/>
          <draw:frame presentation:style-name="pr19" draw:text-style-name="P3" draw:layer="layout" svg:width="16.799cm" svg:height="13.364cm" svg:x="2.1cm" svg:y="14.107cm" presentation:class="notes" presentation:placeholder="true">
            <draw:text-box/>
          </draw:frame>
        </presentation:notes>
      </draw:page>
      <draw:page draw:name="page8" draw:style-name="dp1" draw:master-page-name="Default_20_4" presentation:presentation-page-layout-name="AL3T1">
        <draw:frame draw:name="PlaceHolder 1" presentation:style-name="pr40" draw:text-style-name="P31" draw:layer="layout" svg:width="11.593cm" svg:height="2.626cm" svg:x="1.399cm" svg:y="1.299cm" presentation:class="title" presentation:placeholder="true" presentation:user-transformed="true">
          <draw:text-box/>
        </draw:frame>
        <draw:frame draw:name="PlaceHolder 2" presentation:style-name="pr41" draw:text-style-name="P32" draw:layer="layout" svg:width="11.593cm" svg:height="10.195cm" svg:x="1.399cm" svg:y="4.298cm" presentation:class="outline" presentation:user-transformed="true">
          <draw:text-box>
            <text:p/>
          </draw:text-box>
        </draw:frame>
        <presentation:notes draw:style-name="dp2">
          <draw:page-thumbnail draw:style-name="gr1" draw:layer="layout" svg:width="19.796cm" svg:height="11.136cm" svg:x="0.601cm" svg:y="2.257cm" draw:page-number="8" presentation:class="page"/>
          <draw:frame presentation:style-name="pr42" draw:text-style-name="P3" draw:layer="layout" svg:width="16.799cm" svg:height="13.364cm" svg:x="2.1cm" svg:y="14.107cm" presentation:class="notes" presentation:placeholder="true">
            <draw:text-box/>
          </draw:frame>
        </presentation:notes>
      </draw:page>
      <draw:page draw:name="page9" draw:style-name="dp1" draw:master-page-name="Default_20_5" presentation:presentation-page-layout-name="AL3T1">
        <draw:frame draw:name="PlaceHolder 1" presentation:style-name="pr43" draw:text-style-name="P33" draw:layer="layout" svg:width="11.993cm" svg:height="2.626cm" svg:x="14.494cm" svg:y="1.299cm" presentation:class="title" presentation:placeholder="true" presentation:user-transformed="true">
          <draw:text-box/>
        </draw:frame>
        <draw:frame draw:name="PlaceHolder 2" presentation:style-name="pr44" draw:text-style-name="P34" draw:layer="layout" svg:width="11.993cm" svg:height="10.195cm" svg:x="14.494cm" svg:y="4.298cm" presentation:class="outline" presentation:user-transformed="true">
          <draw:text-box>
            <text:p/>
          </draw:text-box>
        </draw:frame>
        <presentation:notes draw:style-name="dp2">
          <draw:page-thumbnail draw:style-name="gr1" draw:layer="layout" svg:width="19.796cm" svg:height="11.136cm" svg:x="0.601cm" svg:y="2.257cm" draw:page-number="9" presentation:class="page"/>
          <draw:frame presentation:style-name="pr45" draw:text-style-name="P3" draw:layer="layout" svg:width="16.799cm" svg:height="13.364cm" svg:x="2.1cm" svg:y="14.107cm" presentation:class="notes" presentation:placeholder="true">
            <draw:text-box/>
          </draw:frame>
        </presentation:notes>
      </draw:page>
      <draw:page draw:name="page10" draw:style-name="dp1" draw:master-page-name="Topic_20_Title_20_3" presentation:presentation-page-layout-name="AL2T19">
        <draw:custom-shape draw:name="Oval 321" draw:style-name="gr46" draw:text-style-name="P11" draw:layer="layout" svg:width="3.108cm" svg:height="3.108cm" svg:x="1.249cm" svg:y="4.998cm">
          <text:p text:style-name="P4"><text:span text:style-name="T4">3</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laceHolder 1" presentation:style-name="pr46" draw:text-style-name="P35" draw:layer="layout" svg:width="11.993cm" svg:height="2.997cm" svg:x="4.998cm" svg:y="4.748cm" presentation:class="title" presentation:placeholder="true" presentation:user-transformed="true">
          <draw:text-box/>
        </draw:frame>
        <presentation:notes draw:style-name="dp2">
          <draw:page-thumbnail draw:style-name="gr1" draw:layer="layout" svg:width="19.796cm" svg:height="11.136cm" svg:x="0.601cm" svg:y="2.257cm" draw:page-number="10" presentation:class="page"/>
          <draw:frame presentation:style-name="pr47" draw:text-style-name="P3" draw:layer="layout" svg:width="16.799cm" svg:height="13.364cm" svg:x="2.1cm" svg:y="14.107cm" presentation:class="notes" presentation:placeholder="true">
            <draw:text-box/>
          </draw:frame>
        </presentation:notes>
      </draw:page>
      <draw:page draw:name="page11" draw:style-name="dp1" draw:master-page-name="Default_20_1">
        <draw:g draw:name="Group 323" draw:style-name="gr2">
          <draw:custom-shape draw:name="Freeform: Shape 324" draw:style-name="gr47" draw:text-style-name="P36" draw:layer="layout" svg:width="1.911cm" svg:height="2.884cm" svg:x="12.082cm" svg:y="5.062cm">
            <text:p/>
            <draw:enhanced-geometry draw:mirror-horizontal="false" draw:mirror-vertical="false" drawooo:sub-view-size="1914 2887" draw:text-areas="?f0 ?f2 ?f1 ?f3" svg:viewBox="0 0 0 0" draw:type="ooxml-non-primitive" draw:enhanced-path="M 0 704 C 236 497 505 330 795 208 1054 100 1327 30 1606 0 1709 962 1812 1925 1914 2887 1276 2159 638 1431 0 704 Z N">
              <draw:equation draw:name="f0" draw:formula="0*logwidth/688320"/>
              <draw:equation draw:name="f1" draw:formula="688680*logwidth/688320"/>
              <draw:equation draw:name="f2" draw:formula="0*logheight/1038600"/>
              <draw:equation draw:name="f3" draw:formula="1038960*logheight/1038600"/>
            </draw:enhanced-geometry>
          </draw:custom-shape>
          <draw:custom-shape draw:name="Freeform: Shape 325" draw:style-name="gr25" draw:text-style-name="P21" draw:layer="layout" svg:width="2.894cm" svg:height="1.82cm" svg:x="11.099cm" svg:y="6.126cm">
            <text:p/>
            <draw:enhanced-geometry draw:mirror-horizontal="false" draw:mirror-vertical="false" drawooo:sub-view-size="2897 1823" draw:text-areas="?f0 ?f2 ?f1 ?f3" svg:viewBox="0 0 0 0" draw:type="ooxml-non-primitive" draw:enhanced-path="M 0 1633 C 21 1320 92 1012 212 721 318 461 462 218 638 0 1391 608 2144 1215 2897 1823 1932 1760 965 1696 0 1633 Z N">
              <draw:equation draw:name="f0" draw:formula="0*logwidth/1042200"/>
              <draw:equation draw:name="f1" draw:formula="1042560*logwidth/1042200"/>
              <draw:equation draw:name="f2" draw:formula="0*logheight/655560"/>
              <draw:equation draw:name="f3" draw:formula="655920*logheight/655560"/>
            </draw:enhanced-geometry>
          </draw:custom-shape>
          <draw:custom-shape draw:name="Freeform: Shape 326" draw:style-name="gr48" draw:text-style-name="P37" draw:layer="layout" svg:width="2.884cm" svg:height="1.912cm" svg:x="11.109cm" svg:y="7.947cm">
            <text:p/>
            <draw:enhanced-geometry draw:mirror-horizontal="false" draw:mirror-vertical="false" drawooo:sub-view-size="2887 1914" draw:text-areas="?f0 ?f2 ?f1 ?f3" svg:viewBox="0 0 0 0" draw:type="ooxml-non-primitive" draw:enhanced-path="M 704 1914 C 497 1678 330 1410 208 1120 100 860 30 588 0 308 962 205 1925 102 2887 0 2159 638 1431 1276 704 1914 Z N">
              <draw:equation draw:name="f0" draw:formula="0*logwidth/1038600"/>
              <draw:equation draw:name="f1" draw:formula="1038960*logwidth/1038600"/>
              <draw:equation draw:name="f2" draw:formula="0*logheight/688680"/>
              <draw:equation draw:name="f3" draw:formula="689040*logheight/688680"/>
            </draw:enhanced-geometry>
          </draw:custom-shape>
          <draw:custom-shape draw:name="Freeform: Shape 327" draw:style-name="gr21" draw:text-style-name="P19" draw:layer="layout" svg:width="1.821cm" svg:height="2.895cm" svg:x="12.172cm" svg:y="7.947cm">
            <text:p/>
            <draw:enhanced-geometry draw:mirror-horizontal="false" draw:mirror-vertical="false" drawooo:sub-view-size="1824 2897" draw:text-areas="?f0 ?f2 ?f1 ?f3" svg:viewBox="0 0 0 0" draw:type="ooxml-non-primitive" draw:enhanced-path="M 1634 2897 C 1320 2876 1013 2805 721 2685 462 2579 219 2435 0 2259 608 1506 1216 753 1824 0 1761 965 1697 1932 1634 2897 Z N">
              <draw:equation draw:name="f0" draw:formula="0*logwidth/655920"/>
              <draw:equation draw:name="f1" draw:formula="656280*logwidth/655920"/>
              <draw:equation draw:name="f2" draw:formula="0*logheight/1042560"/>
              <draw:equation draw:name="f3" draw:formula="1042920*logheight/1042560"/>
            </draw:enhanced-geometry>
          </draw:custom-shape>
          <draw:custom-shape draw:name="Freeform: Shape 328" draw:style-name="gr49" draw:text-style-name="P38" draw:layer="layout" svg:width="1.911cm" svg:height="2.884cm" svg:x="13.994cm" svg:y="7.947cm">
            <text:p/>
            <draw:enhanced-geometry draw:mirror-horizontal="false" draw:mirror-vertical="false" drawooo:sub-view-size="1914 2886" draw:text-areas="?f0 ?f2 ?f1 ?f3" svg:viewBox="0 0 0 0" draw:type="ooxml-non-primitive" draw:enhanced-path="M 1914 2182 C 1678 2389 1410 2557 1120 2678 860 2786 588 2856 308 2886 205 1924 102 962 0 0 638 728 1276 1454 1914 2182 Z N">
              <draw:equation draw:name="f0" draw:formula="0*logwidth/688320"/>
              <draw:equation draw:name="f1" draw:formula="688680*logwidth/688320"/>
              <draw:equation draw:name="f2" draw:formula="0*logheight/1038600"/>
              <draw:equation draw:name="f3" draw:formula="1038960*logheight/1038600"/>
            </draw:enhanced-geometry>
          </draw:custom-shape>
          <draw:custom-shape draw:name="Freeform: Shape 329" draw:style-name="gr17" draw:text-style-name="P17" draw:layer="layout" svg:width="2.894cm" svg:height="1.821cm" svg:x="13.994cm" svg:y="7.947cm">
            <text:p/>
            <draw:enhanced-geometry draw:mirror-horizontal="false" draw:mirror-vertical="false" drawooo:sub-view-size="2897 1823" draw:text-areas="?f0 ?f2 ?f1 ?f3" svg:viewBox="0 0 0 0" draw:type="ooxml-non-primitive" draw:enhanced-path="M 2897 189 C 2876 503 2805 811 2685 1102 2579 1362 2435 1605 2259 1823 1506 1215 753 608 0 0 965 63 1932 126 2897 189 Z N">
              <draw:equation draw:name="f0" draw:formula="0*logwidth/1042200"/>
              <draw:equation draw:name="f1" draw:formula="1042560*logwidth/1042200"/>
              <draw:equation draw:name="f2" draw:formula="0*logheight/655920"/>
              <draw:equation draw:name="f3" draw:formula="656280*logheight/655920"/>
            </draw:enhanced-geometry>
          </draw:custom-shape>
          <draw:custom-shape draw:name="Freeform: Shape 330" draw:style-name="gr50" draw:text-style-name="P39" draw:layer="layout" svg:width="2.883cm" svg:height="1.911cm" svg:x="13.994cm" svg:y="6.035cm">
            <text:p/>
            <draw:enhanced-geometry draw:mirror-horizontal="false" draw:mirror-vertical="false" drawooo:sub-view-size="2886 1914" draw:text-areas="?f0 ?f2 ?f1 ?f3" svg:viewBox="0 0 0 0" draw:type="ooxml-non-primitive" draw:enhanced-path="M 2182 0 C 2389 236 2556 505 2678 795 2785 1054 2856 1327 2886 1606 1924 1709 962 1812 0 1914 728 1276 1454 638 2182 0 Z N">
              <draw:equation draw:name="f0" draw:formula="0*logwidth/1038240"/>
              <draw:equation draw:name="f1" draw:formula="1038600*logwidth/1038240"/>
              <draw:equation draw:name="f2" draw:formula="0*logheight/688320"/>
              <draw:equation draw:name="f3" draw:formula="688680*logheight/688320"/>
            </draw:enhanced-geometry>
          </draw:custom-shape>
          <draw:custom-shape draw:name="Freeform: Shape 331" draw:style-name="gr13" draw:text-style-name="P15" draw:layer="layout" svg:width="1.82cm" svg:height="2.893cm" svg:x="13.994cm" svg:y="5.053cm">
            <text:p/>
            <draw:enhanced-geometry draw:mirror-horizontal="false" draw:mirror-vertical="false" drawooo:sub-view-size="1823 2896" draw:text-areas="?f0 ?f2 ?f1 ?f3" svg:viewBox="0 0 0 0" draw:type="ooxml-non-primitive" draw:enhanced-path="M 189 0 C 503 20 811 92 1102 211 1362 317 1605 461 1823 637 1215 1390 608 2143 0 2896 63 1931 126 965 189 0 Z N">
              <draw:equation draw:name="f0" draw:formula="0*logwidth/655560"/>
              <draw:equation draw:name="f1" draw:formula="655920*logwidth/655560"/>
              <draw:equation draw:name="f2" draw:formula="0*logheight/1041840"/>
              <draw:equation draw:name="f3" draw:formula="1042200*logheight/1041840"/>
            </draw:enhanced-geometry>
          </draw:custom-shape>
          <draw:custom-shape draw:name="Oval 332" draw:style-name="gr51" draw:text-style-name="P22" draw:layer="layout" svg:width="5.196cm" svg:height="5.197cm" svg:x="11.395cm" svg:y="5.348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333" draw:style-name="gr2">
            <draw:custom-shape draw:name="Rectangle 334" draw:style-name="gr15" draw:text-style-name="P15" draw:layer="layout" svg:width="0.298cm" svg:height="0.298cm" svg:x="12.794cm" svg:y="8.997cm">
              <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5" draw:style-name="gr52" draw:text-style-name="P39" draw:layer="layout" svg:width="0.298cm" svg:height="0.298cm" svg:x="13.094cm" svg:y="8.997cm">
              <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6" draw:style-name="gr19" draw:text-style-name="P17" draw:layer="layout" svg:width="0.298cm" svg:height="0.298cm" svg:x="13.394cm" svg:y="8.997cm">
              <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7" draw:style-name="gr53" draw:text-style-name="P38" draw:layer="layout" svg:width="0.298cm" svg:height="0.298cm" svg:x="13.694cm" svg:y="8.997cm">
              <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8" draw:style-name="gr23" draw:text-style-name="P19" draw:layer="layout" svg:width="0.298cm" svg:height="0.298cm" svg:x="13.994cm" svg:y="8.997cm">
              <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9" draw:style-name="gr54" draw:text-style-name="P37" draw:layer="layout" svg:width="0.298cm" svg:height="0.298cm" svg:x="14.294cm" svg:y="8.997cm">
              <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0" draw:style-name="gr27" draw:text-style-name="P21" draw:layer="layout" svg:width="0.298cm" svg:height="0.298cm" svg:x="14.594cm" svg:y="8.997cm">
              <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1" draw:style-name="gr55" draw:text-style-name="P36" draw:layer="layout" svg:width="0.297cm" svg:height="0.298cm" svg:x="14.894cm" svg:y="8.997cm">
              <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Freeform: Shape 342" draw:style-name="gr56" draw:text-style-name="P6" draw:layer="layout" svg:width="3.518cm" svg:height="1.67cm" svg:x="9.219cm" svg:y="3.506cm">
          <text:p/>
          <draw:enhanced-geometry draw:mirror-horizontal="false" draw:mirror-vertical="false" drawooo:sub-view-size="3521 1672" draw:text-areas="?f0 ?f2 ?f1 ?f3" svg:viewBox="0 0 0 0" draw:type="ooxml-non-primitive" draw:enhanced-path="M 3521 1672 L 2970 629 0 0 F N">
            <draw:equation draw:name="f0" draw:formula="0*logwidth/1266840"/>
            <draw:equation draw:name="f1" draw:formula="1267200*logwidth/1266840"/>
            <draw:equation draw:name="f2" draw:formula="0*logheight/601560"/>
            <draw:equation draw:name="f3" draw:formula="601920*logheight/601560"/>
          </draw:enhanced-geometry>
        </draw:custom-shape>
        <draw:line draw:name="Straight Connector 343" draw:style-name="gr57" draw:text-style-name="P6" draw:layer="layout" svg:x1="11.005cm" svg:y1="6.898cm" svg:x2="8.126cm" svg:y2="6.698cm">
          <text:p/>
        </draw:line>
        <draw:line draw:name="Straight Connector 344" draw:style-name="gr58" draw:text-style-name="P6" draw:layer="layout" svg:x1="11.145cm" svg:y1="9.277cm" svg:x2="9.296cm" svg:y2="9.297cm">
          <text:p/>
        </draw:line>
        <draw:custom-shape draw:name="Freeform: Shape 345" draw:style-name="gr56" draw:text-style-name="P6" draw:layer="layout" svg:width="4.149cm" svg:height="1.576cm" svg:x="8.67cm" svg:y="10.818cm">
          <text:p/>
          <draw:enhanced-geometry draw:mirror-horizontal="false" draw:mirror-vertical="false" drawooo:sub-view-size="4153 1578" draw:text-areas="?f0 ?f2 ?f1 ?f3" svg:viewBox="0 0 0 0" draw:type="ooxml-non-primitive" draw:enhanced-path="M 4153 0 L 3737 1121 0 1578 F N">
            <draw:equation draw:name="f0" draw:formula="0*logwidth/1494000"/>
            <draw:equation draw:name="f1" draw:formula="1494360*logwidth/1494000"/>
            <draw:equation draw:name="f2" draw:formula="0*logheight/567720"/>
            <draw:equation draw:name="f3" draw:formula="568080*logheight/567720"/>
          </draw:enhanced-geometry>
        </draw:custom-shape>
        <draw:custom-shape draw:name="Freeform: Shape 346" draw:style-name="gr56" draw:text-style-name="P6" draw:layer="layout" svg:width="4.428cm" svg:height="1.762cm" svg:x="15.313cm" svg:y="10.761cm">
          <text:p/>
          <draw:enhanced-geometry draw:mirror-horizontal="false" draw:mirror-vertical="false" drawooo:sub-view-size="4432 1764" draw:text-areas="?f0 ?f2 ?f1 ?f3" svg:viewBox="0 0 0 0" draw:type="ooxml-non-primitive" draw:enhanced-path="M 0 0 L 698 1010 4432 1764 F N">
            <draw:equation draw:name="f0" draw:formula="0*logwidth/1594440"/>
            <draw:equation draw:name="f1" draw:formula="1594800*logwidth/1594440"/>
            <draw:equation draw:name="f2" draw:formula="0*logheight/634680"/>
            <draw:equation draw:name="f3" draw:formula="635040*logheight/634680"/>
          </draw:enhanced-geometry>
        </draw:custom-shape>
        <draw:line draw:name="Straight Connector 347" draw:style-name="gr59" draw:text-style-name="P6" draw:layer="layout" svg:x1="16.893cm" svg:y1="9.107cm" svg:x2="18.992cm" svg:y2="9.297cm">
          <text:p/>
        </draw:line>
        <draw:line draw:name="Straight Connector 348" draw:style-name="gr57" draw:text-style-name="P6" draw:layer="layout" svg:x1="16.893cm" svg:y1="6.698cm" svg:x2="19.992cm" svg:y2="6.498cm">
          <text:p/>
        </draw:line>
        <draw:custom-shape draw:name="Freeform: Shape 349" draw:style-name="gr56" draw:text-style-name="P6" draw:layer="layout" svg:width="3.893cm" svg:height="1.49cm" svg:x="15.223cm" svg:y="3.555cm">
          <text:p/>
          <draw:enhanced-geometry draw:mirror-horizontal="false" draw:mirror-vertical="false" drawooo:sub-view-size="3897 1492" draw:text-areas="?f0 ?f2 ?f1 ?f3" svg:viewBox="0 0 0 0" draw:type="ooxml-non-primitive" draw:enhanced-path="M 0 1492 L 698 718 3897 0 F N">
            <draw:equation draw:name="f0" draw:formula="0*logwidth/1401840"/>
            <draw:equation draw:name="f1" draw:formula="1402200*logwidth/1401840"/>
            <draw:equation draw:name="f2" draw:formula="0*logheight/536760"/>
            <draw:equation draw:name="f3" draw:formula="537120*logheight/536760"/>
          </draw:enhanced-geometry>
        </draw:custom-shape>
        <draw:g draw:name="Group 350" draw:style-name="gr2">
          <draw:custom-shape draw:name="Hexagon 351" draw:style-name="gr60" draw:text-style-name="P6" draw:layer="layout" svg:width="2.997cm" svg:height="2.595cm" draw:transform="rotate (-1.5707963267949) translate (10.695cm 2.099cm)">
            <text:p/>
            <draw:enhanced-geometry draw:mirror-horizontal="false" draw:mirror-vertical="false" draw:glue-points="?f23 ?f8 ?f6 ?f10 ?f5 ?f10 0 ?f8 ?f5 ?f9 ?f6 ?f9" draw:text-areas="?f19 ?f20 ?f21 ?f22" svg:viewBox="0 0 0 0" draw:type="ooxml-hexagon" draw:modifiers="2886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position-x="?f5" draw:handle-position-y="0" draw:handle-range-x-maximum="?f1" draw:handle-range-x-minimum="0"/>
            </draw:enhanced-geometry>
          </draw:custom-shape>
          <draw:custom-shape draw:name="Hexagon 352" draw:style-name="gr55" draw:text-style-name="P36" draw:layer="layout" svg:width="2.597cm" svg:height="2.249cm" draw:transform="rotate (-1.5707963267949) translate (10.522cm 2.299cm)">
            <text:p/>
            <draw:enhanced-geometry draw:mirror-horizontal="false" draw:mirror-vertical="false" draw:glue-points="?f23 ?f8 ?f6 ?f10 ?f5 ?f10 0 ?f8 ?f5 ?f9 ?f6 ?f9" draw:text-areas="?f19 ?f20 ?f21 ?f22" svg:viewBox="0 0 0 0" draw:type="ooxml-hexagon" draw:modifiers="28863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position-x="?f5" draw:handle-position-y="0" draw:handle-range-x-maximum="?f1" draw:handle-range-x-minimum="0"/>
            </draw:enhanced-geometry>
          </draw:custom-shape>
          <draw:g draw:name="Group 353" draw:style-name="gr2">
            <draw:custom-shape draw:name="Freeform: Shape 354" draw:style-name="gr61" draw:text-style-name="P40" draw:layer="layout" svg:width="0.885cm" svg:height="0.681cm" svg:x="8.953cm" svg:y="3.259cm">
              <text:p/>
              <draw:enhanced-geometry draw:mirror-horizontal="false" draw:mirror-vertical="false" drawooo:sub-view-size="888 683" draw:text-areas="?f0 ?f2 ?f1 ?f3" svg:viewBox="0 0 0 0" draw:type="ooxml-non-primitive" draw:enhanced-path="M 0 0 C 0 227 0 456 0 683 296 683 592 683 888 683 F N">
                <draw:equation draw:name="f0" draw:formula="0*logwidth/318960"/>
                <draw:equation draw:name="f1" draw:formula="319320*logwidth/318960"/>
                <draw:equation draw:name="f2" draw:formula="0*logheight/245520"/>
                <draw:equation draw:name="f3" draw:formula="245880*logheight/245520"/>
              </draw:enhanced-geometry>
            </draw:custom-shape>
            <draw:custom-shape draw:name="Freeform: Shape 355" draw:style-name="gr62" draw:text-style-name="P40" draw:layer="layout" svg:width="0.633cm" svg:height="0.437cm" svg:x="9.088cm" svg:y="3.368cm">
              <text:p/>
              <draw:enhanced-geometry draw:mirror-horizontal="false" draw:mirror-vertical="false" drawooo:sub-view-size="636 439" draw:text-areas="?f0 ?f2 ?f1 ?f3" svg:viewBox="0 0 0 0" draw:type="ooxml-non-primitive" draw:enhanced-path="M 0 439 C 84 356 167 272 251 189 265 240 278 291 292 343 407 228 521 115 636 0 F N">
                <draw:equation draw:name="f0" draw:formula="0*logwidth/228240"/>
                <draw:equation draw:name="f1" draw:formula="228600*logwidth/228240"/>
                <draw:equation draw:name="f2" draw:formula="0*logheight/157680"/>
                <draw:equation draw:name="f3" draw:formula="158040*logheight/157680"/>
              </draw:enhanced-geometry>
            </draw:custom-shape>
          </draw:g>
        </draw:g>
        <draw:g draw:name="Group 356" draw:style-name="gr2">
          <draw:custom-shape draw:name="Hexagon 357" draw:style-name="gr60" draw:text-style-name="P6" draw:layer="layout" svg:width="2.997cm" svg:height="2.595cm" draw:transform="rotate (-1.5707963267949) translate (9.446cm 4.998cm)">
            <text:p/>
            <draw:enhanced-geometry draw:mirror-horizontal="false" draw:mirror-vertical="false" draw:glue-points="?f23 ?f8 ?f6 ?f10 ?f5 ?f10 0 ?f8 ?f5 ?f9 ?f6 ?f9" draw:text-areas="?f19 ?f20 ?f21 ?f22" svg:viewBox="0 0 0 0" draw:type="ooxml-hexagon" draw:modifiers="2886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position-x="?f5" draw:handle-position-y="0" draw:handle-range-x-maximum="?f1" draw:handle-range-x-minimum="0"/>
            </draw:enhanced-geometry>
          </draw:custom-shape>
          <draw:custom-shape draw:name="Hexagon 358" draw:style-name="gr27" draw:text-style-name="P21" draw:layer="layout" svg:width="2.597cm" svg:height="2.249cm" draw:transform="rotate (-1.5707963267949) translate (9.273cm 5.198cm)">
            <text:p/>
            <draw:enhanced-geometry draw:mirror-horizontal="false" draw:mirror-vertical="false" draw:glue-points="?f23 ?f8 ?f6 ?f10 ?f5 ?f10 0 ?f8 ?f5 ?f9 ?f6 ?f9" draw:text-areas="?f19 ?f20 ?f21 ?f22" svg:viewBox="0 0 0 0" draw:type="ooxml-hexagon" draw:modifiers="28863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position-x="?f5" draw:handle-position-y="0" draw:handle-range-x-maximum="?f1" draw:handle-range-x-minimum="0"/>
            </draw:enhanced-geometry>
          </draw:custom-shape>
          <draw:g draw:name="Group 359" draw:style-name="gr2">
            <draw:custom-shape draw:name="Freeform: Shape 360" draw:style-name="gr63" draw:text-style-name="P22" draw:layer="layout" svg:width="0.125cm" svg:height="0.125cm" svg:x="8.148cm" svg:y="6.42cm">
              <text:p/>
              <draw:enhanced-geometry draw:mirror-horizontal="false" draw:mirror-vertical="false" drawooo:sub-view-size="127 127" draw:text-areas="?f0 ?f2 ?f1 ?f3" svg:viewBox="0 0 0 0" draw:type="ooxml-non-primitive" draw:enhanced-path="M 127 63 C 127 74 124 86 119 95 113 105 105 113 95 119 86 124 74 127 64 127 52 127 41 124 31 119 22 113 14 105 8 95 2 86 0 74 0 63 0 52 3 41 8 31 14 22 22 14 31 8 41 2 52 0 64 0 74 0 86 2 95 8 105 14 113 22 119 31 124 41 127 52 127 63 Z N">
                <draw:equation draw:name="f0" draw:formula="0*logwidth/45360"/>
                <draw:equation draw:name="f1" draw:formula="45720*logwidth/45360"/>
                <draw:equation draw:name="f2" draw:formula="0*logheight/45360"/>
                <draw:equation draw:name="f3" draw:formula="45720*logheight/45360"/>
              </draw:enhanced-geometry>
            </draw:custom-shape>
            <draw:custom-shape draw:name="Freeform: Shape 361" draw:style-name="gr63" draw:text-style-name="P22" draw:layer="layout" svg:width="0.125cm" svg:height="0.125cm" svg:x="8.325cm" svg:y="6.42cm">
              <text:p/>
              <draw:enhanced-geometry draw:mirror-horizontal="false" draw:mirror-vertical="false" drawooo:sub-view-size="127 127" draw:text-areas="?f0 ?f2 ?f1 ?f3" svg:viewBox="0 0 0 0" draw:type="ooxml-non-primitive" draw:enhanced-path="M 127 63 C 127 74 124 86 119 95 113 105 105 113 95 119 86 124 74 127 64 127 52 127 41 124 31 119 22 113 14 105 8 95 2 86 0 74 0 63 0 52 3 41 8 31 14 22 22 14 31 8 41 2 52 0 64 0 74 0 86 2 95 8 105 14 113 22 119 31 124 41 127 52 127 63 Z N">
                <draw:equation draw:name="f0" draw:formula="0*logwidth/45360"/>
                <draw:equation draw:name="f1" draw:formula="45720*logwidth/45360"/>
                <draw:equation draw:name="f2" draw:formula="0*logheight/45360"/>
                <draw:equation draw:name="f3" draw:formula="45720*logheight/45360"/>
              </draw:enhanced-geometry>
            </draw:custom-shape>
            <draw:custom-shape draw:name="Freeform: Shape 362" draw:style-name="gr63" draw:text-style-name="P22" draw:layer="layout" svg:width="0.125cm" svg:height="0.125cm" svg:x="8.492cm" svg:y="6.42cm">
              <text:p/>
              <draw:enhanced-geometry draw:mirror-horizontal="false" draw:mirror-vertical="false" drawooo:sub-view-size="127 127" draw:text-areas="?f0 ?f2 ?f1 ?f3" svg:viewBox="0 0 0 0" draw:type="ooxml-non-primitive" draw:enhanced-path="M 127 63 C 127 74 123 86 118 95 112 105 104 113 94 119 84 124 74 127 64 127 52 127 42 124 32 119 22 113 15 105 9 95 3 86 0 74 0 63 0 52 3 41 9 31 14 22 22 13 32 8 42 2 52 0 64 0 74 0 84 2 94 8 104 13 113 22 118 31 124 41 127 52 127 63 Z N">
                <draw:equation draw:name="f0" draw:formula="0*logwidth/45360"/>
                <draw:equation draw:name="f1" draw:formula="45720*logwidth/45360"/>
                <draw:equation draw:name="f2" draw:formula="0*logheight/45360"/>
                <draw:equation draw:name="f3" draw:formula="45720*logheight/45360"/>
              </draw:enhanced-geometry>
            </draw:custom-shape>
            <draw:custom-shape draw:name="Freeform: Shape 363" draw:style-name="gr61" draw:text-style-name="P40" draw:layer="layout" svg:width="1.028cm" svg:height="0.712cm" svg:x="7.79cm" svg:y="6.183cm">
              <text:p/>
              <draw:enhanced-geometry draw:mirror-horizontal="false" draw:mirror-vertical="false" drawooo:sub-view-size="1031 714" draw:text-areas="?f0 ?f2 ?f1 ?f3" svg:viewBox="0 0 0 0" draw:type="ooxml-non-primitive" draw:enhanced-path="M 268 0 C 120 0 0 120 0 268 0 282 0 297 0 311 0 460 120 579 268 579 330 579 390 579 451 579 506 624 562 669 617 714 617 669 617 624 617 579 665 579 714 579 763 579 911 579 1031 460 1031 311 1031 297 1031 282 1031 268 1031 120 911 0 763 0 598 0 433 0 268 0 Z N">
                <draw:equation draw:name="f0" draw:formula="0*logwidth/370440"/>
                <draw:equation draw:name="f1" draw:formula="370800*logwidth/370440"/>
                <draw:equation draw:name="f2" draw:formula="0*logheight/256680"/>
                <draw:equation draw:name="f3" draw:formula="257040*logheight/256680"/>
              </draw:enhanced-geometry>
            </draw:custom-shape>
            <draw:custom-shape draw:name="Freeform: Shape 364" draw:style-name="gr63" draw:text-style-name="P22" draw:layer="layout" svg:width="0.78cm" svg:height="0.781cm" svg:x="7.49cm" svg:y="6.035cm">
              <text:p/>
              <draw:enhanced-geometry draw:mirror-horizontal="false" draw:mirror-vertical="false" drawooo:sub-view-size="783 783" draw:text-areas="?f0 ?f2 ?f1 ?f3" svg:viewBox="0 0 0 0" draw:type="ooxml-non-primitive" draw:enhanced-path="M 783 392 C 783 461 765 528 731 588 696 647 647 697 588 731 528 765 460 783 392 783 323 783 255 765 196 731 136 697 87 647 52 588 17 528 0 461 0 392 0 323 17 255 52 196 87 136 136 87 196 52 255 18 323 0 392 0 460 0 528 18 588 52 647 87 696 136 731 196 765 255 783 323 783 392 Z N">
                <draw:equation draw:name="f0" draw:formula="0*logwidth/281160"/>
                <draw:equation draw:name="f1" draw:formula="281520*logwidth/281160"/>
                <draw:equation draw:name="f2" draw:formula="0*logheight/281520"/>
                <draw:equation draw:name="f3" draw:formula="281880*logheight/281520"/>
              </draw:enhanced-geometry>
            </draw:custom-shape>
            <draw:custom-shape draw:name="Freeform: Shape 365" draw:style-name="gr63" draw:text-style-name="P22" draw:layer="layout" svg:width="0.23cm" svg:height="0.229cm" svg:x="7.678cm" svg:y="6.732cm">
              <text:p/>
              <draw:enhanced-geometry draw:mirror-horizontal="false" draw:mirror-vertical="false" drawooo:sub-view-size="232 232" draw:text-areas="?f0 ?f2 ?f1 ?f3" svg:viewBox="0 0 0 0" draw:type="ooxml-non-primitive" draw:enhanced-path="M 0 232 C 77 155 155 77 232 0 155 0 77 0 0 0 0 77 0 155 0 232 Z N">
                <draw:equation draw:name="f0" draw:formula="0*logwidth/83160"/>
                <draw:equation draw:name="f1" draw:formula="83520*logwidth/83160"/>
                <draw:equation draw:name="f2" draw:formula="0*logheight/82800"/>
                <draw:equation draw:name="f3" draw:formula="83160*logheight/82800"/>
              </draw:enhanced-geometry>
            </draw:custom-shape>
            <draw:custom-shape draw:name="Freeform: Shape 366" draw:style-name="gr25" draw:text-style-name="P21" draw:layer="layout" svg:width="0.125cm" svg:height="0.125cm" svg:x="7.627cm" svg:y="6.382cm">
              <text:p/>
              <draw:enhanced-geometry draw:mirror-horizontal="false" draw:mirror-vertical="false" drawooo:sub-view-size="127 127" draw:text-areas="?f0 ?f2 ?f1 ?f3" svg:viewBox="0 0 0 0" draw:type="ooxml-non-primitive" draw:enhanced-path="M 127 64 C 127 74 123 85 118 94 113 104 104 113 94 118 85 123 74 127 64 127 52 127 42 123 31 118 21 113 15 104 9 94 3 85 0 74 0 64 0 52 3 41 9 31 14 22 21 14 31 9 41 3 52 0 64 0 74 0 85 3 94 9 104 15 113 22 118 31 123 41 127 52 127 64 Z N">
                <draw:equation draw:name="f0" draw:formula="0*logwidth/45360"/>
                <draw:equation draw:name="f1" draw:formula="45720*logwidth/45360"/>
                <draw:equation draw:name="f2" draw:formula="0*logheight/45360"/>
                <draw:equation draw:name="f3" draw:formula="45720*logheight/45360"/>
              </draw:enhanced-geometry>
            </draw:custom-shape>
            <draw:custom-shape draw:name="Freeform: Shape 367" draw:style-name="gr25" draw:text-style-name="P21" draw:layer="layout" svg:width="0.125cm" svg:height="0.125cm" svg:x="7.803cm" svg:y="6.382cm">
              <text:p/>
              <draw:enhanced-geometry draw:mirror-horizontal="false" draw:mirror-vertical="false" drawooo:sub-view-size="127 127" draw:text-areas="?f0 ?f2 ?f1 ?f3" svg:viewBox="0 0 0 0" draw:type="ooxml-non-primitive" draw:enhanced-path="M 127 64 C 127 74 123 85 118 94 113 104 104 113 94 118 85 123 74 127 64 127 52 127 42 123 31 118 21 113 15 104 9 94 3 85 0 74 0 64 0 52 3 41 9 31 14 22 21 14 31 9 41 3 52 0 64 0 74 0 85 3 94 9 104 15 113 22 118 31 123 41 127 52 127 64 Z N">
                <draw:equation draw:name="f0" draw:formula="0*logwidth/45360"/>
                <draw:equation draw:name="f1" draw:formula="45720*logwidth/45360"/>
                <draw:equation draw:name="f2" draw:formula="0*logheight/45360"/>
                <draw:equation draw:name="f3" draw:formula="45720*logheight/45360"/>
              </draw:enhanced-geometry>
            </draw:custom-shape>
            <draw:custom-shape draw:name="Freeform: Shape 368" draw:style-name="gr25" draw:text-style-name="P21" draw:layer="layout" svg:width="0.124cm" svg:height="0.125cm" svg:x="7.971cm" svg:y="6.382cm">
              <text:p/>
              <draw:enhanced-geometry draw:mirror-horizontal="false" draw:mirror-vertical="false" drawooo:sub-view-size="127 127" draw:text-areas="?f0 ?f2 ?f1 ?f3" svg:viewBox="0 0 0 0" draw:type="ooxml-non-primitive" draw:enhanced-path="M 127 64 C 127 74 124 85 119 94 113 104 105 113 95 118 86 123 73 127 63 127 52 127 41 123 31 118 22 113 14 104 8 94 2 85 0 74 0 64 0 52 3 41 8 31 14 22 22 15 31 9 41 3 52 0 63 0 74 0 86 3 95 9 105 15 113 22 119 31 124 41 127 52 127 64 Z N">
                <draw:equation draw:name="f0" draw:formula="0*logwidth/45000"/>
                <draw:equation draw:name="f1" draw:formula="45360*logwidth/45000"/>
                <draw:equation draw:name="f2" draw:formula="0*logheight/45360"/>
                <draw:equation draw:name="f3" draw:formula="45720*logheight/45360"/>
              </draw:enhanced-geometry>
            </draw:custom-shape>
          </draw:g>
        </draw:g>
        <draw:g draw:name="Group 369" draw:style-name="gr2">
          <draw:custom-shape draw:name="Hexagon 370" draw:style-name="gr64" draw:text-style-name="P8" draw:layer="layout" svg:width="2.997cm" svg:height="2.595cm" draw:transform="rotate (-1.5707963267949) translate (10.595cm 7.898cm)">
            <text:p/>
            <draw:enhanced-geometry draw:mirror-horizontal="false" draw:mirror-vertical="false" draw:glue-points="?f23 ?f8 ?f6 ?f10 ?f5 ?f10 0 ?f8 ?f5 ?f9 ?f6 ?f9" draw:text-areas="?f19 ?f20 ?f21 ?f22" svg:viewBox="0 0 0 0" draw:type="ooxml-hexagon" draw:modifiers="2886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position-x="?f5" draw:handle-position-y="0" draw:handle-range-x-maximum="?f1" draw:handle-range-x-minimum="0"/>
            </draw:enhanced-geometry>
          </draw:custom-shape>
          <draw:custom-shape draw:name="Hexagon 371" draw:style-name="gr54" draw:text-style-name="P37" draw:layer="layout" svg:width="2.597cm" svg:height="2.249cm" draw:transform="rotate (-1.5707963267949) translate (10.422cm 8.098cm)">
            <text:p/>
            <draw:enhanced-geometry draw:mirror-horizontal="false" draw:mirror-vertical="false" draw:glue-points="?f23 ?f8 ?f6 ?f10 ?f5 ?f10 0 ?f8 ?f5 ?f9 ?f6 ?f9" draw:text-areas="?f19 ?f20 ?f21 ?f22" svg:viewBox="0 0 0 0" draw:type="ooxml-hexagon" draw:modifiers="28863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position-x="?f5" draw:handle-position-y="0" draw:handle-range-x-maximum="?f1" draw:handle-range-x-minimum="0"/>
            </draw:enhanced-geometry>
          </draw:custom-shape>
          <draw:g draw:name="Group 372" draw:style-name="gr2">
            <draw:custom-shape draw:name="Freeform: Shape 373" draw:style-name="gr63" draw:text-style-name="P22" draw:layer="layout" svg:width="0.734cm" svg:height="0.892cm" svg:x="8.929cm" svg:y="8.788cm">
              <text:p/>
              <draw:enhanced-geometry draw:mirror-horizontal="false" draw:mirror-vertical="false" drawooo:sub-view-size="737 894" draw:text-areas="?f0 ?f2 ?f1 ?f3" svg:viewBox="0 0 0 0" draw:type="ooxml-non-primitive" draw:enhanced-path="M 369 0 C 165 0 0 165 0 369 0 442 22 515 64 575 L 63 575 C 83 630 198 788 202 893 308 893 414 894 519 894 523 794 603 677 650 609 707 541 737 456 737 369 737 165 573 0 369 0 Z N">
                <draw:equation draw:name="f0" draw:formula="0*logwidth/264600"/>
                <draw:equation draw:name="f1" draw:formula="264960*logwidth/264600"/>
                <draw:equation draw:name="f2" draw:formula="0*logheight/321480"/>
                <draw:equation draw:name="f3" draw:formula="321840*logheight/321480"/>
              </draw:enhanced-geometry>
            </draw:custom-shape>
            <draw:custom-shape draw:name="Freeform: Shape 374" draw:style-name="gr25" draw:text-style-name="P21" draw:layer="layout" svg:width="0.509cm" svg:height="0.08cm" svg:x="9.033cm" svg:y="9.679cm">
              <text:p/>
              <draw:enhanced-geometry draw:mirror-horizontal="false" draw:mirror-vertical="false" drawooo:sub-view-size="512 82" draw:text-areas="?f0 ?f2 ?f1 ?f3" svg:viewBox="0 0 0 0" draw:type="ooxml-non-primitive" draw:enhanced-path="M 255 82 C 327 82 399 82 470 82 493 82 512 64 512 41 512 18 493 0 470 0 327 0 185 0 41 0 18 0 0 18 0 41 0 64 18 82 41 82 113 82 184 82 255 82 Z N">
                <draw:equation draw:name="f0" draw:formula="0*logwidth/183600"/>
                <draw:equation draw:name="f1" draw:formula="183960*logwidth/183600"/>
                <draw:equation draw:name="f2" draw:formula="0*logheight/29160"/>
                <draw:equation draw:name="f3" draw:formula="29520*logheight/29160"/>
              </draw:enhanced-geometry>
            </draw:custom-shape>
            <draw:custom-shape draw:name="Freeform: Shape 375" draw:style-name="gr25" draw:text-style-name="P21" draw:layer="layout" svg:width="0.325cm" svg:height="0.122cm" svg:x="9.122cm" svg:y="9.876cm">
              <text:p/>
              <draw:enhanced-geometry draw:mirror-horizontal="false" draw:mirror-vertical="false" drawooo:sub-view-size="328 124" draw:text-areas="?f0 ?f2 ?f1 ?f3" svg:viewBox="0 0 0 0" draw:type="ooxml-non-primitive" draw:enhanced-path="M 164 124 C 198 124 232 124 266 124 300 124 328 96 328 62 328 27 300 0 266 0 198 0 130 0 62 0 28 0 0 27 0 62 0 96 28 124 62 124 96 124 130 124 164 124 Z N">
                <draw:equation draw:name="f0" draw:formula="0*logwidth/117360"/>
                <draw:equation draw:name="f1" draw:formula="117720*logwidth/117360"/>
                <draw:equation draw:name="f2" draw:formula="0*logheight/44280"/>
                <draw:equation draw:name="f3" draw:formula="44640*logheight/44280"/>
              </draw:enhanced-geometry>
            </draw:custom-shape>
            <draw:custom-shape draw:name="Freeform: Shape 376" draw:style-name="gr25" draw:text-style-name="P21" draw:layer="layout" svg:width="0.416cm" svg:height="0.079cm" svg:x="9.078cm" svg:y="9.78cm">
              <text:p/>
              <draw:enhanced-geometry draw:mirror-horizontal="false" draw:mirror-vertical="false" drawooo:sub-view-size="419 82" draw:text-areas="?f0 ?f2 ?f1 ?f3" svg:viewBox="0 0 0 0" draw:type="ooxml-non-primitive" draw:enhanced-path="M 210 82 C 266 82 322 82 378 82 400 82 419 64 419 41 419 18 400 0 378 0 266 0 153 0 41 0 18 0 0 18 0 41 0 64 18 82 41 82 97 82 154 82 210 82 Z N">
                <draw:equation draw:name="f0" draw:formula="0*logwidth/150120"/>
                <draw:equation draw:name="f1" draw:formula="150480*logwidth/150120"/>
                <draw:equation draw:name="f2" draw:formula="0*logheight/28800"/>
                <draw:equation draw:name="f3" draw:formula="29160*logheight/28800"/>
              </draw:enhanced-geometry>
            </draw:custom-shape>
          </draw:g>
        </draw:g>
        <draw:g draw:name="Group 377" draw:style-name="gr2">
          <draw:custom-shape draw:name="Hexagon 378" draw:style-name="gr64" draw:text-style-name="P8" draw:layer="layout" svg:width="2.997cm" svg:height="2.595cm" draw:transform="rotate (-1.5707963267949) translate (9.946cm 10.897cm)">
            <text:p/>
            <draw:enhanced-geometry draw:mirror-horizontal="false" draw:mirror-vertical="false" draw:glue-points="?f23 ?f8 ?f6 ?f10 ?f5 ?f10 0 ?f8 ?f5 ?f9 ?f6 ?f9" draw:text-areas="?f19 ?f20 ?f21 ?f22" svg:viewBox="0 0 0 0" draw:type="ooxml-hexagon" draw:modifiers="2886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position-x="?f5" draw:handle-position-y="0" draw:handle-range-x-maximum="?f1" draw:handle-range-x-minimum="0"/>
            </draw:enhanced-geometry>
          </draw:custom-shape>
          <draw:custom-shape draw:name="Hexagon 379" draw:style-name="gr23" draw:text-style-name="P19" draw:layer="layout" svg:width="2.597cm" svg:height="2.249cm" draw:transform="rotate (-1.5707963267949) translate (9.773cm 11.097cm)">
            <text:p/>
            <draw:enhanced-geometry draw:mirror-horizontal="false" draw:mirror-vertical="false" draw:glue-points="?f23 ?f8 ?f6 ?f10 ?f5 ?f10 0 ?f8 ?f5 ?f9 ?f6 ?f9" draw:text-areas="?f19 ?f20 ?f21 ?f22" svg:viewBox="0 0 0 0" draw:type="ooxml-hexagon" draw:modifiers="28863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position-x="?f5" draw:handle-position-y="0" draw:handle-range-x-maximum="?f1" draw:handle-range-x-minimum="0"/>
            </draw:enhanced-geometry>
          </draw:custom-shape>
          <draw:g draw:name="Group 380" draw:style-name="gr2">
            <draw:custom-shape draw:name="Freeform: Shape 381" draw:style-name="gr63" draw:text-style-name="P22" draw:layer="layout" svg:width="0.834cm" svg:height="0.834cm" svg:x="8.197cm" svg:y="12.011cm">
              <text:p/>
              <draw:enhanced-geometry draw:mirror-horizontal="false" draw:mirror-vertical="false" drawooo:sub-view-size="837 837" draw:text-areas="?f0 ?f2 ?f1 ?f3" svg:viewBox="0 0 0 0" draw:type="ooxml-non-primitive" draw:enhanced-path="M 837 419 C 837 492 818 564 781 628 744 692 692 744 628 781 612 790 595 799 577 806 527 826 473 837 419 837 345 837 273 818 209 781 177 763 147 739 121 713 95 687 73 658 56 628 19 564 0 492 0 419 0 362 11 306 33 254 40 239 47 224 56 209 92 146 145 93 209 56 272 19 345 0 419 0 421 0 422 0 425 0 423 140 421 279 419 419 558 419 698 419 837 419 Z N">
                <draw:equation draw:name="f0" draw:formula="0*logwidth/300600"/>
                <draw:equation draw:name="f1" draw:formula="300960*logwidth/300600"/>
                <draw:equation draw:name="f2" draw:formula="0*logheight/300600"/>
                <draw:equation draw:name="f3" draw:formula="300960*logheight/300600"/>
              </draw:enhanced-geometry>
            </draw:custom-shape>
            <draw:custom-shape draw:name="Freeform: Shape 382" draw:style-name="gr25" draw:text-style-name="P21" draw:layer="layout" svg:width="0.42cm" svg:height="0.425cm" svg:x="8.678cm" svg:y="11.949cm">
              <text:p/>
              <draw:enhanced-geometry draw:mirror-horizontal="false" draw:mirror-vertical="false" drawooo:sub-view-size="422 427" draw:text-areas="?f0 ?f2 ?f1 ?f3" svg:viewBox="0 0 0 0" draw:type="ooxml-non-primitive" draw:enhanced-path="M 0 0 C 8 0 16 1 24 1 96 5 168 27 230 66 255 83 280 102 302 124 331 155 357 189 376 226 408 289 423 358 422 427 282 424 143 421 3 419 3 279 1 140 0 0 Z N">
                <draw:equation draw:name="f0" draw:formula="0*logwidth/151560"/>
                <draw:equation draw:name="f1" draw:formula="151920*logwidth/151560"/>
                <draw:equation draw:name="f2" draw:formula="0*logheight/153360"/>
                <draw:equation draw:name="f3" draw:formula="153720*logheight/153360"/>
              </draw:enhanced-geometry>
            </draw:custom-shape>
          </draw:g>
        </draw:g>
        <draw:g draw:name="Group 383" draw:style-name="gr2">
          <draw:custom-shape draw:name="Hexagon 384" draw:style-name="gr65" draw:text-style-name="P10" draw:layer="layout" svg:width="2.997cm" svg:height="2.595cm" draw:transform="rotate (-1.5707963267949) translate (20.989cm 10.897cm)">
            <text:p/>
            <draw:enhanced-geometry draw:mirror-horizontal="false" draw:mirror-vertical="false" draw:glue-points="?f23 ?f8 ?f6 ?f10 ?f5 ?f10 0 ?f8 ?f5 ?f9 ?f6 ?f9" draw:text-areas="?f19 ?f20 ?f21 ?f22" svg:viewBox="0 0 0 0" draw:type="ooxml-hexagon" draw:modifiers="2886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position-x="?f5" draw:handle-position-y="0" draw:handle-range-x-maximum="?f1" draw:handle-range-x-minimum="0"/>
            </draw:enhanced-geometry>
          </draw:custom-shape>
          <draw:custom-shape draw:name="Hexagon 385" draw:style-name="gr53" draw:text-style-name="P38" draw:layer="layout" svg:width="2.597cm" svg:height="2.249cm" draw:transform="rotate (-1.5707963267949) translate (20.816cm 11.097cm)">
            <text:p/>
            <draw:enhanced-geometry draw:mirror-horizontal="false" draw:mirror-vertical="false" draw:glue-points="?f23 ?f8 ?f6 ?f10 ?f5 ?f10 0 ?f8 ?f5 ?f9 ?f6 ?f9" draw:text-areas="?f19 ?f20 ?f21 ?f22" svg:viewBox="0 0 0 0" draw:type="ooxml-hexagon" draw:modifiers="28863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position-x="?f5" draw:handle-position-y="0" draw:handle-range-x-maximum="?f1" draw:handle-range-x-minimum="0"/>
            </draw:enhanced-geometry>
          </draw:custom-shape>
          <draw:g draw:name="Group 386" draw:style-name="gr2">
            <draw:custom-shape draw:name="Freeform: Shape 387" draw:style-name="gr25" draw:text-style-name="P21" draw:layer="layout" svg:width="0.765cm" svg:height="0.635cm" svg:x="19.307cm" svg:y="12.36cm">
              <text:p/>
              <draw:enhanced-geometry draw:mirror-horizontal="false" draw:mirror-vertical="false" drawooo:sub-view-size="768 638" draw:text-areas="?f0 ?f2 ?f1 ?f3" svg:viewBox="0 0 0 0" draw:type="ooxml-non-primitive" draw:enhanced-path="M 381 0 C 170 0 0 179 0 402 0 464 0 527 0 589 0 606 1 622 3 638 257 637 511 637 765 637 767 621 768 605 768 589 768 527 768 464 768 402 768 179 598 0 387 0 385 0 383 0 381 0 Z N">
                <draw:equation draw:name="f0" draw:formula="0*logwidth/275760"/>
                <draw:equation draw:name="f1" draw:formula="276120*logwidth/275760"/>
                <draw:equation draw:name="f2" draw:formula="0*logheight/228960"/>
                <draw:equation draw:name="f3" draw:formula="229320*logheight/228960"/>
              </draw:enhanced-geometry>
            </draw:custom-shape>
            <draw:custom-shape draw:name="Freeform: Shape 388" draw:style-name="gr63" draw:text-style-name="P22" draw:layer="layout" svg:width="0.48cm" svg:height="0.516cm" svg:x="19.45cm" svg:y="11.799cm">
              <text:p/>
              <draw:enhanced-geometry draw:mirror-horizontal="false" draw:mirror-vertical="false" drawooo:sub-view-size="483 518" draw:text-areas="?f0 ?f2 ?f1 ?f3" svg:viewBox="0 0 0 0" draw:type="ooxml-non-primitive" draw:enhanced-path="M 483 259 C 483 304 471 349 450 388 429 428 399 461 362 484 325 506 283 518 241 518 199 518 157 506 121 484 84 461 53 428 32 388 11 349 0 304 0 259 0 213 11 169 32 129 53 90 84 57 121 34 157 11 199 0 241 0 283 0 325 11 362 34 399 57 429 90 450 129 471 169 483 213 483 259 Z N">
                <draw:equation draw:name="f0" draw:formula="0*logwidth/173160"/>
                <draw:equation draw:name="f1" draw:formula="173520*logwidth/173160"/>
                <draw:equation draw:name="f2" draw:formula="0*logheight/186120"/>
                <draw:equation draw:name="f3" draw:formula="186480*logheight/186120"/>
              </draw:enhanced-geometry>
            </draw:custom-shape>
            <draw:custom-shape draw:name="Freeform: Shape 389" draw:style-name="gr63" draw:text-style-name="P22" draw:layer="layout" svg:width="0.154cm" svg:height="0.09cm" svg:x="19.609cm" svg:y="12.355cm">
              <text:p/>
              <draw:enhanced-geometry draw:mirror-horizontal="false" draw:mirror-vertical="false" drawooo:sub-view-size="157 92" draw:text-areas="?f0 ?f2 ?f1 ?f3" svg:viewBox="0 0 0 0" draw:type="ooxml-non-primitive" draw:enhanced-path="M 0 13 C 27 40 55 66 82 92 108 66 132 40 157 13 108 -7 55 -2 0 13 Z N">
                <draw:equation draw:name="f0" draw:formula="0*logwidth/55800"/>
                <draw:equation draw:name="f1" draw:formula="56160*logwidth/55800"/>
                <draw:equation draw:name="f2" draw:formula="0*logheight/32760"/>
                <draw:equation draw:name="f3" draw:formula="33120*logheight/32760"/>
              </draw:enhanced-geometry>
            </draw:custom-shape>
            <draw:custom-shape draw:name="Freeform: Shape 390" draw:style-name="gr63" draw:text-style-name="P22" draw:layer="layout" svg:width="0.131cm" svg:height="0.351cm" svg:x="19.627cm" svg:y="12.488cm">
              <text:p/>
              <draw:enhanced-geometry draw:mirror-horizontal="false" draw:mirror-vertical="false" drawooo:sub-view-size="133 354" draw:text-areas="?f0 ?f2 ?f1 ?f3" svg:viewBox="0 0 0 0" draw:type="ooxml-non-primitive" draw:enhanced-path="M 67 0 C 89 101 111 200 133 301 110 318 87 337 65 354 43 337 22 318 0 301 23 200 45 101 67 0 Z N">
                <draw:equation draw:name="f0" draw:formula="0*logwidth/47520"/>
                <draw:equation draw:name="f1" draw:formula="47880*logwidth/47520"/>
                <draw:equation draw:name="f2" draw:formula="0*logheight/126720"/>
                <draw:equation draw:name="f3" draw:formula="127080*logheight/126720"/>
              </draw:enhanced-geometry>
            </draw:custom-shape>
          </draw:g>
        </draw:g>
        <draw:g draw:name="Group 391" draw:style-name="gr2">
          <draw:custom-shape draw:name="Hexagon 392" draw:style-name="gr65" draw:text-style-name="P10" draw:layer="layout" svg:width="2.997cm" svg:height="2.595cm" draw:transform="rotate (-1.5707963267949) translate (20.192cm 7.898cm)">
            <text:p/>
            <draw:enhanced-geometry draw:mirror-horizontal="false" draw:mirror-vertical="false" draw:glue-points="?f23 ?f8 ?f6 ?f10 ?f5 ?f10 0 ?f8 ?f5 ?f9 ?f6 ?f9" draw:text-areas="?f19 ?f20 ?f21 ?f22" svg:viewBox="0 0 0 0" draw:type="ooxml-hexagon" draw:modifiers="2886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position-x="?f5" draw:handle-position-y="0" draw:handle-range-x-maximum="?f1" draw:handle-range-x-minimum="0"/>
            </draw:enhanced-geometry>
          </draw:custom-shape>
          <draw:custom-shape draw:name="Hexagon 393" draw:style-name="gr19" draw:text-style-name="P17" draw:layer="layout" svg:width="2.597cm" svg:height="2.249cm" draw:transform="rotate (-1.5707963267949) translate (20.019cm 8.098cm)">
            <text:p/>
            <draw:enhanced-geometry draw:mirror-horizontal="false" draw:mirror-vertical="false" draw:glue-points="?f23 ?f8 ?f6 ?f10 ?f5 ?f10 0 ?f8 ?f5 ?f9 ?f6 ?f9" draw:text-areas="?f19 ?f20 ?f21 ?f22" svg:viewBox="0 0 0 0" draw:type="ooxml-hexagon" draw:modifiers="28863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position-x="?f5" draw:handle-position-y="0" draw:handle-range-x-maximum="?f1" draw:handle-range-x-minimum="0"/>
            </draw:enhanced-geometry>
          </draw:custom-shape>
          <draw:g draw:name="Group 394" draw:style-name="gr2">
            <draw:custom-shape draw:name="Freeform: Shape 395" draw:style-name="gr63" draw:text-style-name="P22" draw:layer="layout" svg:width="0.199cm" svg:height="0.199cm" svg:x="18.546cm" svg:y="9.481cm">
              <text:p/>
              <draw:enhanced-geometry draw:mirror-horizontal="false" draw:mirror-vertical="false" drawooo:sub-view-size="201 201" draw:text-areas="?f0 ?f2 ?f1 ?f3" svg:viewBox="0 0 0 0" draw:type="ooxml-non-primitive" draw:enhanced-path="M 200 119 C 196 136 188 152 178 166 167 179 153 189 135 196 120 201 101 203 83 200 67 196 49 189 36 178 22 167 13 152 6 135 0 118 -1 100 1 83 5 65 13 49 23 35 35 22 48 12 66 6 82 0 100 -1 117 1 134 5 151 13 164 24 178 35 188 50 194 67 201 84 202 101 200 119 Z N">
                <draw:equation draw:name="f0" draw:formula="0*logwidth/72000"/>
                <draw:equation draw:name="f1" draw:formula="72360*logwidth/72000"/>
                <draw:equation draw:name="f2" draw:formula="0*logheight/72000"/>
                <draw:equation draw:name="f3" draw:formula="72360*logheight/72000"/>
              </draw:enhanced-geometry>
            </draw:custom-shape>
            <draw:custom-shape draw:name="Freeform: Shape 396" draw:style-name="gr66" draw:text-style-name="P40" draw:layer="layout" svg:width="0.157cm" svg:height="0.318cm" svg:x="18.72cm" svg:y="9.356cm">
              <text:p/>
              <draw:enhanced-geometry draw:mirror-horizontal="false" draw:mirror-vertical="false" drawooo:sub-view-size="160 320" draw:text-areas="?f0 ?f2 ?f1 ?f3" svg:viewBox="0 0 0 0" draw:type="ooxml-non-primitive" draw:enhanced-path="M 0 0 C 23 8 45 20 64 35 96 59 122 92 139 129 140 131 141 133 141 134 157 173 164 217 158 259 156 280 150 301 143 320 F N">
                <draw:equation draw:name="f0" draw:formula="0*logwidth/56880"/>
                <draw:equation draw:name="f1" draw:formula="57240*logwidth/56880"/>
                <draw:equation draw:name="f2" draw:formula="0*logheight/114840"/>
                <draw:equation draw:name="f3" draw:formula="115200*logheight/114840"/>
              </draw:enhanced-geometry>
            </draw:custom-shape>
            <draw:custom-shape draw:name="Freeform: Shape 397" draw:style-name="gr66" draw:text-style-name="P40" draw:layer="layout" svg:width="0.28cm" svg:height="0.561cm" svg:x="18.811cm" svg:y="9.177cm">
              <text:p/>
              <draw:enhanced-geometry draw:mirror-horizontal="false" draw:mirror-vertical="false" drawooo:sub-view-size="283 563" draw:text-areas="?f0 ?f2 ?f1 ?f3" svg:viewBox="0 0 0 0" draw:type="ooxml-non-primitive" draw:enhanced-path="M 0 0 C 40 15 79 35 113 61 171 105 216 162 245 228 247 231 247 233 248 236 278 305 289 380 279 455 275 492 265 528 251 563 F N">
                <draw:equation draw:name="f0" draw:formula="0*logwidth/101160"/>
                <draw:equation draw:name="f1" draw:formula="101520*logwidth/101160"/>
                <draw:equation draw:name="f2" draw:formula="0*logheight/202320"/>
                <draw:equation draw:name="f3" draw:formula="202680*logheight/202320"/>
              </draw:enhanced-geometry>
            </draw:custom-shape>
            <draw:custom-shape draw:name="Freeform: Shape 398" draw:style-name="gr66" draw:text-style-name="P40" draw:layer="layout" svg:width="0.386cm" svg:height="0.772cm" svg:x="18.91cm" svg:y="9.011cm">
              <text:p/>
              <draw:enhanced-geometry draw:mirror-horizontal="false" draw:mirror-vertical="false" drawooo:sub-view-size="388 774" draw:text-areas="?f0 ?f2 ?f1 ?f3" svg:viewBox="0 0 0 0" draw:type="ooxml-non-primitive" draw:enhanced-path="M 0 0 C 56 20 108 48 156 84 234 144 296 223 337 313 338 317 340 321 342 324 382 419 396 523 383 625 377 676 364 726 345 774 F N">
                <draw:equation draw:name="f0" draw:formula="0*logwidth/139320"/>
                <draw:equation draw:name="f1" draw:formula="139680*logwidth/139320"/>
                <draw:equation draw:name="f2" draw:formula="0*logheight/278280"/>
                <draw:equation draw:name="f3" draw:formula="278640*logheight/278280"/>
              </draw:enhanced-geometry>
            </draw:custom-shape>
          </draw:g>
        </draw:g>
        <draw:g draw:name="Group 399" draw:style-name="gr2">
          <draw:custom-shape draw:name="Hexagon 400" draw:style-name="gr67" draw:text-style-name="P12" draw:layer="layout" svg:width="2.997cm" svg:height="2.595cm" draw:transform="rotate (-1.5707963267949) translate (21.191cm 4.998cm)">
            <text:p/>
            <draw:enhanced-geometry draw:mirror-horizontal="false" draw:mirror-vertical="false" draw:glue-points="?f23 ?f8 ?f6 ?f10 ?f5 ?f10 0 ?f8 ?f5 ?f9 ?f6 ?f9" draw:text-areas="?f19 ?f20 ?f21 ?f22" svg:viewBox="0 0 0 0" draw:type="ooxml-hexagon" draw:modifiers="2886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position-x="?f5" draw:handle-position-y="0" draw:handle-range-x-maximum="?f1" draw:handle-range-x-minimum="0"/>
            </draw:enhanced-geometry>
          </draw:custom-shape>
          <draw:custom-shape draw:name="Hexagon 401" draw:style-name="gr52" draw:text-style-name="P39" draw:layer="layout" svg:width="2.597cm" svg:height="2.249cm" draw:transform="rotate (-1.5707963267949) translate (21.018cm 5.198cm)">
            <text:p/>
            <draw:enhanced-geometry draw:mirror-horizontal="false" draw:mirror-vertical="false" draw:glue-points="?f23 ?f8 ?f6 ?f10 ?f5 ?f10 0 ?f8 ?f5 ?f9 ?f6 ?f9" draw:text-areas="?f19 ?f20 ?f21 ?f22" svg:viewBox="0 0 0 0" draw:type="ooxml-hexagon" draw:modifiers="28863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position-x="?f5" draw:handle-position-y="0" draw:handle-range-x-maximum="?f1" draw:handle-range-x-minimum="0"/>
            </draw:enhanced-geometry>
          </draw:custom-shape>
          <draw:g draw:name="Group 402" draw:style-name="gr2">
            <draw:custom-shape draw:name="Freeform: Shape 403" draw:style-name="gr68" draw:text-style-name="P6" draw:layer="layout" svg:width="0.885cm" svg:height="0.68cm" svg:x="19.449cm" svg:y="6.157cm">
              <text:p/>
              <draw:enhanced-geometry draw:mirror-horizontal="false" draw:mirror-vertical="false" drawooo:sub-view-size="888 682" draw:text-areas="?f0 ?f2 ?f1 ?f3" svg:viewBox="0 0 0 0" draw:type="ooxml-non-primitive" draw:enhanced-path="M 0 0 C 0 227 0 455 0 682 296 682 592 682 888 682 F N">
                <draw:equation draw:name="f0" draw:formula="0*logwidth/318960"/>
                <draw:equation draw:name="f1" draw:formula="319320*logwidth/318960"/>
                <draw:equation draw:name="f2" draw:formula="0*logheight/245160"/>
                <draw:equation draw:name="f3" draw:formula="245520*logheight/245160"/>
              </draw:enhanced-geometry>
            </draw:custom-shape>
            <draw:custom-shape draw:name="Rectangle 404" draw:style-name="gr51" draw:text-style-name="P22" draw:layer="layout" svg:width="0.148cm" svg:height="0.46cm" svg:x="19.551cm" svg:y="6.299cm">
              <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5" draw:style-name="gr15" draw:text-style-name="P15" draw:layer="layout" svg:width="0.147cm" svg:height="0.319cm" svg:x="19.764cm" svg:y="6.441cm">
              <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6" draw:style-name="gr51" draw:text-style-name="P22" draw:layer="layout" svg:width="0.148cm" svg:height="0.213cm" svg:x="19.98cm" svg:y="6.546cm">
              <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roup 407" draw:style-name="gr2">
          <draw:custom-shape draw:name="Hexagon 408" draw:style-name="gr67" draw:text-style-name="P12" draw:layer="layout" svg:width="2.997cm" svg:height="2.595cm" draw:transform="rotate (-1.5707963267949) translate (20.292cm 2.099cm)">
            <text:p/>
            <draw:enhanced-geometry draw:mirror-horizontal="false" draw:mirror-vertical="false" draw:glue-points="?f23 ?f8 ?f6 ?f10 ?f5 ?f10 0 ?f8 ?f5 ?f9 ?f6 ?f9" draw:text-areas="?f19 ?f20 ?f21 ?f22" svg:viewBox="0 0 0 0" draw:type="ooxml-hexagon" draw:modifiers="2886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position-x="?f5" draw:handle-position-y="0" draw:handle-range-x-maximum="?f1" draw:handle-range-x-minimum="0"/>
            </draw:enhanced-geometry>
          </draw:custom-shape>
          <draw:custom-shape draw:name="Hexagon 409" draw:style-name="gr15" draw:text-style-name="P15" draw:layer="layout" svg:width="2.597cm" svg:height="2.249cm" draw:transform="rotate (-1.5707963267949) translate (20.119cm 2.299cm)">
            <text:p/>
            <draw:enhanced-geometry draw:mirror-horizontal="false" draw:mirror-vertical="false" draw:glue-points="?f23 ?f8 ?f6 ?f10 ?f5 ?f10 0 ?f8 ?f5 ?f9 ?f6 ?f9" draw:text-areas="?f19 ?f20 ?f21 ?f22" svg:viewBox="0 0 0 0" draw:type="ooxml-hexagon" draw:modifiers="28863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position-x="?f5" draw:handle-position-y="0" draw:handle-range-x-maximum="?f1" draw:handle-range-x-minimum="0"/>
            </draw:enhanced-geometry>
          </draw:custom-shape>
          <draw:g draw:name="Group 410" draw:style-name="gr2">
            <draw:line draw:name="Straight Connector 411" draw:style-name="gr69" draw:text-style-name="P6" draw:layer="layout" svg:x1="19.132cm" svg:y1="3.719cm" svg:x2="19.432cm" svg:y2="4.118cm">
              <text:p/>
            </draw:line>
            <draw:custom-shape draw:name="Freeform: Shape 412" draw:style-name="gr61" draw:text-style-name="P40" draw:layer="layout" svg:width="0.636cm" svg:height="0.637cm" svg:x="18.551cm" svg:y="3.082cm">
              <text:p/>
              <draw:enhanced-geometry draw:mirror-horizontal="false" draw:mirror-vertical="false" drawooo:sub-view-size="639 639" draw:text-areas="?f0 ?f2 ?f1 ?f3" svg:viewBox="0 0 0 0" draw:type="ooxml-non-primitive" draw:enhanced-path="M 639 319 C 639 375 624 430 596 479 568 527 527 568 479 596 430 624 375 639 319 639 262 639 208 624 160 596 111 568 71 527 43 479 15 430 0 375 0 319 0 262 15 208 43 160 71 111 111 71 160 43 208 15 262 0 319 0 375 0 430 15 479 43 527 71 568 111 596 160 624 208 639 262 639 319 Z N">
                <draw:equation draw:name="f0" draw:formula="0*logwidth/229320"/>
                <draw:equation draw:name="f1" draw:formula="229680*logwidth/229320"/>
                <draw:equation draw:name="f2" draw:formula="0*logheight/229680"/>
                <draw:equation draw:name="f3" draw:formula="230040*logheight/229680"/>
              </draw:enhanced-geometry>
            </draw:custom-shape>
            <draw:custom-shape draw:name="Freeform: Shape 413" draw:style-name="gr70" draw:text-style-name="P40" draw:layer="layout" svg:width="0.2cm" svg:height="0.115cm" svg:x="18.86cm" svg:y="3.166cm">
              <text:p/>
              <draw:enhanced-geometry draw:mirror-horizontal="false" draw:mirror-vertical="false" drawooo:sub-view-size="203 117" draw:text-areas="?f0 ?f2 ?f1 ?f3" svg:viewBox="0 0 0 0" draw:type="ooxml-non-primitive" draw:enhanced-path="M 0 0 C 102 4 162 45 203 117 F N">
                <draw:equation draw:name="f0" draw:formula="0*logwidth/72360"/>
                <draw:equation draw:name="f1" draw:formula="72720*logwidth/72360"/>
                <draw:equation draw:name="f2" draw:formula="0*logheight/41760"/>
                <draw:equation draw:name="f3" draw:formula="42120*logheight/41760"/>
              </draw:enhanced-geometry>
            </draw:custom-shape>
          </draw:g>
        </draw:g>
        <draw:frame draw:name="PlaceHolder 1" presentation:style-name="pr48" draw:text-style-name="P27" draw:layer="layout" svg:width="6.495cm" svg:height="0.998cm" svg:x="1.299cm" svg:y="2.299cm" presentation:class="subtitle" presentation:placeholder="true" presentation:user-transformed="true">
          <draw:text-box/>
        </draw:frame>
        <draw:frame draw:name="PlaceHolder 2" presentation:style-name="pr49" draw:text-style-name="P26" draw:layer="layout" svg:width="6.495cm" svg:height="1.298cm" svg:x="1.299cm" svg:y="3.499cm" presentation:class="outline" presentation:user-transformed="true">
          <draw:text-box>
            <text:p/>
          </draw:text-box>
        </draw:frame>
        <draw:frame draw:name="PlaceHolder 3" presentation:style-name="pr50" draw:text-style-name="P27" draw:layer="layout" svg:width="6.495cm" svg:height="0.998cm" svg:x="0.099cm" svg:y="5.098cm" presentation:class="subtitle" presentation:placeholder="true" presentation:user-transformed="true">
          <draw:text-box/>
        </draw:frame>
        <draw:frame draw:name="PlaceHolder 4" presentation:style-name="pr51" draw:text-style-name="P26" draw:layer="layout" svg:width="6.495cm" svg:height="1.298cm" svg:x="0.099cm" svg:y="6.298cm" presentation:class="outline" presentation:user-transformed="true">
          <draw:text-box>
            <text:p/>
          </draw:text-box>
        </draw:frame>
        <draw:frame draw:name="PlaceHolder 5" presentation:style-name="pr52" draw:text-style-name="P27" draw:layer="layout" svg:width="6.495cm" svg:height="0.998cm" svg:x="1.199cm" svg:y="7.897cm" presentation:class="subtitle" presentation:placeholder="true" presentation:user-transformed="true">
          <draw:text-box/>
        </draw:frame>
        <draw:frame draw:name="PlaceHolder 6" presentation:style-name="pr53" draw:text-style-name="P26" draw:layer="layout" svg:width="6.495cm" svg:height="1.298cm" svg:x="1.199cm" svg:y="9.097cm" presentation:class="outline" presentation:user-transformed="true">
          <draw:text-box>
            <text:p/>
          </draw:text-box>
        </draw:frame>
        <draw:frame draw:name="PlaceHolder 7" presentation:style-name="pr54" draw:text-style-name="P27" draw:layer="layout" svg:width="6.495cm" svg:height="0.998cm" svg:x="0.599cm" svg:y="11.097cm" presentation:class="subtitle" presentation:placeholder="true" presentation:user-transformed="true">
          <draw:text-box/>
        </draw:frame>
        <draw:frame draw:name="PlaceHolder 8" presentation:style-name="pr55" draw:text-style-name="P26" draw:layer="layout" svg:width="6.495cm" svg:height="1.298cm" svg:x="0.599cm" svg:y="12.296cm" presentation:class="outline" presentation:user-transformed="true">
          <draw:text-box>
            <text:p/>
          </draw:text-box>
        </draw:frame>
        <draw:frame draw:name="PlaceHolder 9" presentation:style-name="pr56" draw:text-style-name="P27" draw:layer="layout" svg:width="6.495cm" svg:height="0.998cm" svg:x="20.591cm" svg:y="2.399cm" presentation:class="subtitle" presentation:placeholder="true" presentation:user-transformed="true">
          <draw:text-box/>
        </draw:frame>
        <draw:frame draw:name="PlaceHolder 10" presentation:style-name="pr57" draw:text-style-name="P26" draw:layer="layout" svg:width="6.495cm" svg:height="1.298cm" svg:x="20.591cm" svg:y="3.599cm" presentation:class="outline" presentation:user-transformed="true">
          <draw:text-box>
            <text:p/>
          </draw:text-box>
        </draw:frame>
        <draw:frame draw:name="PlaceHolder 11" presentation:style-name="pr58" draw:text-style-name="P27" draw:layer="layout" svg:width="6.495cm" svg:height="0.998cm" svg:x="21.491cm" svg:y="5.298cm" presentation:class="subtitle" presentation:placeholder="true" presentation:user-transformed="true">
          <draw:text-box/>
        </draw:frame>
        <draw:frame draw:name="PlaceHolder 12" presentation:style-name="pr59" draw:text-style-name="P26" draw:layer="layout" svg:width="6.495cm" svg:height="1.298cm" svg:x="21.491cm" svg:y="6.498cm" presentation:class="outline" presentation:user-transformed="true">
          <draw:text-box>
            <text:p/>
          </draw:text-box>
        </draw:frame>
        <draw:frame draw:name="PlaceHolder 13" presentation:style-name="pr60" draw:text-style-name="P27" draw:layer="layout" svg:width="6.495cm" svg:height="0.998cm" svg:x="20.491cm" svg:y="8.097cm" presentation:class="subtitle" presentation:placeholder="true" presentation:user-transformed="true">
          <draw:text-box/>
        </draw:frame>
        <draw:frame draw:name="PlaceHolder 14" presentation:style-name="pr61" draw:text-style-name="P26" draw:layer="layout" svg:width="6.495cm" svg:height="1.298cm" svg:x="20.491cm" svg:y="9.297cm" presentation:class="outline" presentation:user-transformed="true">
          <draw:text-box>
            <text:p/>
          </draw:text-box>
        </draw:frame>
        <draw:frame draw:name="PlaceHolder 15" presentation:style-name="pr62" draw:text-style-name="P27" draw:layer="layout" svg:width="6.495cm" svg:height="0.998cm" svg:x="21.291cm" svg:y="11.197cm" presentation:class="subtitle" presentation:placeholder="true" presentation:user-transformed="true">
          <draw:text-box/>
        </draw:frame>
        <draw:frame draw:name="PlaceHolder 16" presentation:style-name="pr63" draw:text-style-name="P26" draw:layer="layout" svg:width="6.495cm" svg:height="1.298cm" svg:x="21.291cm" svg:y="12.396cm" presentation:class="outline" presentation:user-transformed="true">
          <draw:text-box>
            <text:p/>
          </draw:text-box>
        </draw:frame>
        <draw:frame draw:name="PlaceHolder 17" presentation:style-name="pr64" draw:text-style-name="P27" draw:layer="layout" svg:width="4.696cm" svg:height="1.811cm" svg:x="11.645cm" svg:y="6.498cm" presentation:class="subtitle" presentation:placeholder="true" presentation:user-transformed="true">
          <draw:text-box/>
        </draw:frame>
        <presentation:notes draw:style-name="dp2">
          <draw:page-thumbnail draw:style-name="gr1" draw:layer="layout" svg:width="19.796cm" svg:height="11.136cm" svg:x="0.601cm" svg:y="2.257cm" draw:page-number="11" presentation:class="page"/>
          <draw:frame presentation:style-name="pr65" draw:text-style-name="P3" draw:layer="layout" svg:width="16.799cm" svg:height="13.364cm" svg:x="2.1cm" svg:y="14.107cm" presentation:class="notes" presentation:placeholder="true">
            <draw:text-box/>
          </draw:frame>
        </presentation:notes>
      </draw:page>
      <draw:page draw:name="page12" draw:style-name="dp1" draw:master-page-name="List_20_Content">
        <draw:g draw:name="Group 431" draw:style-name="gr2">
          <draw:custom-shape draw:name="Freeform: Shape 432" draw:style-name="gr71" draw:text-style-name="P22" draw:layer="layout" svg:width="7.546cm" svg:height="2.498cm" svg:x="2.549cm" svg:y="1.899cm">
            <text:p/>
            <draw:enhanced-geometry draw:mirror-horizontal="false" draw:mirror-vertical="false" drawooo:sub-view-size="7551 2501" draw:text-areas="?f0 ?f2 ?f1 ?f3" svg:viewBox="0 0 0 0" draw:type="ooxml-non-primitive" draw:enhanced-path="M 650 2501 L 650 2116 C 581 2096 513 2068 450 2031 313 1952 200 1839 121 1702 42 1565 0 1410 0 1252 0 1092 42 937 121 800 200 663 313 550 450 471 513 434 581 406 650 386 L 650 0 6651 0 6651 800 7551 1251 6651 1701 6651 2501 650 2501 Z N">
              <draw:equation draw:name="f0" draw:formula="0*logwidth/2716920"/>
              <draw:equation draw:name="f1" draw:formula="2717280*logwidth/2716920"/>
              <draw:equation draw:name="f2" draw:formula="0*logheight/899640"/>
              <draw:equation draw:name="f3" draw:formula="900000*logheight/899640"/>
            </draw:enhanced-geometry>
          </draw:custom-shape>
          <draw:custom-shape draw:name="Freeform: Shape 433" draw:style-name="gr25" draw:text-style-name="P21" draw:layer="layout" svg:width="6.946cm" svg:height="2.098cm" svg:x="2.749cm" svg:y="2.099cm">
            <text:p/>
            <draw:enhanced-geometry draw:mirror-horizontal="false" draw:mirror-vertical="false" drawooo:sub-view-size="6951 2101" draw:text-areas="?f0 ?f2 ?f1 ?f3" svg:viewBox="0 0 0 0" draw:type="ooxml-non-primitive" draw:enhanced-path="M 700 2101 L 700 1752 C 577 1752 457 1720 350 1658 244 1597 155 1508 94 1402 32 1295 0 1174 0 1052 0 928 32 807 94 700 155 594 244 505 350 444 457 382 577 350 700 350 L 700 0 6201 0 6201 750 6951 1051 6201 1352 6201 2101 700 2101 Z N">
              <draw:equation draw:name="f0" draw:formula="0*logwidth/2500920"/>
              <draw:equation draw:name="f1" draw:formula="2501280*logwidth/2500920"/>
              <draw:equation draw:name="f2" draw:formula="0*logheight/755640"/>
              <draw:equation draw:name="f3" draw:formula="756000*logheight/755640"/>
            </draw:enhanced-geometry>
          </draw:custom-shape>
          <draw:custom-shape draw:name="Oval 434" draw:style-name="gr51" draw:text-style-name="P22" draw:layer="layout" svg:width="1.097cm" svg:height="1.098cm" svg:x="2.899cm" svg:y="2.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435" draw:style-name="gr2">
          <draw:custom-shape draw:name="Freeform: Shape 436" draw:style-name="gr72" draw:text-style-name="P22" draw:layer="layout" svg:width="7.546cm" svg:height="2.498cm" svg:x="2.549cm" svg:y="5.098cm">
            <text:p/>
            <draw:enhanced-geometry draw:mirror-horizontal="false" draw:mirror-vertical="false" drawooo:sub-view-size="7551 2501" draw:text-areas="?f0 ?f2 ?f1 ?f3" svg:viewBox="0 0 0 0" draw:type="ooxml-non-primitive" draw:enhanced-path="M 650 2501 L 650 2116 C 581 2096 513 2068 450 2031 313 1952 200 1839 121 1702 42 1565 0 1410 0 1252 0 1092 42 937 121 800 200 663 313 550 450 471 513 434 581 406 650 386 L 650 0 6651 0 6651 800 7551 1251 6651 1701 6651 2501 650 2501 Z N">
              <draw:equation draw:name="f0" draw:formula="0*logwidth/2716920"/>
              <draw:equation draw:name="f1" draw:formula="2717280*logwidth/2716920"/>
              <draw:equation draw:name="f2" draw:formula="0*logheight/899640"/>
              <draw:equation draw:name="f3" draw:formula="900000*logheight/899640"/>
            </draw:enhanced-geometry>
          </draw:custom-shape>
          <draw:custom-shape draw:name="Freeform: Shape 437" draw:style-name="gr13" draw:text-style-name="P15" draw:layer="layout" svg:width="6.946cm" svg:height="2.098cm" svg:x="2.749cm" svg:y="5.298cm">
            <text:p/>
            <draw:enhanced-geometry draw:mirror-horizontal="false" draw:mirror-vertical="false" drawooo:sub-view-size="6951 2101" draw:text-areas="?f0 ?f2 ?f1 ?f3" svg:viewBox="0 0 0 0" draw:type="ooxml-non-primitive" draw:enhanced-path="M 700 2101 L 700 1752 C 577 1752 457 1720 350 1658 244 1597 155 1508 94 1402 32 1295 0 1174 0 1052 0 928 32 807 94 700 155 594 244 505 350 444 457 382 577 350 700 350 L 700 0 6201 0 6201 750 6951 1051 6201 1352 6201 2101 700 2101 Z N">
              <draw:equation draw:name="f0" draw:formula="0*logwidth/2500920"/>
              <draw:equation draw:name="f1" draw:formula="2501280*logwidth/2500920"/>
              <draw:equation draw:name="f2" draw:formula="0*logheight/755640"/>
              <draw:equation draw:name="f3" draw:formula="756000*logheight/755640"/>
            </draw:enhanced-geometry>
          </draw:custom-shape>
          <draw:custom-shape draw:name="Oval 438" draw:style-name="gr51" draw:text-style-name="P22" draw:layer="layout" svg:width="1.097cm" svg:height="1.098cm" svg:x="2.899cm" svg:y="5.798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439" draw:style-name="gr2">
          <draw:custom-shape draw:name="Freeform: Shape 440" draw:style-name="gr73" draw:text-style-name="P22" draw:layer="layout" svg:width="7.546cm" svg:height="2.498cm" svg:x="2.549cm" svg:y="8.297cm">
            <text:p/>
            <draw:enhanced-geometry draw:mirror-horizontal="false" draw:mirror-vertical="false" drawooo:sub-view-size="7551 2501" draw:text-areas="?f0 ?f2 ?f1 ?f3" svg:viewBox="0 0 0 0" draw:type="ooxml-non-primitive" draw:enhanced-path="M 650 2501 L 650 2116 C 581 2096 513 2068 450 2031 313 1952 200 1839 121 1702 42 1565 0 1410 0 1252 0 1092 42 937 121 800 200 663 313 550 450 471 513 434 581 406 650 386 L 650 0 6651 0 6651 800 7551 1251 6651 1701 6651 2501 650 2501 Z N">
              <draw:equation draw:name="f0" draw:formula="0*logwidth/2716920"/>
              <draw:equation draw:name="f1" draw:formula="2717280*logwidth/2716920"/>
              <draw:equation draw:name="f2" draw:formula="0*logheight/899640"/>
              <draw:equation draw:name="f3" draw:formula="900000*logheight/899640"/>
            </draw:enhanced-geometry>
          </draw:custom-shape>
          <draw:custom-shape draw:name="Freeform: Shape 441" draw:style-name="gr21" draw:text-style-name="P19" draw:layer="layout" svg:width="6.946cm" svg:height="2.098cm" svg:x="2.749cm" svg:y="8.497cm">
            <text:p/>
            <draw:enhanced-geometry draw:mirror-horizontal="false" draw:mirror-vertical="false" drawooo:sub-view-size="6951 2101" draw:text-areas="?f0 ?f2 ?f1 ?f3" svg:viewBox="0 0 0 0" draw:type="ooxml-non-primitive" draw:enhanced-path="M 700 2101 L 700 1752 C 577 1752 457 1720 350 1658 244 1597 155 1508 94 1402 32 1295 0 1174 0 1052 0 928 32 807 94 700 155 594 244 505 350 444 457 382 577 350 700 350 L 700 0 6201 0 6201 750 6951 1051 6201 1352 6201 2101 700 2101 Z N">
              <draw:equation draw:name="f0" draw:formula="0*logwidth/2500920"/>
              <draw:equation draw:name="f1" draw:formula="2501280*logwidth/2500920"/>
              <draw:equation draw:name="f2" draw:formula="0*logheight/755640"/>
              <draw:equation draw:name="f3" draw:formula="756000*logheight/755640"/>
            </draw:enhanced-geometry>
          </draw:custom-shape>
          <draw:custom-shape draw:name="Oval 442" draw:style-name="gr51" draw:text-style-name="P22" draw:layer="layout" svg:width="1.097cm" svg:height="1.098cm" svg:x="2.899cm" svg:y="8.997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443" draw:style-name="gr2">
          <draw:custom-shape draw:name="Freeform: Shape 444" draw:style-name="gr74" draw:text-style-name="P22" draw:layer="layout" svg:width="7.546cm" svg:height="2.498cm" svg:x="2.549cm" svg:y="11.497cm">
            <text:p/>
            <draw:enhanced-geometry draw:mirror-horizontal="false" draw:mirror-vertical="false" drawooo:sub-view-size="7551 2501" draw:text-areas="?f0 ?f2 ?f1 ?f3" svg:viewBox="0 0 0 0" draw:type="ooxml-non-primitive" draw:enhanced-path="M 650 2501 L 650 2116 C 581 2096 513 2068 450 2031 313 1952 200 1839 121 1702 42 1565 0 1410 0 1252 0 1092 42 937 121 800 200 663 313 550 450 471 513 434 581 406 650 386 L 650 0 6651 0 6651 800 7551 1251 6651 1701 6651 2501 650 2501 Z N">
              <draw:equation draw:name="f0" draw:formula="0*logwidth/2716920"/>
              <draw:equation draw:name="f1" draw:formula="2717280*logwidth/2716920"/>
              <draw:equation draw:name="f2" draw:formula="0*logheight/899640"/>
              <draw:equation draw:name="f3" draw:formula="900000*logheight/899640"/>
            </draw:enhanced-geometry>
          </draw:custom-shape>
          <draw:custom-shape draw:name="Freeform: Shape 445" draw:style-name="gr17" draw:text-style-name="P17" draw:layer="layout" svg:width="6.946cm" svg:height="2.098cm" svg:x="2.749cm" svg:y="11.697cm">
            <text:p/>
            <draw:enhanced-geometry draw:mirror-horizontal="false" draw:mirror-vertical="false" drawooo:sub-view-size="6951 2101" draw:text-areas="?f0 ?f2 ?f1 ?f3" svg:viewBox="0 0 0 0" draw:type="ooxml-non-primitive" draw:enhanced-path="M 700 2101 L 700 1752 C 577 1752 457 1720 350 1658 244 1597 155 1508 94 1402 32 1295 0 1174 0 1052 0 928 32 807 94 700 155 594 244 505 350 444 457 382 577 350 700 350 L 700 0 6201 0 6201 750 6951 1051 6201 1352 6201 2101 700 2101 Z N">
              <draw:equation draw:name="f0" draw:formula="0*logwidth/2500920"/>
              <draw:equation draw:name="f1" draw:formula="2501280*logwidth/2500920"/>
              <draw:equation draw:name="f2" draw:formula="0*logheight/755640"/>
              <draw:equation draw:name="f3" draw:formula="756000*logheight/755640"/>
            </draw:enhanced-geometry>
          </draw:custom-shape>
          <draw:custom-shape draw:name="Oval 446" draw:style-name="gr51" draw:text-style-name="P22" draw:layer="layout" svg:width="1.097cm" svg:height="1.098cm" svg:x="2.899cm" svg:y="12.197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laceHolder 1" presentation:style-name="pr66" draw:text-style-name="P27" draw:layer="layout" svg:width="8.994cm" svg:height="1.198cm" svg:x="10.995cm" svg:y="1.599cm" presentation:class="subtitle" presentation:placeholder="true" presentation:user-transformed="true">
          <draw:text-box/>
        </draw:frame>
        <draw:frame draw:name="PlaceHolder 2" presentation:style-name="pr67" draw:text-style-name="P26" draw:layer="layout" svg:width="8.994cm" svg:height="1.698cm" svg:x="10.995cm" svg:y="2.899cm" presentation:class="outline" presentation:user-transformed="true">
          <draw:text-box>
            <text:p/>
          </draw:text-box>
        </draw:frame>
        <draw:frame draw:name="PlaceHolder 3" presentation:style-name="pr68" draw:text-style-name="P27" draw:layer="layout" svg:width="8.994cm" svg:height="1.198cm" svg:x="10.995cm" svg:y="4.798cm" presentation:class="subtitle" presentation:placeholder="true" presentation:user-transformed="true">
          <draw:text-box/>
        </draw:frame>
        <draw:frame draw:name="PlaceHolder 4" presentation:style-name="pr69" draw:text-style-name="P26" draw:layer="layout" svg:width="8.994cm" svg:height="1.698cm" svg:x="10.995cm" svg:y="6.098cm" presentation:class="outline" presentation:user-transformed="true">
          <draw:text-box>
            <text:p/>
          </draw:text-box>
        </draw:frame>
        <draw:frame draw:name="PlaceHolder 5" presentation:style-name="pr70" draw:text-style-name="P27" draw:layer="layout" svg:width="8.994cm" svg:height="1.198cm" svg:x="10.995cm" svg:y="7.997cm" presentation:class="subtitle" presentation:placeholder="true" presentation:user-transformed="true">
          <draw:text-box/>
        </draw:frame>
        <draw:frame draw:name="PlaceHolder 6" presentation:style-name="pr71" draw:text-style-name="P26" draw:layer="layout" svg:width="8.994cm" svg:height="1.698cm" svg:x="10.995cm" svg:y="9.297cm" presentation:class="outline" presentation:user-transformed="true">
          <draw:text-box>
            <text:p/>
          </draw:text-box>
        </draw:frame>
        <draw:frame draw:name="PlaceHolder 7" presentation:style-name="pr72" draw:text-style-name="P27" draw:layer="layout" svg:width="8.994cm" svg:height="1.198cm" svg:x="10.995cm" svg:y="11.197cm" presentation:class="subtitle" presentation:placeholder="true" presentation:user-transformed="true">
          <draw:text-box/>
        </draw:frame>
        <draw:frame draw:name="PlaceHolder 8" presentation:style-name="pr73" draw:text-style-name="P26" draw:layer="layout" svg:width="8.994cm" svg:height="1.698cm" svg:x="10.995cm" svg:y="12.496cm" presentation:class="outline" presentation:user-transformed="true">
          <draw:text-box>
            <text:p/>
          </draw:text-box>
        </draw:frame>
        <presentation:notes draw:style-name="dp2">
          <draw:page-thumbnail draw:style-name="gr1" draw:layer="layout" svg:width="19.796cm" svg:height="11.136cm" svg:x="0.601cm" svg:y="2.257cm" draw:page-number="12" presentation:class="page"/>
          <draw:frame presentation:style-name="pr74" draw:text-style-name="P3" draw:layer="layout" svg:width="16.799cm" svg:height="13.364cm" svg:x="2.1cm" svg:y="14.107cm" presentation:class="notes" presentation:placeholder="true">
            <draw:text-box/>
          </draw:frame>
        </presentation:notes>
      </draw:page>
      <draw:page draw:name="page13" draw:style-name="dp1" draw:master-page-name="Default_20_6">
        <draw:g draw:name="Group 455" draw:style-name="gr2">
          <draw:line draw:name="Straight Connector 456" draw:style-name="gr69" draw:text-style-name="P6" draw:layer="layout" svg:x1="5.247cm" svg:y1="10.377cm" svg:x2="11.744cm" svg:y2="10.378cm">
            <text:p/>
          </draw:line>
          <draw:custom-shape draw:name="Oval 457" draw:style-name="gr27" draw:text-style-name="P21" draw:layer="layout" svg:width="0.358cm" svg:height="0.358cm" svg:x="12.554cm" svg:y="10.197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58" draw:style-name="gr23" draw:text-style-name="P19" draw:layer="layout" svg:width="0.358cm" svg:height="0.358cm" svg:x="13.394cm" svg:y="10.197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59" draw:style-name="gr19" draw:text-style-name="P17" draw:layer="layout" svg:width="0.358cm" svg:height="0.358cm" svg:x="14.233cm" svg:y="10.197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60" draw:style-name="gr15" draw:text-style-name="P15" draw:layer="layout" svg:width="0.358cm" svg:height="0.358cm" svg:x="15.073cm" svg:y="10.197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461" draw:style-name="gr75" draw:text-style-name="P12" draw:layer="layout" svg:x1="16.243cm" svg:y1="10.377cm" svg:x2="22.74cm" svg:y2="10.378cm">
            <text:p/>
          </draw:line>
        </draw:g>
        <draw:frame draw:name="PlaceHolder 1" presentation:style-name="pr75" draw:text-style-name="P41" draw:layer="layout" svg:width="25.188cm" svg:height="2.997cm" svg:x="1.399cm" svg:y="6.398cm" presentation:class="title" presentation:placeholder="true" presentation:user-transformed="true">
          <draw:text-box/>
        </draw:frame>
        <presentation:notes draw:style-name="dp2">
          <draw:page-thumbnail draw:style-name="gr1" draw:layer="layout" svg:width="19.796cm" svg:height="11.136cm" svg:x="0.601cm" svg:y="2.257cm" draw:page-number="13" presentation:class="page"/>
          <draw:frame presentation:style-name="pr76" draw:text-style-name="P3" draw:layer="layout" svg:width="16.799cm" svg:height="13.364cm" svg:x="2.1cm" svg:y="14.107cm" presentation:class="notes" presentation:placeholder="true">
            <draw:text-box/>
          </draw:frame>
        </presentation:notes>
      </draw:page>
      <loext:section-list>
        <loext:section loext:name="Section-1" loext:identifier="{E2DA56E5-61C9-42AD-B5CC-A4C9256A2113}">
          <loext:section-slide loext:name="Slide 1"/>
          <loext:section-slide loext:name="Slide 2"/>
          <loext:section-slide loext:name="Slide 3"/>
          <loext:section-slide loext:name="Slide 4"/>
        </loext:section>
        <loext:section loext:name="Section-2" loext:identifier="{B615AB85-9810-43E8-953E-41934C61D93B}">
          <loext:section-slide loext:name="Slide 5"/>
          <loext:section-slide loext:name="Slide 6"/>
          <loext:section-slide loext:name="Slide 7"/>
          <loext:section-slide loext:name="Slide 8"/>
          <loext:section-slide loext:name="Slide 9"/>
          <loext:section-slide loext:name="Slide 10"/>
          <loext:section-slide loext:name="Slide 11"/>
        </loext:section>
        <loext:section loext:name="Section-3" loext:identifier="{381B78F5-20B6-4CBF-97E5-52C60562A713}">
          <loext:section-slide loext:name="Slide 12"/>
          <loext:section-slide loext:name="Slide 13"/>
        </loext:section>
      </loext:section-list>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ce style:name="Noto Sans2" svg:font-family="'Noto Sans'" style:font-family-generic="system" style:font-pitch="variable"/>
    <style:font-face style:name="Times New Roman" svg:font-family="'Times New Roman'"/>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7f59ae" draw:end-color="#60c4e4" draw:start-intensity="100%" draw:end-intensity="100%" draw:angle="90deg" draw:border="0%">
      <loext:gradient-stop svg:offset="0" loext:color-type="rgb" loext:color-value="#7f59ae"/>
      <loext:gradient-stop svg:offset="1" loext:color-type="rgb" loext:color-value="#60c4e4"/>
    </draw:gradient>
    <draw:gradient draw:name="Gradient_20_2" draw:display-name="Gradient 2" draw:style="linear" draw:start-color="#60c4e4" draw:end-color="#e54b89" draw:start-intensity="100%" draw:end-intensity="100%" draw:angle="90deg" draw:border="0%">
      <loext:gradient-stop svg:offset="0" loext:color-type="rgb" loext:color-value="#60c4e4"/>
      <loext:gradient-stop svg:offset="1" loext:color-type="rgb" loext:color-value="#e54b89"/>
    </draw:gradient>
    <draw:gradient draw:name="Gradient_20_3" draw:display-name="Gradient 3" draw:style="linear" draw:start-color="#e54b89" draw:end-color="#fe7130" draw:start-intensity="100%" draw:end-intensity="100%" draw:angle="90deg" draw:border="0%">
      <loext:gradient-stop svg:offset="0" loext:color-type="rgb" loext:color-value="#e54b89"/>
      <loext:gradient-stop svg:offset="1" loext:color-type="rgb" loext:color-value="#fe7130"/>
    </draw:gradient>
    <draw:gradient draw:name="Gradient_20_4" draw:display-name="Gradient 4" draw:style="linear" draw:start-color="#fe7130" draw:end-color="#f8b622" draw:start-intensity="100%" draw:end-intensity="100%" draw:angle="90deg" draw:border="0%">
      <loext:gradient-stop svg:offset="0" loext:color-type="rgb" loext:color-value="#fe7130"/>
      <loext:gradient-stop svg:offset="1" loext:color-type="rgb" loext:color-value="#f8b622"/>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marker draw:name="msArrowOvalEnd_20_5" draw:display-name="msArrowOvalEnd 5" svg:viewBox="0 0 300 300" svg:d="M150 0l75 21 54 54 21 75-21 75-54 54-75 21-75-21-54-54-21-75 21-75 54-54z"/>
    <draw:stroke-dash draw:name="Dash_20_Dot_20_4" draw:display-name="Dash Dot 4" draw:style="round" draw:dots1="1" draw:dots1-length="200%" draw:distance="2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Noto Sans2" style:font-size-complex="24pt" style:language-complex="hi" style:country-complex="IN"/>
    </style:default-style>
    <style:style style:name="standard" style:family="graphic">
      <style:graphic-properties draw:stroke="solid" svg:stroke-width="0.106cm" svg:stroke-color="#274c7b" draw:marker-start-width="0.2cm" draw:marker-start-center="false" draw:marker-end-width="0.2cm" draw:marker-end-center="false" draw:fill="solid" draw:fill-color="#3465a4" draw:textarea-horizontal-align="justify" fo:padding-top="0.125cm" fo:padding-bottom="0.125cm" fo:padding-left="0.25cm" fo:padding-right="0.25cm" fo:wrap-option="wrap" draw:shadow="hidden" draw:shadow-offset-x="0.2cm" draw:shadow-offset-y="0.2cm" draw:shadow-color="#808080">
        <loext:stroke-complex-color loext:theme-type="accent1" loext:color-type="theme">
          <loext:transformation loext:type="lummod" loext:value="7500"/>
          <loext:transformation loext:type="lumoff" loext:value="0"/>
        </loext:stroke-complex-color>
        <loext:fill-complex-color loext:theme-type="accent1" loext:color-type="theme"/>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2" style:font-family-complex="'Noto Sans'" style:font-family-generic-complex="system" style:font-pitch-complex="variable" style:font-size-complex="18pt" style:font-style-complex="normal" style:font-weight-complex="normal" style:text-emphasize="none" style:font-relief="none" loext:font-optical-sizing="auto"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solid" draw:fill-color="#ffffff"/>
      <style:text-properties style:letter-kerning="true" loext:font-optical-sizing="auto"/>
    </style:style>
    <style:style style:name="Candy-backgroundobjects" style:family="presentation">
      <style:graphic-properties draw:textarea-horizontal-align="justify" draw:shadow="hidden" draw:shadow-offset-x="0.2cm" draw:shadow-offset-y="0.2cm" draw:shadow-color="#808080"/>
      <style:text-properties style:letter-kerning="true" loext:font-optical-sizing="auto"/>
    </style:style>
    <style:style style:name="Cand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2" style:font-family-complex="'Noto Sans'" style:font-family-generic-complex="system" style:font-pitch-complex="variable" style:font-size-complex="20pt" style:font-style-complex="normal" style:font-weight-complex="normal" style:text-emphasize="none" style:font-relief="none" loext:font-optical-sizing="auto"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9cm" text:min-label-width="0.9cm"/>
            <style:text-properties fo:font-family="Wingdings" style:font-charset="x-symbol" fo:color="#ffffff"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loext:font-optical-sizing="auto" style:text-overline-style="none" style:text-overline-color="font-color"/>
    </style:style>
    <style:style style:name="Candy-outline2" style:family="presentation" style:parent-style-name="Candy-outline1">
      <style:paragraph-properties fo:margin-left="0cm" fo:margin-right="0cm" fo:margin-top="0.4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andy-outline3" style:family="presentation" style:parent-style-name="Candy-outline2">
      <style:paragraph-properties fo:margin-left="0cm" fo:margin-right="0cm" fo:margin-top="0.3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andy-outline4" style:family="presentation" style:parent-style-name="Candy-outline3">
      <style:paragraph-properties fo:margin-left="0cm" fo:margin-right="0cm" fo:margin-top="0.2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andy-outline5" style:family="presentation" style:parent-style-name="Candy-outline4">
      <style:paragraph-properties fo:margin-left="0cm" fo:margin-right="0cm" fo:margin-top="0.1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andy-outline6" style:family="presentation" style:parent-style-name="Candy-outline5">
      <style:paragraph-properties fo:margin-left="0cm" fo:margin-right="0cm" fo:margin-top="0.1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andy-outline7" style:family="presentation" style:parent-style-name="Candy-outline6">
      <style:paragraph-properties fo:margin-left="0cm" fo:margin-right="0cm" fo:margin-top="0.1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andy-outline8" style:family="presentation" style:parent-style-name="Candy-outline7">
      <style:paragraph-properties fo:margin-top="0.1cm" fo:margin-bottom="0cm"/>
      <style:text-properties fo:font-size="20pt" style:font-size-asian="20pt" style:font-size-complex="20pt"/>
    </style:style>
    <style:style style:name="Candy-outline9" style:family="presentation" style:parent-style-name="Candy-outline8">
      <style:paragraph-properties fo:margin-top="0.1cm" fo:margin-bottom="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loext:font-optical-sizing="auto" style:text-overline-style="none" style:text-overline-color="font-color"/>
    </style:style>
    <style:style style:name="Candy-title" style:family="presentation">
      <style:graphic-properties draw:stroke="none" draw:fill="none" draw:textarea-vertical-align="middle">
        <text:list-style style:name="Candy-title">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90%" fo:text-align="left" fo:text-indent="0cm" loext:tab-stop-distance="2.54cm">
        <style:tab-stops>
          <style:tab-stop style:position="0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66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66pt" style:font-style-asian="normal" style:font-weight-asian="bold" style:font-name-complex="Noto Sans2" style:font-family-complex="'Noto Sans'" style:font-family-generic-complex="system" style:font-pitch-complex="variable" style:font-size-complex="66pt" style:font-style-complex="normal" style:font-weight-complex="bold" style:text-emphasize="none" style:font-relief="none" loext:font-optical-sizing="auto" style:text-overline-style="none" style:text-overline-color="font-color"/>
    </style:style>
    <style:style style:name="Default-background" style:family="presentation">
      <style:graphic-properties draw:stroke="none" draw:fill="solid" draw:fill-color="#ffffff"/>
      <style:text-properties style:letter-kerning="true" loext:font-optical-sizing="auto"/>
    </style:style>
    <style:style style:name="Default-backgroundobjects" style:family="presentation">
      <style:graphic-properties draw:textarea-horizontal-align="justify" draw:shadow="hidden" draw:shadow-offset-x="0.2cm" draw:shadow-offset-y="0.2cm" draw:shadow-color="#808080"/>
      <style:text-properties style:letter-kerning="true" loext:font-optical-sizing="auto"/>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2" style:font-family-complex="'Noto Sans'" style:font-family-generic-complex="system" style:font-pitch-complex="variable" style:font-size-complex="20pt" style:font-style-complex="normal" style:font-weight-complex="normal" style:text-emphasize="none" style:font-relief="none" loext:font-optical-sizing="auto"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9cm" text:min-label-width="0.9cm"/>
            <style:text-properties fo:font-family="Wingdings" style:font-charset="x-symbol" fo:color="#ffffff"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loext:font-optical-sizing="auto" style:text-overline-style="none" style:text-overline-color="font-color"/>
    </style:style>
    <style:style style:name="Default-outline2" style:family="presentation" style:parent-style-name="Default-outline1">
      <style:paragraph-properties fo:margin-left="0cm" fo:margin-right="0cm" fo:margin-top="0.3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left="0cm" fo:margin-right="0cm" fo:margin-top="0.2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left="0cm" fo:margin-right="0cm" fo:margin-top="0.1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left="0cm" fo:margin-right="0cm" fo:margin-top="0.0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6" style:family="presentation" style:parent-style-name="Default-outline5">
      <style:paragraph-properties fo:margin-left="0cm" fo:margin-right="0cm" fo:margin-top="0.0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7" style:family="presentation" style:parent-style-name="Default-outline6">
      <style:paragraph-properties fo:margin-left="0cm" fo:margin-right="0cm" fo:margin-top="0.0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loext:font-optical-sizing="auto"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90%" fo:text-align="left" fo:text-indent="0cm" loext:tab-stop-distance="2.54cm">
        <style:tab-stops>
          <style:tab-stop style:position="0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66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66pt" style:font-style-asian="normal" style:font-weight-asian="bold" style:font-name-complex="Noto Sans2" style:font-family-complex="'Noto Sans'" style:font-family-generic-complex="system" style:font-pitch-complex="variable" style:font-size-complex="66pt" style:font-style-complex="normal" style:font-weight-complex="bold" style:text-emphasize="none" style:font-relief="none" loext:font-optical-sizing="auto" style:text-overline-style="none" style:text-overline-color="font-color"/>
    </style:style>
    <style:style style:name="Table_20_of_20_Content-background" style:display-name="Table of Content-background" style:family="presentation">
      <style:graphic-properties draw:stroke="none" draw:fill="solid" draw:fill-color="#ffffff"/>
      <style:text-properties style:letter-kerning="true" loext:font-optical-sizing="auto"/>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loext:font-optical-sizing="auto"/>
    </style:style>
    <style:style style:name="Table_20_of_20_Content-notes" style:display-name="Table of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2" style:font-family-complex="'Noto Sans'" style:font-family-generic-complex="system" style:font-pitch-complex="variable" style:font-size-complex="20pt" style:font-style-complex="normal" style:font-weight-complex="normal" style:text-emphasize="none" style:font-relief="none" loext:font-optical-sizing="auto"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9cm" text:min-label-width="0.9cm"/>
            <style:text-properties fo:font-family="Wingdings" style:font-charset="x-symbol" fo:color="#ffffff"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loext:font-optical-sizing="auto"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3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able_20_of_20_Content-outline3" style:display-name="Table of Content-outline3" style:family="presentation" style:parent-style-name="Table_20_of_20_Content-outline2">
      <style:paragraph-properties fo:margin-left="0cm" fo:margin-right="0cm" fo:margin-top="0.2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able_20_of_20_Content-outline4" style:display-name="Table of Content-outline4" style:family="presentation" style:parent-style-name="Table_20_of_20_Content-outline3">
      <style:paragraph-properties fo:margin-left="0cm" fo:margin-right="0cm" fo:margin-top="0.1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able_20_of_20_Content-outline5" style:display-name="Table of Content-outline5" style:family="presentation" style:parent-style-name="Table_20_of_20_Content-outline4">
      <style:paragraph-properties fo:margin-left="0cm" fo:margin-right="0cm" fo:margin-top="0.0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able_20_of_20_Content-outline6" style:display-name="Table of Content-outline6" style:family="presentation" style:parent-style-name="Table_20_of_20_Content-outline5">
      <style:paragraph-properties fo:margin-left="0cm" fo:margin-right="0cm" fo:margin-top="0.0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able_20_of_20_Content-outline7" style:display-name="Table of Content-outline7" style:family="presentation" style:parent-style-name="Table_20_of_20_Content-outline6">
      <style:paragraph-properties fo:margin-left="0cm" fo:margin-right="0cm" fo:margin-top="0.0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able_20_of_20_Content-outline8" style:display-name="Table of Content-outline8" style:family="presentation" style:parent-style-name="Table_20_of_20_Content-outline7">
      <style:paragraph-properties fo:margin-top="0.1cm" fo:margin-bottom="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top="0.1cm" fo:margin-bottom="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loext:font-optical-sizing="auto"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90%" fo:text-align="left" fo:text-indent="0cm" loext:tab-stop-distance="2.54cm">
        <style:tab-stops>
          <style:tab-stop style:position="0cm"/>
        </style:tab-stops>
      </style:paragraph-properties>
      <style:text-properties fo:font-variant="normal" fo:text-transform="none" fo:color="#fe7130" loext:opacity="100%" style:text-outline="false" style:text-line-through-style="none" style:text-line-through-type="none" style:text-position="0% 100%" style:font-name="Noto Sans1" fo:font-family="'Noto Sans'"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2" style:font-family-complex="'Noto Sans'" style:font-family-generic-complex="system" style:font-pitch-complex="variable" style:font-size-complex="44pt" style:font-style-complex="normal" style:font-weight-complex="normal" style:text-emphasize="none" style:font-relief="none" loext:font-optical-sizing="auto" style:text-overline-style="none" style:text-overline-color="font-color"/>
    </style:style>
    <style:style style:name="Topic_20_Title_20_1-background" style:display-name="Topic Title 1-background" style:family="presentation">
      <style:graphic-properties draw:stroke="none" draw:fill="solid" draw:fill-color="#ffffff"/>
      <style:text-properties style:letter-kerning="true" loext:font-optical-sizing="auto"/>
    </style:style>
    <style:style style:name="Topic_20_Title_20_1-backgroundobjects" style:display-name="Topic Title 1-backgroundobjects" style:family="presentation">
      <style:graphic-properties draw:textarea-horizontal-align="justify" draw:shadow="hidden" draw:shadow-offset-x="0.2cm" draw:shadow-offset-y="0.2cm" draw:shadow-color="#808080"/>
      <style:text-properties style:letter-kerning="true" loext:font-optical-sizing="auto"/>
    </style:style>
    <style:style style:name="Topic_20_Title_20_1-notes" style:display-name="Topic 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2" style:font-family-complex="'Noto Sans'" style:font-family-generic-complex="system" style:font-pitch-complex="variable" style:font-size-complex="20pt" style:font-style-complex="normal" style:font-weight-complex="normal" style:text-emphasize="none" style:font-relief="none" loext:font-optical-sizing="auto"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text:list-style style:name="Topic_20_Title_20_1-outline1" style:display-name="Topic Title 1-outline1">
          <text:list-level-style-bullet text:level="1" text:bullet-char="">
            <style:list-level-properties text:space-before="-0.9cm" text:min-label-width="0.9cm"/>
            <style:text-properties fo:font-family="Wingdings" style:font-charset="x-symbol" fo:color="#ffffff"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loext:font-optical-sizing="auto"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3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opic_20_Title_20_1-outline3" style:display-name="Topic Title 1-outline3" style:family="presentation" style:parent-style-name="Topic_20_Title_20_1-outline2">
      <style:paragraph-properties fo:margin-left="0cm" fo:margin-right="0cm" fo:margin-top="0.2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opic_20_Title_20_1-outline4" style:display-name="Topic Title 1-outline4" style:family="presentation" style:parent-style-name="Topic_20_Title_20_1-outline3">
      <style:paragraph-properties fo:margin-left="0cm" fo:margin-right="0cm" fo:margin-top="0.1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opic_20_Title_20_1-outline5" style:display-name="Topic Title 1-outline5" style:family="presentation" style:parent-style-name="Topic_20_Title_20_1-outline4">
      <style:paragraph-properties fo:margin-left="0cm" fo:margin-right="0cm" fo:margin-top="0.0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opic_20_Title_20_1-outline6" style:display-name="Topic Title 1-outline6" style:family="presentation" style:parent-style-name="Topic_20_Title_20_1-outline5">
      <style:paragraph-properties fo:margin-left="0cm" fo:margin-right="0cm" fo:margin-top="0.0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opic_20_Title_20_1-outline7" style:display-name="Topic Title 1-outline7" style:family="presentation" style:parent-style-name="Topic_20_Title_20_1-outline6">
      <style:paragraph-properties fo:margin-left="0cm" fo:margin-right="0cm" fo:margin-top="0.0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text:list-style style:name="Topic_20_Title_20_1-subtitle" style:display-name="Topic 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loext:font-optical-sizing="auto" style:text-overline-style="none" style:text-overline-color="font-color"/>
    </style:style>
    <style:style style:name="Topic_20_Title_20_1-title" style:display-name="Topic Title 1-title" style:family="presentation">
      <style:graphic-properties draw:stroke="none" draw:fill="none" draw:textarea-vertical-align="middle">
        <text:list-style style:name="Topic_20_Title_20_1-title" style:display-name="Topic Title 1-title">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90%" fo:text-align="left" fo:text-indent="0cm" loext:tab-stop-distance="2.54cm">
        <style:tab-stops>
          <style:tab-stop style:position="0cm"/>
        </style:tab-stops>
      </style:paragraph-properties>
      <style:text-properties fo:font-variant="normal" fo:text-transform="none" fo:color="#fe7130" loext:opacity="100%" style:text-outline="false" style:text-line-through-style="none" style:text-line-through-type="none" style:text-position="0% 100%" style:font-name="Noto Sans1" fo:font-family="'Noto Sans'" fo:font-size="48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8pt" style:font-style-asian="normal" style:font-weight-asian="bold" style:font-name-complex="Noto Sans2" style:font-family-complex="'Noto Sans'" style:font-family-generic-complex="system" style:font-pitch-complex="variable" style:font-size-complex="48pt" style:font-style-complex="normal" style:font-weight-complex="bold" style:text-emphasize="none" style:font-relief="none" loext:font-optical-sizing="auto" style:text-overline-style="none" style:text-overline-color="font-color"/>
    </style:style>
    <style:style style:name="Content-background" style:family="presentation">
      <style:graphic-properties draw:stroke="none" draw:fill="solid" draw:fill-color="#ffffff"/>
      <style:text-properties style:letter-kerning="true" loext:font-optical-sizing="auto"/>
    </style:style>
    <style:style style:name="Content-backgroundobjects" style:family="presentation">
      <style:graphic-properties draw:textarea-horizontal-align="justify" draw:shadow="hidden" draw:shadow-offset-x="0.2cm" draw:shadow-offset-y="0.2cm" draw:shadow-color="#808080"/>
      <style:text-properties style:letter-kerning="true" loext:font-optical-sizing="auto"/>
    </style:style>
    <style:style style:name="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2" style:font-family-complex="'Noto Sans'" style:font-family-generic-complex="system" style:font-pitch-complex="variable" style:font-size-complex="20pt" style:font-style-complex="normal" style:font-weight-complex="normal" style:text-emphasize="none" style:font-relief="none" loext:font-optical-sizing="auto" style:text-overline-style="none" style:text-overline-color="font-color"/>
    </style:style>
    <style:style style:name="Content-outline1" style:family="presentation">
      <style:graphic-properties draw:stroke="none" draw:fill="none" draw:auto-grow-height="false" draw:fit-to-size="false" style:shrink-to-fit="true">
        <text:list-style style:name="Content-outline1">
          <text:list-level-style-bullet text:level="1" text:bullet-char="">
            <style:list-level-properties text:space-before="-0.9cm" text:min-label-width="0.9cm"/>
            <style:text-properties fo:font-family="Wingdings" style:font-charset="x-symbol" fo:color="#ffffff"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Noto Sans2" style:font-family-complex="'Noto Sans'" style:font-family-generic-complex="system" style:font-pitch-complex="variable" style:font-size-complex="24pt" style:font-style-complex="normal" style:font-weight-complex="normal" style:text-emphasize="none" style:font-relief="none" loext:font-optical-sizing="auto" style:text-overline-style="none" style:text-overline-color="font-color"/>
    </style:style>
    <style:style style:name="Content-outline2" style:family="presentation" style:parent-style-name="Content-outline1">
      <style:paragraph-properties fo:margin-left="0cm" fo:margin-right="0cm" fo:margin-top="0.4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outline3" style:family="presentation" style:parent-style-name="Content-outline2">
      <style:paragraph-properties fo:margin-left="0cm" fo:margin-right="0cm" fo:margin-top="0.3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outline4" style:family="presentation" style:parent-style-name="Content-outline3">
      <style:paragraph-properties fo:margin-left="0cm" fo:margin-right="0cm" fo:margin-top="0.2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outline5" style:family="presentation" style:parent-style-name="Content-outline4">
      <style:paragraph-properties fo:margin-left="0cm" fo:margin-right="0cm" fo:margin-top="0.1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outline6" style:family="presentation" style:parent-style-name="Content-outline5">
      <style:paragraph-properties fo:margin-left="0cm" fo:margin-right="0cm" fo:margin-top="0.1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outline7" style:family="presentation" style:parent-style-name="Content-outline6">
      <style:paragraph-properties fo:margin-left="0cm" fo:margin-right="0cm" fo:margin-top="0.1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outline8" style:family="presentation" style:parent-style-name="Content-outline7">
      <style:paragraph-properties fo:margin-top="0.1cm" fo:margin-bottom="0cm"/>
      <style:text-properties fo:font-size="20pt" style:font-size-asian="20pt" style:font-size-complex="20pt"/>
    </style:style>
    <style:style style:name="Content-outline9" style:family="presentation" style:parent-style-name="Content-outline8">
      <style:paragraph-properties fo:margin-top="0.1cm" fo:margin-bottom="0cm"/>
      <style:text-properties fo:font-size="20pt" style:font-size-asian="20pt" style:font-size-complex="20pt"/>
    </style:style>
    <style:style style:name="Content-subtitle" style:family="presentation">
      <style:graphic-properties draw:stroke="none" draw:fill="none" draw:textarea-vertical-align="middle">
        <text:list-style style:name="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loext:font-optical-sizing="auto" style:text-overline-style="none" style:text-overline-color="font-color"/>
    </style:style>
    <style:style style:name="Content-title" style:family="presentation">
      <style:graphic-properties draw:stroke="none" draw:fill="none" draw:textarea-vertical-align="middle">
        <text:list-style style:name="Content-title">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90%" fo:text-align="left" fo:text-indent="0cm" loext:tab-stop-distance="2.54cm">
        <style:tab-stops>
          <style:tab-stop style:position="0cm"/>
        </style:tab-stops>
      </style:paragraph-properties>
      <style:text-properties fo:font-variant="normal" fo:text-transform="none" fo:color="#7f59ae" loext:opacity="100%" style:text-outline="false" style:text-line-through-style="none" style:text-line-through-type="none" style:text-position="0% 100%" style:font-name="Noto Sans1" fo:font-family="'Noto Sans'"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2" style:font-family-complex="'Noto Sans'" style:font-family-generic-complex="system" style:font-pitch-complex="variable" style:font-size-complex="44pt" style:font-style-complex="normal" style:font-weight-complex="normal" style:text-emphasize="none" style:font-relief="none" loext:font-optical-sizing="auto"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loext:font-optical-sizing="auto"/>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loext:font-optical-sizing="auto"/>
    </style:style>
    <style:style style:name="Default_20_1-notes" style:display-name="Defaul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2" style:font-family-complex="'Noto Sans'" style:font-family-generic-complex="system" style:font-pitch-complex="variable" style:font-size-complex="20pt" style:font-style-complex="normal" style:font-weight-complex="normal" style:text-emphasize="none" style:font-relief="none" loext:font-optical-sizing="auto"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9cm" text:min-label-width="0.9cm"/>
            <style:text-properties fo:font-family="Wingdings" style:font-charset="x-symbol" fo:color="#ffffff"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Noto Sans2" style:font-family-complex="'Noto Sans'" style:font-family-generic-complex="system" style:font-pitch-complex="variable" style:font-size-complex="24pt" style:font-style-complex="normal" style:font-weight-complex="normal" style:text-emphasize="none" style:font-relief="none" loext:font-optical-sizing="auto"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3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2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1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left="0cm" fo:margin-right="0cm" fo:margin-top="0.0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6" style:display-name="Default 1-outline6" style:family="presentation" style:parent-style-name="Default_20_1-outline5">
      <style:paragraph-properties fo:margin-left="0cm" fo:margin-right="0cm" fo:margin-top="0.0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7" style:display-name="Default 1-outline7" style:family="presentation" style:parent-style-name="Default_20_1-outline6">
      <style:paragraph-properties fo:margin-left="0cm" fo:margin-right="0cm" fo:margin-top="0.0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loext:font-optical-sizing="auto"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90%" fo:text-align="center" fo:text-indent="0cm" loext:tab-stop-distance="2.54cm">
        <style:tab-stops>
          <style:tab-stop style:position="0cm"/>
        </style:tab-stops>
      </style:paragraph-properties>
      <style:text-properties fo:font-variant="normal" fo:text-transform="none" fo:color="#7f59ae" loext:opacity="100%" style:text-outline="false" style:text-line-through-style="none" style:text-line-through-type="none" style:text-position="0% 100%" style:font-name="Noto Sans1" fo:font-family="'Noto Sans'"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2" style:font-family-complex="'Noto Sans'" style:font-family-generic-complex="system" style:font-pitch-complex="variable" style:font-size-complex="44pt" style:font-style-complex="normal" style:font-weight-complex="normal" style:text-emphasize="none" style:font-relief="none" loext:font-optical-sizing="auto"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loext:font-optical-sizing="auto"/>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loext:font-optical-sizing="auto"/>
    </style:style>
    <style:style style:name="Default_20_2-notes" style:display-name="Defaul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2" style:font-family-complex="'Noto Sans'" style:font-family-generic-complex="system" style:font-pitch-complex="variable" style:font-size-complex="20pt" style:font-style-complex="normal" style:font-weight-complex="normal" style:text-emphasize="none" style:font-relief="none" loext:font-optical-sizing="auto"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9cm" text:min-label-width="0.9cm"/>
            <style:text-properties fo:font-family="Wingdings" style:font-charset="x-symbol" fo:color="#ffffff"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Noto Sans2" style:font-family-complex="'Noto Sans'" style:font-family-generic-complex="system" style:font-pitch-complex="variable" style:font-size-complex="24pt" style:font-style-complex="normal" style:font-weight-complex="normal" style:text-emphasize="none" style:font-relief="none" loext:font-optical-sizing="auto"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3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outline3" style:display-name="Default 2-outline3" style:family="presentation" style:parent-style-name="Default_20_2-outline2">
      <style:paragraph-properties fo:margin-left="0cm" fo:margin-right="0cm" fo:margin-top="0.2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left="0cm" fo:margin-right="0cm" fo:margin-top="0.1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left="0cm" fo:margin-right="0cm" fo:margin-top="0.0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outline6" style:display-name="Default 2-outline6" style:family="presentation" style:parent-style-name="Default_20_2-outline5">
      <style:paragraph-properties fo:margin-left="0cm" fo:margin-right="0cm" fo:margin-top="0.0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outline7" style:display-name="Default 2-outline7" style:family="presentation" style:parent-style-name="Default_20_2-outline6">
      <style:paragraph-properties fo:margin-left="0cm" fo:margin-right="0cm" fo:margin-top="0.0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loext:font-optical-sizing="auto"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90%" fo:text-align="center" fo:text-indent="0cm" loext:tab-stop-distance="2.54cm">
        <style:tab-stops>
          <style:tab-stop style:position="0cm"/>
        </style:tab-stops>
      </style:paragraph-properties>
      <style:text-properties fo:font-variant="normal" fo:text-transform="none" fo:color="#7f59ae" loext:opacity="100%" style:text-outline="false" style:text-line-through-style="none" style:text-line-through-type="none" style:text-position="0% 100%" style:font-name="Noto Sans1" fo:font-family="'Noto Sans'"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2" style:font-family-complex="'Noto Sans'" style:font-family-generic-complex="system" style:font-pitch-complex="variable" style:font-size-complex="44pt" style:font-style-complex="normal" style:font-weight-complex="normal" style:text-emphasize="none" style:font-relief="none" loext:font-optical-sizing="auto" style:text-overline-style="none" style:text-overline-color="font-color"/>
    </style:style>
    <style:style style:name="Sample_20_Article-background" style:display-name="Sample Article-background" style:family="presentation">
      <style:graphic-properties draw:stroke="none" draw:fill="solid" draw:fill-color="#ffffff"/>
      <style:text-properties style:letter-kerning="true" loext:font-optical-sizing="auto"/>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text-properties style:letter-kerning="true" loext:font-optical-sizing="auto"/>
    </style:style>
    <style:style style:name="Sample_20_Article-notes" style:display-name="Sample Articl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2" style:font-family-complex="'Noto Sans'" style:font-family-generic-complex="system" style:font-pitch-complex="variable" style:font-size-complex="20pt" style:font-style-complex="normal" style:font-weight-complex="normal" style:text-emphasize="none" style:font-relief="none" loext:font-optical-sizing="auto"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text:list-style style:name="Sample_20_Article-outline1" style:display-name="Sample Article-outline1">
          <text:list-level-style-bullet text:level="1" text:bullet-char="">
            <style:list-level-properties text:space-before="-0.9cm" text:min-label-width="0.9cm"/>
            <style:text-properties fo:font-family="Wingdings" style:font-charset="x-symbol" fo:color="#ffffff"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Noto Sans2" style:font-family-complex="'Noto Sans'" style:font-family-generic-complex="system" style:font-pitch-complex="variable" style:font-size-complex="24pt" style:font-style-complex="normal" style:font-weight-complex="normal" style:text-emphasize="none" style:font-relief="none" loext:font-optical-sizing="auto"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ample_20_Article-outline3" style:display-name="Sample Article-outline3" style:family="presentation" style:parent-style-name="Sample_20_Article-outline2">
      <style:paragraph-properties fo:margin-left="0cm" fo:margin-right="0cm" fo:margin-top="0.3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ample_20_Article-outline4" style:display-name="Sample Article-outline4" style:family="presentation" style:parent-style-name="Sample_20_Article-outline3">
      <style:paragraph-properties fo:margin-left="0cm" fo:margin-right="0cm" fo:margin-top="0.2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ample_20_Article-outline5" style:display-name="Sample Article-outline5" style:family="presentation" style:parent-style-name="Sample_20_Article-outline4">
      <style:paragraph-properties fo:margin-left="0cm" fo:margin-right="0cm" fo:margin-top="0.1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ample_20_Article-outline6" style:display-name="Sample Article-outline6" style:family="presentation" style:parent-style-name="Sample_20_Article-outline5">
      <style:paragraph-properties fo:margin-left="0cm" fo:margin-right="0cm" fo:margin-top="0.1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ample_20_Article-outline7" style:display-name="Sample Article-outline7" style:family="presentation" style:parent-style-name="Sample_20_Article-outline6">
      <style:paragraph-properties fo:margin-left="0cm" fo:margin-right="0cm" fo:margin-top="0.1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text:list-style style:name="Sample_20_Article-subtitle" style:display-name="Sample Artic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loext:font-optical-sizing="auto" style:text-overline-style="none" style:text-overline-color="font-color"/>
    </style:style>
    <style:style style:name="Sample_20_Article-title" style:display-name="Sample Article-title" style:family="presentation">
      <style:graphic-properties draw:stroke="none" draw:fill="none" draw:textarea-vertical-align="middle">
        <text:list-style style:name="Sample_20_Article-title" style:display-name="Sample Article-title">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90%" fo:text-align="left" fo:text-indent="0cm" loext:tab-stop-distance="2.54cm">
        <style:tab-stops>
          <style:tab-stop style:position="0cm"/>
        </style:tab-stops>
      </style:paragraph-properties>
      <style:text-properties fo:font-variant="normal" fo:text-transform="none" fo:color="#7f59ae" loext:opacity="100%" style:text-outline="false" style:text-line-through-style="none" style:text-line-through-type="none" style:text-position="0% 100%" style:font-name="Noto Sans1" fo:font-family="'Noto Sans'"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2" style:font-family-complex="'Noto Sans'" style:font-family-generic-complex="system" style:font-pitch-complex="variable" style:font-size-complex="44pt" style:font-style-complex="normal" style:font-weight-complex="normal" style:text-emphasize="none" style:font-relief="none" loext:font-optical-sizing="auto"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loext:font-optical-sizing="auto"/>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loext:font-optical-sizing="auto"/>
    </style:style>
    <style:style style:name="Default_20_3-notes" style:display-name="Defaul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2" style:font-family-complex="'Noto Sans'" style:font-family-generic-complex="system" style:font-pitch-complex="variable" style:font-size-complex="20pt" style:font-style-complex="normal" style:font-weight-complex="normal" style:text-emphasize="none" style:font-relief="none" loext:font-optical-sizing="auto"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9cm" text:min-label-width="0.9cm"/>
            <style:text-properties fo:font-family="Wingdings" style:font-charset="x-symbol" fo:color="#ffffff"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Noto Sans2" style:font-family-complex="'Noto Sans'" style:font-family-generic-complex="system" style:font-pitch-complex="variable" style:font-size-complex="24pt" style:font-style-complex="normal" style:font-weight-complex="normal" style:text-emphasize="none" style:font-relief="none" loext:font-optical-sizing="auto"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3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3-outline3" style:display-name="Default 3-outline3" style:family="presentation" style:parent-style-name="Default_20_3-outline2">
      <style:paragraph-properties fo:margin-left="0cm" fo:margin-right="0cm" fo:margin-top="0.2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left="0cm" fo:margin-right="0cm" fo:margin-top="0.1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left="0cm" fo:margin-right="0cm" fo:margin-top="0.0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3-outline6" style:display-name="Default 3-outline6" style:family="presentation" style:parent-style-name="Default_20_3-outline5">
      <style:paragraph-properties fo:margin-left="0cm" fo:margin-right="0cm" fo:margin-top="0.0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3-outline7" style:display-name="Default 3-outline7" style:family="presentation" style:parent-style-name="Default_20_3-outline6">
      <style:paragraph-properties fo:margin-left="0cm" fo:margin-right="0cm" fo:margin-top="0.0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loext:font-optical-sizing="auto"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90%" fo:text-align="center" fo:text-indent="0cm" loext:tab-stop-distance="2.54cm">
        <style:tab-stops>
          <style:tab-stop style:position="0cm"/>
        </style:tab-stops>
      </style:paragraph-properties>
      <style:text-properties fo:font-variant="normal" fo:text-transform="none" fo:color="#7f59ae" loext:opacity="100%" style:text-outline="false" style:text-line-through-style="none" style:text-line-through-type="none" style:text-position="0% 100%" style:font-name="Noto Sans1" fo:font-family="'Noto Sans'"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2" style:font-family-complex="'Noto Sans'" style:font-family-generic-complex="system" style:font-pitch-complex="variable" style:font-size-complex="44pt" style:font-style-complex="normal" style:font-weight-complex="normal" style:text-emphasize="none" style:font-relief="none" loext:font-optical-sizing="auto" style:text-overline-style="none" style:text-overline-color="font-color"/>
    </style:style>
    <style:style style:name="Topic_20_Title_20_2-background" style:display-name="Topic Title 2-background" style:family="presentation">
      <style:graphic-properties draw:stroke="none" draw:fill="solid" draw:fill-color="#ffffff"/>
      <style:text-properties style:letter-kerning="true" loext:font-optical-sizing="auto"/>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text-properties style:letter-kerning="true" loext:font-optical-sizing="auto"/>
    </style:style>
    <style:style style:name="Topic_20_Title_20_2-notes" style:display-name="Topic 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2" style:font-family-complex="'Noto Sans'" style:font-family-generic-complex="system" style:font-pitch-complex="variable" style:font-size-complex="20pt" style:font-style-complex="normal" style:font-weight-complex="normal" style:text-emphasize="none" style:font-relief="none" loext:font-optical-sizing="auto"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text:list-style style:name="Topic_20_Title_20_2-outline1" style:display-name="Topic Title 2-outline1">
          <text:list-level-style-bullet text:level="1" text:bullet-char="">
            <style:list-level-properties text:space-before="-0.9cm" text:min-label-width="0.9cm"/>
            <style:text-properties fo:font-family="Wingdings" style:font-charset="x-symbol" fo:color="#ffffff"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loext:font-optical-sizing="auto"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3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opic_20_Title_20_2-outline3" style:display-name="Topic Title 2-outline3" style:family="presentation" style:parent-style-name="Topic_20_Title_20_2-outline2">
      <style:paragraph-properties fo:margin-left="0cm" fo:margin-right="0cm" fo:margin-top="0.2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opic_20_Title_20_2-outline4" style:display-name="Topic Title 2-outline4" style:family="presentation" style:parent-style-name="Topic_20_Title_20_2-outline3">
      <style:paragraph-properties fo:margin-left="0cm" fo:margin-right="0cm" fo:margin-top="0.1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opic_20_Title_20_2-outline5" style:display-name="Topic Title 2-outline5" style:family="presentation" style:parent-style-name="Topic_20_Title_20_2-outline4">
      <style:paragraph-properties fo:margin-left="0cm" fo:margin-right="0cm" fo:margin-top="0.0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opic_20_Title_20_2-outline6" style:display-name="Topic Title 2-outline6" style:family="presentation" style:parent-style-name="Topic_20_Title_20_2-outline5">
      <style:paragraph-properties fo:margin-left="0cm" fo:margin-right="0cm" fo:margin-top="0.0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opic_20_Title_20_2-outline7" style:display-name="Topic Title 2-outline7" style:family="presentation" style:parent-style-name="Topic_20_Title_20_2-outline6">
      <style:paragraph-properties fo:margin-left="0cm" fo:margin-right="0cm" fo:margin-top="0.0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text:list-style style:name="Topic_20_Title_20_2-subtitle" style:display-name="Topic 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loext:font-optical-sizing="auto" style:text-overline-style="none" style:text-overline-color="font-color"/>
    </style:style>
    <style:style style:name="Topic_20_Title_20_2-title" style:display-name="Topic Title 2-title" style:family="presentation">
      <style:graphic-properties draw:stroke="none" draw:fill="none" draw:textarea-vertical-align="middle">
        <text:list-style style:name="Topic_20_Title_20_2-title" style:display-name="Topic Title 2-title">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90%" fo:text-align="left" fo:text-indent="0cm" loext:tab-stop-distance="2.54cm">
        <style:tab-stops>
          <style:tab-stop style:position="0cm"/>
        </style:tab-stops>
      </style:paragraph-properties>
      <style:text-properties fo:font-variant="normal" fo:text-transform="none" fo:color="#60c4e4" loext:opacity="100%" style:text-outline="false" style:text-line-through-style="none" style:text-line-through-type="none" style:text-position="0% 100%" style:font-name="Noto Sans1" fo:font-family="'Noto Sans'" fo:font-size="48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8pt" style:font-style-asian="normal" style:font-weight-asian="bold" style:font-name-complex="Noto Sans2" style:font-family-complex="'Noto Sans'" style:font-family-generic-complex="system" style:font-pitch-complex="variable" style:font-size-complex="48pt" style:font-style-complex="normal" style:font-weight-complex="bold" style:text-emphasize="none" style:font-relief="none" loext:font-optical-sizing="auto" style:text-overline-style="none" style:text-overline-color="font-color"/>
    </style:style>
    <style:style style:name="Insert_20_Picture-background" style:display-name="Insert Picture-background" style:family="presentation">
      <style:graphic-properties draw:stroke="none" draw:fill="solid" draw:fill-color="#ffffff"/>
      <style:text-properties style:letter-kerning="true" loext:font-optical-sizing="auto"/>
    </style:style>
    <style:style style:name="Insert_20_Picture-backgroundobjects" style:display-name="Insert Picture-backgroundobjects" style:family="presentation">
      <style:graphic-properties draw:textarea-horizontal-align="justify" draw:shadow="hidden" draw:shadow-offset-x="0.2cm" draw:shadow-offset-y="0.2cm" draw:shadow-color="#808080"/>
      <style:text-properties style:letter-kerning="true" loext:font-optical-sizing="auto"/>
    </style:style>
    <style:style style:name="Insert_20_Picture-notes" style:display-name="Insert Pictur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2" style:font-family-complex="'Noto Sans'" style:font-family-generic-complex="system" style:font-pitch-complex="variable" style:font-size-complex="20pt" style:font-style-complex="normal" style:font-weight-complex="normal" style:text-emphasize="none" style:font-relief="none" loext:font-optical-sizing="auto"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text:list-style style:name="Insert_20_Picture-outline1" style:display-name="Insert Picture-outline1">
          <text:list-level-style-bullet text:level="1" text:bullet-char="">
            <style:list-level-properties text:space-before="-0.9cm" text:min-label-width="0.9cm"/>
            <style:text-properties fo:font-family="Wingdings" style:font-charset="x-symbol" fo:color="#7f59a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90%" fo:text-align="left" fo:text-indent="0cm" loext:tab-stop-distance="2.54cm">
        <style:tab-stops/>
      </style:paragraph-properties>
      <style:text-properties fo:font-variant="normal" fo:text-transform="none" fo:color="#7f59ae" loext:opacity="100%" style:text-outline="false" style:text-line-through-style="none" style:text-line-through-type="none" style:text-position="0% 100%" style:font-name="Noto Sans1" fo:font-family="'Noto Sans'"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loext:font-optical-sizing="auto"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line-height="90%" fo:text-align="left" fo:text-indent="0cm" loext:tab-stop-distance="2.54cm">
        <style:tab-stops/>
      </style:paragraph-properties>
      <style:text-properties fo:font-variant="normal" fo:text-transform="none" fo:color="#7f59ae" loext:opacity="100%" style:text-outline="false" style:text-line-through-style="none" style:text-line-through-type="none" style:text-position="0% 100%" style:font-name="Noto Sans1" fo:font-family="'Noto Sans'"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Insert_20_Picture-outline3" style:display-name="Insert Picture-outline3" style:family="presentation" style:parent-style-name="Insert_20_Picture-outline2">
      <style:paragraph-properties fo:margin-left="0cm" fo:margin-right="0cm" fo:margin-top="0.3cm" fo:margin-bottom="0cm" fo:line-height="90%" fo:text-align="left" fo:text-indent="0cm" loext:tab-stop-distance="2.54cm">
        <style:tab-stops/>
      </style:paragraph-properties>
      <style:text-properties fo:font-variant="normal" fo:text-transform="none" fo:color="#7f59ae" loext:opacity="100%" style:text-outline="false" style:text-line-through-style="none" style:text-line-through-type="none" style:text-position="0% 100%" style:font-name="Noto Sans1" fo:font-family="'Noto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Insert_20_Picture-outline4" style:display-name="Insert Picture-outline4" style:family="presentation" style:parent-style-name="Insert_20_Picture-outline3">
      <style:paragraph-properties fo:margin-left="0cm" fo:margin-right="0cm" fo:margin-top="0.2cm" fo:margin-bottom="0cm" fo:line-height="90%" fo:text-align="left" fo:text-indent="0cm" loext:tab-stop-distance="2.54cm">
        <style:tab-stops/>
      </style:paragraph-properties>
      <style:text-properties fo:font-variant="normal" fo:text-transform="none" fo:color="#7f59ae"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Insert_20_Picture-outline5" style:display-name="Insert Picture-outline5" style:family="presentation" style:parent-style-name="Insert_20_Picture-outline4">
      <style:paragraph-properties fo:margin-left="0cm" fo:margin-right="0cm" fo:margin-top="0.1cm" fo:margin-bottom="0cm" fo:line-height="90%" fo:text-align="left" fo:text-indent="0cm" loext:tab-stop-distance="2.54cm">
        <style:tab-stops/>
      </style:paragraph-properties>
      <style:text-properties fo:font-variant="normal" fo:text-transform="none" fo:color="#7f59ae"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Insert_20_Picture-outline6" style:display-name="Insert Picture-outline6" style:family="presentation" style:parent-style-name="Insert_20_Picture-outline5">
      <style:paragraph-properties fo:margin-left="0cm" fo:margin-right="0cm" fo:margin-top="0.1cm" fo:margin-bottom="0cm" fo:line-height="90%" fo:text-align="left" fo:text-indent="0cm" loext:tab-stop-distance="2.54cm">
        <style:tab-stops/>
      </style:paragraph-properties>
      <style:text-properties fo:font-variant="normal" fo:text-transform="none" fo:color="#7f59ae"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Insert_20_Picture-outline7" style:display-name="Insert Picture-outline7" style:family="presentation" style:parent-style-name="Insert_20_Picture-outline6">
      <style:paragraph-properties fo:margin-left="0cm" fo:margin-right="0cm" fo:margin-top="0.1cm" fo:margin-bottom="0cm" fo:line-height="90%" fo:text-align="left" fo:text-indent="0cm" loext:tab-stop-distance="2.54cm">
        <style:tab-stops/>
      </style:paragraph-properties>
      <style:text-properties fo:font-variant="normal" fo:text-transform="none" fo:color="#7f59ae"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text:list-style style:name="Insert_20_Picture-subtitle" style:display-name="Insert Pictu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loext:font-optical-sizing="auto" style:text-overline-style="none" style:text-overline-color="font-color"/>
    </style:style>
    <style:style style:name="Insert_20_Picture-title" style:display-name="Insert Picture-title" style:family="presentation">
      <style:graphic-properties draw:stroke="none" draw:fill="none" draw:textarea-vertical-align="middle">
        <text:list-style style:name="Insert_20_Picture-title" style:display-name="Insert Picture-title">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90%" fo:text-align="left" fo:text-indent="0cm" loext:tab-stop-distance="2.54cm">
        <style:tab-stops>
          <style:tab-stop style:position="0cm"/>
        </style:tab-stops>
      </style:paragraph-properties>
      <style:text-properties fo:font-variant="normal" fo:text-transform="none" fo:color="#7f59ae" loext:opacity="100%" style:text-outline="false" style:text-line-through-style="none" style:text-line-through-type="none" style:text-position="0% 100%" style:font-name="Noto Sans1" fo:font-family="'Noto Sans'" fo:font-size="36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6pt" style:font-style-asian="normal" style:font-weight-asian="bold" style:font-name-complex="Noto Sans2" style:font-family-complex="'Noto Sans'" style:font-family-generic-complex="system" style:font-pitch-complex="variable" style:font-size-complex="36pt" style:font-style-complex="normal" style:font-weight-complex="bold" style:text-emphasize="none" style:font-relief="none" loext:font-optical-sizing="auto"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loext:font-optical-sizing="auto"/>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loext:font-optical-sizing="auto"/>
    </style:style>
    <style:style style:name="Default_20_4-notes" style:display-name="Defaul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2" style:font-family-complex="'Noto Sans'" style:font-family-generic-complex="system" style:font-pitch-complex="variable" style:font-size-complex="20pt" style:font-style-complex="normal" style:font-weight-complex="normal" style:text-emphasize="none" style:font-relief="none" loext:font-optical-sizing="auto"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9cm" text:min-label-width="0.9cm"/>
            <style:text-properties fo:font-family="Wingdings" style:font-charset="x-symbol" fo:color="#7f59a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left" fo:text-indent="0cm" loext:tab-stop-distance="2.54cm">
        <style:tab-stops/>
      </style:paragraph-properties>
      <style:text-properties fo:font-variant="normal" fo:text-transform="none" fo:color="#7f59ae" loext:opacity="100%" style:text-outline="false" style:text-line-through-style="none" style:text-line-through-type="none" style:text-position="0% 100%" style:font-name="Noto Sans1" fo:font-family="'Noto Sans'"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loext:font-optical-sizing="auto" style:text-overline-style="none" style:text-overline-color="font-color"/>
    </style:style>
    <style:style style:name="Default_20_4-outline2" style:display-name="Default 4-outline2" style:family="presentation" style:parent-style-name="Default_20_4-outline1">
      <style:paragraph-properties fo:margin-left="0cm" fo:margin-right="0cm" fo:margin-top="0.399cm" fo:margin-bottom="0cm" fo:line-height="90%" fo:text-align="left" fo:text-indent="0cm" loext:tab-stop-distance="2.54cm">
        <style:tab-stops/>
      </style:paragraph-properties>
      <style:text-properties fo:font-variant="normal" fo:text-transform="none" fo:color="#7f59ae" loext:opacity="100%" style:text-outline="false" style:text-line-through-style="none" style:text-line-through-type="none" style:text-position="0% 100%" style:font-name="Noto Sans1" fo:font-family="'Noto Sans'"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Default_20_4-outline3" style:display-name="Default 4-outline3" style:family="presentation" style:parent-style-name="Default_20_4-outline2">
      <style:paragraph-properties fo:margin-left="0cm" fo:margin-right="0cm" fo:margin-top="0.299cm" fo:margin-bottom="0cm" fo:line-height="90%" fo:text-align="left" fo:text-indent="0cm" loext:tab-stop-distance="2.54cm">
        <style:tab-stops/>
      </style:paragraph-properties>
      <style:text-properties fo:font-variant="normal" fo:text-transform="none" fo:color="#7f59ae" loext:opacity="100%" style:text-outline="false" style:text-line-through-style="none" style:text-line-through-type="none" style:text-position="0% 100%" style:font-name="Noto Sans1" fo:font-family="'Noto Sans'"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Default_20_4-outline4" style:display-name="Default 4-outline4" style:family="presentation" style:parent-style-name="Default_20_4-outline3">
      <style:paragraph-properties fo:margin-left="0cm" fo:margin-right="0cm" fo:margin-top="0.199cm" fo:margin-bottom="0cm" fo:line-height="90%" fo:text-align="left" fo:text-indent="0cm" loext:tab-stop-distance="2.54cm">
        <style:tab-stops/>
      </style:paragraph-properties>
      <style:text-properties fo:font-variant="normal" fo:text-transform="none" fo:color="#7f59ae" loext:opacity="100%" style:text-outline="false" style:text-line-through-style="none" style:text-line-through-type="none" style:text-position="0% 100%" style:font-name="Noto Sans1" fo:font-family="'Noto Sans'"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Default_20_4-outline5" style:display-name="Default 4-outline5" style:family="presentation" style:parent-style-name="Default_20_4-outline4">
      <style:paragraph-properties fo:margin-left="0cm" fo:margin-right="0cm" fo:margin-top="0.099cm" fo:margin-bottom="0cm" fo:line-height="90%" fo:text-align="left" fo:text-indent="0cm" loext:tab-stop-distance="2.54cm">
        <style:tab-stops/>
      </style:paragraph-properties>
      <style:text-properties fo:font-variant="normal" fo:text-transform="none" fo:color="#7f59ae" loext:opacity="100%" style:text-outline="false" style:text-line-through-style="none" style:text-line-through-type="none" style:text-position="0% 100%" style:font-name="Noto Sans1" fo:font-family="'Noto Sans'"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Default_20_4-outline6" style:display-name="Default 4-outline6" style:family="presentation" style:parent-style-name="Default_20_4-outline5">
      <style:paragraph-properties fo:margin-left="0cm" fo:margin-right="0cm" fo:margin-top="0.099cm" fo:margin-bottom="0cm" fo:line-height="90%" fo:text-align="left" fo:text-indent="0cm" loext:tab-stop-distance="2.54cm">
        <style:tab-stops/>
      </style:paragraph-properties>
      <style:text-properties fo:font-variant="normal" fo:text-transform="none" fo:color="#7f59ae" loext:opacity="100%" style:text-outline="false" style:text-line-through-style="none" style:text-line-through-type="none" style:text-position="0% 100%" style:font-name="Noto Sans1" fo:font-family="'Noto Sans'"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Default_20_4-outline7" style:display-name="Default 4-outline7" style:family="presentation" style:parent-style-name="Default_20_4-outline6">
      <style:paragraph-properties fo:margin-left="0cm" fo:margin-right="0cm" fo:margin-top="0.099cm" fo:margin-bottom="0cm" fo:line-height="90%" fo:text-align="left" fo:text-indent="0cm" loext:tab-stop-distance="2.54cm">
        <style:tab-stops/>
      </style:paragraph-properties>
      <style:text-properties fo:font-variant="normal" fo:text-transform="none" fo:color="#7f59ae" loext:opacity="100%" style:text-outline="false" style:text-line-through-style="none" style:text-line-through-type="none" style:text-position="0% 100%" style:font-name="Noto Sans1" fo:font-family="'Noto Sans'"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loext:font-optical-sizing="auto"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90%" fo:text-align="left" fo:text-indent="0cm" loext:tab-stop-distance="2.54cm">
        <style:tab-stops>
          <style:tab-stop style:position="0cm"/>
        </style:tab-stops>
      </style:paragraph-properties>
      <style:text-properties fo:font-variant="normal" fo:text-transform="none" fo:color="#7f59ae" loext:opacity="100%" style:text-outline="false" style:text-line-through-style="none" style:text-line-through-type="none" style:text-position="0% 100%" style:font-name="Noto Sans1" fo:font-family="'Noto Sans'" fo:font-size="36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6pt" style:font-style-asian="normal" style:font-weight-asian="bold" style:font-name-complex="Noto Sans2" style:font-family-complex="'Noto Sans'" style:font-family-generic-complex="system" style:font-pitch-complex="variable" style:font-size-complex="36pt" style:font-style-complex="normal" style:font-weight-complex="bold" style:text-emphasize="none" style:font-relief="none" loext:font-optical-sizing="auto" style:text-overline-style="none" style:text-overline-color="font-color"/>
    </style:style>
    <style:style style:name="Insert_20_Picture_20_1-background" style:display-name="Insert Picture 1-background" style:family="presentation">
      <style:graphic-properties draw:stroke="none" draw:fill="solid" draw:fill-color="#ffffff"/>
      <style:text-properties style:letter-kerning="true" loext:font-optical-sizing="auto"/>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text-properties style:letter-kerning="true" loext:font-optical-sizing="auto"/>
    </style:style>
    <style:style style:name="Insert_20_Picture_20_1-notes" style:display-name="Insert Pictur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2" style:font-family-complex="'Noto Sans'" style:font-family-generic-complex="system" style:font-pitch-complex="variable" style:font-size-complex="20pt" style:font-style-complex="normal" style:font-weight-complex="normal" style:text-emphasize="none" style:font-relief="none" loext:font-optical-sizing="auto"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text:list-style style:name="Insert_20_Picture_20_1-outline1" style:display-name="Insert Picture 1-outline1">
          <text:list-level-style-bullet text:level="1" text:bullet-char="">
            <style:list-level-properties text:space-before="-0.9cm" text:min-label-width="0.9cm"/>
            <style:text-properties fo:font-family="Wingdings" style:font-charset="x-symbol" fo:color="#fe713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90%" fo:text-align="left" fo:text-indent="0cm" loext:tab-stop-distance="2.54cm">
        <style:tab-stops/>
      </style:paragraph-properties>
      <style:text-properties fo:font-variant="normal" fo:text-transform="none" fo:color="#fe7130" loext:opacity="100%" style:text-outline="false" style:text-line-through-style="none" style:text-line-through-type="none" style:text-position="0% 100%" style:font-name="Noto Sans1" fo:font-family="'Noto Sans'"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loext:font-optical-sizing="auto"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line-height="90%" fo:text-align="left" fo:text-indent="0cm" loext:tab-stop-distance="2.54cm">
        <style:tab-stops/>
      </style:paragraph-properties>
      <style:text-properties fo:font-variant="normal" fo:text-transform="none" fo:color="#fe7130" loext:opacity="100%" style:text-outline="false" style:text-line-through-style="none" style:text-line-through-type="none" style:text-position="0% 100%" style:font-name="Noto Sans1" fo:font-family="'Noto Sans'"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Insert_20_Picture_20_1-outline3" style:display-name="Insert Picture 1-outline3" style:family="presentation" style:parent-style-name="Insert_20_Picture_20_1-outline2">
      <style:paragraph-properties fo:margin-left="0cm" fo:margin-right="0cm" fo:margin-top="0.3cm" fo:margin-bottom="0cm" fo:line-height="90%" fo:text-align="left" fo:text-indent="0cm" loext:tab-stop-distance="2.54cm">
        <style:tab-stops/>
      </style:paragraph-properties>
      <style:text-properties fo:font-variant="normal" fo:text-transform="none" fo:color="#fe7130" loext:opacity="100%" style:text-outline="false" style:text-line-through-style="none" style:text-line-through-type="none" style:text-position="0% 100%" style:font-name="Noto Sans1" fo:font-family="'Noto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Insert_20_Picture_20_1-outline4" style:display-name="Insert Picture 1-outline4" style:family="presentation" style:parent-style-name="Insert_20_Picture_20_1-outline3">
      <style:paragraph-properties fo:margin-left="0cm" fo:margin-right="0cm" fo:margin-top="0.2cm" fo:margin-bottom="0cm" fo:line-height="90%" fo:text-align="left" fo:text-indent="0cm" loext:tab-stop-distance="2.54cm">
        <style:tab-stops/>
      </style:paragraph-properties>
      <style:text-properties fo:font-variant="normal" fo:text-transform="none" fo:color="#fe7130"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Insert_20_Picture_20_1-outline5" style:display-name="Insert Picture 1-outline5" style:family="presentation" style:parent-style-name="Insert_20_Picture_20_1-outline4">
      <style:paragraph-properties fo:margin-left="0cm" fo:margin-right="0cm" fo:margin-top="0.1cm" fo:margin-bottom="0cm" fo:line-height="90%" fo:text-align="left" fo:text-indent="0cm" loext:tab-stop-distance="2.54cm">
        <style:tab-stops/>
      </style:paragraph-properties>
      <style:text-properties fo:font-variant="normal" fo:text-transform="none" fo:color="#fe7130"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Insert_20_Picture_20_1-outline6" style:display-name="Insert Picture 1-outline6" style:family="presentation" style:parent-style-name="Insert_20_Picture_20_1-outline5">
      <style:paragraph-properties fo:margin-left="0cm" fo:margin-right="0cm" fo:margin-top="0.1cm" fo:margin-bottom="0cm" fo:line-height="90%" fo:text-align="left" fo:text-indent="0cm" loext:tab-stop-distance="2.54cm">
        <style:tab-stops/>
      </style:paragraph-properties>
      <style:text-properties fo:font-variant="normal" fo:text-transform="none" fo:color="#fe7130"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Insert_20_Picture_20_1-outline7" style:display-name="Insert Picture 1-outline7" style:family="presentation" style:parent-style-name="Insert_20_Picture_20_1-outline6">
      <style:paragraph-properties fo:margin-left="0cm" fo:margin-right="0cm" fo:margin-top="0.1cm" fo:margin-bottom="0cm" fo:line-height="90%" fo:text-align="left" fo:text-indent="0cm" loext:tab-stop-distance="2.54cm">
        <style:tab-stops/>
      </style:paragraph-properties>
      <style:text-properties fo:font-variant="normal" fo:text-transform="none" fo:color="#fe7130"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text:list-style style:name="Insert_20_Picture_20_1-subtitle" style:display-name="Insert Pictur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loext:font-optical-sizing="auto" style:text-overline-style="none" style:text-overline-color="font-color"/>
    </style:style>
    <style:style style:name="Insert_20_Picture_20_1-title" style:display-name="Insert Picture 1-title" style:family="presentation">
      <style:graphic-properties draw:stroke="none" draw:fill="none" draw:textarea-vertical-align="middle">
        <text:list-style style:name="Insert_20_Picture_20_1-title" style:display-name="Insert Picture 1-title">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90%" fo:text-align="left" fo:text-indent="0cm" loext:tab-stop-distance="2.54cm">
        <style:tab-stops>
          <style:tab-stop style:position="0cm"/>
        </style:tab-stops>
      </style:paragraph-properties>
      <style:text-properties fo:font-variant="normal" fo:text-transform="none" fo:color="#fe7130" loext:opacity="100%" style:text-outline="false" style:text-line-through-style="none" style:text-line-through-type="none" style:text-position="0% 100%" style:font-name="Noto Sans1" fo:font-family="'Noto Sans'" fo:font-size="36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6pt" style:font-style-asian="normal" style:font-weight-asian="bold" style:font-name-complex="Noto Sans2" style:font-family-complex="'Noto Sans'" style:font-family-generic-complex="system" style:font-pitch-complex="variable" style:font-size-complex="36pt" style:font-style-complex="normal" style:font-weight-complex="bold" style:text-emphasize="none" style:font-relief="none" loext:font-optical-sizing="auto" style:text-overline-style="none" style:text-overline-color="font-color"/>
    </style:style>
    <style:style style:name="Default_20_5-background" style:display-name="Default 5-background" style:family="presentation">
      <style:graphic-properties draw:stroke="none" draw:fill="solid" draw:fill-color="#ffffff"/>
      <style:text-properties style:letter-kerning="true" loext:font-optical-sizing="auto"/>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loext:font-optical-sizing="auto"/>
    </style:style>
    <style:style style:name="Default_20_5-notes" style:display-name="Defaul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2" style:font-family-complex="'Noto Sans'" style:font-family-generic-complex="system" style:font-pitch-complex="variable" style:font-size-complex="20pt" style:font-style-complex="normal" style:font-weight-complex="normal" style:text-emphasize="none" style:font-relief="none" loext:font-optical-sizing="auto"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text:list-style style:name="Default_20_5-outline1" style:display-name="Default 5-outline1">
          <text:list-level-style-bullet text:level="1" text:bullet-char="">
            <style:list-level-properties text:space-before="-0.9cm" text:min-label-width="0.9cm"/>
            <style:text-properties fo:font-family="Wingdings" style:font-charset="x-symbol" fo:color="#fe713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left" fo:text-indent="0cm" loext:tab-stop-distance="2.54cm">
        <style:tab-stops/>
      </style:paragraph-properties>
      <style:text-properties fo:font-variant="normal" fo:text-transform="none" fo:color="#fe7130" loext:opacity="100%" style:text-outline="false" style:text-line-through-style="none" style:text-line-through-type="none" style:text-position="0% 100%" style:font-name="Noto Sans1" fo:font-family="'Noto Sans'"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loext:font-optical-sizing="auto" style:text-overline-style="none" style:text-overline-color="font-color"/>
    </style:style>
    <style:style style:name="Default_20_5-outline2" style:display-name="Default 5-outline2" style:family="presentation" style:parent-style-name="Default_20_5-outline1">
      <style:paragraph-properties fo:margin-left="0cm" fo:margin-right="0cm" fo:margin-top="0.399cm" fo:margin-bottom="0cm" fo:line-height="90%" fo:text-align="left" fo:text-indent="0cm" loext:tab-stop-distance="2.54cm">
        <style:tab-stops/>
      </style:paragraph-properties>
      <style:text-properties fo:font-variant="normal" fo:text-transform="none" fo:color="#fe7130" loext:opacity="100%" style:text-outline="false" style:text-line-through-style="none" style:text-line-through-type="none" style:text-position="0% 100%" style:font-name="Noto Sans1" fo:font-family="'Noto Sans'"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Default_20_5-outline3" style:display-name="Default 5-outline3" style:family="presentation" style:parent-style-name="Default_20_5-outline2">
      <style:paragraph-properties fo:margin-left="0cm" fo:margin-right="0cm" fo:margin-top="0.299cm" fo:margin-bottom="0cm" fo:line-height="90%" fo:text-align="left" fo:text-indent="0cm" loext:tab-stop-distance="2.54cm">
        <style:tab-stops/>
      </style:paragraph-properties>
      <style:text-properties fo:font-variant="normal" fo:text-transform="none" fo:color="#fe7130" loext:opacity="100%" style:text-outline="false" style:text-line-through-style="none" style:text-line-through-type="none" style:text-position="0% 100%" style:font-name="Noto Sans1" fo:font-family="'Noto Sans'"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Default_20_5-outline4" style:display-name="Default 5-outline4" style:family="presentation" style:parent-style-name="Default_20_5-outline3">
      <style:paragraph-properties fo:margin-left="0cm" fo:margin-right="0cm" fo:margin-top="0.199cm" fo:margin-bottom="0cm" fo:line-height="90%" fo:text-align="left" fo:text-indent="0cm" loext:tab-stop-distance="2.54cm">
        <style:tab-stops/>
      </style:paragraph-properties>
      <style:text-properties fo:font-variant="normal" fo:text-transform="none" fo:color="#fe7130" loext:opacity="100%" style:text-outline="false" style:text-line-through-style="none" style:text-line-through-type="none" style:text-position="0% 100%" style:font-name="Noto Sans1" fo:font-family="'Noto Sans'"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Default_20_5-outline5" style:display-name="Default 5-outline5" style:family="presentation" style:parent-style-name="Default_20_5-outline4">
      <style:paragraph-properties fo:margin-left="0cm" fo:margin-right="0cm" fo:margin-top="0.099cm" fo:margin-bottom="0cm" fo:line-height="90%" fo:text-align="left" fo:text-indent="0cm" loext:tab-stop-distance="2.54cm">
        <style:tab-stops/>
      </style:paragraph-properties>
      <style:text-properties fo:font-variant="normal" fo:text-transform="none" fo:color="#fe7130" loext:opacity="100%" style:text-outline="false" style:text-line-through-style="none" style:text-line-through-type="none" style:text-position="0% 100%" style:font-name="Noto Sans1" fo:font-family="'Noto Sans'"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Default_20_5-outline6" style:display-name="Default 5-outline6" style:family="presentation" style:parent-style-name="Default_20_5-outline5">
      <style:paragraph-properties fo:margin-left="0cm" fo:margin-right="0cm" fo:margin-top="0.099cm" fo:margin-bottom="0cm" fo:line-height="90%" fo:text-align="left" fo:text-indent="0cm" loext:tab-stop-distance="2.54cm">
        <style:tab-stops/>
      </style:paragraph-properties>
      <style:text-properties fo:font-variant="normal" fo:text-transform="none" fo:color="#fe7130" loext:opacity="100%" style:text-outline="false" style:text-line-through-style="none" style:text-line-through-type="none" style:text-position="0% 100%" style:font-name="Noto Sans1" fo:font-family="'Noto Sans'"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Default_20_5-outline7" style:display-name="Default 5-outline7" style:family="presentation" style:parent-style-name="Default_20_5-outline6">
      <style:paragraph-properties fo:margin-left="0cm" fo:margin-right="0cm" fo:margin-top="0.099cm" fo:margin-bottom="0cm" fo:line-height="90%" fo:text-align="left" fo:text-indent="0cm" loext:tab-stop-distance="2.54cm">
        <style:tab-stops/>
      </style:paragraph-properties>
      <style:text-properties fo:font-variant="normal" fo:text-transform="none" fo:color="#fe7130" loext:opacity="100%" style:text-outline="false" style:text-line-through-style="none" style:text-line-through-type="none" style:text-position="0% 100%" style:font-name="Noto Sans1" fo:font-family="'Noto Sans'"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loext:font-optical-sizing="auto"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90%" fo:text-align="left" fo:text-indent="0cm" loext:tab-stop-distance="2.54cm">
        <style:tab-stops>
          <style:tab-stop style:position="0cm"/>
        </style:tab-stops>
      </style:paragraph-properties>
      <style:text-properties fo:font-variant="normal" fo:text-transform="none" fo:color="#fe7130" loext:opacity="100%" style:text-outline="false" style:text-line-through-style="none" style:text-line-through-type="none" style:text-position="0% 100%" style:font-name="Noto Sans1" fo:font-family="'Noto Sans'" fo:font-size="36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6pt" style:font-style-asian="normal" style:font-weight-asian="bold" style:font-name-complex="Noto Sans2" style:font-family-complex="'Noto Sans'" style:font-family-generic-complex="system" style:font-pitch-complex="variable" style:font-size-complex="36pt" style:font-style-complex="normal" style:font-weight-complex="bold" style:text-emphasize="none" style:font-relief="none" loext:font-optical-sizing="auto" style:text-overline-style="none" style:text-overline-color="font-color"/>
    </style:style>
    <style:style style:name="Topic_20_Title_20_3-background" style:display-name="Topic Title 3-background" style:family="presentation">
      <style:graphic-properties draw:stroke="none" draw:fill="solid" draw:fill-color="#ffffff"/>
      <style:text-properties style:letter-kerning="true" loext:font-optical-sizing="auto"/>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text-properties style:letter-kerning="true" loext:font-optical-sizing="auto"/>
    </style:style>
    <style:style style:name="Topic_20_Title_20_3-notes" style:display-name="Topic 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2" style:font-family-complex="'Noto Sans'" style:font-family-generic-complex="system" style:font-pitch-complex="variable" style:font-size-complex="20pt" style:font-style-complex="normal" style:font-weight-complex="normal" style:text-emphasize="none" style:font-relief="none" loext:font-optical-sizing="auto"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text:list-style style:name="Topic_20_Title_20_3-outline1" style:display-name="Topic Title 3-outline1">
          <text:list-level-style-bullet text:level="1" text:bullet-char="">
            <style:list-level-properties text:space-before="-0.9cm" text:min-label-width="0.9cm"/>
            <style:text-properties fo:font-family="Wingdings" style:font-charset="x-symbol" fo:color="#ffffff"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loext:font-optical-sizing="auto"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3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opic_20_Title_20_3-outline3" style:display-name="Topic Title 3-outline3" style:family="presentation" style:parent-style-name="Topic_20_Title_20_3-outline2">
      <style:paragraph-properties fo:margin-left="0cm" fo:margin-right="0cm" fo:margin-top="0.2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opic_20_Title_20_3-outline4" style:display-name="Topic Title 3-outline4" style:family="presentation" style:parent-style-name="Topic_20_Title_20_3-outline3">
      <style:paragraph-properties fo:margin-left="0cm" fo:margin-right="0cm" fo:margin-top="0.1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opic_20_Title_20_3-outline5" style:display-name="Topic Title 3-outline5" style:family="presentation" style:parent-style-name="Topic_20_Title_20_3-outline4">
      <style:paragraph-properties fo:margin-left="0cm" fo:margin-right="0cm" fo:margin-top="0.0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opic_20_Title_20_3-outline6" style:display-name="Topic Title 3-outline6" style:family="presentation" style:parent-style-name="Topic_20_Title_20_3-outline5">
      <style:paragraph-properties fo:margin-left="0cm" fo:margin-right="0cm" fo:margin-top="0.0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opic_20_Title_20_3-outline7" style:display-name="Topic Title 3-outline7" style:family="presentation" style:parent-style-name="Topic_20_Title_20_3-outline6">
      <style:paragraph-properties fo:margin-left="0cm" fo:margin-right="0cm" fo:margin-top="0.0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text:list-style style:name="Topic_20_Title_20_3-subtitle" style:display-name="Topic 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loext:font-optical-sizing="auto" style:text-overline-style="none" style:text-overline-color="font-color"/>
    </style:style>
    <style:style style:name="Topic_20_Title_20_3-title" style:display-name="Topic Title 3-title" style:family="presentation">
      <style:graphic-properties draw:stroke="none" draw:fill="none" draw:textarea-vertical-align="middle">
        <text:list-style style:name="Topic_20_Title_20_3-title" style:display-name="Topic Title 3-title">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90%" fo:text-align="left" fo:text-indent="0cm" loext:tab-stop-distance="2.54cm">
        <style:tab-stops>
          <style:tab-stop style:position="0cm"/>
        </style:tab-stops>
      </style:paragraph-properties>
      <style:text-properties fo:font-variant="normal" fo:text-transform="none" fo:color="#e54b89" loext:opacity="100%" style:text-outline="false" style:text-line-through-style="none" style:text-line-through-type="none" style:text-position="0% 100%" style:font-name="Noto Sans1" fo:font-family="'Noto Sans'" fo:font-size="48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8pt" style:font-style-asian="normal" style:font-weight-asian="bold" style:font-name-complex="Noto Sans2" style:font-family-complex="'Noto Sans'" style:font-family-generic-complex="system" style:font-pitch-complex="variable" style:font-size-complex="48pt" style:font-style-complex="normal" style:font-weight-complex="bold" style:text-emphasize="none" style:font-relief="none" loext:font-optical-sizing="auto" style:text-overline-style="none" style:text-overline-color="font-color"/>
    </style:style>
    <style:style style:name="List_20_Content-background" style:display-name="List Content-background" style:family="presentation">
      <style:graphic-properties draw:stroke="none" draw:fill="solid" draw:fill-color="#ffffff"/>
      <style:text-properties style:letter-kerning="true" loext:font-optical-sizing="auto"/>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text-properties style:letter-kerning="true" loext:font-optical-sizing="auto"/>
    </style:style>
    <style:style style:name="List_20_Content-notes" style:display-name="List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2" style:font-family-complex="'Noto Sans'" style:font-family-generic-complex="system" style:font-pitch-complex="variable" style:font-size-complex="20pt" style:font-style-complex="normal" style:font-weight-complex="normal" style:text-emphasize="none" style:font-relief="none" loext:font-optical-sizing="auto"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text:list-style style:name="List_20_Content-outline1" style:display-name="List Content-outline1">
          <text:list-level-style-bullet text:level="1" text:bullet-char="">
            <style:list-level-properties text:space-before="-0.9cm" text:min-label-width="0.9cm"/>
            <style:text-properties fo:font-family="Wingdings" style:font-charset="x-symbol" fo:color="#ffffff"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Noto Sans2" style:font-family-complex="'Noto Sans'" style:font-family-generic-complex="system" style:font-pitch-complex="variable" style:font-size-complex="24pt" style:font-style-complex="normal" style:font-weight-complex="normal" style:text-emphasize="none" style:font-relief="none" loext:font-optical-sizing="auto"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3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List_20_Content-outline3" style:display-name="List Content-outline3" style:family="presentation" style:parent-style-name="List_20_Content-outline2">
      <style:paragraph-properties fo:margin-left="0cm" fo:margin-right="0cm" fo:margin-top="0.2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List_20_Content-outline4" style:display-name="List Content-outline4" style:family="presentation" style:parent-style-name="List_20_Content-outline3">
      <style:paragraph-properties fo:margin-left="0cm" fo:margin-right="0cm" fo:margin-top="0.1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List_20_Content-outline5" style:display-name="List Content-outline5" style:family="presentation" style:parent-style-name="List_20_Content-outline4">
      <style:paragraph-properties fo:margin-left="0cm" fo:margin-right="0cm" fo:margin-top="0.0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List_20_Content-outline6" style:display-name="List Content-outline6" style:family="presentation" style:parent-style-name="List_20_Content-outline5">
      <style:paragraph-properties fo:margin-left="0cm" fo:margin-right="0cm" fo:margin-top="0.0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List_20_Content-outline7" style:display-name="List Content-outline7" style:family="presentation" style:parent-style-name="List_20_Content-outline6">
      <style:paragraph-properties fo:margin-left="0cm" fo:margin-right="0cm" fo:margin-top="0.099cm" fo:margin-bottom="0cm" fo:line-height="90%" fo:text-align="left" fo:text-indent="0cm" loext:tab-stop-distance="2.54cm">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text:list-style style:name="List_20_Content-subtitle" style:display-name="List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loext:font-optical-sizing="auto" style:text-overline-style="none" style:text-overline-color="font-color"/>
    </style:style>
    <style:style style:name="List_20_Content-title" style:display-name="List Content-title" style:family="presentation">
      <style:graphic-properties draw:stroke="none" draw:fill="none" draw:textarea-vertical-align="middle">
        <text:list-style style:name="List_20_Content-title" style:display-name="List Content-title">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90%" fo:text-align="center" fo:text-indent="0cm" loext:tab-stop-distance="2.54cm">
        <style:tab-stops>
          <style:tab-stop style:position="0cm"/>
        </style:tab-stops>
      </style:paragraph-properties>
      <style:text-properties fo:font-variant="normal" fo:text-transform="none" fo:color="#60c4e4" loext:opacity="100%" style:text-outline="false" style:text-line-through-style="none" style:text-line-through-type="none" style:text-position="0% 100%" style:font-name="Noto Sans1" fo:font-family="'Noto Sans'" fo:font-size="36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6pt" style:font-style-asian="normal" style:font-weight-asian="bold" style:font-name-complex="Noto Sans2" style:font-family-complex="'Noto Sans'" style:font-family-generic-complex="system" style:font-pitch-complex="variable" style:font-size-complex="36pt" style:font-style-complex="normal" style:font-weight-complex="bold" style:text-emphasize="none" style:font-relief="none" loext:font-optical-sizing="auto" style:text-overline-style="none" style:text-overline-color="font-color"/>
    </style:style>
    <style:style style:name="Greetings-background" style:family="presentation">
      <style:graphic-properties draw:stroke="none" draw:fill="none"/>
      <style:text-properties style:letter-kerning="true" loext:font-optical-sizing="auto"/>
    </style:style>
    <style:style style:name="Greetings-backgroundobjects" style:family="presentation">
      <style:graphic-properties draw:textarea-horizontal-align="justify" draw:shadow="hidden" draw:shadow-offset-x="0.2cm" draw:shadow-offset-y="0.2cm" draw:shadow-color="#808080"/>
      <style:text-properties style:letter-kerning="true" loext:font-optical-sizing="auto"/>
    </style:style>
    <style:style style:name="Greeting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2" style:font-family-complex="'Noto Sans'" style:font-family-generic-complex="system" style:font-pitch-complex="variable" style:font-size-complex="20pt" style:font-style-complex="normal" style:font-weight-complex="normal" style:text-emphasize="none" style:font-relief="none" loext:font-optical-sizing="auto" style:text-overline-style="none" style:text-overline-color="font-color"/>
    </style:style>
    <style:style style:name="Greetings-outline1" style:family="presentation">
      <style:graphic-properties draw:stroke="none" draw:fill="none" draw:auto-grow-height="false" draw:fit-to-size="false" style:shrink-to-fit="true">
        <text:list-style style:name="Greetings-outline1">
          <text:list-level-style-bullet text:level="1" text:bullet-char="">
            <style:list-level-properties text:space-before="-0.9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90%" fo:text-align="left" fo:text-indent="0cm" loext:tab-stop-distance="2.54cm">
        <style:tab-stops/>
      </style:paragraph-properties>
      <style:text-properties fo:font-variant="normal" fo:text-transform="none" fo:color="#000000" loext:opacity="100%" style:text-outline="false" style:text-line-through-style="none" style:text-line-through-type="none" style:text-position="0% 100%" style:font-name="Noto Sans1" fo:font-family="'Noto Sans'"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loext:font-optical-sizing="auto" style:text-overline-style="none" style:text-overline-color="font-color"/>
    </style:style>
    <style:style style:name="Greetings-outline2" style:family="presentation" style:parent-style-name="Greetings-outline1">
      <style:paragraph-properties fo:margin-left="0cm" fo:margin-right="0cm" fo:margin-top="0.4cm" fo:margin-bottom="0cm" fo:line-height="90%" fo:text-align="left" fo:text-indent="0cm" loext:tab-stop-distance="2.54cm">
        <style:tab-stops/>
      </style:paragraph-properties>
      <style:text-properties fo:font-variant="normal" fo:text-transform="none" fo:color="#000000" loext:opacity="100%" style:text-outline="false" style:text-line-through-style="none" style:text-line-through-type="none" style:text-position="0% 100%" style:font-name="Noto Sans1" fo:font-family="'Noto Sans'"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Greetings-outline3" style:family="presentation" style:parent-style-name="Greetings-outline2">
      <style:paragraph-properties fo:margin-left="0cm" fo:margin-right="0cm" fo:margin-top="0.3cm" fo:margin-bottom="0cm" fo:line-height="90%" fo:text-align="left" fo:text-indent="0cm" loext:tab-stop-distance="2.54cm">
        <style:tab-stops/>
      </style:paragraph-properties>
      <style:text-properties fo:font-variant="normal" fo:text-transform="none" fo:color="#000000" loext:opacity="100%" style:text-outline="false" style:text-line-through-style="none" style:text-line-through-type="none" style:text-position="0% 100%" style:font-name="Noto Sans1" fo:font-family="'Noto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Greetings-outline4" style:family="presentation" style:parent-style-name="Greetings-outline3">
      <style:paragraph-properties fo:margin-left="0cm" fo:margin-right="0cm" fo:margin-top="0.2cm" fo:margin-bottom="0cm" fo:line-height="90%" fo:text-align="left" fo:text-indent="0cm" loext:tab-stop-distance="2.54cm">
        <style:tab-stops/>
      </style:paragraph-properties>
      <style:text-properties fo:font-variant="normal" fo:text-transform="none" fo:color="#000000"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Greetings-outline5" style:family="presentation" style:parent-style-name="Greetings-outline4">
      <style:paragraph-properties fo:margin-left="0cm" fo:margin-right="0cm" fo:margin-top="0.1cm" fo:margin-bottom="0cm" fo:line-height="90%" fo:text-align="left" fo:text-indent="0cm" loext:tab-stop-distance="2.54cm">
        <style:tab-stops/>
      </style:paragraph-properties>
      <style:text-properties fo:font-variant="normal" fo:text-transform="none" fo:color="#000000"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Greetings-outline6" style:family="presentation" style:parent-style-name="Greetings-outline5">
      <style:paragraph-properties fo:margin-left="0cm" fo:margin-right="0cm" fo:margin-top="0.1cm" fo:margin-bottom="0cm" fo:line-height="90%" fo:text-align="left" fo:text-indent="0cm" loext:tab-stop-distance="2.54cm">
        <style:tab-stops/>
      </style:paragraph-properties>
      <style:text-properties fo:font-variant="normal" fo:text-transform="none" fo:color="#000000"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Greetings-outline7" style:family="presentation" style:parent-style-name="Greetings-outline6">
      <style:paragraph-properties fo:margin-left="0cm" fo:margin-right="0cm" fo:margin-top="0.1cm" fo:margin-bottom="0cm" fo:line-height="90%" fo:text-align="left" fo:text-indent="0cm" loext:tab-stop-distance="2.54cm">
        <style:tab-stops/>
      </style:paragraph-properties>
      <style:text-properties fo:font-variant="normal" fo:text-transform="none" fo:color="#000000"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text:list-style style:name="Greeting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loext:font-optical-sizing="auto" style:text-overline-style="none" style:text-overline-color="font-color"/>
    </style:style>
    <style:style style:name="Greetings-title" style:family="presentation">
      <style:graphic-properties draw:stroke="none" draw:fill="none" draw:textarea-vertical-align="middle">
        <text:list-style style:name="Greetings-title">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90%" fo:text-align="center" fo:text-indent="0cm" loext:tab-stop-distance="2.54cm">
        <style:tab-stops>
          <style:tab-stop style:position="0cm"/>
        </style:tab-stops>
      </style:paragraph-properties>
      <style:text-properties fo:font-variant="normal" fo:text-transform="none" fo:color="#000000" loext:opacity="100%" style:text-outline="false" style:text-line-through-style="none" style:text-line-through-type="none" style:text-position="0% 100%" style:font-name="Noto Sans1" fo:font-family="'Noto Sans'"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2" style:font-family-complex="'Noto Sans'" style:font-family-generic-complex="system" style:font-pitch-complex="variable" style:font-size-complex="44pt" style:font-style-complex="normal" style:font-weight-complex="normal" style:text-emphasize="none" style:font-relief="none" loext:font-optical-sizing="auto" style:text-overline-style="none" style:text-overline-color="font-color"/>
    </style:style>
    <style:style style:name="Default_20_6-background" style:display-name="Default 6-background" style:family="presentation">
      <style:graphic-properties draw:stroke="none" draw:fill="none"/>
      <style:text-properties style:letter-kerning="true" loext:font-optical-sizing="auto"/>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loext:font-optical-sizing="auto"/>
    </style:style>
    <style:style style:name="Default_20_6-notes" style:display-name="Defaul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2" style:font-family-complex="'Noto Sans'" style:font-family-generic-complex="system" style:font-pitch-complex="variable" style:font-size-complex="20pt" style:font-style-complex="normal" style:font-weight-complex="normal" style:text-emphasize="none" style:font-relief="none" loext:font-optical-sizing="auto" style:text-overline-style="none" style:text-overline-color="font-color"/>
    </style:style>
    <style:style style:name="Default_20_6-outline1" style:display-name="Default 6-outline1" style:family="presentation">
      <style:graphic-properties draw:stroke="none" draw:fill="none" draw:auto-grow-height="false" draw:fit-to-size="false" style:shrink-to-fit="true">
        <text:list-style style:name="Default_20_6-outline1" style:display-name="Default 6-outline1">
          <text:list-level-style-bullet text:level="1" text:bullet-char="">
            <style:list-level-properties text:space-before="-0.9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90%" fo:text-align="left" fo:text-indent="0cm" loext:tab-stop-distance="2.54cm">
        <style:tab-stops/>
      </style:paragraph-properties>
      <style:text-properties fo:font-variant="normal" fo:text-transform="none" fo:color="#000000" loext:opacity="100%" style:text-outline="false" style:text-line-through-style="none" style:text-line-through-type="none" style:text-position="0% 100%" style:font-name="Noto Sans1" fo:font-family="'Noto Sans'"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loext:font-optical-sizing="auto" style:text-overline-style="none" style:text-overline-color="font-color"/>
    </style:style>
    <style:style style:name="Default_20_6-outline2" style:display-name="Default 6-outline2" style:family="presentation" style:parent-style-name="Default_20_6-outline1">
      <style:paragraph-properties fo:margin-left="0cm" fo:margin-right="0cm" fo:margin-top="0.4cm" fo:margin-bottom="0cm" fo:line-height="90%" fo:text-align="left" fo:text-indent="0cm" loext:tab-stop-distance="2.54cm">
        <style:tab-stops/>
      </style:paragraph-properties>
      <style:text-properties fo:font-variant="normal" fo:text-transform="none" fo:color="#000000" loext:opacity="100%" style:text-outline="false" style:text-line-through-style="none" style:text-line-through-type="none" style:text-position="0% 100%" style:font-name="Noto Sans1" fo:font-family="'Noto Sans'"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6-outline3" style:display-name="Default 6-outline3" style:family="presentation" style:parent-style-name="Default_20_6-outline2">
      <style:paragraph-properties fo:margin-left="0cm" fo:margin-right="0cm" fo:margin-top="0.3cm" fo:margin-bottom="0cm" fo:line-height="90%" fo:text-align="left" fo:text-indent="0cm" loext:tab-stop-distance="2.54cm">
        <style:tab-stops/>
      </style:paragraph-properties>
      <style:text-properties fo:font-variant="normal" fo:text-transform="none" fo:color="#000000" loext:opacity="100%" style:text-outline="false" style:text-line-through-style="none" style:text-line-through-type="none" style:text-position="0% 100%" style:font-name="Noto Sans1" fo:font-family="'Noto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6-outline4" style:display-name="Default 6-outline4" style:family="presentation" style:parent-style-name="Default_20_6-outline3">
      <style:paragraph-properties fo:margin-left="0cm" fo:margin-right="0cm" fo:margin-top="0.2cm" fo:margin-bottom="0cm" fo:line-height="90%" fo:text-align="left" fo:text-indent="0cm" loext:tab-stop-distance="2.54cm">
        <style:tab-stops/>
      </style:paragraph-properties>
      <style:text-properties fo:font-variant="normal" fo:text-transform="none" fo:color="#000000"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6-outline5" style:display-name="Default 6-outline5" style:family="presentation" style:parent-style-name="Default_20_6-outline4">
      <style:paragraph-properties fo:margin-left="0cm" fo:margin-right="0cm" fo:margin-top="0.1cm" fo:margin-bottom="0cm" fo:line-height="90%" fo:text-align="left" fo:text-indent="0cm" loext:tab-stop-distance="2.54cm">
        <style:tab-stops/>
      </style:paragraph-properties>
      <style:text-properties fo:font-variant="normal" fo:text-transform="none" fo:color="#000000"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6-outline6" style:display-name="Default 6-outline6" style:family="presentation" style:parent-style-name="Default_20_6-outline5">
      <style:paragraph-properties fo:margin-left="0cm" fo:margin-right="0cm" fo:margin-top="0.1cm" fo:margin-bottom="0cm" fo:line-height="90%" fo:text-align="left" fo:text-indent="0cm" loext:tab-stop-distance="2.54cm">
        <style:tab-stops/>
      </style:paragraph-properties>
      <style:text-properties fo:font-variant="normal" fo:text-transform="none" fo:color="#000000"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6-outline7" style:display-name="Default 6-outline7" style:family="presentation" style:parent-style-name="Default_20_6-outline6">
      <style:paragraph-properties fo:margin-left="0cm" fo:margin-right="0cm" fo:margin-top="0.1cm" fo:margin-bottom="0cm" fo:line-height="90%" fo:text-align="left" fo:text-indent="0cm" loext:tab-stop-distance="2.54cm">
        <style:tab-stops/>
      </style:paragraph-properties>
      <style:text-properties fo:font-variant="normal" fo:text-transform="none" fo:color="#000000" loext:opacity="100%" style:text-outline="false" style:text-line-through-style="none" style:text-line-through-type="none" style:text-position="0% 100%" style:font-name="Noto Sans1" fo:font-family="'No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6-outline8" style:display-name="Default 6-outline8" style:family="presentation" style:parent-style-name="Default_20_6-outline7">
      <style:paragraph-properties fo:margin-top="0.1cm" fo:margin-bottom="0cm"/>
      <style:text-properties fo:font-size="20pt" style:font-size-asian="20pt" style:font-size-complex="20pt"/>
    </style:style>
    <style:style style:name="Default_20_6-outline9" style:display-name="Default 6-outline9" style:family="presentation" style:parent-style-name="Default_20_6-outline8">
      <style:paragraph-properties fo:margin-top="0.1cm" fo:margin-bottom="0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loext:font-optical-sizing="auto"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90%" fo:text-align="center" fo:text-indent="0cm" loext:tab-stop-distance="2.54cm">
        <style:tab-stops>
          <style:tab-stop style:position="0cm"/>
        </style:tab-stops>
      </style:paragraph-properties>
      <style:text-properties fo:font-variant="normal" fo:text-transform="none" fo:color="#000000" loext:opacity="100%" style:text-outline="false" style:text-line-through-style="none" style:text-line-through-type="none" style:text-position="0% 100%" style:font-name="Noto Sans1" fo:font-family="'Noto Sans'"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2" style:font-family-complex="'Noto Sans'" style:font-family-generic-complex="system" style:font-pitch-complex="variable" style:font-size-complex="44pt" style:font-style-complex="normal" style:font-weight-complex="normal" style:text-emphasize="none" style:font-relief="none" loext:font-optical-sizing="auto"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3cm" fo:page-height="15.747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4cm" draw:fill="solid" draw:fill-color="#60c4e4" draw:textarea-horizontal-align="left" draw:textarea-vertical-align="middle" draw:auto-grow-height="true" draw:fit-to-size="false" style:shrink-to-fit="false" fo:min-height="0cm" fo:min-width="0cm" fo:padding-top="0.02cm" fo:padding-bottom="0.02cm" fo:padding-left="0.02cm" fo:padding-right="0.02cm" fo:wrap-option="no-wrap" loext:decorative="false"/>
    </style:style>
    <style:style style:name="Mgr4" style:family="graphic">
      <style:graphic-properties loext:decorative="false"/>
    </style:style>
    <style:style style:name="Mgr5" style:family="graphic" style:parent-style-name="standard">
      <style:graphic-properties draw:stroke="none" svg:stroke-width="0cm" draw:fill="solid" draw:fill-color="#7f59ae" draw:textarea-horizontal-align="center" draw:textarea-vertical-align="middle" draw:auto-grow-height="false" draw:fit-to-size="false" style:shrink-to-fit="false" fo:min-height="0cm" fo:min-width="0cm" fo:padding-top="0cm" fo:padding-bottom="0cm" fo:padding-left="0cm" fo:padding-right="0cm" fo:wrap-option="wrap" loext:decorative="false"/>
    </style:style>
    <style:style style:name="Mgr6" style:family="graphic" style:parent-style-name="standard">
      <style:graphic-properties draw:stroke="none" svg:stroke-width="0cm" draw:fill="solid" draw:fill-color="#f8b622" draw:textarea-horizontal-align="center" draw:textarea-vertical-align="middle" draw:auto-grow-height="false" draw:fit-to-size="false" style:shrink-to-fit="false" fo:min-height="0cm" fo:min-width="0cm" fo:padding-top="0cm" fo:padding-bottom="0cm" fo:padding-left="0cm" fo:padding-right="0cm" fo:wrap-option="wrap" loext:decorative="false"/>
    </style:style>
    <style:style style:name="Mgr7" style:family="graphic" style:parent-style-name="standard">
      <style:graphic-properties draw:stroke="none" svg:stroke-width="0cm" draw:fill="solid" draw:fill-color="#e54b89" draw:textarea-horizontal-align="center" draw:textarea-vertical-align="middle" draw:auto-grow-height="false" draw:fit-to-size="false" style:shrink-to-fit="false" fo:min-height="0cm" fo:min-width="0cm" fo:padding-top="0cm" fo:padding-bottom="0cm" fo:padding-left="0cm" fo:padding-right="0cm" fo:wrap-option="wrap" loext:decorative="false"/>
    </style:style>
    <style:style style:name="Mgr8" style:family="graphic" style:parent-style-name="standard">
      <style:graphic-properties draw:stroke="none" svg:stroke-width="0cm" draw:fill="solid" draw:fill-color="#fe7130" draw:textarea-horizontal-align="center" draw:textarea-vertical-align="middle" draw:auto-grow-height="false" draw:fit-to-size="false" style:shrink-to-fit="false" fo:min-height="0cm" fo:min-width="0cm" fo:padding-top="0cm" fo:padding-bottom="0cm" fo:padding-left="0cm" fo:padding-right="0cm" fo:wrap-option="wrap" loext:decorative="false"/>
    </style:style>
    <style:style style:name="Mgr9" style:family="graphic" style:parent-style-name="standard">
      <style:graphic-properties draw:stroke="none" svg:stroke-width="0cm" draw:fill="solid" draw:fill-color="#60c4e4" draw:textarea-horizontal-align="center" draw:textarea-vertical-align="middle" draw:auto-grow-height="false" draw:fit-to-size="false" style:shrink-to-fit="false" fo:min-height="0cm" fo:min-width="0cm" fo:padding-top="0cm" fo:padding-bottom="0cm" fo:padding-left="0cm" fo:padding-right="0cm" fo:wrap-option="wrap" loext:decorative="false"/>
    </style:style>
    <style:style style:name="Mgr10" style:family="graphic" style:parent-style-name="standard">
      <style:graphic-properties draw:stroke="solid" svg:stroke-width="0.08cm" svg:stroke-color="#f8b622" draw:stroke-linejoin="round" svg:stroke-linecap="round" draw:fill="none" loext:fill-use-slide-background="false" draw:textarea-horizontal-align="center" draw:textarea-vertical-align="middle" draw:auto-grow-height="false" draw:fit-to-size="false" style:shrink-to-fit="false" fo:min-height="0cm" fo:min-width="0cm" fo:padding-top="0cm" fo:padding-bottom="0cm" fo:padding-left="0cm" fo:padding-right="0cm" fo:wrap-option="wrap" loext:decorative="false"/>
    </style:style>
    <style:style style:name="Mgr11" style:family="graphic" style:parent-style-name="standard">
      <style:graphic-properties draw:stroke="solid" svg:stroke-width="0.08cm" svg:stroke-color="#7f59ae" draw:stroke-linejoin="round" svg:stroke-linecap="round" draw:fill="none" loext:fill-use-slide-background="false" draw:textarea-horizontal-align="center" draw:textarea-vertical-align="middle" draw:auto-grow-height="false" draw:fit-to-size="false" style:shrink-to-fit="false" fo:padding-top="0cm" fo:padding-bottom="0cm" fo:padding-left="0cm" fo:padding-right="0cm" fo:wrap-option="wrap" loext:decorative="false"/>
    </style:style>
    <style:style style:name="Mgr12" style:family="graphic" style:parent-style-name="standard">
      <style:graphic-properties draw:stroke="none" svg:stroke-width="0cm" draw:fill="solid" draw:fill-color="#7f59ae" draw:textarea-horizontal-align="center" draw:textarea-vertical-align="middle" draw:auto-grow-height="false" draw:fit-to-size="false" style:shrink-to-fit="false" fo:min-height="0cm" fo:min-width="0cm" fo:padding-top="0cm" fo:padding-bottom="0cm" fo:padding-left="0cm" fo:padding-right="0cm" fo:wrap-option="no-wrap" loext:decorative="false"/>
    </style:style>
    <style:style style:name="Mgr13" style:family="graphic" style:parent-style-name="standard">
      <style:graphic-properties draw:stroke="none" svg:stroke-width="0cm" draw:fill="solid" draw:fill-color="#60c4e4" draw:textarea-horizontal-align="center" draw:textarea-vertical-align="middle" draw:auto-grow-height="false" draw:fit-to-size="false" style:shrink-to-fit="false" fo:min-height="0cm" fo:min-width="0cm" fo:padding-top="0cm" fo:padding-bottom="0cm" fo:padding-left="0cm" fo:padding-right="0cm" fo:wrap-option="no-wrap" loext:decorative="false"/>
    </style:style>
    <style:style style:name="Mgr14" style:family="graphic" style:parent-style-name="standard">
      <style:graphic-properties draw:stroke="none" svg:stroke-width="0cm" draw:fill="solid" draw:fill-color="#e54b89" draw:textarea-horizontal-align="center" draw:textarea-vertical-align="middle" draw:auto-grow-height="false" draw:fit-to-size="false" style:shrink-to-fit="false" fo:min-height="0cm" fo:min-width="0cm" fo:padding-top="0cm" fo:padding-bottom="0cm" fo:padding-left="0cm" fo:padding-right="0cm" fo:wrap-option="no-wrap" loext:decorative="false"/>
    </style:style>
    <style:style style:name="Mgr15" style:family="graphic" style:parent-style-name="standard">
      <style:graphic-properties draw:stroke="none" svg:stroke-width="0cm" draw:fill="solid" draw:fill-color="#f8b622" draw:textarea-horizontal-align="center" draw:textarea-vertical-align="middle" draw:auto-grow-height="false" draw:fit-to-size="false" style:shrink-to-fit="false" fo:min-height="0cm" fo:min-width="0cm" fo:padding-top="0cm" fo:padding-bottom="0cm" fo:padding-left="0cm" fo:padding-right="0cm" fo:wrap-option="no-wrap" loext:decorative="false"/>
    </style:style>
    <style:style style:name="Mgr16" style:family="graphic" style:parent-style-name="standard">
      <style:graphic-properties draw:stroke="solid" svg:stroke-width="0.08cm" svg:stroke-color="#f8b622" draw:stroke-linejoin="round" svg:stroke-linecap="round" draw:fill="none" loext:fill-use-slide-background="false" draw:textarea-horizontal-align="center" draw:textarea-vertical-align="middle" draw:auto-grow-height="false" draw:fit-to-size="false" style:shrink-to-fit="false" fo:padding-top="0cm" fo:padding-bottom="0cm" fo:padding-left="0cm" fo:padding-right="0cm" fo:wrap-option="wrap" loext:decorative="false"/>
    </style:style>
    <style:style style:name="Mgr17" style:family="graphic" style:parent-style-name="standard">
      <style:graphic-properties draw:stroke="none" svg:stroke-width="0cm" draw:fill="gradient" draw:fill-gradient-name="Gradient_20_1" draw:textarea-horizontal-align="center" draw:textarea-vertical-align="middle" draw:auto-grow-height="false" draw:fit-to-size="false" style:shrink-to-fit="false" fo:min-height="0cm" fo:min-width="0cm" fo:padding-top="0cm" fo:padding-bottom="0cm" fo:padding-left="0cm" fo:padding-right="0cm" fo:wrap-option="wrap" loext:decorative="false"/>
    </style:style>
    <style:style style:name="Mgr18" style:family="graphic" style:parent-style-name="standard">
      <style:graphic-properties draw:stroke="none" svg:stroke-width="0cm" draw:fill="gradient" draw:fill-gradient-name="Gradient_20_2" draw:textarea-horizontal-align="center" draw:textarea-vertical-align="middle" draw:auto-grow-height="false" draw:fit-to-size="false" style:shrink-to-fit="false" fo:min-height="0cm" fo:min-width="0cm" fo:padding-top="0cm" fo:padding-bottom="0cm" fo:padding-left="0cm" fo:padding-right="0cm" fo:wrap-option="wrap" loext:decorative="false"/>
    </style:style>
    <style:style style:name="Mgr19" style:family="graphic" style:parent-style-name="standard">
      <style:graphic-properties draw:stroke="none" svg:stroke-width="0cm" draw:fill="gradient" draw:fill-gradient-name="Gradient_20_3" draw:textarea-horizontal-align="center" draw:textarea-vertical-align="middle" draw:auto-grow-height="false" draw:fit-to-size="false" style:shrink-to-fit="false" fo:min-height="0cm" fo:min-width="0cm" fo:padding-top="0cm" fo:padding-bottom="0cm" fo:padding-left="0cm" fo:padding-right="0cm" fo:wrap-option="wrap" loext:decorative="false"/>
    </style:style>
    <style:style style:name="Mgr20" style:family="graphic" style:parent-style-name="standard">
      <style:graphic-properties draw:stroke="none" svg:stroke-width="0cm" draw:fill="gradient" draw:fill-gradient-name="Gradient_20_4" draw:textarea-horizontal-align="center" draw:textarea-vertical-align="middle" draw:auto-grow-height="false" draw:fit-to-size="false" style:shrink-to-fit="false" fo:min-height="0cm" fo:min-width="0cm" fo:padding-top="0cm" fo:padding-bottom="0cm" fo:padding-left="0cm" fo:padding-right="0cm" fo:wrap-option="wrap" loext:decorative="false"/>
    </style:style>
    <style:style style:name="Mgr21" style:family="graphic" style:parent-style-name="standard">
      <style:graphic-properties draw:stroke="solid" svg:stroke-width="0.15cm" svg:stroke-color="#60c4e4" draw:stroke-linejoin="round" svg:stroke-linecap="round" draw:fill="none" loext:fill-use-slide-background="false" draw:textarea-horizontal-align="center" draw:textarea-vertical-align="middle" draw:auto-grow-height="false" draw:fit-to-size="false" style:shrink-to-fit="false" fo:min-height="0cm" fo:min-width="0cm" fo:padding-top="0.035cm" fo:padding-bottom="0.035cm" fo:padding-left="0.035cm" fo:padding-right="0.035cm" fo:wrap-option="wrap" loext:decorative="false"/>
    </style:style>
    <style:style style:name="Mgr22" style:family="graphic" style:parent-style-name="standard">
      <style:graphic-properties draw:stroke="solid" svg:stroke-width="0.15cm" svg:stroke-color="#f8b622" draw:stroke-linejoin="round" svg:stroke-linecap="round" draw:fill="none" loext:fill-use-slide-background="false" draw:textarea-horizontal-align="center" draw:textarea-vertical-align="middle" draw:auto-grow-height="false" draw:fit-to-size="false" style:shrink-to-fit="false" fo:min-height="0cm" fo:min-width="0cm" fo:padding-top="0.035cm" fo:padding-bottom="0.035cm" fo:padding-left="0.035cm" fo:padding-right="0.035cm" fo:wrap-option="wrap" loext:decorative="false"/>
    </style:style>
    <style:style style:name="Mpr1" style:family="presentation" style:parent-style-name="Candy-title">
      <style:graphic-properties draw:stroke="none" svg:stroke-width="0cm" draw:fill="none" loext:fill-use-slide-background="false" draw:textarea-horizontal-align="justify" draw:textarea-vertical-align="middle" draw:auto-grow-height="false" draw:fit-to-size="false" style:shrink-to-fit="true" fo:min-height="2.629cm" fo:padding-top="0cm" fo:padding-bottom="0cm" fo:padding-left="0cm" fo:padding-right="0cm" fo:wrap-option="wrap" loext:decorative="false"/>
      <style:paragraph-properties style:writing-mode="lr-tb"/>
    </style:style>
    <style:style style:name="Mpr2" style:family="presentation" style:parent-style-name="Cand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3cm" fo:padding-top="0cm" fo:padding-bottom="0cm" fo:padding-left="0cm" fo:padding-right="0cm" fo:wrap-option="wrap" loext:decorative="false"/>
      <style:paragraph-properties style:writing-mode="lr-tb"/>
    </style:style>
    <style:style style:name="Mpr3" style:family="presentation" style:parent-style-name="Candy-outline1">
      <style:graphic-properties draw:stroke="none" svg:stroke-width="0cm" draw:fill="none" loext:fill-use-slide-background="false" draw:textarea-horizontal-align="justify" draw:textarea-vertical-align="top" draw:auto-grow-height="false" draw:fit-to-size="false" style:shrink-to-fit="true" fo:min-height="9.133cm" fo:padding-top="0cm" fo:padding-bottom="0cm" fo:padding-left="0cm" fo:padding-right="0cm" fo:wrap-option="wrap" loext:decorative="false"/>
      <style:paragraph-properties style:writing-mode="lr-tb"/>
    </style:style>
    <style:style style:name="Mpr4"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5"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Default-title">
      <style:graphic-properties draw:stroke="none" svg:stroke-width="0cm" draw:fill="none" loext:fill-use-slide-background="false" draw:textarea-horizontal-align="justify" draw:textarea-vertical-align="middle" draw:auto-grow-height="false" draw:fit-to-size="false" style:shrink-to-fit="true" fo:min-height="2.629cm" fo:padding-top="0cm" fo:padding-bottom="0cm" fo:padding-left="0cm" fo:padding-right="0cm" fo:wrap-option="wrap" loext:decorative="false"/>
      <style:paragraph-properties style:writing-mode="lr-tb"/>
    </style:style>
    <style:style style:name="Mpr7" style:family="presentation" style:parent-style-name="Defaul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3cm" fo:padding-top="0cm" fo:padding-bottom="0cm" fo:padding-left="0cm" fo:padding-right="0cm" fo:wrap-option="wrap" loext:decorative="false"/>
      <style:paragraph-properties style:writing-mode="lr-tb"/>
    </style:style>
    <style:style style:name="Mpr8" style:family="presentation" style:parent-style-name="Default-outline1">
      <style:graphic-properties draw:stroke="none" svg:stroke-width="0cm" draw:fill="none" loext:fill-use-slide-background="false" draw:textarea-horizontal-align="justify" draw:textarea-vertical-align="top" draw:auto-grow-height="false" draw:fit-to-size="false" style:shrink-to-fit="true" fo:min-height="9.133cm" fo:padding-top="0cm" fo:padding-bottom="0cm" fo:padding-left="0cm" fo:padding-right="0cm" fo:wrap-option="wrap" loext:decorative="false"/>
      <style:paragraph-properties style:writing-mode="lr-tb"/>
    </style:style>
    <style:style style:name="Mpr9"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10"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12"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Content-title">
      <style:graphic-properties draw:stroke="none" svg:stroke-width="0cm" draw:fill="none" loext:fill-use-slide-background="false" draw:textarea-horizontal-align="justify" draw:textarea-vertical-align="middle" draw:auto-grow-height="false" draw:fit-to-size="false" style:shrink-to-fit="true" fo:min-height="2.629cm" fo:padding-top="0cm" fo:padding-bottom="0cm" fo:padding-left="0cm" fo:padding-right="0cm" fo:wrap-option="wrap" loext:decorative="false"/>
      <style:paragraph-properties style:writing-mode="lr-tb"/>
    </style:style>
    <style:style style:name="Mpr16" style:family="presentation" style:parent-style-name="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3cm" fo:padding-top="0cm" fo:padding-bottom="0cm" fo:padding-left="0cm" fo:padding-right="0cm" fo:wrap-option="wrap" loext:decorative="false"/>
      <style:paragraph-properties style:writing-mode="lr-tb"/>
    </style:style>
    <style:style style:name="Mpr17" style:family="presentation" style:parent-style-name="Content-outline1">
      <style:graphic-properties draw:stroke="none" svg:stroke-width="0cm" draw:fill="none" loext:fill-use-slide-background="false" draw:textarea-horizontal-align="justify" draw:textarea-vertical-align="top" draw:auto-grow-height="false" draw:fit-to-size="false" style:shrink-to-fit="true" fo:min-height="9.133cm" fo:padding-top="0cm" fo:padding-bottom="0cm" fo:padding-left="0cm" fo:padding-right="0cm" fo:wrap-option="wrap" loext:decorative="false"/>
      <style:paragraph-properties style:writing-mode="lr-tb"/>
    </style:style>
    <style:style style:name="Mpr18" style:family="presentation" style:parent-style-name="Content-backgroundobjects">
      <style:graphic-properties draw:stroke="none" draw:fill="none" draw:fill-color="#ffffff" draw:auto-grow-height="false" fo:min-height="1.485cm" loext:decorative="false"/>
      <style:paragraph-properties style:writing-mode="lr-tb"/>
    </style:style>
    <style:style style:name="Mpr19" style:family="presentation" style:parent-style-name="Content-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Defaul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3cm" fo:padding-top="0cm" fo:padding-bottom="0cm" fo:padding-left="0cm" fo:padding-right="0cm" fo:wrap-option="wrap" loext:decorative="false"/>
      <style:paragraph-properties style:writing-mode="lr-tb"/>
    </style:style>
    <style:style style:name="Mpr21" style:family="presentation" style:parent-style-name="Default_20_1-title">
      <style:graphic-properties draw:stroke="none" svg:stroke-width="0cm" draw:fill="none" loext:fill-use-slide-background="false" draw:textarea-horizontal-align="justify" draw:textarea-vertical-align="middle" draw:auto-grow-height="false" draw:fit-to-size="false" style:shrink-to-fit="false" fo:min-height="2.629cm" fo:padding-top="0cm" fo:padding-bottom="0cm" fo:padding-left="0cm" fo:padding-right="0cm" fo:wrap-option="wrap" loext:decorative="false"/>
      <style:paragraph-properties style:writing-mode="lr-tb"/>
    </style:style>
    <style:style style:name="Mpr22" style:family="presentation" style:parent-style-name="Default_20_1-outline1">
      <style:graphic-properties draw:stroke="none" svg:stroke-width="0cm" draw:fill="none" loext:fill-use-slide-background="false" draw:textarea-horizontal-align="justify" draw:textarea-vertical-align="top" draw:auto-grow-height="false" draw:fit-to-size="false" style:shrink-to-fit="true" fo:min-height="9.133cm" fo:padding-top="0cm" fo:padding-bottom="0cm" fo:padding-left="0cm" fo:padding-right="0cm" fo:wrap-option="wrap" loext:decorative="false"/>
      <style:paragraph-properties style:writing-mode="lr-tb"/>
    </style:style>
    <style:style style:name="Mpr23" style:family="presentation" style:parent-style-name="Default_20_1-backgroundobjects">
      <style:graphic-properties draw:stroke="none" draw:fill="none" draw:fill-color="#ffffff" draw:auto-grow-height="false" fo:min-height="1.485cm" loext:decorative="false"/>
      <style:paragraph-properties style:writing-mode="lr-tb"/>
    </style:style>
    <style:style style:name="Mpr24" style:family="presentation" style:parent-style-name="Default_20_1-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efaul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3cm" fo:padding-top="0cm" fo:padding-bottom="0cm" fo:padding-left="0cm" fo:padding-right="0cm" fo:wrap-option="wrap" loext:decorative="false"/>
      <style:paragraph-properties style:writing-mode="lr-tb"/>
    </style:style>
    <style:style style:name="Mpr26" style:family="presentation" style:parent-style-name="Default_20_2-title">
      <style:graphic-properties draw:stroke="none" svg:stroke-width="0cm" draw:fill="none" loext:fill-use-slide-background="false" draw:textarea-horizontal-align="justify" draw:textarea-vertical-align="middle" draw:auto-grow-height="false" draw:fit-to-size="false" style:shrink-to-fit="false" fo:min-height="2.629cm" fo:padding-top="0cm" fo:padding-bottom="0cm" fo:padding-left="0cm" fo:padding-right="0cm" fo:wrap-option="wrap" loext:decorative="false"/>
      <style:paragraph-properties style:writing-mode="lr-tb"/>
    </style:style>
    <style:style style:name="Mpr27" style:family="presentation" style:parent-style-name="Default_20_2-outline1">
      <style:graphic-properties draw:stroke="none" svg:stroke-width="0cm" draw:fill="none" loext:fill-use-slide-background="false" draw:textarea-horizontal-align="justify" draw:textarea-vertical-align="top" draw:auto-grow-height="false" draw:fit-to-size="false" style:shrink-to-fit="true" fo:min-height="9.133cm" fo:padding-top="0cm" fo:padding-bottom="0cm" fo:padding-left="0cm" fo:padding-right="0cm" fo:wrap-option="wrap" loext:decorative="false"/>
      <style:paragraph-properties style:writing-mode="lr-tb"/>
    </style:style>
    <style:style style:name="Mpr28" style:family="presentation" style:parent-style-name="Default_20_2-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efault_20_2-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Sample_20_Article-title">
      <style:graphic-properties draw:stroke="none" svg:stroke-width="0cm" draw:fill="none" loext:fill-use-slide-background="false" draw:textarea-horizontal-align="justify" draw:textarea-vertical-align="middle" draw:auto-grow-height="false" draw:fit-to-size="false" style:shrink-to-fit="true" fo:min-height="2.629cm" fo:padding-top="0cm" fo:padding-bottom="0cm" fo:padding-left="0cm" fo:padding-right="0cm" fo:wrap-option="wrap" loext:decorative="false"/>
      <style:paragraph-properties style:writing-mode="lr-tb"/>
    </style:style>
    <style:style style:name="Mpr31" style:family="presentation" style:parent-style-name="Sample_20_Articl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3cm" fo:padding-top="0cm" fo:padding-bottom="0cm" fo:padding-left="0cm" fo:padding-right="0cm" fo:wrap-option="wrap" loext:decorative="false"/>
      <style:paragraph-properties style:writing-mode="lr-tb"/>
    </style:style>
    <style:style style:name="Mpr32" style:family="presentation" style:parent-style-name="Sample_20_Article-outline1">
      <style:graphic-properties draw:stroke="none" svg:stroke-width="0cm" draw:fill="none" loext:fill-use-slide-background="false" draw:textarea-horizontal-align="justify" draw:textarea-vertical-align="top" draw:auto-grow-height="false" draw:fit-to-size="false" style:shrink-to-fit="true" fo:min-height="9.133cm" fo:padding-top="0cm" fo:padding-bottom="0cm" fo:padding-left="0cm" fo:padding-right="0cm" fo:wrap-option="wrap" loext:decorative="false"/>
      <style:paragraph-properties style:writing-mode="lr-tb"/>
    </style:style>
    <style:style style:name="Mpr3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3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35" style:family="presentation" style:parent-style-name="Defaul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3cm" fo:padding-top="0cm" fo:padding-bottom="0cm" fo:padding-left="0cm" fo:padding-right="0cm" fo:wrap-option="wrap" loext:decorative="false"/>
      <style:paragraph-properties style:writing-mode="lr-tb"/>
    </style:style>
    <style:style style:name="Mpr36" style:family="presentation" style:parent-style-name="Default_20_3-title">
      <style:graphic-properties draw:stroke="none" svg:stroke-width="0cm" draw:fill="none" loext:fill-use-slide-background="false" draw:textarea-horizontal-align="justify" draw:textarea-vertical-align="middle" draw:auto-grow-height="false" draw:fit-to-size="false" style:shrink-to-fit="false" fo:min-height="2.629cm" fo:padding-top="0cm" fo:padding-bottom="0cm" fo:padding-left="0cm" fo:padding-right="0cm" fo:wrap-option="wrap" loext:decorative="false"/>
      <style:paragraph-properties style:writing-mode="lr-tb"/>
    </style:style>
    <style:style style:name="Mpr37" style:family="presentation" style:parent-style-name="Default_20_3-outline1">
      <style:graphic-properties draw:stroke="none" svg:stroke-width="0cm" draw:fill="none" loext:fill-use-slide-background="false" draw:textarea-horizontal-align="justify" draw:textarea-vertical-align="top" draw:auto-grow-height="false" draw:fit-to-size="false" style:shrink-to-fit="true" fo:min-height="9.133cm" fo:padding-top="0cm" fo:padding-bottom="0cm" fo:padding-left="0cm" fo:padding-right="0cm" fo:wrap-option="wrap" loext:decorative="false"/>
      <style:paragraph-properties style:writing-mode="lr-tb"/>
    </style:style>
    <style:style style:name="Mpr38" style:family="presentation" style:parent-style-name="Default_20_3-backgroundobjects">
      <style:graphic-properties draw:stroke="none" draw:fill="none" draw:fill-color="#ffffff" draw:auto-grow-height="false" fo:min-height="1.485cm" loext:decorative="false"/>
      <style:paragraph-properties style:writing-mode="lr-tb"/>
    </style:style>
    <style:style style:name="Mpr39" style:family="presentation" style:parent-style-name="Default_20_3-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41"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Insert_20_Picture-title">
      <style:graphic-properties draw:stroke="none" svg:stroke-width="0cm" draw:fill="none" loext:fill-use-slide-background="false" draw:textarea-horizontal-align="justify" draw:textarea-vertical-align="middle" draw:auto-grow-height="false" draw:fit-to-size="false" style:shrink-to-fit="true" fo:min-height="2.629cm" fo:padding-top="0cm" fo:padding-bottom="0cm" fo:padding-left="0cm" fo:padding-right="0cm" fo:wrap-option="wrap" loext:decorative="false"/>
      <style:paragraph-properties style:writing-mode="lr-tb"/>
    </style:style>
    <style:style style:name="Mpr43" style:family="presentation" style:parent-style-name="Insert_20_Pictur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3cm" fo:padding-top="0cm" fo:padding-bottom="0cm" fo:padding-left="0cm" fo:padding-right="0cm" fo:wrap-option="wrap" loext:decorative="false"/>
      <style:paragraph-properties style:writing-mode="lr-tb"/>
    </style:style>
    <style:style style:name="Mpr44" style:family="presentation" style:parent-style-name="Insert_20_Picture-outline1">
      <style:graphic-properties draw:stroke="none" svg:stroke-width="0cm" draw:fill="none" loext:fill-use-slide-background="false" draw:textarea-horizontal-align="justify" draw:textarea-vertical-align="top" draw:auto-grow-height="false" draw:fit-to-size="false" style:shrink-to-fit="true" fo:min-height="9.133cm" fo:padding-top="0cm" fo:padding-bottom="0cm" fo:padding-left="0cm" fo:padding-right="0cm" fo:wrap-option="wrap" loext:decorative="false"/>
      <style:paragraph-properties style:writing-mode="lr-tb"/>
    </style:style>
    <style:style style:name="Mpr45"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46"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47" style:family="presentation" style:parent-style-name="Default_20_4-title">
      <style:graphic-properties draw:stroke="none" svg:stroke-width="0cm" draw:fill="none" loext:fill-use-slide-background="false" draw:textarea-horizontal-align="justify" draw:textarea-vertical-align="middle" draw:auto-grow-height="false" draw:fit-to-size="false" style:shrink-to-fit="true" fo:min-height="2.629cm" fo:padding-top="0cm" fo:padding-bottom="0cm" fo:padding-left="0cm" fo:padding-right="0cm" fo:wrap-option="wrap" loext:decorative="false"/>
      <style:paragraph-properties style:writing-mode="lr-tb"/>
    </style:style>
    <style:style style:name="Mpr48" style:family="presentation" style:parent-style-name="Default_20_4-outline1">
      <style:graphic-properties draw:stroke="none" svg:stroke-width="0cm" draw:fill="none" loext:fill-use-slide-background="false" draw:textarea-horizontal-align="justify" draw:textarea-vertical-align="top" draw:auto-grow-height="false" draw:fit-to-size="false" style:shrink-to-fit="true" fo:min-height="9.133cm" fo:padding-top="0cm" fo:padding-bottom="0cm" fo:padding-left="0cm" fo:padding-right="0cm" fo:wrap-option="wrap" loext:decorative="false"/>
      <style:paragraph-properties style:writing-mode="lr-tb"/>
    </style:style>
    <style:style style:name="Mpr49" style:family="presentation" style:parent-style-name="Defaul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3cm" fo:padding-top="0cm" fo:padding-bottom="0cm" fo:padding-left="0cm" fo:padding-right="0cm" fo:wrap-option="wrap" loext:decorative="false"/>
      <style:paragraph-properties style:writing-mode="lr-tb"/>
    </style:style>
    <style:style style:name="Mpr50" style:family="presentation" style:parent-style-name="Default_20_4-backgroundobjects">
      <style:graphic-properties draw:stroke="none" draw:fill="none" draw:fill-color="#ffffff" draw:auto-grow-height="false" fo:min-height="1.485cm" loext:decorative="false"/>
      <style:paragraph-properties style:writing-mode="lr-tb"/>
    </style:style>
    <style:style style:name="Mpr51" style:family="presentation" style:parent-style-name="Default_20_4-backgroundobjects">
      <style:graphic-properties draw:stroke="none" draw:fill="none" draw:fill-color="#ffffff" draw:textarea-vertical-align="bottom" draw:auto-grow-height="false" fo:min-height="1.485cm" loext:decorative="false"/>
      <style:paragraph-properties style:writing-mode="lr-tb"/>
    </style:style>
    <style:style style:name="Mpr52" style:family="presentation" style:parent-style-name="Insert_20_Picture_20_1-title">
      <style:graphic-properties draw:stroke="none" svg:stroke-width="0cm" draw:fill="none" loext:fill-use-slide-background="false" draw:textarea-horizontal-align="justify" draw:textarea-vertical-align="middle" draw:auto-grow-height="false" draw:fit-to-size="false" style:shrink-to-fit="true" fo:min-height="2.629cm" fo:padding-top="0cm" fo:padding-bottom="0cm" fo:padding-left="0cm" fo:padding-right="0cm" fo:wrap-option="wrap" loext:decorative="false"/>
      <style:paragraph-properties style:writing-mode="lr-tb"/>
    </style:style>
    <style:style style:name="Mpr53" style:family="presentation" style:parent-style-name="Insert_20_Pictur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3cm" fo:padding-top="0cm" fo:padding-bottom="0cm" fo:padding-left="0cm" fo:padding-right="0cm" fo:wrap-option="wrap" loext:decorative="false"/>
      <style:paragraph-properties style:writing-mode="lr-tb"/>
    </style:style>
    <style:style style:name="Mpr54" style:family="presentation" style:parent-style-name="Insert_20_Picture_20_1-outline1">
      <style:graphic-properties draw:stroke="none" svg:stroke-width="0cm" draw:fill="none" loext:fill-use-slide-background="false" draw:textarea-horizontal-align="justify" draw:textarea-vertical-align="top" draw:auto-grow-height="false" draw:fit-to-size="false" style:shrink-to-fit="true" fo:min-height="9.133cm" fo:padding-top="0cm" fo:padding-bottom="0cm" fo:padding-left="0cm" fo:padding-right="0cm" fo:wrap-option="wrap" loext:decorative="false"/>
      <style:paragraph-properties style:writing-mode="lr-tb"/>
    </style:style>
    <style:style style:name="Mpr55"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56"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Default_20_5-title">
      <style:graphic-properties draw:stroke="none" svg:stroke-width="0cm" draw:fill="none" loext:fill-use-slide-background="false" draw:textarea-horizontal-align="justify" draw:textarea-vertical-align="middle" draw:auto-grow-height="false" draw:fit-to-size="false" style:shrink-to-fit="true" fo:min-height="2.629cm" fo:padding-top="0cm" fo:padding-bottom="0cm" fo:padding-left="0cm" fo:padding-right="0cm" fo:wrap-option="wrap" loext:decorative="false"/>
      <style:paragraph-properties style:writing-mode="lr-tb"/>
    </style:style>
    <style:style style:name="Mpr58" style:family="presentation" style:parent-style-name="Default_20_5-outline1">
      <style:graphic-properties draw:stroke="none" svg:stroke-width="0cm" draw:fill="none" loext:fill-use-slide-background="false" draw:textarea-horizontal-align="justify" draw:textarea-vertical-align="top" draw:auto-grow-height="false" draw:fit-to-size="false" style:shrink-to-fit="true" fo:min-height="9.133cm" fo:padding-top="0cm" fo:padding-bottom="0cm" fo:padding-left="0cm" fo:padding-right="0cm" fo:wrap-option="wrap" loext:decorative="false"/>
      <style:paragraph-properties style:writing-mode="lr-tb"/>
    </style:style>
    <style:style style:name="Mpr59" style:family="presentation" style:parent-style-name="Defaul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3cm" fo:padding-top="0cm" fo:padding-bottom="0cm" fo:padding-left="0cm" fo:padding-right="0cm" fo:wrap-option="wrap" loext:decorative="false"/>
      <style:paragraph-properties style:writing-mode="lr-tb"/>
    </style:style>
    <style:style style:name="Mpr60" style:family="presentation" style:parent-style-name="Default_20_5-backgroundobjects">
      <style:graphic-properties draw:stroke="none" draw:fill="none" draw:fill-color="#ffffff" draw:auto-grow-height="false" fo:min-height="1.485cm" loext:decorative="false"/>
      <style:paragraph-properties style:writing-mode="lr-tb"/>
    </style:style>
    <style:style style:name="Mpr61" style:family="presentation" style:parent-style-name="Default_20_5-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63"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64" style:family="presentation" style:parent-style-name="List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3cm" fo:padding-top="0cm" fo:padding-bottom="0cm" fo:padding-left="0cm" fo:padding-right="0cm" fo:wrap-option="wrap" loext:decorative="false"/>
      <style:paragraph-properties style:writing-mode="lr-tb"/>
    </style:style>
    <style:style style:name="Mpr6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Greeting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3cm" fo:padding-top="0cm" fo:padding-bottom="0cm" fo:padding-left="0cm" fo:padding-right="0cm" fo:wrap-option="wrap" loext:decorative="false"/>
      <style:paragraph-properties style:writing-mode="lr-tb"/>
    </style:style>
    <style:style style:name="Mpr68"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69"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70" style:family="presentation" style:parent-style-name="Defaul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3cm" fo:padding-top="0cm" fo:padding-bottom="0cm" fo:padding-left="0cm" fo:padding-right="0cm" fo:wrap-option="wrap" loext:decorative="false"/>
      <style:paragraph-properties style:writing-mode="lr-tb"/>
    </style:style>
    <style:style style:name="Mpr71" style:family="presentation" style:parent-style-name="Default_20_6-backgroundobjects">
      <style:graphic-properties draw:stroke="none" draw:fill="none" draw:fill-color="#ffffff" draw:auto-grow-height="false" fo:min-height="1.485cm" loext:decorative="false"/>
      <style:paragraph-properties style:writing-mode="lr-tb"/>
    </style:style>
    <style:style style:name="Mpr72" style:family="presentation" style:parent-style-name="Default_20_6-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right"/>
      <style:text-properties fo:font-size="14pt" style:font-size-asian="14pt" style:font-size-complex="14pt"/>
    </style:style>
    <style:style style:name="MP4" style:family="paragraph">
      <loext:graphic-properties draw:fill="none" draw:fill-color="#ffffff"/>
      <style:paragraph-properties fo:text-align="right"/>
      <style:text-properties fo:font-size="14pt" style:font-size-asian="14pt" style:font-size-complex="14pt"/>
    </style:style>
    <style:style style:name="MP5" style:family="paragraph">
      <loext:graphic-properties draw:fill="solid" draw:fill-color="#60c4e4"/>
      <style:paragraph-properties fo:text-align="left" style:font-independent-line-spacing="true"/>
      <style:text-properties fo:font-variant="normal" fo:text-transform="none" fo:color="#ffffff" loext:opacity="10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6" style:family="paragraph">
      <loext:graphic-properties draw:fill="solid" draw:fill-color="#60c4e4"/>
      <style:paragraph-properties fo:text-align="left" style:font-independent-line-spacing="true"/>
      <style:text-properties fo:font-variant="normal" fo:text-transform="none" fo:color="#000000" loext:opacity="100%" style:text-outline="false" style:text-line-through-style="none" style:text-line-through-type="none" style:text-position="0% 100%" style:font-name="Noto Sans1" fo:font-size="24pt" fo:letter-spacing="normal" fo:language="en" fo:country="US"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style:style style:name="MP7" style:family="paragraph">
      <style:paragraph-properties fo:margin-left="0cm" fo:margin-right="0cm" fo:margin-top="0cm" fo:margin-bottom="0cm" fo:line-height="90%" fo:text-align="left" fo:text-indent="0cm" loext:tab-stop-distance="2.54cm">
        <style:tab-stops>
          <style:tab-stop style:position="0cm"/>
        </style:tab-stops>
      </style:paragraph-properties>
      <style:text-properties fo:font-size="66pt"/>
    </style:style>
    <style:style style:name="MP8" style:family="paragraph">
      <loext:graphic-properties draw:fill="none"/>
      <style:paragraph-properties fo:text-align="left" style:font-independent-line-spacing="true"/>
      <style:text-properties fo:font-size="66pt"/>
    </style:style>
    <style:style style:name="MP9"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4pt" style:font-size-asian="14pt" style:font-size-complex="14pt"/>
    </style:style>
    <style:style style:name="MP10" style:family="paragraph">
      <loext:graphic-properties draw:fill="none" draw:fill-color="#ffffff"/>
      <style:paragraph-properties fo:text-align="center" style:font-independent-line-spacing="true"/>
      <style:text-properties fo:font-size="20pt" style:font-size-asian="14pt" style:font-size-complex="14pt"/>
    </style:style>
    <style:style style:name="MP11" style:family="paragraph">
      <style:paragraph-properties fo:margin-left="0cm" fo:margin-right="0cm" fo:margin-top="0.499cm" fo:margin-bottom="0cm" fo:line-height="90%" fo:text-align="left" fo:text-indent="0cm" loext:tab-stop-distance="2.54cm">
        <style:tab-stops/>
      </style:paragraph-properties>
      <style:text-properties fo:font-size="32pt"/>
    </style:style>
    <style:style style:name="MP12" style:family="paragraph">
      <style:paragraph-properties fo:margin-left="0cm" fo:margin-right="0cm" fo:margin-top="0.4cm" fo:margin-bottom="0cm" fo:line-height="90%" fo:text-align="left" fo:text-indent="0cm" loext:tab-stop-distance="2.54cm">
        <style:tab-stops/>
      </style:paragraph-properties>
      <style:text-properties fo:font-size="32pt"/>
    </style:style>
    <style:style style:name="MP13" style:family="paragraph">
      <style:paragraph-properties fo:margin-left="0cm" fo:margin-right="0cm" fo:margin-top="0.3cm" fo:margin-bottom="0cm" fo:line-height="90%" fo:text-align="left" fo:text-indent="0cm" loext:tab-stop-distance="2.54cm">
        <style:tab-stops/>
      </style:paragraph-properties>
      <style:text-properties fo:font-size="32pt"/>
    </style:style>
    <style:style style:name="MP14" style:family="paragraph">
      <style:paragraph-properties fo:margin-left="0cm" fo:margin-right="0cm" fo:margin-top="0.2cm" fo:margin-bottom="0cm" fo:line-height="90%" fo:text-align="left" fo:text-indent="0cm" loext:tab-stop-distance="2.54cm">
        <style:tab-stops/>
      </style:paragraph-properties>
      <style:text-properties fo:font-size="32pt"/>
    </style:style>
    <style:style style:name="MP15" style:family="paragraph">
      <style:paragraph-properties fo:margin-left="0cm" fo:margin-right="0cm" fo:margin-top="0.1cm" fo:margin-bottom="0cm" fo:line-height="90%" fo:text-align="left" fo:text-indent="0cm" loext:tab-stop-distance="2.54cm">
        <style:tab-stops/>
      </style:paragraph-properties>
      <style:text-properties fo:font-size="32pt"/>
    </style:style>
    <style:style style:name="MP16" style:family="paragraph">
      <loext:graphic-properties draw:fill="none"/>
      <style:paragraph-properties fo:text-align="left" style:font-independent-line-spacing="true"/>
      <style:text-properties fo:font-size="32pt"/>
    </style:style>
    <style:style style:name="MP17" style:family="paragraph">
      <style:paragraph-properties fo:margin-left="0cm" fo:margin-right="0cm" fo:margin-top="0.498cm" fo:margin-bottom="0cm" fo:line-height="90%" fo:text-align="left" fo:text-indent="0cm" loext:tab-stop-distance="2.54cm">
        <style:tab-stops/>
      </style:paragraph-properties>
      <style:text-properties fo:font-size="32pt"/>
    </style:style>
    <style:style style:name="MP18" style:family="paragraph">
      <style:paragraph-properties fo:margin-left="0cm" fo:margin-right="0cm" fo:margin-top="0.399cm" fo:margin-bottom="0cm" fo:line-height="90%" fo:text-align="left" fo:text-indent="0cm" loext:tab-stop-distance="2.54cm">
        <style:tab-stops/>
      </style:paragraph-properties>
      <style:text-properties fo:font-size="32pt"/>
    </style:style>
    <style:style style:name="MP19" style:family="paragraph">
      <style:paragraph-properties fo:margin-left="0cm" fo:margin-right="0cm" fo:margin-top="0.299cm" fo:margin-bottom="0cm" fo:line-height="90%" fo:text-align="left" fo:text-indent="0cm" loext:tab-stop-distance="2.54cm">
        <style:tab-stops/>
      </style:paragraph-properties>
      <style:text-properties fo:font-size="32pt"/>
    </style:style>
    <style:style style:name="MP20" style:family="paragraph">
      <style:paragraph-properties fo:margin-left="0cm" fo:margin-right="0cm" fo:margin-top="0.199cm" fo:margin-bottom="0cm" fo:line-height="90%" fo:text-align="left" fo:text-indent="0cm" loext:tab-stop-distance="2.54cm">
        <style:tab-stops/>
      </style:paragraph-properties>
      <style:text-properties fo:font-size="32pt"/>
    </style:style>
    <style:style style:name="MP21" style:family="paragraph">
      <style:paragraph-properties fo:margin-left="0cm" fo:margin-right="0cm" fo:margin-top="0.099cm" fo:margin-bottom="0cm" fo:line-height="90%" fo:text-align="left" fo:text-indent="0cm" loext:tab-stop-distance="2.54cm">
        <style:tab-stops/>
      </style:paragraph-properties>
      <style:text-properties fo:font-size="32pt"/>
    </style:style>
    <style:style style:name="MP22" style:family="paragraph">
      <loext:graphic-properties draw:fill="solid" draw:fill-color="#7f59ae"/>
      <style:paragraph-properties fo:text-align="left" style:font-independent-line-spacing="true"/>
      <style:text-properties fo:font-variant="normal" fo:text-transform="none" fo:color="#ffffff" loext:opacity="100%" style:text-outline="false" style:text-line-through-style="none" style:text-line-through-type="none" style:text-position="0% 100%" style:font-name="Noto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MP23" style:family="paragraph">
      <loext:graphic-properties draw:fill="solid" draw:fill-color="#f8b622"/>
      <style:paragraph-properties fo:text-align="left" style:font-independent-line-spacing="true"/>
      <style:text-properties fo:font-variant="normal" fo:text-transform="none" fo:color="#000000" loext:opacity="100%" style:text-outline="false" style:text-line-through-style="none" style:text-line-through-type="none" style:text-position="0% 100%" style:font-name="Noto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MP24" style:family="paragraph">
      <loext:graphic-properties draw:fill="solid" draw:fill-color="#e54b89"/>
      <style:paragraph-properties fo:text-align="left" style:font-independent-line-spacing="true"/>
      <style:text-properties fo:font-variant="normal" fo:text-transform="none" fo:color="#ffffff" loext:opacity="100%" style:text-outline="false" style:text-line-through-style="none" style:text-line-through-type="none" style:text-position="0% 100%" style:font-name="Noto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MP25" style:family="paragraph">
      <loext:graphic-properties draw:fill="solid" draw:fill-color="#fe7130"/>
      <style:paragraph-properties fo:text-align="left" style:font-independent-line-spacing="true"/>
      <style:text-properties fo:font-variant="normal" fo:text-transform="none" fo:color="#ffffff" loext:opacity="100%" style:text-outline="false" style:text-line-through-style="none" style:text-line-through-type="none" style:text-position="0% 100%" style:font-name="Noto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MP26" style:family="paragraph">
      <loext:graphic-properties draw:fill="solid" draw:fill-color="#60c4e4"/>
      <style:paragraph-properties fo:text-align="left" style:font-independent-line-spacing="true"/>
      <style:text-properties fo:font-variant="normal" fo:text-transform="none" fo:color="#ffffff" loext:opacity="100%" style:text-outline="false" style:text-line-through-style="none" style:text-line-through-type="none" style:text-position="0% 100%" style:font-name="Noto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MP27" style:family="paragraph">
      <loext:graphic-properties draw:fill="none"/>
      <style:paragraph-properties fo:text-align="left" style:font-independent-line-spacing="true"/>
      <style:text-properties fo:font-variant="normal" fo:text-transform="none" fo:color="#f8b622" loext:opacity="100%" style:text-outline="false" style:text-line-through-style="none" style:text-line-through-type="none" style:text-position="0% 100%" style:font-name="Noto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MP28" style:family="paragraph">
      <loext:graphic-properties draw:fill="none"/>
      <style:paragraph-properties fo:text-align="left" style:font-independent-line-spacing="true"/>
      <style:text-properties fo:font-variant="normal" fo:text-transform="none" fo:color="#7f59ae" loext:opacity="100%" style:text-outline="false" style:text-line-through-style="none" style:text-line-through-type="none" style:text-position="0% 100%" style:font-name="Noto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MP29" style:family="paragraph">
      <loext:graphic-properties draw:fill="gradient" draw:fill-gradient-name="Gradient_20_1"/>
      <style:paragraph-properties fo:text-align="left" style:font-independent-line-spacing="true"/>
      <style:text-properties fo:font-variant="normal" fo:text-transform="none" fo:color="#ffffff" loext:opacity="100%" style:text-outline="false" style:text-line-through-style="none" style:text-line-through-type="none" style:text-position="0% 100%" style:font-name="Noto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MP30" style:family="paragraph">
      <loext:graphic-properties draw:fill="gradient" draw:fill-gradient-name="Gradient_20_2"/>
      <style:paragraph-properties fo:text-align="left" style:font-independent-line-spacing="true"/>
      <style:text-properties fo:font-variant="normal" fo:text-transform="none" fo:color="#ffffff" loext:opacity="100%" style:text-outline="false" style:text-line-through-style="none" style:text-line-through-type="none" style:text-position="0% 100%" style:font-name="Noto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MP31" style:family="paragraph">
      <loext:graphic-properties draw:fill="gradient" draw:fill-gradient-name="Gradient_20_3"/>
      <style:paragraph-properties fo:text-align="left" style:font-independent-line-spacing="true"/>
      <style:text-properties fo:font-variant="normal" fo:text-transform="none" fo:color="#ffffff" loext:opacity="100%" style:text-outline="false" style:text-line-through-style="none" style:text-line-through-type="none" style:text-position="0% 100%" style:font-name="Noto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MP32" style:family="paragraph">
      <loext:graphic-properties draw:fill="gradient" draw:fill-gradient-name="Gradient_20_4"/>
      <style:paragraph-properties fo:text-align="left" style:font-independent-line-spacing="true"/>
      <style:text-properties fo:font-variant="normal" fo:text-transform="none" fo:color="#ffffff" loext:opacity="100%" style:text-outline="false" style:text-line-through-style="none" style:text-line-through-type="none" style:text-position="0% 100%" style:font-name="Noto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MP33" style:family="paragraph">
      <style:paragraph-properties fo:margin-left="0cm" fo:margin-right="0cm" fo:margin-top="0cm" fo:margin-bottom="0cm" fo:line-height="90%" fo:text-align="left" fo:text-indent="0cm" loext:tab-stop-distance="2.54cm">
        <style:tab-stops>
          <style:tab-stop style:position="0cm"/>
        </style:tab-stops>
      </style:paragraph-properties>
      <style:text-properties fo:font-size="44pt"/>
    </style:style>
    <style:style style:name="MP34" style:family="paragraph">
      <loext:graphic-properties draw:fill="none"/>
      <style:paragraph-properties fo:text-align="left" style:font-independent-line-spacing="true"/>
      <style:text-properties fo:font-size="44pt"/>
    </style:style>
    <style:style style:name="MP35" style:family="paragraph">
      <loext:graphic-properties draw:fill="none" draw:fill-color="#ffffff"/>
      <style:paragraph-properties fo:text-align="center" style:font-independent-line-spacing="true"/>
      <style:text-properties fo:font-size="14pt" style:font-size-asian="14pt" style:font-size-complex="14pt"/>
    </style:style>
    <style:style style:name="MP36" style:family="paragraph">
      <style:paragraph-properties fo:margin-left="0cm" fo:margin-right="0cm" fo:margin-top="0cm" fo:margin-bottom="0cm" fo:line-height="100%" fo:text-align="right" fo:text-indent="0cm" loext:tab-stop-distance="2.54cm">
        <style:tab-stops>
          <style:tab-stop style:position="0cm"/>
        </style:tab-stops>
      </style:paragraph-properties>
      <style:text-properties fo:font-size="14pt" style:font-size-asian="14pt" style:font-size-complex="14pt"/>
    </style:style>
    <style:style style:name="MP37" style:family="paragraph">
      <loext:graphic-properties draw:fill="none" draw:fill-color="#ffffff"/>
      <style:paragraph-properties fo:text-align="left" style:font-independent-line-spacing="true"/>
      <style:text-properties fo:font-size="14pt" style:font-size-asian="14pt" style:font-size-complex="14pt"/>
    </style:style>
    <style:style style:name="MP38" style:family="paragraph">
      <style:paragraph-properties fo:margin-left="0cm" fo:margin-right="0cm" fo:margin-top="0cm" fo:margin-bottom="0cm" fo:line-height="100%" fo:text-align="left" fo:text-indent="0cm" loext:tab-stop-distance="0cm">
        <style:tab-stops>
          <style:tab-stop style:position="0cm"/>
        </style:tab-stops>
      </style:paragraph-properties>
      <style:text-properties fo:font-size="14pt" style:font-size-asian="14pt" style:font-size-complex="14pt"/>
    </style:style>
    <style:style style:name="MP39" style:family="paragraph">
      <style:paragraph-properties fo:margin-left="0cm" fo:margin-right="0cm" fo:margin-top="0.499cm" fo:margin-bottom="0cm" fo:line-height="90%" fo:text-align="left" fo:text-indent="0cm" loext:tab-stop-distance="2.54cm">
        <style:tab-stops/>
      </style:paragraph-properties>
      <style:text-properties fo:font-size="24pt"/>
    </style:style>
    <style:style style:name="MP40" style:family="paragraph">
      <style:paragraph-properties fo:margin-left="0cm" fo:margin-right="0cm" fo:margin-top="0.4cm" fo:margin-bottom="0cm" fo:line-height="90%" fo:text-align="left" fo:text-indent="0cm" loext:tab-stop-distance="2.54cm">
        <style:tab-stops/>
      </style:paragraph-properties>
      <style:text-properties fo:font-size="24pt"/>
    </style:style>
    <style:style style:name="MP41" style:family="paragraph">
      <style:paragraph-properties fo:margin-left="0cm" fo:margin-right="0cm" fo:margin-top="0.3cm" fo:margin-bottom="0cm" fo:line-height="90%" fo:text-align="left" fo:text-indent="0cm" loext:tab-stop-distance="2.54cm">
        <style:tab-stops/>
      </style:paragraph-properties>
      <style:text-properties fo:font-size="24pt"/>
    </style:style>
    <style:style style:name="MP42" style:family="paragraph">
      <style:paragraph-properties fo:margin-left="0cm" fo:margin-right="0cm" fo:margin-top="0.2cm" fo:margin-bottom="0cm" fo:line-height="90%" fo:text-align="left" fo:text-indent="0cm" loext:tab-stop-distance="2.54cm">
        <style:tab-stops/>
      </style:paragraph-properties>
      <style:text-properties fo:font-size="24pt"/>
    </style:style>
    <style:style style:name="MP43" style:family="paragraph">
      <style:paragraph-properties fo:margin-left="0cm" fo:margin-right="0cm" fo:margin-top="0.1cm" fo:margin-bottom="0cm" fo:line-height="90%" fo:text-align="left" fo:text-indent="0cm" loext:tab-stop-distance="2.54cm">
        <style:tab-stops/>
      </style:paragraph-properties>
      <style:text-properties fo:font-size="24pt"/>
    </style:style>
    <style:style style:name="MP44" style:family="paragraph">
      <loext:graphic-properties draw:fill="none"/>
      <style:paragraph-properties fo:text-align="left" style:font-independent-line-spacing="true"/>
      <style:text-properties fo:font-size="24pt"/>
    </style:style>
    <style:style style:name="MP45" style:family="paragraph">
      <style:paragraph-properties fo:margin-left="0cm" fo:margin-right="0cm" fo:margin-top="0cm" fo:margin-bottom="0cm" fo:line-height="90%" fo:text-align="center" fo:text-indent="0cm" loext:tab-stop-distance="2.54cm">
        <style:tab-stops>
          <style:tab-stop style:position="0cm"/>
        </style:tab-stops>
      </style:paragraph-properties>
      <style:text-properties fo:font-size="44pt"/>
    </style:style>
    <style:style style:name="MP46" style:family="paragraph">
      <loext:graphic-properties draw:fill="none"/>
      <style:paragraph-properties fo:text-align="center" style:font-independent-line-spacing="true"/>
      <style:text-properties fo:font-size="44pt"/>
    </style:style>
    <style:style style:name="MP47" style:family="paragraph">
      <style:paragraph-properties fo:margin-left="0cm" fo:margin-right="0cm" fo:margin-top="0.498cm" fo:margin-bottom="0cm" fo:line-height="90%" fo:text-align="left" fo:text-indent="0cm" loext:tab-stop-distance="2.54cm">
        <style:tab-stops/>
      </style:paragraph-properties>
      <style:text-properties fo:font-size="24pt"/>
    </style:style>
    <style:style style:name="MP48" style:family="paragraph">
      <style:paragraph-properties fo:margin-left="0cm" fo:margin-right="0cm" fo:margin-top="0.399cm" fo:margin-bottom="0cm" fo:line-height="90%" fo:text-align="left" fo:text-indent="0cm" loext:tab-stop-distance="2.54cm">
        <style:tab-stops/>
      </style:paragraph-properties>
      <style:text-properties fo:font-size="24pt"/>
    </style:style>
    <style:style style:name="MP49" style:family="paragraph">
      <style:paragraph-properties fo:margin-left="0cm" fo:margin-right="0cm" fo:margin-top="0.299cm" fo:margin-bottom="0cm" fo:line-height="90%" fo:text-align="left" fo:text-indent="0cm" loext:tab-stop-distance="2.54cm">
        <style:tab-stops/>
      </style:paragraph-properties>
      <style:text-properties fo:font-size="24pt"/>
    </style:style>
    <style:style style:name="MP50" style:family="paragraph">
      <style:paragraph-properties fo:margin-left="0cm" fo:margin-right="0cm" fo:margin-top="0.199cm" fo:margin-bottom="0cm" fo:line-height="90%" fo:text-align="left" fo:text-indent="0cm" loext:tab-stop-distance="2.54cm">
        <style:tab-stops/>
      </style:paragraph-properties>
      <style:text-properties fo:font-size="24pt"/>
    </style:style>
    <style:style style:name="MP51" style:family="paragraph">
      <style:paragraph-properties fo:margin-left="0cm" fo:margin-right="0cm" fo:margin-top="0.099cm" fo:margin-bottom="0cm" fo:line-height="90%" fo:text-align="left" fo:text-indent="0cm" loext:tab-stop-distance="2.54cm">
        <style:tab-stops/>
      </style:paragraph-properties>
      <style:text-properties fo:font-size="24pt"/>
    </style:style>
    <style:style style:name="MP52" style:family="paragraph">
      <loext:graphic-properties draw:fill="none"/>
      <style:paragraph-properties fo:text-align="left" style:font-independent-line-spacing="true"/>
      <style:text-properties fo:font-variant="normal" fo:text-transform="none" fo:color="#60c4e4" loext:opacity="100%" style:text-outline="false" style:text-line-through-style="none" style:text-line-through-type="none" style:text-position="0% 100%" style:font-name="Noto Sans1"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MP53" style:family="paragraph">
      <style:paragraph-properties fo:margin-left="0cm" fo:margin-right="0cm" fo:margin-top="0cm" fo:margin-bottom="0cm" fo:line-height="90%" fo:text-align="left" fo:text-indent="0cm" loext:tab-stop-distance="2.54cm">
        <style:tab-stops>
          <style:tab-stop style:position="0cm"/>
        </style:tab-stops>
      </style:paragraph-properties>
      <style:text-properties fo:font-size="36pt"/>
    </style:style>
    <style:style style:name="MP54" style:family="paragraph">
      <loext:graphic-properties draw:fill="none"/>
      <style:paragraph-properties fo:text-align="left" style:font-independent-line-spacing="true"/>
      <style:text-properties fo:font-size="36pt"/>
    </style:style>
    <style:style style:name="MT1" style:family="text">
      <style:text-properties fo:font-variant="normal" fo:text-transform="none" fo:color="#ffffff" loext:opacity="100%" style:text-outline="false" style:text-line-through-style="none" style:text-line-through-type="none" style:text-position="0% 100%" style:font-name="Noto Sans1" fo:font-size="66pt" fo:letter-spacing="normal" fo:language="en" fo:country="US" fo:font-style="normal" style:text-underline-style="none" fo:font-weight="bold" fo:background-color="transparent" style:font-size-asian="66pt" style:font-style-asian="normal" style:font-weight-asian="bold" style:font-size-complex="66pt" style:font-style-complex="normal" style:font-weight-complex="bold"/>
    </style:style>
    <style:style style:name="MT2" style:family="text">
      <style:text-properties fo:font-variant="normal" fo:text-transform="none" fo:color="#ffffff" loext:opacity="100%" style:text-outline="false" style:text-line-through-style="none" style:text-line-through-type="none" style:text-position="0% 100%" style:font-name="Noto Sans1" fo:font-size="20pt" fo:letter-spacing="normal" fo:language="en" fo:country="US" fo:font-style="normal" style:text-underline-style="none" fo:font-weight="normal" fo:background-color="transparent" style:font-name-asian="DejaVu Sans" style:font-size-asian="20pt" style:font-style-asian="normal" style:font-weight-asian="normal" style:font-size-complex="20pt" style:font-style-complex="normal" style:font-weight-complex="normal"/>
    </style:style>
    <style:style style:name="MT3" style:family="text">
      <style:text-properties fo:font-variant="normal" fo:text-transform="none" fo:color="#ffffff" loext:opacity="100%" style:text-outline="false" style:text-line-through-style="none" style:text-line-through-type="none" style:text-position="0% 100%" style:font-name="Noto Sans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4" style:family="text">
      <style:text-properties fo:font-variant="normal" fo:text-transform="none" fo:color="#ffffff" loext:opacity="100%" style:text-outline="false" style:text-line-through-style="none" style:text-line-through-type="none" style:text-position="0% 100%" style:font-name="Noto Sans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5" style:family="text">
      <style:text-properties fo:font-variant="normal" fo:text-transform="none" fo:color="#ffffff" loext:opacity="100%" style:text-outline="false" style:text-line-through-style="none" style:text-line-through-type="none" style:text-position="0% 100%" style:font-name="Noto Sans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6" style:family="text">
      <style:text-properties fo:font-variant="normal" fo:text-transform="none" fo:color="#ffffff" loext:opacity="100%" style:text-outline="false" style:text-line-through-style="none" style:text-line-through-type="none" style:text-position="0% 100%" style:font-name="Noto Sans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7" style:family="text">
      <style:text-properties fo:font-variant="normal" fo:text-transform="none" fo:color="#7f59ae" loext:opacity="100%" style:text-outline="false" style:text-line-through-style="none" style:text-line-through-type="none" style:text-position="0% 100%" style:font-name="Noto Sans1"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8" style:family="text">
      <style:text-properties fo:font-variant="normal" fo:text-transform="none" fo:color="#ffffff" loext:opacity="100%" style:text-outline="false" style:text-line-through-style="none" style:text-line-through-type="none" style:text-position="0% 100%" style:font-name="Noto Sans1" fo:font-size="14pt" fo:letter-spacing="normal" fo:language="en" fo:country="US" fo:font-style="normal" style:text-underline-style="none" fo:font-weight="normal" fo:background-color="transparent" style:font-name-asian="DejaVu Sans" style:font-size-asian="14pt" style:font-style-asian="normal" style:font-weight-asian="normal" style:font-size-complex="14pt" style:font-style-complex="normal" style:font-weight-complex="normal"/>
    </style:style>
    <style:style style:name="MT9"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0" style:family="text">
      <style:text-properties fo:font-variant="normal" fo:text-transform="none" fo:color="#7f59ae" loext:opacity="100%" style:text-outline="false" style:text-line-through-style="none" style:text-line-through-type="none" style:text-position="0% 100%" style:font-name="Noto Sans1"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MT11" style:family="text">
      <style:text-properties fo:font-variant="normal" fo:text-transform="none" fo:color="#7f59ae" loext:opacity="100%" style:text-outline="false" style:text-line-through-style="none" style:text-line-through-type="none" style:text-position="0% 100%" style:font-name="Noto Sans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12" style:family="text">
      <style:text-properties fo:font-variant="normal" fo:text-transform="none" fo:color="#7f59ae" loext:opacity="100%" style:text-outline="false" style:text-line-through-style="none" style:text-line-through-type="none" style:text-position="0% 100%" style:font-name="Noto Sans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13" style:family="text">
      <style:text-properties fo:font-variant="normal" fo:text-transform="none" fo:color="#7f59ae" loext:opacity="100%" style:text-outline="false" style:text-line-through-style="none" style:text-line-through-type="none" style:text-position="0% 100%" style:font-name="Noto Sans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4" style:family="text">
      <style:text-properties fo:font-variant="normal" fo:text-transform="none" fo:color="#7f59ae" loext:opacity="100%" style:text-outline="false" style:text-line-through-style="none" style:text-line-through-type="none" style:text-position="0% 100%" style:font-name="Noto Sans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15" style:family="text">
      <style:text-properties fo:font-variant="normal" fo:text-transform="none" fo:color="#fe7130" loext:opacity="100%" style:text-outline="false" style:text-line-through-style="none" style:text-line-through-type="none" style:text-position="0% 100%" style:font-name="Noto Sans1"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MT16" style:family="text">
      <style:text-properties fo:font-variant="normal" fo:text-transform="none" fo:color="#fe7130" loext:opacity="100%" style:text-outline="false" style:text-line-through-style="none" style:text-line-through-type="none" style:text-position="0% 100%" style:font-name="Noto Sans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17" style:family="text">
      <style:text-properties fo:font-variant="normal" fo:text-transform="none" fo:color="#fe7130" loext:opacity="100%" style:text-outline="false" style:text-line-through-style="none" style:text-line-through-type="none" style:text-position="0% 100%" style:font-name="Noto Sans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18" style:family="text">
      <style:text-properties fo:font-variant="normal" fo:text-transform="none" fo:color="#fe7130" loext:opacity="100%" style:text-outline="false" style:text-line-through-style="none" style:text-line-through-type="none" style:text-position="0% 100%" style:font-name="Noto Sans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9" style:family="text">
      <style:text-properties fo:font-variant="normal" fo:text-transform="none" fo:color="#fe7130" loext:opacity="100%" style:text-outline="false" style:text-line-through-style="none" style:text-line-through-type="none" style:text-position="0% 100%" style:font-name="Noto Sans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20" style:family="text">
      <style:text-properties fo:font-variant="normal" fo:text-transform="none" fo:color="#000000" loext:opacity="100%" style:text-outline="false" style:text-line-through-style="none" style:text-line-through-type="none" style:text-position="0% 100%" style:font-name="Noto Sans1" fo:font-size="14pt" fo:letter-spacing="normal" fo:language="en" fo:country="US" fo:font-style="normal" style:text-underline-style="none" fo:font-weight="normal" fo:background-color="transparent" style:font-name-asian="DejaVu Sans"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Wingdings" style:font-charset="x-symbol" fo:color="#ffffff"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Wingdings" style:font-charset="x-symbol" fo:color="#ffffff"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Wingdings" style:font-charset="x-symbol" fo:color="#ffffff"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Wingdings" style:font-charset="x-symbol" fo:color="#ffffff"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Wingdings" style:font-charset="x-symbol" fo:color="#ffffff"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Wingdings" style:font-charset="x-symbol" fo:color="#ffffff"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635cm"/>
        <style:text-properties fo:font-family="Wingdings" style:font-charset="x-symbol" fo:color="#ffffff"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2">
      <text:list-level-style-number text:level="1" style:num-format="">
        <style:list-level-properties text:min-label-width="0.6cm"/>
        <style:text-properties fo:color="#7f59a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4">
      <text:list-level-style-bullet text:level="1" text:bullet-char="">
        <style:list-level-properties text:min-label-width="0.635cm"/>
        <style:text-properties fo:font-family="Wingdings" style:font-charset="x-symbol" fo:color="#7f59a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5">
      <text:list-level-style-bullet text:level="1" text:bullet-char="">
        <style:list-level-properties text:min-label-width="0.635cm"/>
        <style:text-properties fo:font-family="Wingdings" style:font-charset="x-symbol" fo:color="#7f59ae"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6">
      <text:list-level-style-bullet text:level="1" text:bullet-char="">
        <style:list-level-properties text:min-label-width="0.635cm"/>
        <style:text-properties fo:font-family="Wingdings" style:font-charset="x-symbol" fo:color="#7f59ae"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7">
      <text:list-level-style-bullet text:level="1" text:bullet-char="">
        <style:list-level-properties text:min-label-width="0.635cm"/>
        <style:text-properties fo:font-family="Wingdings" style:font-charset="x-symbol" fo:color="#7f59ae"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8">
      <text:list-level-style-bullet text:level="1" text:bullet-char="">
        <style:list-level-properties text:min-label-width="0.635cm"/>
        <style:text-properties fo:font-family="Wingdings" style:font-charset="x-symbol" fo:color="#7f59ae"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9">
      <text:list-level-style-bullet text:level="1" text:bullet-char="">
        <style:list-level-properties text:min-label-width="0.635cm"/>
        <style:text-properties fo:font-family="Wingdings" style:font-charset="x-symbol" fo:color="#7f59ae"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0">
      <text:list-level-style-bullet text:level="1" text:bullet-char="">
        <style:list-level-properties text:min-label-width="0.635cm"/>
        <style:text-properties fo:font-family="Wingdings" style:font-charset="x-symbol" fo:color="#7f59ae"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1">
      <text:list-level-style-bullet text:level="1" text:bullet-char="">
        <style:list-level-properties text:space-before="0.565cm" text:min-label-width="0.635cm"/>
        <style:text-properties fo:font-family="Wingdings" style:font-charset="x-symbol" fo:color="#7f59a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2">
      <text:list-level-style-bullet text:level="1" text:bullet-char="">
        <style:list-level-properties text:space-before="0.565cm" text:min-label-width="0.635cm"/>
        <style:text-properties fo:font-family="Wingdings" style:font-charset="x-symbol" fo:color="#7f59ae" fo:font-size="45%"/>
      </text:list-level-style-bullet>
      <text:list-level-style-bullet text:level="2" text:bullet-char="">
        <style:list-level-properties text:space-before="0.37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3">
      <text:list-level-style-bullet text:level="1" text:bullet-char="">
        <style:list-level-properties text:space-before="0.565cm" text:min-label-width="0.635cm"/>
        <style:text-properties fo:font-family="Wingdings" style:font-charset="x-symbol" fo:color="#7f59ae" fo:font-size="45%"/>
      </text:list-level-style-bullet>
      <text:list-level-style-bullet text:level="2" text:bullet-char="">
        <style:list-level-properties text:space-before="0.37cm" text:min-label-width="0.9cm"/>
        <style:text-properties fo:font-family="Symbol" style:font-charset="x-symbol" fo:color="#000000" fo:font-size="75%"/>
      </text:list-level-style-bullet>
      <text:list-level-style-bullet text:level="3" text:bullet-char="">
        <style:list-level-properties text:space-before="1.74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4">
      <text:list-level-style-bullet text:level="1" text:bullet-char="">
        <style:list-level-properties text:space-before="0.565cm" text:min-label-width="0.635cm"/>
        <style:text-properties fo:font-family="Wingdings" style:font-charset="x-symbol" fo:color="#7f59ae" fo:font-size="45%"/>
      </text:list-level-style-bullet>
      <text:list-level-style-bullet text:level="2" text:bullet-char="">
        <style:list-level-properties text:space-before="0.37cm" text:min-label-width="0.9cm"/>
        <style:text-properties fo:font-family="Symbol" style:font-charset="x-symbol" fo:color="#000000" fo:font-size="75%"/>
      </text:list-level-style-bullet>
      <text:list-level-style-bullet text:level="3" text:bullet-char="">
        <style:list-level-properties text:space-before="1.74cm" text:min-label-width="0.8cm"/>
        <style:text-properties fo:font-family="Wingdings" style:font-charset="x-symbol" fo:color="#000000" fo:font-size="45%"/>
      </text:list-level-style-bullet>
      <text:list-level-style-bullet text:level="4" text:bullet-char="">
        <style:list-level-properties text:space-before="3.21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5">
      <text:list-level-style-bullet text:level="1" text:bullet-char="">
        <style:list-level-properties text:space-before="0.565cm" text:min-label-width="0.635cm"/>
        <style:text-properties fo:font-family="Wingdings" style:font-charset="x-symbol" fo:color="#7f59ae" fo:font-size="45%"/>
      </text:list-level-style-bullet>
      <text:list-level-style-bullet text:level="2" text:bullet-char="">
        <style:list-level-properties text:space-before="0.37cm" text:min-label-width="0.9cm"/>
        <style:text-properties fo:font-family="Symbol" style:font-charset="x-symbol" fo:color="#000000" fo:font-size="75%"/>
      </text:list-level-style-bullet>
      <text:list-level-style-bullet text:level="3" text:bullet-char="">
        <style:list-level-properties text:space-before="1.74cm" text:min-label-width="0.8cm"/>
        <style:text-properties fo:font-family="Wingdings" style:font-charset="x-symbol" fo:color="#000000" fo:font-size="45%"/>
      </text:list-level-style-bullet>
      <text:list-level-style-bullet text:level="4" text:bullet-char="">
        <style:list-level-properties text:space-before="3.21cm" text:min-label-width="0.6cm"/>
        <style:text-properties fo:font-family="Symbol" style:font-charset="x-symbol" fo:color="#000000" fo:font-size="75%"/>
      </text:list-level-style-bullet>
      <text:list-level-style-bullet text:level="5" text:bullet-char="">
        <style:list-level-properties text:space-before="4.48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6">
      <text:list-level-style-bullet text:level="1" text:bullet-char="">
        <style:list-level-properties text:space-before="0.565cm" text:min-label-width="0.635cm"/>
        <style:text-properties fo:font-family="Wingdings" style:font-charset="x-symbol" fo:color="#7f59ae" fo:font-size="45%"/>
      </text:list-level-style-bullet>
      <text:list-level-style-bullet text:level="2" text:bullet-char="">
        <style:list-level-properties text:space-before="0.37cm" text:min-label-width="0.9cm"/>
        <style:text-properties fo:font-family="Symbol" style:font-charset="x-symbol" fo:color="#000000" fo:font-size="75%"/>
      </text:list-level-style-bullet>
      <text:list-level-style-bullet text:level="3" text:bullet-char="">
        <style:list-level-properties text:space-before="1.74cm" text:min-label-width="0.8cm"/>
        <style:text-properties fo:font-family="Wingdings" style:font-charset="x-symbol" fo:color="#000000" fo:font-size="45%"/>
      </text:list-level-style-bullet>
      <text:list-level-style-bullet text:level="4" text:bullet-char="">
        <style:list-level-properties text:space-before="3.21cm" text:min-label-width="0.6cm"/>
        <style:text-properties fo:font-family="Symbol" style:font-charset="x-symbol" fo:color="#000000" fo:font-size="75%"/>
      </text:list-level-style-bullet>
      <text:list-level-style-bullet text:level="5" text:bullet-char="">
        <style:list-level-properties text:space-before="4.48cm" text:min-label-width="0.6cm"/>
        <style:text-properties fo:font-family="Wingdings" style:font-charset="x-symbol" fo:color="#000000" fo:font-size="45%"/>
      </text:list-level-style-bullet>
      <text:list-level-style-bullet text:level="6" text:bullet-char="">
        <style:list-level-properties text:space-before="5.75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7">
      <text:list-level-style-bullet text:level="1" text:bullet-char="">
        <style:list-level-properties text:space-before="0.565cm" text:min-label-width="0.635cm"/>
        <style:text-properties fo:font-family="Wingdings" style:font-charset="x-symbol" fo:color="#7f59ae" fo:font-size="45%"/>
      </text:list-level-style-bullet>
      <text:list-level-style-bullet text:level="2" text:bullet-char="">
        <style:list-level-properties text:space-before="0.37cm" text:min-label-width="0.9cm"/>
        <style:text-properties fo:font-family="Symbol" style:font-charset="x-symbol" fo:color="#000000" fo:font-size="75%"/>
      </text:list-level-style-bullet>
      <text:list-level-style-bullet text:level="3" text:bullet-char="">
        <style:list-level-properties text:space-before="1.74cm" text:min-label-width="0.8cm"/>
        <style:text-properties fo:font-family="Wingdings" style:font-charset="x-symbol" fo:color="#000000" fo:font-size="45%"/>
      </text:list-level-style-bullet>
      <text:list-level-style-bullet text:level="4" text:bullet-char="">
        <style:list-level-properties text:space-before="3.21cm" text:min-label-width="0.6cm"/>
        <style:text-properties fo:font-family="Symbol" style:font-charset="x-symbol" fo:color="#000000" fo:font-size="75%"/>
      </text:list-level-style-bullet>
      <text:list-level-style-bullet text:level="5" text:bullet-char="">
        <style:list-level-properties text:space-before="4.48cm" text:min-label-width="0.6cm"/>
        <style:text-properties fo:font-family="Wingdings" style:font-charset="x-symbol" fo:color="#000000" fo:font-size="45%"/>
      </text:list-level-style-bullet>
      <text:list-level-style-bullet text:level="6" text:bullet-char="">
        <style:list-level-properties text:space-before="5.75cm" text:min-label-width="0.6cm"/>
        <style:text-properties fo:font-family="Wingdings" style:font-charset="x-symbol" fo:color="#000000" fo:font-size="45%"/>
      </text:list-level-style-bullet>
      <text:list-level-style-bullet text:level="7" text:bullet-char="">
        <style:list-level-properties text:space-before="7.02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8">
      <text:list-level-style-number text:level="1" style:num-format="">
        <style:list-level-properties text:min-label-width="0.6cm"/>
        <style:text-properties fo:color="#fe713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9">
      <text:list-level-style-bullet text:level="1" text:bullet-char="">
        <style:list-level-properties text:min-label-width="0.635cm"/>
        <style:text-properties fo:font-family="Wingdings" style:font-charset="x-symbol" fo:color="#fe713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0">
      <text:list-level-style-bullet text:level="1" text:bullet-char="">
        <style:list-level-properties text:min-label-width="0.635cm"/>
        <style:text-properties fo:font-family="Wingdings" style:font-charset="x-symbol" fo:color="#fe713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1">
      <text:list-level-style-bullet text:level="1" text:bullet-char="">
        <style:list-level-properties text:min-label-width="0.635cm"/>
        <style:text-properties fo:font-family="Wingdings" style:font-charset="x-symbol" fo:color="#fe713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2">
      <text:list-level-style-bullet text:level="1" text:bullet-char="">
        <style:list-level-properties text:min-label-width="0.635cm"/>
        <style:text-properties fo:font-family="Wingdings" style:font-charset="x-symbol" fo:color="#fe713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3">
      <text:list-level-style-bullet text:level="1" text:bullet-char="">
        <style:list-level-properties text:min-label-width="0.635cm"/>
        <style:text-properties fo:font-family="Wingdings" style:font-charset="x-symbol" fo:color="#fe713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4">
      <text:list-level-style-bullet text:level="1" text:bullet-char="">
        <style:list-level-properties text:min-label-width="0.635cm"/>
        <style:text-properties fo:font-family="Wingdings" style:font-charset="x-symbol" fo:color="#fe713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5">
      <text:list-level-style-bullet text:level="1" text:bullet-char="">
        <style:list-level-properties text:min-label-width="0.635cm"/>
        <style:text-properties fo:font-family="Wingdings" style:font-charset="x-symbol" fo:color="#fe713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6">
      <text:list-level-style-bullet text:level="1" text:bullet-char="">
        <style:list-level-properties text:space-before="0.565cm" text:min-label-width="0.635cm"/>
        <style:text-properties fo:font-family="Wingdings" style:font-charset="x-symbol" fo:color="#fe713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7">
      <text:list-level-style-bullet text:level="1" text:bullet-char="">
        <style:list-level-properties text:space-before="0.565cm" text:min-label-width="0.635cm"/>
        <style:text-properties fo:font-family="Wingdings" style:font-charset="x-symbol" fo:color="#fe7130" fo:font-size="45%"/>
      </text:list-level-style-bullet>
      <text:list-level-style-bullet text:level="2" text:bullet-char="">
        <style:list-level-properties text:space-before="0.37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8">
      <text:list-level-style-bullet text:level="1" text:bullet-char="">
        <style:list-level-properties text:space-before="0.565cm" text:min-label-width="0.635cm"/>
        <style:text-properties fo:font-family="Wingdings" style:font-charset="x-symbol" fo:color="#fe7130" fo:font-size="45%"/>
      </text:list-level-style-bullet>
      <text:list-level-style-bullet text:level="2" text:bullet-char="">
        <style:list-level-properties text:space-before="0.37cm" text:min-label-width="0.9cm"/>
        <style:text-properties fo:font-family="Symbol" style:font-charset="x-symbol" fo:color="#000000" fo:font-size="75%"/>
      </text:list-level-style-bullet>
      <text:list-level-style-bullet text:level="3" text:bullet-char="">
        <style:list-level-properties text:space-before="1.74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9">
      <text:list-level-style-bullet text:level="1" text:bullet-char="">
        <style:list-level-properties text:space-before="0.565cm" text:min-label-width="0.635cm"/>
        <style:text-properties fo:font-family="Wingdings" style:font-charset="x-symbol" fo:color="#fe7130" fo:font-size="45%"/>
      </text:list-level-style-bullet>
      <text:list-level-style-bullet text:level="2" text:bullet-char="">
        <style:list-level-properties text:space-before="0.37cm" text:min-label-width="0.9cm"/>
        <style:text-properties fo:font-family="Symbol" style:font-charset="x-symbol" fo:color="#000000" fo:font-size="75%"/>
      </text:list-level-style-bullet>
      <text:list-level-style-bullet text:level="3" text:bullet-char="">
        <style:list-level-properties text:space-before="1.74cm" text:min-label-width="0.8cm"/>
        <style:text-properties fo:font-family="Wingdings" style:font-charset="x-symbol" fo:color="#000000" fo:font-size="45%"/>
      </text:list-level-style-bullet>
      <text:list-level-style-bullet text:level="4" text:bullet-char="">
        <style:list-level-properties text:space-before="3.21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0">
      <text:list-level-style-bullet text:level="1" text:bullet-char="">
        <style:list-level-properties text:space-before="0.565cm" text:min-label-width="0.635cm"/>
        <style:text-properties fo:font-family="Wingdings" style:font-charset="x-symbol" fo:color="#fe7130" fo:font-size="45%"/>
      </text:list-level-style-bullet>
      <text:list-level-style-bullet text:level="2" text:bullet-char="">
        <style:list-level-properties text:space-before="0.37cm" text:min-label-width="0.9cm"/>
        <style:text-properties fo:font-family="Symbol" style:font-charset="x-symbol" fo:color="#000000" fo:font-size="75%"/>
      </text:list-level-style-bullet>
      <text:list-level-style-bullet text:level="3" text:bullet-char="">
        <style:list-level-properties text:space-before="1.74cm" text:min-label-width="0.8cm"/>
        <style:text-properties fo:font-family="Wingdings" style:font-charset="x-symbol" fo:color="#000000" fo:font-size="45%"/>
      </text:list-level-style-bullet>
      <text:list-level-style-bullet text:level="4" text:bullet-char="">
        <style:list-level-properties text:space-before="3.21cm" text:min-label-width="0.6cm"/>
        <style:text-properties fo:font-family="Symbol" style:font-charset="x-symbol" fo:color="#000000" fo:font-size="75%"/>
      </text:list-level-style-bullet>
      <text:list-level-style-bullet text:level="5" text:bullet-char="">
        <style:list-level-properties text:space-before="4.48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1">
      <text:list-level-style-bullet text:level="1" text:bullet-char="">
        <style:list-level-properties text:space-before="0.565cm" text:min-label-width="0.635cm"/>
        <style:text-properties fo:font-family="Wingdings" style:font-charset="x-symbol" fo:color="#fe7130" fo:font-size="45%"/>
      </text:list-level-style-bullet>
      <text:list-level-style-bullet text:level="2" text:bullet-char="">
        <style:list-level-properties text:space-before="0.37cm" text:min-label-width="0.9cm"/>
        <style:text-properties fo:font-family="Symbol" style:font-charset="x-symbol" fo:color="#000000" fo:font-size="75%"/>
      </text:list-level-style-bullet>
      <text:list-level-style-bullet text:level="3" text:bullet-char="">
        <style:list-level-properties text:space-before="1.74cm" text:min-label-width="0.8cm"/>
        <style:text-properties fo:font-family="Wingdings" style:font-charset="x-symbol" fo:color="#000000" fo:font-size="45%"/>
      </text:list-level-style-bullet>
      <text:list-level-style-bullet text:level="4" text:bullet-char="">
        <style:list-level-properties text:space-before="3.21cm" text:min-label-width="0.6cm"/>
        <style:text-properties fo:font-family="Symbol" style:font-charset="x-symbol" fo:color="#000000" fo:font-size="75%"/>
      </text:list-level-style-bullet>
      <text:list-level-style-bullet text:level="5" text:bullet-char="">
        <style:list-level-properties text:space-before="4.48cm" text:min-label-width="0.6cm"/>
        <style:text-properties fo:font-family="Wingdings" style:font-charset="x-symbol" fo:color="#000000" fo:font-size="45%"/>
      </text:list-level-style-bullet>
      <text:list-level-style-bullet text:level="6" text:bullet-char="">
        <style:list-level-properties text:space-before="5.75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2">
      <text:list-level-style-bullet text:level="1" text:bullet-char="">
        <style:list-level-properties text:space-before="0.565cm" text:min-label-width="0.635cm"/>
        <style:text-properties fo:font-family="Wingdings" style:font-charset="x-symbol" fo:color="#fe7130" fo:font-size="45%"/>
      </text:list-level-style-bullet>
      <text:list-level-style-bullet text:level="2" text:bullet-char="">
        <style:list-level-properties text:space-before="0.37cm" text:min-label-width="0.9cm"/>
        <style:text-properties fo:font-family="Symbol" style:font-charset="x-symbol" fo:color="#000000" fo:font-size="75%"/>
      </text:list-level-style-bullet>
      <text:list-level-style-bullet text:level="3" text:bullet-char="">
        <style:list-level-properties text:space-before="1.74cm" text:min-label-width="0.8cm"/>
        <style:text-properties fo:font-family="Wingdings" style:font-charset="x-symbol" fo:color="#000000" fo:font-size="45%"/>
      </text:list-level-style-bullet>
      <text:list-level-style-bullet text:level="4" text:bullet-char="">
        <style:list-level-properties text:space-before="3.21cm" text:min-label-width="0.6cm"/>
        <style:text-properties fo:font-family="Symbol" style:font-charset="x-symbol" fo:color="#000000" fo:font-size="75%"/>
      </text:list-level-style-bullet>
      <text:list-level-style-bullet text:level="5" text:bullet-char="">
        <style:list-level-properties text:space-before="4.48cm" text:min-label-width="0.6cm"/>
        <style:text-properties fo:font-family="Wingdings" style:font-charset="x-symbol" fo:color="#000000" fo:font-size="45%"/>
      </text:list-level-style-bullet>
      <text:list-level-style-bullet text:level="6" text:bullet-char="">
        <style:list-level-properties text:space-before="5.75cm" text:min-label-width="0.6cm"/>
        <style:text-properties fo:font-family="Wingdings" style:font-charset="x-symbol" fo:color="#000000" fo:font-size="45%"/>
      </text:list-level-style-bullet>
      <text:list-level-style-bullet text:level="7" text:bullet-char="">
        <style:list-level-properties text:space-before="7.02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Rounded Corners 2" draw:style-name="Mgr3" draw:text-style-name="MP5" draw:layer="backgroundobjects" svg:width="6.995cm" svg:height="0.998cm" svg:x="0.999cm" svg:y="11.996cm">
        <text:p/>
        <draw:enhanced-geometry draw:mirror-horizontal="false" draw:mirror-vertical="false" draw:glue-points="?f8 0 0 ?f9 ?f8 ?f10 ?f11 ?f9"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g draw:name="Group 3" draw:style-name="Mgr4">
        <draw:custom-shape draw:name="Oval 4" draw:style-name="Mgr3" draw:text-style-name="MP6" draw:layer="layout" svg:width="0.248cm" svg:height="0.248cm" svg:x="3.248cm" svg:y="13.246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Mgr3" draw:text-style-name="MP6" draw:layer="layout" svg:width="0.248cm" svg:height="0.248cm" svg:x="3.998cm" svg:y="13.246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Mgr3" draw:text-style-name="MP6" draw:layer="layout" svg:width="0.248cm" svg:height="0.248cm" svg:x="4.747cm" svg:y="13.246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Mgr3" draw:text-style-name="MP6" draw:layer="layout" svg:width="0.248cm" svg:height="0.248cm" svg:x="5.497cm" svg:y="13.246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laceHolder 1" presentation:style-name="Mpr1" draw:text-style-name="MP8" draw:layer="backgroundobjects" svg:width="25.188cm" svg:height="2.626cm" svg:x="1.399cm" svg:y="0.627cm" presentation:class="title" presentation:user-transformed="true">
        <draw:text-box>
          <text:p text:style-name="MP7"><text:span text:style-name="MT1">Click to edit the title text format</text:span></text:p>
        </draw:text-box>
      </draw:frame>
      <draw:frame draw:name="PlaceHolder 2" presentation:style-name="Mpr2" draw:text-style-name="MP10" draw:layer="backgroundobjects" svg:width="6.995cm" svg:height="0.998cm" svg:x="0.999cm" svg:y="11.996cm" presentation:class="footer" presentation:user-transformed="true">
        <draw:text-box>
          <text:p text:style-name="MP9"><text:span text:style-name="MT2"><presentation:footer/></text:span></text:p>
        </draw:text-box>
      </draw:frame>
      <draw:frame draw:name="PlaceHolder 3" presentation:style-name="Mpr3" draw:text-style-name="MP16" draw:layer="backgroundobjects" svg:width="25.189cm" svg:height="9.131cm" svg:x="1.399cm" svg:y="3.685cm" presentation:class="outline" presentation:user-transformed="true">
        <draw:text-box>
          <text:list text:style-name="ML4">
            <text:list-item>
              <text:p text:style-name="MP11"><text:span text:style-name="MT3">Click to edit the outline text format</text:span></text:p>
            </text:list-item>
          </text:list>
          <text:list text:style-name="ML5">
            <text:list-item>
              <text:list>
                <text:list-item>
                  <text:p text:style-name="MP12"><text:span text:style-name="MT4">Second Outline Level</text:span></text:p>
                </text:list-item>
              </text:list>
            </text:list-item>
          </text:list>
          <text:list text:style-name="ML6">
            <text:list-item>
              <text:list>
                <text:list-item>
                  <text:list>
                    <text:list-item>
                      <text:p text:style-name="MP13"><text:span text:style-name="MT5">Third Outline Level</text:span></text:p>
                    </text:list-item>
                  </text:list>
                </text:list-item>
              </text:list>
            </text:list-item>
          </text:list>
          <text:list text:style-name="ML7">
            <text:list-item>
              <text:list>
                <text:list-item>
                  <text:list>
                    <text:list-item>
                      <text:list>
                        <text:list-item>
                          <text:p text:style-name="MP14"><text:span text:style-name="MT6">Fourth Outline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6">Fifth Outline Level</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15"><text:span text:style-name="MT6">Sixth Outline Level</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15"><text:span text:style-name="MT6">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andy-title" draw:layer="backgroundobjects" svg:width="19.798cm" svg:height="11.136cm" svg:x="0.6cm" svg:y="2.257cm" presentation:class="page"/>
        <draw:frame presentation:style-name="Candy-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Rounded Corners 2" draw:style-name="Mgr3" draw:text-style-name="MP5" draw:layer="backgroundobjects" svg:width="6.995cm" svg:height="0.998cm" svg:x="0.999cm" svg:y="11.996cm">
        <text:p/>
        <draw:enhanced-geometry draw:mirror-horizontal="false" draw:mirror-vertical="false" draw:glue-points="?f8 0 0 ?f9 ?f8 ?f10 ?f11 ?f9"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g draw:name="Group 3" draw:style-name="Mgr4">
        <draw:custom-shape draw:name="Oval 4" draw:style-name="Mgr3" draw:text-style-name="MP6" draw:layer="layout" svg:width="0.248cm" svg:height="0.248cm" svg:x="3.248cm" svg:y="13.246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Mgr3" draw:text-style-name="MP6" draw:layer="layout" svg:width="0.248cm" svg:height="0.248cm" svg:x="3.998cm" svg:y="13.246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Mgr3" draw:text-style-name="MP6" draw:layer="layout" svg:width="0.248cm" svg:height="0.248cm" svg:x="4.747cm" svg:y="13.246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Mgr3" draw:text-style-name="MP6" draw:layer="layout" svg:width="0.248cm" svg:height="0.248cm" svg:x="5.497cm" svg:y="13.246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laceHolder 1" presentation:style-name="Mpr6" draw:text-style-name="MP8" draw:layer="backgroundobjects" svg:width="25.188cm" svg:height="2.626cm" svg:x="1.399cm" svg:y="0.627cm" presentation:class="title" presentation:user-transformed="true">
        <draw:text-box>
          <text:p text:style-name="MP7"><text:span text:style-name="MT1">Click to edit the title text format</text:span></text:p>
        </draw:text-box>
      </draw:frame>
      <draw:frame draw:name="PlaceHolder 2" presentation:style-name="Mpr7" draw:text-style-name="MP10" draw:layer="backgroundobjects" svg:width="6.995cm" svg:height="0.998cm" svg:x="0.999cm" svg:y="11.996cm" presentation:class="footer" presentation:user-transformed="true">
        <draw:text-box>
          <text:p text:style-name="MP9"><text:span text:style-name="MT2"><presentation:footer/></text:span></text:p>
        </draw:text-box>
      </draw:frame>
      <draw:frame draw:name="PlaceHolder 3" presentation:style-name="Mpr8" draw:text-style-name="MP16" draw:layer="backgroundobjects" svg:width="25.189cm" svg:height="9.132cm" svg:x="1.399cm" svg:y="3.684cm" presentation:class="outline" presentation:user-transformed="true">
        <draw:text-box>
          <text:list text:style-name="ML4">
            <text:list-item>
              <text:p text:style-name="MP17"><text:span text:style-name="MT3">Click to edit the outline text format</text:span></text:p>
            </text:list-item>
          </text:list>
          <text:list text:style-name="ML5">
            <text:list-item>
              <text:list>
                <text:list-item>
                  <text:p text:style-name="MP18"><text:span text:style-name="MT4">Second Outline Level</text:span></text:p>
                </text:list-item>
              </text:list>
            </text:list-item>
          </text:list>
          <text:list text:style-name="ML6">
            <text:list-item>
              <text:list>
                <text:list-item>
                  <text:list>
                    <text:list-item>
                      <text:p text:style-name="MP19"><text:span text:style-name="MT5">Third Outline Level</text:span></text:p>
                    </text:list-item>
                  </text:list>
                </text:list-item>
              </text:list>
            </text:list-item>
          </text:list>
          <text:list text:style-name="ML7">
            <text:list-item>
              <text:list>
                <text:list-item>
                  <text:list>
                    <text:list-item>
                      <text:list>
                        <text:list-item>
                          <text:p text:style-name="MP20"><text:span text:style-name="MT6">Fourth Outline Level</text:span></text:p>
                        </text:list-item>
                      </text:list>
                    </text:list-item>
                  </text:list>
                </text:list-item>
              </text:list>
            </text:list-item>
          </text:list>
          <text:list text:style-name="ML8">
            <text:list-item>
              <text:list>
                <text:list-item>
                  <text:list>
                    <text:list-item>
                      <text:list>
                        <text:list-item>
                          <text:list>
                            <text:list-item>
                              <text:p text:style-name="MP21"><text:span text:style-name="MT6">Fifth Outline Level</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21"><text:span text:style-name="MT6">Sixth Outline Level</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21"><text:span text:style-name="MT6">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Default-title" draw:layer="backgroundobjects" svg:width="0cm" svg:height="0cm" svg:x="0cm" svg:y="2.257cm" presentation:class="page"/>
        <draw:frame presentation:style-name="Defaul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14" draw:style-name="Mgr4">
        <draw:custom-shape draw:name="Freeform: Shape 15" draw:style-name="Mgr5" draw:text-style-name="MP22" draw:layer="layout" svg:width="5.138cm" svg:height="5.405cm" svg:x="0.001cm" svg:y="0.001cm">
          <text:p/>
          <draw:enhanced-geometry draw:mirror-horizontal="false" draw:mirror-vertical="false" drawooo:sub-view-size="5142 5408" draw:text-areas="?f0 ?f2 ?f1 ?f3" svg:viewBox="0 0 0 0" draw:type="ooxml-non-primitive" draw:enhanced-path="M 3781 0 L 0 2467 0 5408 5142 2053 3802 0 3781 0 Z N">
            <draw:equation draw:name="f0" draw:formula="0*logwidth/1850040"/>
            <draw:equation draw:name="f1" draw:formula="1850400*logwidth/1850040"/>
            <draw:equation draw:name="f2" draw:formula="0*logheight/1946160"/>
            <draw:equation draw:name="f3" draw:formula="1946520*logheight/1946160"/>
          </draw:enhanced-geometry>
        </draw:custom-shape>
        <draw:custom-shape draw:name="Freeform: Shape 16" draw:style-name="Mgr6" draw:text-style-name="MP23" draw:layer="layout" svg:width="5.587cm" svg:height="5.638cm" svg:x="0.001cm" svg:y="6.465cm">
          <text:p/>
          <draw:enhanced-geometry draw:mirror-horizontal="false" draw:mirror-vertical="false" drawooo:sub-view-size="5591 5641" draw:text-areas="?f0 ?f2 ?f1 ?f3" svg:viewBox="0 0 0 0" draw:type="ooxml-non-primitive" draw:enhanced-path="M 4291 0 L 0 2799 0 5641 5591 1993 4291 0 Z N">
            <draw:equation draw:name="f0" draw:formula="0*logwidth/2011680"/>
            <draw:equation draw:name="f1" draw:formula="2012040*logwidth/2011680"/>
            <draw:equation draw:name="f2" draw:formula="0*logheight/2030040"/>
            <draw:equation draw:name="f3" draw:formula="2030400*logheight/2030040"/>
          </draw:enhanced-geometry>
        </draw:custom-shape>
        <draw:custom-shape draw:name="Freeform: Shape 17" draw:style-name="Mgr7" draw:text-style-name="MP24" draw:layer="layout" svg:width="8.866cm" svg:height="8.994cm" svg:x="0.001cm" svg:y="0.558cm">
          <text:p/>
          <draw:enhanced-geometry draw:mirror-horizontal="false" draw:mirror-vertical="false" drawooo:sub-view-size="8871 8998" draw:text-areas="?f0 ?f2 ?f1 ?f3" svg:viewBox="0 0 0 0" draw:type="ooxml-non-primitive" draw:enhanced-path="M 6776 0 L 0 4422 0 8998 8871 3210 6776 0 Z N">
            <draw:equation draw:name="f0" draw:formula="0*logwidth/3192120"/>
            <draw:equation draw:name="f1" draw:formula="3192480*logwidth/3192120"/>
            <draw:equation draw:name="f2" draw:formula="0*logheight/3238200"/>
            <draw:equation draw:name="f3" draw:formula="3238560*logheight/3238200"/>
          </draw:enhanced-geometry>
        </draw:custom-shape>
        <draw:custom-shape draw:name="Freeform: Shape 18" draw:style-name="Mgr8" draw:text-style-name="MP25" draw:layer="layout" svg:width="8.995cm" svg:height="8.297cm" svg:x="0.001cm" svg:y="7.446cm">
          <text:p/>
          <draw:enhanced-geometry draw:mirror-horizontal="false" draw:mirror-vertical="false" drawooo:sub-view-size="9001 8301" draw:text-areas="?f0 ?f2 ?f1 ?f3" svg:viewBox="0 0 0 0" draw:type="ooxml-non-primitive" draw:enhanced-path="M 7038 0 L 0 4602 0 8301 912 8301 9001 3013 7038 0 Z N">
            <draw:equation draw:name="f0" draw:formula="0*logwidth/3238560"/>
            <draw:equation draw:name="f1" draw:formula="3238920*logwidth/3238560"/>
            <draw:equation draw:name="f2" draw:formula="0*logheight/2987280"/>
            <draw:equation draw:name="f3" draw:formula="2987640*logheight/2987280"/>
          </draw:enhanced-geometry>
        </draw:custom-shape>
        <draw:custom-shape draw:name="Freeform: Shape 19" draw:style-name="Mgr5" draw:text-style-name="MP22" draw:layer="layout" svg:width="4.352cm" svg:height="1.991cm" svg:x="0.772cm" svg:y="13.822cm">
          <text:p/>
          <draw:enhanced-geometry draw:mirror-horizontal="false" draw:mirror-vertical="false" drawooo:sub-view-size="4356 1993" draw:text-areas="?f0 ?f2 ?f1 ?f3" svg:viewBox="0 0 0 0" draw:type="ooxml-non-primitive" draw:enhanced-path="M 3055 0 L 0 1993 4356 1993 3055 0 Z N">
            <draw:equation draw:name="f0" draw:formula="0*logwidth/1567080"/>
            <draw:equation draw:name="f1" draw:formula="1567440*logwidth/1567080"/>
            <draw:equation draw:name="f2" draw:formula="0*logheight/717120"/>
            <draw:equation draw:name="f3" draw:formula="717480*logheight/717120"/>
          </draw:enhanced-geometry>
        </draw:custom-shape>
        <draw:custom-shape draw:name="Freeform: Shape 20" draw:style-name="Mgr9" draw:text-style-name="MP26" draw:layer="layout" svg:width="3.882cm" svg:height="2.533cm" svg:x="0.001cm" svg:y="0.001cm">
          <text:p/>
          <draw:enhanced-geometry draw:mirror-horizontal="false" draw:mirror-vertical="false" drawooo:sub-view-size="3886 2536" draw:text-areas="?f0 ?f2 ?f1 ?f3" svg:viewBox="0 0 0 0" draw:type="ooxml-non-primitive" draw:enhanced-path="M 0 0 L 0 2536 3886 0 0 0 Z N">
            <draw:equation draw:name="f0" draw:formula="0*logwidth/1397880"/>
            <draw:equation draw:name="f1" draw:formula="1398240*logwidth/1397880"/>
            <draw:equation draw:name="f2" draw:formula="0*logheight/912240"/>
            <draw:equation draw:name="f3" draw:formula="912600*logheight/912240"/>
          </draw:enhanced-geometry>
        </draw:custom-shape>
      </draw:g>
      <draw:frame draw:name="PlaceHolder 1" presentation:style-name="Table_20_of_20_Content-title" draw:layer="backgroundobjects" svg:width="25.189cm" svg:height="1.677cm" svg:x="1.399cm" svg:y="1.103cm" presentation:class="title" presentation:placeholder="true" presentation:user-transformed="true">
        <draw:text-box/>
      </draw:frame>
      <draw:frame presentation:style-name="Table_20_of_20_Content-outline1" draw:layer="backgroundobjects" svg:width="25.192cm" svg:height="9.132cm" svg:x="1.399cm" svg:y="3.684cm" presentation:class="outline" presentation:placeholder="true">
        <draw:text-box/>
      </draw:frame>
      <presentation:notes style:page-layout-name="PM0">
        <draw:page-thumbnail presentation:style-name="Table_20_of_20_Content-title" draw:layer="backgroundobjects" svg:width="0cm" svg:height="0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24" draw:style-name="Mgr4">
        <draw:custom-shape draw:name="Freeform: Shape 25" draw:style-name="Mgr8" draw:text-style-name="MP25" draw:layer="layout" svg:width="4.227cm" svg:height="4.228cm" svg:x="5.767cm" svg:y="2.253cm">
          <text:p/>
          <draw:enhanced-geometry draw:mirror-horizontal="false" draw:mirror-vertical="false" drawooo:sub-view-size="4231 4231" draw:text-areas="?f0 ?f2 ?f1 ?f3" svg:viewBox="0 0 0 0" draw:type="ooxml-non-primitive" draw:enhanced-path="M 1057 3165 L 0 2098 2116 0 4231 2133 2114 4231 1057 3165 Z N">
            <draw:equation draw:name="f0" draw:formula="0*logwidth/1522080"/>
            <draw:equation draw:name="f1" draw:formula="1522440*logwidth/1522080"/>
            <draw:equation draw:name="f2" draw:formula="0*logheight/1522440"/>
            <draw:equation draw:name="f3" draw:formula="1522800*logheight/1522440"/>
          </draw:enhanced-geometry>
        </draw:custom-shape>
        <draw:custom-shape draw:name="Freeform: Shape 26" draw:style-name="Mgr8" draw:text-style-name="MP25" draw:layer="layout" svg:width="4.227cm" svg:height="4.228cm" svg:x="3.305cm" svg:y="4.673cm">
          <text:p/>
          <draw:enhanced-geometry draw:mirror-horizontal="false" draw:mirror-vertical="false" drawooo:sub-view-size="4231 4231" draw:text-areas="?f0 ?f2 ?f1 ?f3" svg:viewBox="0 0 0 0" draw:type="ooxml-non-primitive" draw:enhanced-path="M 1057 3165 L 0 2098 2116 0 4231 2133 2114 4231 1057 3165 Z N">
            <draw:equation draw:name="f0" draw:formula="0*logwidth/1522080"/>
            <draw:equation draw:name="f1" draw:formula="1522440*logwidth/1522080"/>
            <draw:equation draw:name="f2" draw:formula="0*logheight/1522440"/>
            <draw:equation draw:name="f3" draw:formula="1522800*logheight/1522440"/>
          </draw:enhanced-geometry>
        </draw:custom-shape>
        <draw:custom-shape draw:name="Freeform: Shape 27" draw:style-name="Mgr8" draw:text-style-name="MP25" draw:layer="layout" svg:width="4.227cm" svg:height="4.228cm" svg:x="5.767cm" svg:y="7.339cm">
          <text:p/>
          <draw:enhanced-geometry draw:mirror-horizontal="false" draw:mirror-vertical="false" drawooo:sub-view-size="4231 4231" draw:text-areas="?f0 ?f2 ?f1 ?f3" svg:viewBox="0 0 0 0" draw:type="ooxml-non-primitive" draw:enhanced-path="M 1057 3165 L 0 2098 2116 0 4231 2133 2114 4231 1057 3165 Z N">
            <draw:equation draw:name="f0" draw:formula="0*logwidth/1522080"/>
            <draw:equation draw:name="f1" draw:formula="1522440*logwidth/1522080"/>
            <draw:equation draw:name="f2" draw:formula="0*logheight/1522440"/>
            <draw:equation draw:name="f3" draw:formula="1522800*logheight/1522440"/>
          </draw:enhanced-geometry>
        </draw:custom-shape>
        <draw:custom-shape draw:name="Freeform: Shape 28" draw:style-name="Mgr8" draw:text-style-name="MP25" draw:layer="layout" svg:width="4.227cm" svg:height="4.228cm" svg:x="3.305cm" svg:y="9.759cm">
          <text:p/>
          <draw:enhanced-geometry draw:mirror-horizontal="false" draw:mirror-vertical="false" drawooo:sub-view-size="4231 4231" draw:text-areas="?f0 ?f2 ?f1 ?f3" svg:viewBox="0 0 0 0" draw:type="ooxml-non-primitive" draw:enhanced-path="M 1057 3165 L 0 2098 2116 0 4231 2133 2114 4231 1057 3165 Z N">
            <draw:equation draw:name="f0" draw:formula="0*logwidth/1522080"/>
            <draw:equation draw:name="f1" draw:formula="1522440*logwidth/1522080"/>
            <draw:equation draw:name="f2" draw:formula="0*logheight/1522440"/>
            <draw:equation draw:name="f3" draw:formula="1522800*logheight/1522440"/>
          </draw:enhanced-geometry>
        </draw:custom-shape>
        <draw:custom-shape draw:name="Freeform: Shape 29" draw:style-name="Mgr10" draw:text-style-name="MP27" draw:layer="layout" svg:width="4.227cm" svg:height="4.228cm" svg:x="5.767cm" svg:y="1.844cm">
          <text:p/>
          <draw:enhanced-geometry draw:mirror-horizontal="false" draw:mirror-vertical="false" drawooo:sub-view-size="4231 4231" draw:text-areas="?f0 ?f2 ?f1 ?f3" svg:viewBox="0 0 0 0" draw:type="ooxml-non-primitive" draw:enhanced-path="M 1057 3165 L 0 2098 2116 0 4231 2133 2114 4231 1057 3165 Z N">
            <draw:equation draw:name="f0" draw:formula="0*logwidth/1522080"/>
            <draw:equation draw:name="f1" draw:formula="1522440*logwidth/1522080"/>
            <draw:equation draw:name="f2" draw:formula="0*logheight/1522440"/>
            <draw:equation draw:name="f3" draw:formula="1522800*logheight/1522440"/>
          </draw:enhanced-geometry>
        </draw:custom-shape>
        <draw:custom-shape draw:name="Freeform: Shape 30" draw:style-name="Mgr10" draw:text-style-name="MP27" draw:layer="layout" svg:width="4.227cm" svg:height="4.228cm" svg:x="3.305cm" svg:y="4.264cm">
          <text:p/>
          <draw:enhanced-geometry draw:mirror-horizontal="false" draw:mirror-vertical="false" drawooo:sub-view-size="4231 4231" draw:text-areas="?f0 ?f2 ?f1 ?f3" svg:viewBox="0 0 0 0" draw:type="ooxml-non-primitive" draw:enhanced-path="M 1057 3165 L 0 2098 2116 0 4231 2133 2114 4231 1057 3165 Z N">
            <draw:equation draw:name="f0" draw:formula="0*logwidth/1522080"/>
            <draw:equation draw:name="f1" draw:formula="1522440*logwidth/1522080"/>
            <draw:equation draw:name="f2" draw:formula="0*logheight/1522440"/>
            <draw:equation draw:name="f3" draw:formula="1522800*logheight/1522440"/>
          </draw:enhanced-geometry>
        </draw:custom-shape>
        <draw:custom-shape draw:name="Freeform: Shape 31" draw:style-name="Mgr10" draw:text-style-name="MP27" draw:layer="layout" svg:width="4.227cm" svg:height="4.228cm" svg:x="5.767cm" svg:y="6.931cm">
          <text:p/>
          <draw:enhanced-geometry draw:mirror-horizontal="false" draw:mirror-vertical="false" drawooo:sub-view-size="4231 4231" draw:text-areas="?f0 ?f2 ?f1 ?f3" svg:viewBox="0 0 0 0" draw:type="ooxml-non-primitive" draw:enhanced-path="M 1057 3165 L 0 2098 2116 0 4231 2133 2114 4231 1057 3165 Z N">
            <draw:equation draw:name="f0" draw:formula="0*logwidth/1522080"/>
            <draw:equation draw:name="f1" draw:formula="1522440*logwidth/1522080"/>
            <draw:equation draw:name="f2" draw:formula="0*logheight/1522440"/>
            <draw:equation draw:name="f3" draw:formula="1522800*logheight/1522440"/>
          </draw:enhanced-geometry>
        </draw:custom-shape>
        <draw:custom-shape draw:name="Freeform: Shape 32" draw:style-name="Mgr10" draw:text-style-name="MP27" draw:layer="layout" svg:width="4.227cm" svg:height="4.229cm" svg:x="3.305cm" svg:y="9.35cm">
          <text:p/>
          <draw:enhanced-geometry draw:mirror-horizontal="false" draw:mirror-vertical="false" drawooo:sub-view-size="4231 4232" draw:text-areas="?f0 ?f2 ?f1 ?f3" svg:viewBox="0 0 0 0" draw:type="ooxml-non-primitive" draw:enhanced-path="M 1057 3165 L 0 2098 2116 0 4231 2133 2114 4232 1057 3165 Z N">
            <draw:equation draw:name="f0" draw:formula="0*logwidth/1522080"/>
            <draw:equation draw:name="f1" draw:formula="1522440*logwidth/1522080"/>
            <draw:equation draw:name="f2" draw:formula="0*logheight/1522800"/>
            <draw:equation draw:name="f3" draw:formula="1523160*logheight/1522800"/>
          </draw:enhanced-geometry>
        </draw:custom-shape>
      </draw:g>
      <draw:g draw:name="Group 33" draw:style-name="Mgr4">
        <draw:line draw:name="Straight Connector 34" draw:style-name="Mgr11" draw:text-style-name="MP28" draw:layer="layout" svg:x1="27.276cm" svg:y1="0.577cm" svg:x2="27.277cm" svg:y2="7.062cm">
          <text:p/>
        </draw:line>
        <draw:custom-shape draw:name="Oval 35" draw:style-name="Mgr12" draw:text-style-name="MP22" draw:layer="layout" svg:width="0.221cm" svg:height="0.221cm" svg:x="27.164cm" svg:y="6.95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Mgr13" draw:text-style-name="MP26" draw:layer="layout" svg:width="0.221cm" svg:height="0.221cm" svg:x="27.164cm" svg:y="7.482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Mgr14" draw:text-style-name="MP24" draw:layer="layout" svg:width="0.221cm" svg:height="0.221cm" svg:x="27.164cm" svg:y="8.027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8" draw:style-name="Mgr15" draw:text-style-name="MP23" draw:layer="layout" svg:width="0.221cm" svg:height="0.221cm" svg:x="27.164cm" svg:y="8.648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39" draw:style-name="Mgr16" draw:text-style-name="MP27" draw:layer="layout" svg:x1="27.276cm" svg:y1="8.67cm" svg:x2="27.277cm" svg:y2="15.155cm">
          <text:p/>
        </draw:line>
      </draw:g>
      <draw:g draw:name="Group 40" draw:style-name="Mgr4">
        <draw:custom-shape draw:name="Freeform: Shape 41" draw:style-name="Mgr17" draw:text-style-name="MP29" draw:layer="layout" svg:width="7.996cm" svg:height="0.499cm" svg:x="0cm" svg:y="15.246cm">
          <text:p/>
          <draw:enhanced-geometry draw:mirror-horizontal="false" draw:mirror-vertical="false" drawooo:sub-view-size="8001 501" draw:text-areas="?f0 ?f2 ?f1 ?f3" svg:viewBox="0 0 0 0" draw:type="ooxml-non-primitive" draw:enhanced-path="M 0 0 L 8001 0 8001 501 0 501 0 0 Z N">
            <draw:equation draw:name="f0" draw:formula="0*logwidth/2878920"/>
            <draw:equation draw:name="f1" draw:formula="2879280*logwidth/2878920"/>
            <draw:equation draw:name="f2" draw:formula="0*logheight/180000"/>
            <draw:equation draw:name="f3" draw:formula="180360*logheight/180000"/>
          </draw:enhanced-geometry>
        </draw:custom-shape>
        <draw:custom-shape draw:name="Freeform: Shape 42" draw:style-name="Mgr18" draw:text-style-name="MP30" draw:layer="layout" svg:width="7.996cm" svg:height="0.499cm" svg:x="7.997cm" svg:y="15.246cm">
          <text:p/>
          <draw:enhanced-geometry draw:mirror-horizontal="false" draw:mirror-vertical="false" drawooo:sub-view-size="8001 501" draw:text-areas="?f0 ?f2 ?f1 ?f3" svg:viewBox="0 0 0 0" draw:type="ooxml-non-primitive" draw:enhanced-path="M 0 0 L 8001 0 8001 501 0 501 0 0 Z N">
            <draw:equation draw:name="f0" draw:formula="0*logwidth/2878920"/>
            <draw:equation draw:name="f1" draw:formula="2879280*logwidth/2878920"/>
            <draw:equation draw:name="f2" draw:formula="0*logheight/180000"/>
            <draw:equation draw:name="f3" draw:formula="180360*logheight/180000"/>
          </draw:enhanced-geometry>
        </draw:custom-shape>
        <draw:custom-shape draw:name="Freeform: Shape 43" draw:style-name="Mgr19" draw:text-style-name="MP31" draw:layer="layout" svg:width="7.996cm" svg:height="0.499cm" svg:x="15.994cm" svg:y="15.246cm">
          <text:p/>
          <draw:enhanced-geometry draw:mirror-horizontal="false" draw:mirror-vertical="false" drawooo:sub-view-size="8001 501" draw:text-areas="?f0 ?f2 ?f1 ?f3" svg:viewBox="0 0 0 0" draw:type="ooxml-non-primitive" draw:enhanced-path="M 0 0 L 8001 0 8001 501 0 501 0 0 Z N">
            <draw:equation draw:name="f0" draw:formula="0*logwidth/2878920"/>
            <draw:equation draw:name="f1" draw:formula="2879280*logwidth/2878920"/>
            <draw:equation draw:name="f2" draw:formula="0*logheight/180000"/>
            <draw:equation draw:name="f3" draw:formula="180360*logheight/180000"/>
          </draw:enhanced-geometry>
        </draw:custom-shape>
        <draw:custom-shape draw:name="Freeform: Shape 44" draw:style-name="Mgr20" draw:text-style-name="MP32" draw:layer="layout" svg:width="3.997cm" svg:height="0.499cm" svg:x="23.991cm" svg:y="15.246cm">
          <text:p/>
          <draw:enhanced-geometry draw:mirror-horizontal="false" draw:mirror-vertical="false" drawooo:sub-view-size="4001 501" draw:text-areas="?f0 ?f2 ?f1 ?f3" svg:viewBox="0 0 0 0" draw:type="ooxml-non-primitive" draw:enhanced-path="M 0 0 L 4001 0 4001 501 0 501 0 0 Z N">
            <draw:equation draw:name="f0" draw:formula="0*logwidth/1439280"/>
            <draw:equation draw:name="f1" draw:formula="1439640*logwidth/1439280"/>
            <draw:equation draw:name="f2" draw:formula="0*logheight/180000"/>
            <draw:equation draw:name="f3" draw:formula="180360*logheight/180000"/>
          </draw:enhanced-geometry>
        </draw:custom-shape>
      </draw:g>
      <draw:frame draw:name="PlaceHolder 1" presentation:style-name="Topic_20_Title_20_1-title" draw:layer="backgroundobjects" svg:width="25.189cm" svg:height="3.659cm" svg:x="1.399cm" svg:y="0.112cm" presentation:class="title" presentation:placeholder="true" presentation:user-transformed="true">
        <draw:text-box/>
      </draw:frame>
      <draw:frame presentation:style-name="Topic_20_Title_20_1-outline1" draw:layer="backgroundobjects" svg:width="25.192cm" svg:height="9.132cm" svg:x="1.399cm" svg:y="3.684cm" presentation:class="outline" presentation:placeholder="true">
        <draw:text-box/>
      </draw:frame>
      <presentation:notes style:page-layout-name="PM0">
        <draw:page-thumbnail presentation:style-name="Topic_20_Title_20_1-title" draw:layer="backgroundobjects" svg:width="0cm" svg:height="0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48" draw:style-name="Mgr4">
        <draw:line draw:name="Straight Connector 49" draw:style-name="Mgr11" draw:text-style-name="MP28" draw:layer="layout" svg:x1="6.709cm" svg:y1="0.71cm" svg:x2="13.191cm" svg:y2="0.711cm">
          <text:p/>
        </draw:line>
        <draw:custom-shape draw:name="Oval 50" draw:style-name="Mgr12" draw:text-style-name="MP22" draw:layer="layout" svg:width="0.221cm" svg:height="0.221cm" svg:x="13.08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1" draw:style-name="Mgr13" draw:text-style-name="MP26" draw:layer="layout" svg:width="0.221cm" svg:height="0.221cm" svg:x="13.611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2" draw:style-name="Mgr14" draw:text-style-name="MP24" draw:layer="layout" svg:width="0.221cm" svg:height="0.221cm" svg:x="14.156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Mgr15" draw:text-style-name="MP23" draw:layer="layout" svg:width="0.221cm" svg:height="0.221cm" svg:x="14.688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54" draw:style-name="Mgr16" draw:text-style-name="MP27" draw:layer="layout" svg:x1="14.8cm" svg:y1="0.71cm" svg:x2="21.282cm" svg:y2="0.711cm">
          <text:p/>
        </draw:line>
      </draw:g>
      <draw:g draw:name="Group 55" draw:style-name="Mgr4">
        <draw:line draw:name="Straight Connector 56" draw:style-name="Mgr16" draw:text-style-name="MP27" draw:layer="layout" svg:x1="6.709cm" svg:y1="15.236cm" svg:x2="13.191cm" svg:y2="15.237cm">
          <text:p/>
        </draw:line>
        <draw:custom-shape draw:name="Oval 57" draw:style-name="Mgr15" draw:text-style-name="MP23" draw:layer="layout" svg:width="0.221cm" svg:height="0.221cm" svg:x="13.08cm" svg:y="15.124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8" draw:style-name="Mgr14" draw:text-style-name="MP24" draw:layer="layout" svg:width="0.221cm" svg:height="0.221cm" svg:x="13.611cm" svg:y="15.124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9" draw:style-name="Mgr13" draw:text-style-name="MP26" draw:layer="layout" svg:width="0.221cm" svg:height="0.221cm" svg:x="14.156cm" svg:y="15.124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0" draw:style-name="Mgr12" draw:text-style-name="MP22" draw:layer="layout" svg:width="0.221cm" svg:height="0.221cm" svg:x="14.688cm" svg:y="15.124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61" draw:style-name="Mgr11" draw:text-style-name="MP28" draw:layer="layout" svg:x1="14.8cm" svg:y1="15.236cm" svg:x2="21.282cm" svg:y2="15.237cm">
          <text:p/>
        </draw:line>
      </draw:g>
      <draw:frame draw:name="PlaceHolder 1" presentation:style-name="Mpr15" draw:text-style-name="MP34" draw:layer="backgroundobjects" svg:width="25.188cm" svg:height="2.626cm" svg:x="1.399cm" svg:y="0.627cm" presentation:class="title" presentation:user-transformed="true">
        <draw:text-box>
          <text:p text:style-name="MP33"><text:span text:style-name="MT7">Click to edit the title text format</text:span></text:p>
        </draw:text-box>
      </draw:frame>
      <draw:frame draw:name="PlaceHolder 2" presentation:style-name="Mpr16" draw:text-style-name="MP35" draw:layer="backgroundobjects" svg:width="8.87cm" svg:height="1.083cm" svg:x="9.572cm" svg:y="14.344cm" presentation:class="footer" presentation:user-transformed="true">
        <draw:text-box>
          <text:p text:style-name="MP9"><text:span text:style-name="MT8"><presentation:footer/></text:span></text:p>
        </draw:text-box>
      </draw:frame>
      <draw:frame draw:name="PlaceHolder 3" presentation:style-name="Mpr16" draw:text-style-name="MP37" draw:layer="backgroundobjects" svg:width="6.518cm" svg:height="1.083cm" svg:x="20.068cm" svg:y="14.344cm" presentation:class="page-number" presentation:user-transformed="true">
        <draw:text-box>
          <text:p text:style-name="MP36"><text:span text:style-name="MT8"><text:page-number>&lt;number&gt;</text:page-number></text:span></text:p>
        </draw:text-box>
      </draw:frame>
      <draw:frame draw:name="PlaceHolder 4" presentation:style-name="Mpr16" draw:text-style-name="MP37" draw:layer="backgroundobjects" svg:width="6.518cm" svg:height="1.083cm" svg:x="1.399cm" svg:y="14.344cm" presentation:class="date-time" presentation:user-transformed="true">
        <draw:text-box>
          <text:p text:style-name="MP38"><text:span text:style-name="MT9"><presentation:date-time/></text:span></text:p>
        </draw:text-box>
      </draw:frame>
      <draw:frame draw:name="PlaceHolder 5" presentation:style-name="Mpr17" draw:text-style-name="MP44" draw:layer="backgroundobjects" svg:width="25.189cm" svg:height="9.131cm" svg:x="1.399cm" svg:y="3.685cm" presentation:class="outline" presentation:user-transformed="true">
        <draw:text-box>
          <text:list text:style-name="ML4">
            <text:list-item>
              <text:p text:style-name="MP39"><text:span text:style-name="MT5">Click to edit the outline text format</text:span></text:p>
            </text:list-item>
          </text:list>
          <text:list text:style-name="ML5">
            <text:list-item>
              <text:list>
                <text:list-item>
                  <text:p text:style-name="MP40"><text:span text:style-name="MT5">Second Outline Level</text:span></text:p>
                </text:list-item>
              </text:list>
            </text:list-item>
          </text:list>
          <text:list text:style-name="ML6">
            <text:list-item>
              <text:list>
                <text:list-item>
                  <text:list>
                    <text:list-item>
                      <text:p text:style-name="MP41"><text:span text:style-name="MT5">Third Outline Level</text:span></text:p>
                    </text:list-item>
                  </text:list>
                </text:list-item>
              </text:list>
            </text:list-item>
          </text:list>
          <text:list text:style-name="ML7">
            <text:list-item>
              <text:list>
                <text:list-item>
                  <text:list>
                    <text:list-item>
                      <text:list>
                        <text:list-item>
                          <text:p text:style-name="MP42"><text:span text:style-name="MT6">Fourth Outline Level</text:span></text:p>
                        </text:list-item>
                      </text:list>
                    </text:list-item>
                  </text:list>
                </text:list-item>
              </text:list>
            </text:list-item>
          </text:list>
          <text:list text:style-name="ML8">
            <text:list-item>
              <text:list>
                <text:list-item>
                  <text:list>
                    <text:list-item>
                      <text:list>
                        <text:list-item>
                          <text:list>
                            <text:list-item>
                              <text:p text:style-name="MP43"><text:span text:style-name="MT6">Fifth Outline Level</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43"><text:span text:style-name="MT6">Sixth Outline Level</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43"><text:span text:style-name="MT6">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ontent-title" draw:layer="backgroundobjects" svg:width="0cm" svg:height="0cm" svg:x="0cm" svg:y="2.257cm" presentation:class="page"/>
        <draw:frame presentation:style-name="Content-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1" style:display-name="Defaul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48" draw:style-name="Mgr4">
        <draw:line draw:name="Straight Connector 49" draw:style-name="Mgr11" draw:text-style-name="MP28" draw:layer="layout" svg:x1="6.709cm" svg:y1="0.71cm" svg:x2="13.191cm" svg:y2="0.711cm">
          <text:p/>
        </draw:line>
        <draw:custom-shape draw:name="Oval 50" draw:style-name="Mgr12" draw:text-style-name="MP22" draw:layer="layout" svg:width="0.221cm" svg:height="0.221cm" svg:x="13.08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1" draw:style-name="Mgr13" draw:text-style-name="MP26" draw:layer="layout" svg:width="0.221cm" svg:height="0.221cm" svg:x="13.611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2" draw:style-name="Mgr14" draw:text-style-name="MP24" draw:layer="layout" svg:width="0.221cm" svg:height="0.221cm" svg:x="14.156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Mgr15" draw:text-style-name="MP23" draw:layer="layout" svg:width="0.221cm" svg:height="0.221cm" svg:x="14.688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54" draw:style-name="Mgr16" draw:text-style-name="MP27" draw:layer="layout" svg:x1="14.8cm" svg:y1="0.71cm" svg:x2="21.282cm" svg:y2="0.711cm">
          <text:p/>
        </draw:line>
      </draw:g>
      <draw:g draw:name="Group 55" draw:style-name="Mgr4">
        <draw:line draw:name="Straight Connector 56" draw:style-name="Mgr16" draw:text-style-name="MP27" draw:layer="layout" svg:x1="6.709cm" svg:y1="15.236cm" svg:x2="13.191cm" svg:y2="15.237cm">
          <text:p/>
        </draw:line>
        <draw:custom-shape draw:name="Oval 57" draw:style-name="Mgr15" draw:text-style-name="MP23" draw:layer="layout" svg:width="0.221cm" svg:height="0.221cm" svg:x="13.08cm" svg:y="15.124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8" draw:style-name="Mgr14" draw:text-style-name="MP24" draw:layer="layout" svg:width="0.221cm" svg:height="0.221cm" svg:x="13.611cm" svg:y="15.124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9" draw:style-name="Mgr13" draw:text-style-name="MP26" draw:layer="layout" svg:width="0.221cm" svg:height="0.221cm" svg:x="14.156cm" svg:y="15.124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0" draw:style-name="Mgr12" draw:text-style-name="MP22" draw:layer="layout" svg:width="0.221cm" svg:height="0.221cm" svg:x="14.688cm" svg:y="15.124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61" draw:style-name="Mgr11" draw:text-style-name="MP28" draw:layer="layout" svg:x1="14.8cm" svg:y1="15.236cm" svg:x2="21.282cm" svg:y2="15.237cm">
          <text:p/>
        </draw:line>
      </draw:g>
      <draw:frame draw:name="PlaceHolder 1" presentation:style-name="Mpr20" draw:text-style-name="MP35" draw:layer="backgroundobjects" svg:width="8.87cm" svg:height="1.083cm" svg:x="9.572cm" svg:y="14.344cm" presentation:class="footer" presentation:user-transformed="true">
        <draw:text-box>
          <text:p text:style-name="MP9"><text:span text:style-name="MT8"><presentation:footer/></text:span></text:p>
        </draw:text-box>
      </draw:frame>
      <draw:frame draw:name="PlaceHolder 2" presentation:style-name="Mpr20" draw:text-style-name="MP37" draw:layer="backgroundobjects" svg:width="6.518cm" svg:height="1.083cm" svg:x="20.068cm" svg:y="14.344cm" presentation:class="page-number" presentation:user-transformed="true">
        <draw:text-box>
          <text:p text:style-name="MP36"><text:span text:style-name="MT8"><text:page-number>&lt;number&gt;</text:page-number></text:span></text:p>
        </draw:text-box>
      </draw:frame>
      <draw:frame draw:name="PlaceHolder 3" presentation:style-name="Mpr20" draw:text-style-name="MP37" draw:layer="backgroundobjects" svg:width="6.518cm" svg:height="1.083cm" svg:x="1.399cm" svg:y="14.344cm" presentation:class="date-time" presentation:user-transformed="true">
        <draw:text-box>
          <text:p text:style-name="MP38"><text:span text:style-name="MT9"><presentation:date-time/></text:span></text:p>
        </draw:text-box>
      </draw:frame>
      <draw:frame draw:name="PlaceHolder 4" presentation:style-name="Mpr21" draw:text-style-name="MP46" draw:layer="backgroundobjects" svg:width="25.189cm" svg:height="2.627cm" svg:x="1.399cm" svg:y="0.627cm" presentation:class="title" presentation:user-transformed="true">
        <draw:text-box>
          <text:p text:style-name="MP45"><text:span text:style-name="MT7">Click to edit the title text format</text:span></text:p>
        </draw:text-box>
      </draw:frame>
      <draw:frame draw:name="PlaceHolder 5" presentation:style-name="Mpr22" draw:text-style-name="MP44" draw:layer="backgroundobjects" svg:width="25.189cm" svg:height="9.132cm" svg:x="1.399cm" svg:y="3.684cm" presentation:class="outline" presentation:user-transformed="true">
        <draw:text-box>
          <text:list text:style-name="ML4">
            <text:list-item>
              <text:p text:style-name="MP47"><text:span text:style-name="MT5">Click to edit the outline text format</text:span></text:p>
            </text:list-item>
          </text:list>
          <text:list text:style-name="ML5">
            <text:list-item>
              <text:list>
                <text:list-item>
                  <text:p text:style-name="MP48"><text:span text:style-name="MT5">Second Outline Level</text:span></text:p>
                </text:list-item>
              </text:list>
            </text:list-item>
          </text:list>
          <text:list text:style-name="ML6">
            <text:list-item>
              <text:list>
                <text:list-item>
                  <text:list>
                    <text:list-item>
                      <text:p text:style-name="MP49"><text:span text:style-name="MT5">Third Outline Level</text:span></text:p>
                    </text:list-item>
                  </text:list>
                </text:list-item>
              </text:list>
            </text:list-item>
          </text:list>
          <text:list text:style-name="ML7">
            <text:list-item>
              <text:list>
                <text:list-item>
                  <text:list>
                    <text:list-item>
                      <text:list>
                        <text:list-item>
                          <text:p text:style-name="MP50"><text:span text:style-name="MT6">Fourth Outline Level</text:span></text:p>
                        </text:list-item>
                      </text:list>
                    </text:list-item>
                  </text:list>
                </text:list-item>
              </text:list>
            </text:list-item>
          </text:list>
          <text:list text:style-name="ML8">
            <text:list-item>
              <text:list>
                <text:list-item>
                  <text:list>
                    <text:list-item>
                      <text:list>
                        <text:list-item>
                          <text:list>
                            <text:list-item>
                              <text:p text:style-name="MP51"><text:span text:style-name="MT6">Fifth Outline Level</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51"><text:span text:style-name="MT6">Sixth Outline Level</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51"><text:span text:style-name="MT6">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Default_20_1-title" draw:layer="backgroundobjects" svg:width="0cm" svg:height="0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2" style:display-name="Defaul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48" draw:style-name="Mgr4">
        <draw:line draw:name="Straight Connector 49" draw:style-name="Mgr11" draw:text-style-name="MP28" draw:layer="layout" svg:x1="6.709cm" svg:y1="0.71cm" svg:x2="13.191cm" svg:y2="0.711cm">
          <text:p/>
        </draw:line>
        <draw:custom-shape draw:name="Oval 50" draw:style-name="Mgr12" draw:text-style-name="MP22" draw:layer="layout" svg:width="0.221cm" svg:height="0.221cm" svg:x="13.08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1" draw:style-name="Mgr13" draw:text-style-name="MP26" draw:layer="layout" svg:width="0.221cm" svg:height="0.221cm" svg:x="13.611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2" draw:style-name="Mgr14" draw:text-style-name="MP24" draw:layer="layout" svg:width="0.221cm" svg:height="0.221cm" svg:x="14.156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Mgr15" draw:text-style-name="MP23" draw:layer="layout" svg:width="0.221cm" svg:height="0.221cm" svg:x="14.688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54" draw:style-name="Mgr16" draw:text-style-name="MP27" draw:layer="layout" svg:x1="14.8cm" svg:y1="0.71cm" svg:x2="21.282cm" svg:y2="0.711cm">
          <text:p/>
        </draw:line>
      </draw:g>
      <draw:g draw:name="Group 55" draw:style-name="Mgr4">
        <draw:line draw:name="Straight Connector 56" draw:style-name="Mgr16" draw:text-style-name="MP27" draw:layer="layout" svg:x1="6.709cm" svg:y1="15.236cm" svg:x2="13.191cm" svg:y2="15.237cm">
          <text:p/>
        </draw:line>
        <draw:custom-shape draw:name="Oval 57" draw:style-name="Mgr15" draw:text-style-name="MP23" draw:layer="layout" svg:width="0.221cm" svg:height="0.221cm" svg:x="13.08cm" svg:y="15.124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8" draw:style-name="Mgr14" draw:text-style-name="MP24" draw:layer="layout" svg:width="0.221cm" svg:height="0.221cm" svg:x="13.611cm" svg:y="15.124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9" draw:style-name="Mgr13" draw:text-style-name="MP26" draw:layer="layout" svg:width="0.221cm" svg:height="0.221cm" svg:x="14.156cm" svg:y="15.124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0" draw:style-name="Mgr12" draw:text-style-name="MP22" draw:layer="layout" svg:width="0.221cm" svg:height="0.221cm" svg:x="14.688cm" svg:y="15.124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61" draw:style-name="Mgr11" draw:text-style-name="MP28" draw:layer="layout" svg:x1="14.8cm" svg:y1="15.236cm" svg:x2="21.282cm" svg:y2="15.237cm">
          <text:p/>
        </draw:line>
      </draw:g>
      <draw:frame draw:name="PlaceHolder 1" presentation:style-name="Mpr25" draw:text-style-name="MP35" draw:layer="backgroundobjects" svg:width="8.87cm" svg:height="1.083cm" svg:x="9.572cm" svg:y="14.344cm" presentation:class="footer" presentation:user-transformed="true">
        <draw:text-box>
          <text:p text:style-name="MP9"><text:span text:style-name="MT8"><presentation:footer/></text:span></text:p>
        </draw:text-box>
      </draw:frame>
      <draw:frame draw:name="PlaceHolder 2" presentation:style-name="Mpr25" draw:text-style-name="MP37" draw:layer="backgroundobjects" svg:width="6.518cm" svg:height="1.083cm" svg:x="20.068cm" svg:y="14.344cm" presentation:class="page-number" presentation:user-transformed="true">
        <draw:text-box>
          <text:p text:style-name="MP36"><text:span text:style-name="MT8"><text:page-number>&lt;number&gt;</text:page-number></text:span></text:p>
        </draw:text-box>
      </draw:frame>
      <draw:frame draw:name="PlaceHolder 3" presentation:style-name="Mpr25" draw:text-style-name="MP37" draw:layer="backgroundobjects" svg:width="6.518cm" svg:height="1.083cm" svg:x="1.399cm" svg:y="14.344cm" presentation:class="date-time" presentation:user-transformed="true">
        <draw:text-box>
          <text:p text:style-name="MP38"><text:span text:style-name="MT9"><presentation:date-time/></text:span></text:p>
        </draw:text-box>
      </draw:frame>
      <draw:frame draw:name="PlaceHolder 4" presentation:style-name="Mpr26" draw:text-style-name="MP46" draw:layer="backgroundobjects" svg:width="25.189cm" svg:height="2.627cm" svg:x="1.399cm" svg:y="0.627cm" presentation:class="title" presentation:user-transformed="true">
        <draw:text-box>
          <text:p text:style-name="MP45"><text:span text:style-name="MT7">Click to edit the title text format</text:span></text:p>
        </draw:text-box>
      </draw:frame>
      <draw:frame draw:name="PlaceHolder 5" presentation:style-name="Mpr27" draw:text-style-name="MP44" draw:layer="backgroundobjects" svg:width="25.189cm" svg:height="9.132cm" svg:x="1.399cm" svg:y="3.684cm" presentation:class="outline" presentation:user-transformed="true">
        <draw:text-box>
          <text:list text:style-name="ML4">
            <text:list-item>
              <text:p text:style-name="MP47"><text:span text:style-name="MT5">Click to edit the outline text format</text:span></text:p>
            </text:list-item>
          </text:list>
          <text:list text:style-name="ML5">
            <text:list-item>
              <text:list>
                <text:list-item>
                  <text:p text:style-name="MP48"><text:span text:style-name="MT5">Second Outline Level</text:span></text:p>
                </text:list-item>
              </text:list>
            </text:list-item>
          </text:list>
          <text:list text:style-name="ML6">
            <text:list-item>
              <text:list>
                <text:list-item>
                  <text:list>
                    <text:list-item>
                      <text:p text:style-name="MP49"><text:span text:style-name="MT5">Third Outline Level</text:span></text:p>
                    </text:list-item>
                  </text:list>
                </text:list-item>
              </text:list>
            </text:list-item>
          </text:list>
          <text:list text:style-name="ML7">
            <text:list-item>
              <text:list>
                <text:list-item>
                  <text:list>
                    <text:list-item>
                      <text:list>
                        <text:list-item>
                          <text:p text:style-name="MP50"><text:span text:style-name="MT6">Fourth Outline Level</text:span></text:p>
                        </text:list-item>
                      </text:list>
                    </text:list-item>
                  </text:list>
                </text:list-item>
              </text:list>
            </text:list-item>
          </text:list>
          <text:list text:style-name="ML8">
            <text:list-item>
              <text:list>
                <text:list-item>
                  <text:list>
                    <text:list-item>
                      <text:list>
                        <text:list-item>
                          <text:list>
                            <text:list-item>
                              <text:p text:style-name="MP51"><text:span text:style-name="MT6">Fifth Outline Level</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51"><text:span text:style-name="MT6">Sixth Outline Level</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51"><text:span text:style-name="MT6">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Default_20_2-title" draw:layer="backgroundobjects" svg:width="0cm" svg:height="0cm" svg:x="0cm" svg:y="2.257cm" presentation:class="page"/>
        <draw:frame presentation:style-name="Default_20_2-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8" draw:style-name="Mgr4">
        <draw:line draw:name="Straight Connector 69" draw:style-name="Mgr11" draw:text-style-name="MP28" draw:layer="layout" svg:x1="6.709cm" svg:y1="0.71cm" svg:x2="13.191cm" svg:y2="0.711cm">
          <text:p/>
        </draw:line>
        <draw:custom-shape draw:name="Oval 70" draw:style-name="Mgr12" draw:text-style-name="MP22" draw:layer="layout" svg:width="0.221cm" svg:height="0.221cm" svg:x="13.08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1" draw:style-name="Mgr13" draw:text-style-name="MP26" draw:layer="layout" svg:width="0.221cm" svg:height="0.221cm" svg:x="13.611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2" draw:style-name="Mgr14" draw:text-style-name="MP24" draw:layer="layout" svg:width="0.221cm" svg:height="0.221cm" svg:x="14.156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Mgr15" draw:text-style-name="MP23" draw:layer="layout" svg:width="0.221cm" svg:height="0.221cm" svg:x="14.688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74" draw:style-name="Mgr16" draw:text-style-name="MP27" draw:layer="layout" svg:x1="14.8cm" svg:y1="0.71cm" svg:x2="21.282cm" svg:y2="0.711cm">
          <text:p/>
        </draw:line>
      </draw:g>
      <draw:g draw:name="Group 75" draw:style-name="Mgr4">
        <draw:line draw:name="Straight Connector 76" draw:style-name="Mgr16" draw:text-style-name="MP27" draw:layer="layout" svg:x1="6.709cm" svg:y1="15.236cm" svg:x2="13.191cm" svg:y2="15.237cm">
          <text:p/>
        </draw:line>
        <draw:custom-shape draw:name="Oval 77" draw:style-name="Mgr15" draw:text-style-name="MP23" draw:layer="layout" svg:width="0.221cm" svg:height="0.221cm" svg:x="13.08cm" svg:y="15.124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8" draw:style-name="Mgr14" draw:text-style-name="MP24" draw:layer="layout" svg:width="0.221cm" svg:height="0.221cm" svg:x="13.611cm" svg:y="15.124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9" draw:style-name="Mgr13" draw:text-style-name="MP26" draw:layer="layout" svg:width="0.221cm" svg:height="0.221cm" svg:x="14.156cm" svg:y="15.124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0" draw:style-name="Mgr12" draw:text-style-name="MP22" draw:layer="layout" svg:width="0.221cm" svg:height="0.221cm" svg:x="14.688cm" svg:y="15.124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81" draw:style-name="Mgr11" draw:text-style-name="MP28" draw:layer="layout" svg:x1="14.8cm" svg:y1="15.236cm" svg:x2="21.282cm" svg:y2="15.237cm">
          <text:p/>
        </draw:line>
      </draw:g>
      <draw:custom-shape draw:name="Freeform: Shape 82" draw:style-name="Mgr5" draw:text-style-name="MP22" draw:layer="backgroundobjects" svg:width="6.996cm" svg:height="10.196cm" svg:x="0cm" svg:y="3.299cm">
        <text:p/>
        <draw:enhanced-geometry draw:mirror-horizontal="false" draw:mirror-vertical="false" drawooo:sub-view-size="7001 10201" draw:text-areas="?f0 ?f2 ?f1 ?f3" svg:viewBox="0 0 0 0" draw:type="ooxml-non-primitive" draw:enhanced-path="M 0 0 L 7001 0 7001 10201 0 10201 0 0 Z N">
          <draw:equation draw:name="f0" draw:formula="0*logwidth/2518920"/>
          <draw:equation draw:name="f1" draw:formula="2519280*logwidth/2518920"/>
          <draw:equation draw:name="f2" draw:formula="0*logheight/3670920"/>
          <draw:equation draw:name="f3" draw:formula="3671280*logheight/3670920"/>
        </draw:enhanced-geometry>
      </draw:custom-shape>
      <draw:custom-shape draw:name="Freeform: Shape 83" draw:style-name="Mgr9" draw:text-style-name="MP26" draw:layer="backgroundobjects" svg:width="6.996cm" svg:height="10.196cm" svg:x="6.997cm" svg:y="3.299cm">
        <text:p/>
        <draw:enhanced-geometry draw:mirror-horizontal="false" draw:mirror-vertical="false" drawooo:sub-view-size="7001 10201" draw:text-areas="?f0 ?f2 ?f1 ?f3" svg:viewBox="0 0 0 0" draw:type="ooxml-non-primitive" draw:enhanced-path="M 0 0 L 7001 0 7001 10201 0 10201 0 0 Z N">
          <draw:equation draw:name="f0" draw:formula="0*logwidth/2518920"/>
          <draw:equation draw:name="f1" draw:formula="2519280*logwidth/2518920"/>
          <draw:equation draw:name="f2" draw:formula="0*logheight/3670920"/>
          <draw:equation draw:name="f3" draw:formula="3671280*logheight/3670920"/>
        </draw:enhanced-geometry>
      </draw:custom-shape>
      <draw:custom-shape draw:name="Freeform: Shape 84" draw:style-name="Mgr7" draw:text-style-name="MP24" draw:layer="backgroundobjects" svg:width="6.996cm" svg:height="10.196cm" svg:x="13.994cm" svg:y="3.299cm">
        <text:p/>
        <draw:enhanced-geometry draw:mirror-horizontal="false" draw:mirror-vertical="false" drawooo:sub-view-size="7001 10201" draw:text-areas="?f0 ?f2 ?f1 ?f3" svg:viewBox="0 0 0 0" draw:type="ooxml-non-primitive" draw:enhanced-path="M 0 0 L 7001 0 7001 10201 0 10201 0 0 Z N">
          <draw:equation draw:name="f0" draw:formula="0*logwidth/2518920"/>
          <draw:equation draw:name="f1" draw:formula="2519280*logwidth/2518920"/>
          <draw:equation draw:name="f2" draw:formula="0*logheight/3670920"/>
          <draw:equation draw:name="f3" draw:formula="3671280*logheight/3670920"/>
        </draw:enhanced-geometry>
      </draw:custom-shape>
      <draw:custom-shape draw:name="Freeform: Shape 85" draw:style-name="Mgr6" draw:text-style-name="MP23" draw:layer="backgroundobjects" svg:width="6.996cm" svg:height="10.196cm" svg:x="20.991cm" svg:y="3.299cm">
        <text:p/>
        <draw:enhanced-geometry draw:mirror-horizontal="false" draw:mirror-vertical="false" drawooo:sub-view-size="7001 10201" draw:text-areas="?f0 ?f2 ?f1 ?f3" svg:viewBox="0 0 0 0" draw:type="ooxml-non-primitive" draw:enhanced-path="M 0 0 L 7001 0 7001 10201 0 10201 0 0 Z N">
          <draw:equation draw:name="f0" draw:formula="0*logwidth/2518920"/>
          <draw:equation draw:name="f1" draw:formula="2519280*logwidth/2518920"/>
          <draw:equation draw:name="f2" draw:formula="0*logheight/3670920"/>
          <draw:equation draw:name="f3" draw:formula="3671280*logheight/3670920"/>
        </draw:enhanced-geometry>
      </draw:custom-shape>
      <draw:frame draw:name="PlaceHolder 1" presentation:style-name="Mpr30" draw:text-style-name="MP34" draw:layer="backgroundobjects" svg:width="25.188cm" svg:height="2.626cm" svg:x="1.399cm" svg:y="0.627cm" presentation:class="title" presentation:user-transformed="true">
        <draw:text-box>
          <text:p text:style-name="MP33"><text:span text:style-name="MT7">Click to edit the title text format</text:span></text:p>
        </draw:text-box>
      </draw:frame>
      <draw:frame draw:name="PlaceHolder 2" presentation:style-name="Mpr31" draw:text-style-name="MP35" draw:layer="backgroundobjects" svg:width="8.87cm" svg:height="1.083cm" svg:x="9.572cm" svg:y="14.344cm" presentation:class="footer" presentation:user-transformed="true">
        <draw:text-box>
          <text:p text:style-name="MP9"><text:span text:style-name="MT8"><presentation:footer/></text:span></text:p>
        </draw:text-box>
      </draw:frame>
      <draw:frame draw:name="PlaceHolder 3" presentation:style-name="Mpr31" draw:text-style-name="MP37" draw:layer="backgroundobjects" svg:width="6.518cm" svg:height="1.083cm" svg:x="20.068cm" svg:y="14.344cm" presentation:class="page-number" presentation:user-transformed="true">
        <draw:text-box>
          <text:p text:style-name="MP36"><text:span text:style-name="MT8"><text:page-number>&lt;number&gt;</text:page-number></text:span></text:p>
        </draw:text-box>
      </draw:frame>
      <draw:frame draw:name="PlaceHolder 4" presentation:style-name="Mpr31" draw:text-style-name="MP37" draw:layer="backgroundobjects" svg:width="6.518cm" svg:height="1.083cm" svg:x="1.399cm" svg:y="14.344cm" presentation:class="date-time" presentation:user-transformed="true">
        <draw:text-box>
          <text:p text:style-name="MP38"><text:span text:style-name="MT9"><presentation:date-time/></text:span></text:p>
        </draw:text-box>
      </draw:frame>
      <draw:frame draw:name="PlaceHolder 5" presentation:style-name="Mpr32" draw:text-style-name="MP44" draw:layer="backgroundobjects" svg:width="25.189cm" svg:height="9.131cm" svg:x="1.399cm" svg:y="3.685cm" presentation:class="outline" presentation:user-transformed="true">
        <draw:text-box>
          <text:list text:style-name="ML4">
            <text:list-item>
              <text:p text:style-name="MP39"><text:span text:style-name="MT5">Click to edit the outline text format</text:span></text:p>
            </text:list-item>
          </text:list>
          <text:list text:style-name="ML5">
            <text:list-item>
              <text:list>
                <text:list-item>
                  <text:p text:style-name="MP40"><text:span text:style-name="MT5">Second Outline Level</text:span></text:p>
                </text:list-item>
              </text:list>
            </text:list-item>
          </text:list>
          <text:list text:style-name="ML6">
            <text:list-item>
              <text:list>
                <text:list-item>
                  <text:list>
                    <text:list-item>
                      <text:p text:style-name="MP41"><text:span text:style-name="MT5">Third Outline Level</text:span></text:p>
                    </text:list-item>
                  </text:list>
                </text:list-item>
              </text:list>
            </text:list-item>
          </text:list>
          <text:list text:style-name="ML7">
            <text:list-item>
              <text:list>
                <text:list-item>
                  <text:list>
                    <text:list-item>
                      <text:list>
                        <text:list-item>
                          <text:p text:style-name="MP42"><text:span text:style-name="MT6">Fourth Outline Level</text:span></text:p>
                        </text:list-item>
                      </text:list>
                    </text:list-item>
                  </text:list>
                </text:list-item>
              </text:list>
            </text:list-item>
          </text:list>
          <text:list text:style-name="ML8">
            <text:list-item>
              <text:list>
                <text:list-item>
                  <text:list>
                    <text:list-item>
                      <text:list>
                        <text:list-item>
                          <text:list>
                            <text:list-item>
                              <text:p text:style-name="MP43"><text:span text:style-name="MT6">Fifth Outline Level</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43"><text:span text:style-name="MT6">Sixth Outline Level</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43"><text:span text:style-name="MT6">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Sample_20_Article-title" draw:layer="backgroundobjects" svg:width="0cm" svg:height="0cm" svg:x="0cm" svg:y="2.257cm" presentation:class="page"/>
        <draw:frame presentation:style-name="Sample_20_Article-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presentation:header/></text:p>
          </draw:text-box>
        </draw:frame>
        <draw:frame presentation:style-name="Mpr33" draw:text-style-name="MP4" draw:layer="backgroundobjects" svg:width="9.113cm" svg:height="1.484cm" svg:x="11.886cm" svg:y="0cm" presentation:class="date-time">
          <draw:text-box>
            <text:p text:style-name="MP3"><presentation:date-time/></text:p>
          </draw:text-box>
        </draw:frame>
        <draw:frame presentation:style-name="Mpr34" draw:text-style-name="MP2" draw:layer="backgroundobjects" svg:width="9.113cm" svg:height="1.484cm" svg:x="0cm" svg:y="28.215cm" presentation:class="footer">
          <draw:text-box>
            <text:p text:style-name="MP1"><presentation:footer/></text:p>
          </draw:text-box>
        </draw:frame>
        <draw:frame presentation:style-name="Mpr3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3" style:display-name="Defaul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8" draw:style-name="Mgr4">
        <draw:line draw:name="Straight Connector 69" draw:style-name="Mgr11" draw:text-style-name="MP28" draw:layer="layout" svg:x1="6.709cm" svg:y1="0.71cm" svg:x2="13.191cm" svg:y2="0.711cm">
          <text:p/>
        </draw:line>
        <draw:custom-shape draw:name="Oval 70" draw:style-name="Mgr12" draw:text-style-name="MP22" draw:layer="layout" svg:width="0.221cm" svg:height="0.221cm" svg:x="13.08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1" draw:style-name="Mgr13" draw:text-style-name="MP26" draw:layer="layout" svg:width="0.221cm" svg:height="0.221cm" svg:x="13.611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2" draw:style-name="Mgr14" draw:text-style-name="MP24" draw:layer="layout" svg:width="0.221cm" svg:height="0.221cm" svg:x="14.156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Mgr15" draw:text-style-name="MP23" draw:layer="layout" svg:width="0.221cm" svg:height="0.221cm" svg:x="14.688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74" draw:style-name="Mgr16" draw:text-style-name="MP27" draw:layer="layout" svg:x1="14.8cm" svg:y1="0.71cm" svg:x2="21.282cm" svg:y2="0.711cm">
          <text:p/>
        </draw:line>
      </draw:g>
      <draw:g draw:name="Group 75" draw:style-name="Mgr4">
        <draw:line draw:name="Straight Connector 76" draw:style-name="Mgr16" draw:text-style-name="MP27" draw:layer="layout" svg:x1="6.709cm" svg:y1="15.236cm" svg:x2="13.191cm" svg:y2="15.237cm">
          <text:p/>
        </draw:line>
        <draw:custom-shape draw:name="Oval 77" draw:style-name="Mgr15" draw:text-style-name="MP23" draw:layer="layout" svg:width="0.221cm" svg:height="0.221cm" svg:x="13.08cm" svg:y="15.124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8" draw:style-name="Mgr14" draw:text-style-name="MP24" draw:layer="layout" svg:width="0.221cm" svg:height="0.221cm" svg:x="13.611cm" svg:y="15.124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9" draw:style-name="Mgr13" draw:text-style-name="MP26" draw:layer="layout" svg:width="0.221cm" svg:height="0.221cm" svg:x="14.156cm" svg:y="15.124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0" draw:style-name="Mgr12" draw:text-style-name="MP22" draw:layer="layout" svg:width="0.221cm" svg:height="0.221cm" svg:x="14.688cm" svg:y="15.124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81" draw:style-name="Mgr11" draw:text-style-name="MP28" draw:layer="layout" svg:x1="14.8cm" svg:y1="15.236cm" svg:x2="21.282cm" svg:y2="15.237cm">
          <text:p/>
        </draw:line>
      </draw:g>
      <draw:custom-shape draw:name="Freeform: Shape 82" draw:style-name="Mgr5" draw:text-style-name="MP22" draw:layer="backgroundobjects" svg:width="6.996cm" svg:height="10.196cm" svg:x="0cm" svg:y="3.299cm">
        <text:p/>
        <draw:enhanced-geometry draw:mirror-horizontal="false" draw:mirror-vertical="false" drawooo:sub-view-size="7001 10201" draw:text-areas="?f0 ?f2 ?f1 ?f3" svg:viewBox="0 0 0 0" draw:type="ooxml-non-primitive" draw:enhanced-path="M 0 0 L 7001 0 7001 10201 0 10201 0 0 Z N">
          <draw:equation draw:name="f0" draw:formula="0*logwidth/2518920"/>
          <draw:equation draw:name="f1" draw:formula="2519280*logwidth/2518920"/>
          <draw:equation draw:name="f2" draw:formula="0*logheight/3670920"/>
          <draw:equation draw:name="f3" draw:formula="3671280*logheight/3670920"/>
        </draw:enhanced-geometry>
      </draw:custom-shape>
      <draw:custom-shape draw:name="Freeform: Shape 83" draw:style-name="Mgr9" draw:text-style-name="MP26" draw:layer="backgroundobjects" svg:width="6.996cm" svg:height="10.196cm" svg:x="6.997cm" svg:y="3.299cm">
        <text:p/>
        <draw:enhanced-geometry draw:mirror-horizontal="false" draw:mirror-vertical="false" drawooo:sub-view-size="7001 10201" draw:text-areas="?f0 ?f2 ?f1 ?f3" svg:viewBox="0 0 0 0" draw:type="ooxml-non-primitive" draw:enhanced-path="M 0 0 L 7001 0 7001 10201 0 10201 0 0 Z N">
          <draw:equation draw:name="f0" draw:formula="0*logwidth/2518920"/>
          <draw:equation draw:name="f1" draw:formula="2519280*logwidth/2518920"/>
          <draw:equation draw:name="f2" draw:formula="0*logheight/3670920"/>
          <draw:equation draw:name="f3" draw:formula="3671280*logheight/3670920"/>
        </draw:enhanced-geometry>
      </draw:custom-shape>
      <draw:custom-shape draw:name="Freeform: Shape 84" draw:style-name="Mgr7" draw:text-style-name="MP24" draw:layer="backgroundobjects" svg:width="6.996cm" svg:height="10.196cm" svg:x="13.994cm" svg:y="3.299cm">
        <text:p/>
        <draw:enhanced-geometry draw:mirror-horizontal="false" draw:mirror-vertical="false" drawooo:sub-view-size="7001 10201" draw:text-areas="?f0 ?f2 ?f1 ?f3" svg:viewBox="0 0 0 0" draw:type="ooxml-non-primitive" draw:enhanced-path="M 0 0 L 7001 0 7001 10201 0 10201 0 0 Z N">
          <draw:equation draw:name="f0" draw:formula="0*logwidth/2518920"/>
          <draw:equation draw:name="f1" draw:formula="2519280*logwidth/2518920"/>
          <draw:equation draw:name="f2" draw:formula="0*logheight/3670920"/>
          <draw:equation draw:name="f3" draw:formula="3671280*logheight/3670920"/>
        </draw:enhanced-geometry>
      </draw:custom-shape>
      <draw:custom-shape draw:name="Freeform: Shape 85" draw:style-name="Mgr6" draw:text-style-name="MP23" draw:layer="backgroundobjects" svg:width="6.996cm" svg:height="10.196cm" svg:x="20.991cm" svg:y="3.299cm">
        <text:p/>
        <draw:enhanced-geometry draw:mirror-horizontal="false" draw:mirror-vertical="false" drawooo:sub-view-size="7001 10201" draw:text-areas="?f0 ?f2 ?f1 ?f3" svg:viewBox="0 0 0 0" draw:type="ooxml-non-primitive" draw:enhanced-path="M 0 0 L 7001 0 7001 10201 0 10201 0 0 Z N">
          <draw:equation draw:name="f0" draw:formula="0*logwidth/2518920"/>
          <draw:equation draw:name="f1" draw:formula="2519280*logwidth/2518920"/>
          <draw:equation draw:name="f2" draw:formula="0*logheight/3670920"/>
          <draw:equation draw:name="f3" draw:formula="3671280*logheight/3670920"/>
        </draw:enhanced-geometry>
      </draw:custom-shape>
      <draw:frame draw:name="PlaceHolder 1" presentation:style-name="Mpr35" draw:text-style-name="MP35" draw:layer="backgroundobjects" svg:width="8.87cm" svg:height="1.083cm" svg:x="9.572cm" svg:y="14.344cm" presentation:class="footer" presentation:user-transformed="true">
        <draw:text-box>
          <text:p text:style-name="MP9"><text:span text:style-name="MT8"><presentation:footer/></text:span></text:p>
        </draw:text-box>
      </draw:frame>
      <draw:frame draw:name="PlaceHolder 2" presentation:style-name="Mpr35" draw:text-style-name="MP37" draw:layer="backgroundobjects" svg:width="6.518cm" svg:height="1.083cm" svg:x="20.068cm" svg:y="14.344cm" presentation:class="page-number" presentation:user-transformed="true">
        <draw:text-box>
          <text:p text:style-name="MP36"><text:span text:style-name="MT8"><text:page-number>&lt;number&gt;</text:page-number></text:span></text:p>
        </draw:text-box>
      </draw:frame>
      <draw:frame draw:name="PlaceHolder 3" presentation:style-name="Mpr35" draw:text-style-name="MP37" draw:layer="backgroundobjects" svg:width="6.518cm" svg:height="1.083cm" svg:x="1.399cm" svg:y="14.344cm" presentation:class="date-time" presentation:user-transformed="true">
        <draw:text-box>
          <text:p text:style-name="MP38"><text:span text:style-name="MT9"><presentation:date-time/></text:span></text:p>
        </draw:text-box>
      </draw:frame>
      <draw:frame draw:name="PlaceHolder 4" presentation:style-name="Mpr36" draw:text-style-name="MP46" draw:layer="backgroundobjects" svg:width="25.189cm" svg:height="2.627cm" svg:x="1.399cm" svg:y="0.627cm" presentation:class="title" presentation:user-transformed="true">
        <draw:text-box>
          <text:p text:style-name="MP45"><text:span text:style-name="MT7">Click to edit the title text format</text:span></text:p>
        </draw:text-box>
      </draw:frame>
      <draw:frame draw:name="PlaceHolder 5" presentation:style-name="Mpr37" draw:text-style-name="MP44" draw:layer="backgroundobjects" svg:width="25.189cm" svg:height="9.132cm" svg:x="1.399cm" svg:y="3.684cm" presentation:class="outline" presentation:user-transformed="true">
        <draw:text-box>
          <text:list text:style-name="ML4">
            <text:list-item>
              <text:p text:style-name="MP47"><text:span text:style-name="MT5">Click to edit the outline text format</text:span></text:p>
            </text:list-item>
          </text:list>
          <text:list text:style-name="ML5">
            <text:list-item>
              <text:list>
                <text:list-item>
                  <text:p text:style-name="MP48"><text:span text:style-name="MT5">Second Outline Level</text:span></text:p>
                </text:list-item>
              </text:list>
            </text:list-item>
          </text:list>
          <text:list text:style-name="ML6">
            <text:list-item>
              <text:list>
                <text:list-item>
                  <text:list>
                    <text:list-item>
                      <text:p text:style-name="MP49"><text:span text:style-name="MT5">Third Outline Level</text:span></text:p>
                    </text:list-item>
                  </text:list>
                </text:list-item>
              </text:list>
            </text:list-item>
          </text:list>
          <text:list text:style-name="ML7">
            <text:list-item>
              <text:list>
                <text:list-item>
                  <text:list>
                    <text:list-item>
                      <text:list>
                        <text:list-item>
                          <text:p text:style-name="MP50"><text:span text:style-name="MT6">Fourth Outline Level</text:span></text:p>
                        </text:list-item>
                      </text:list>
                    </text:list-item>
                  </text:list>
                </text:list-item>
              </text:list>
            </text:list-item>
          </text:list>
          <text:list text:style-name="ML8">
            <text:list-item>
              <text:list>
                <text:list-item>
                  <text:list>
                    <text:list-item>
                      <text:list>
                        <text:list-item>
                          <text:list>
                            <text:list-item>
                              <text:p text:style-name="MP51"><text:span text:style-name="MT6">Fifth Outline Level</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51"><text:span text:style-name="MT6">Sixth Outline Level</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51"><text:span text:style-name="MT6">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Default_20_3-title" draw:layer="backgroundobjects" svg:width="0cm" svg:height="0cm" svg:x="0cm" svg:y="2.257cm" presentation:class="page"/>
        <draw:frame presentation:style-name="Default_20_3-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92" draw:style-name="Mgr4">
        <draw:line draw:name="Straight Connector 93" draw:style-name="Mgr11" draw:text-style-name="MP28" draw:layer="layout" svg:x1="27.276cm" svg:y1="0.577cm" svg:x2="27.277cm" svg:y2="7.062cm">
          <text:p/>
        </draw:line>
        <draw:custom-shape draw:name="Oval 94" draw:style-name="Mgr12" draw:text-style-name="MP22" draw:layer="layout" svg:width="0.221cm" svg:height="0.221cm" svg:x="27.164cm" svg:y="6.95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5" draw:style-name="Mgr13" draw:text-style-name="MP26" draw:layer="layout" svg:width="0.221cm" svg:height="0.221cm" svg:x="27.164cm" svg:y="7.482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6" draw:style-name="Mgr14" draw:text-style-name="MP24" draw:layer="layout" svg:width="0.221cm" svg:height="0.221cm" svg:x="27.164cm" svg:y="8.027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7" draw:style-name="Mgr15" draw:text-style-name="MP23" draw:layer="layout" svg:width="0.221cm" svg:height="0.221cm" svg:x="27.164cm" svg:y="8.648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98" draw:style-name="Mgr16" draw:text-style-name="MP27" draw:layer="layout" svg:x1="27.276cm" svg:y1="8.67cm" svg:x2="27.277cm" svg:y2="15.155cm">
          <text:p/>
        </draw:line>
      </draw:g>
      <draw:g draw:name="Group 99" draw:style-name="Mgr4">
        <draw:custom-shape draw:name="Freeform: Shape 100" draw:style-name="Mgr17" draw:text-style-name="MP29" draw:layer="layout" svg:width="7.996cm" svg:height="0.499cm" svg:x="0cm" svg:y="15.246cm">
          <text:p/>
          <draw:enhanced-geometry draw:mirror-horizontal="false" draw:mirror-vertical="false" drawooo:sub-view-size="8001 501" draw:text-areas="?f0 ?f2 ?f1 ?f3" svg:viewBox="0 0 0 0" draw:type="ooxml-non-primitive" draw:enhanced-path="M 0 0 L 8001 0 8001 501 0 501 0 0 Z N">
            <draw:equation draw:name="f0" draw:formula="0*logwidth/2878920"/>
            <draw:equation draw:name="f1" draw:formula="2879280*logwidth/2878920"/>
            <draw:equation draw:name="f2" draw:formula="0*logheight/180000"/>
            <draw:equation draw:name="f3" draw:formula="180360*logheight/180000"/>
          </draw:enhanced-geometry>
        </draw:custom-shape>
        <draw:custom-shape draw:name="Freeform: Shape 101" draw:style-name="Mgr18" draw:text-style-name="MP30" draw:layer="layout" svg:width="7.996cm" svg:height="0.499cm" svg:x="7.997cm" svg:y="15.246cm">
          <text:p/>
          <draw:enhanced-geometry draw:mirror-horizontal="false" draw:mirror-vertical="false" drawooo:sub-view-size="8001 501" draw:text-areas="?f0 ?f2 ?f1 ?f3" svg:viewBox="0 0 0 0" draw:type="ooxml-non-primitive" draw:enhanced-path="M 0 0 L 8001 0 8001 501 0 501 0 0 Z N">
            <draw:equation draw:name="f0" draw:formula="0*logwidth/2878920"/>
            <draw:equation draw:name="f1" draw:formula="2879280*logwidth/2878920"/>
            <draw:equation draw:name="f2" draw:formula="0*logheight/180000"/>
            <draw:equation draw:name="f3" draw:formula="180360*logheight/180000"/>
          </draw:enhanced-geometry>
        </draw:custom-shape>
        <draw:custom-shape draw:name="Freeform: Shape 102" draw:style-name="Mgr19" draw:text-style-name="MP31" draw:layer="layout" svg:width="7.996cm" svg:height="0.499cm" svg:x="15.994cm" svg:y="15.246cm">
          <text:p/>
          <draw:enhanced-geometry draw:mirror-horizontal="false" draw:mirror-vertical="false" drawooo:sub-view-size="8001 501" draw:text-areas="?f0 ?f2 ?f1 ?f3" svg:viewBox="0 0 0 0" draw:type="ooxml-non-primitive" draw:enhanced-path="M 0 0 L 8001 0 8001 501 0 501 0 0 Z N">
            <draw:equation draw:name="f0" draw:formula="0*logwidth/2878920"/>
            <draw:equation draw:name="f1" draw:formula="2879280*logwidth/2878920"/>
            <draw:equation draw:name="f2" draw:formula="0*logheight/180000"/>
            <draw:equation draw:name="f3" draw:formula="180360*logheight/180000"/>
          </draw:enhanced-geometry>
        </draw:custom-shape>
        <draw:custom-shape draw:name="Freeform: Shape 103" draw:style-name="Mgr20" draw:text-style-name="MP32" draw:layer="layout" svg:width="3.997cm" svg:height="0.499cm" svg:x="23.991cm" svg:y="15.246cm">
          <text:p/>
          <draw:enhanced-geometry draw:mirror-horizontal="false" draw:mirror-vertical="false" drawooo:sub-view-size="4001 501" draw:text-areas="?f0 ?f2 ?f1 ?f3" svg:viewBox="0 0 0 0" draw:type="ooxml-non-primitive" draw:enhanced-path="M 0 0 L 4001 0 4001 501 0 501 0 0 Z N">
            <draw:equation draw:name="f0" draw:formula="0*logwidth/1439280"/>
            <draw:equation draw:name="f1" draw:formula="1439640*logwidth/1439280"/>
            <draw:equation draw:name="f2" draw:formula="0*logheight/180000"/>
            <draw:equation draw:name="f3" draw:formula="180360*logheight/180000"/>
          </draw:enhanced-geometry>
        </draw:custom-shape>
      </draw:g>
      <draw:g draw:name="Group 104" draw:style-name="Mgr4">
        <draw:custom-shape draw:name="Freeform: Shape 105" draw:style-name="Mgr9" draw:text-style-name="MP26" draw:layer="layout" svg:width="4.227cm" svg:height="4.228cm" svg:x="19.742cm" svg:y="2.253cm">
          <text:p/>
          <draw:enhanced-geometry draw:mirror-horizontal="false" draw:mirror-vertical="false" drawooo:sub-view-size="4231 4231" draw:text-areas="?f0 ?f2 ?f1 ?f3" svg:viewBox="0 0 0 0" draw:type="ooxml-non-primitive" draw:enhanced-path="M 1057 3165 L 0 2098 2116 0 4231 2133 2114 4231 1057 3165 Z N">
            <draw:equation draw:name="f0" draw:formula="0*logwidth/1522080"/>
            <draw:equation draw:name="f1" draw:formula="1522440*logwidth/1522080"/>
            <draw:equation draw:name="f2" draw:formula="0*logheight/1522440"/>
            <draw:equation draw:name="f3" draw:formula="1522800*logheight/1522440"/>
          </draw:enhanced-geometry>
        </draw:custom-shape>
        <draw:custom-shape draw:name="Freeform: Shape 106" draw:style-name="Mgr9" draw:text-style-name="MP26" draw:layer="layout" svg:width="4.227cm" svg:height="4.228cm" svg:x="17.243cm" svg:y="4.673cm">
          <text:p/>
          <draw:enhanced-geometry draw:mirror-horizontal="false" draw:mirror-vertical="false" drawooo:sub-view-size="4231 4231" draw:text-areas="?f0 ?f2 ?f1 ?f3" svg:viewBox="0 0 0 0" draw:type="ooxml-non-primitive" draw:enhanced-path="M 1057 3165 L 0 2098 2116 0 4231 2133 2114 4231 1057 3165 Z N">
            <draw:equation draw:name="f0" draw:formula="0*logwidth/1522080"/>
            <draw:equation draw:name="f1" draw:formula="1522440*logwidth/1522080"/>
            <draw:equation draw:name="f2" draw:formula="0*logheight/1522440"/>
            <draw:equation draw:name="f3" draw:formula="1522800*logheight/1522440"/>
          </draw:enhanced-geometry>
        </draw:custom-shape>
        <draw:custom-shape draw:name="Freeform: Shape 107" draw:style-name="Mgr9" draw:text-style-name="MP26" draw:layer="layout" svg:width="4.227cm" svg:height="4.228cm" svg:x="19.742cm" svg:y="7.339cm">
          <text:p/>
          <draw:enhanced-geometry draw:mirror-horizontal="false" draw:mirror-vertical="false" drawooo:sub-view-size="4231 4231" draw:text-areas="?f0 ?f2 ?f1 ?f3" svg:viewBox="0 0 0 0" draw:type="ooxml-non-primitive" draw:enhanced-path="M 1057 3165 L 0 2098 2116 0 4231 2133 2114 4231 1057 3165 Z N">
            <draw:equation draw:name="f0" draw:formula="0*logwidth/1522080"/>
            <draw:equation draw:name="f1" draw:formula="1522440*logwidth/1522080"/>
            <draw:equation draw:name="f2" draw:formula="0*logheight/1522440"/>
            <draw:equation draw:name="f3" draw:formula="1522800*logheight/1522440"/>
          </draw:enhanced-geometry>
        </draw:custom-shape>
        <draw:custom-shape draw:name="Freeform: Shape 108" draw:style-name="Mgr9" draw:text-style-name="MP26" draw:layer="layout" svg:width="4.227cm" svg:height="4.228cm" svg:x="17.243cm" svg:y="9.759cm">
          <text:p/>
          <draw:enhanced-geometry draw:mirror-horizontal="false" draw:mirror-vertical="false" drawooo:sub-view-size="4231 4231" draw:text-areas="?f0 ?f2 ?f1 ?f3" svg:viewBox="0 0 0 0" draw:type="ooxml-non-primitive" draw:enhanced-path="M 1057 3165 L 0 2098 2116 0 4231 2133 2114 4231 1057 3165 Z N">
            <draw:equation draw:name="f0" draw:formula="0*logwidth/1522080"/>
            <draw:equation draw:name="f1" draw:formula="1522440*logwidth/1522080"/>
            <draw:equation draw:name="f2" draw:formula="0*logheight/1522440"/>
            <draw:equation draw:name="f3" draw:formula="1522800*logheight/1522440"/>
          </draw:enhanced-geometry>
        </draw:custom-shape>
        <draw:custom-shape draw:name="Freeform: Shape 109" draw:style-name="Mgr10" draw:text-style-name="MP27" draw:layer="layout" svg:width="4.227cm" svg:height="4.228cm" svg:x="19.742cm" svg:y="1.844cm">
          <text:p/>
          <draw:enhanced-geometry draw:mirror-horizontal="false" draw:mirror-vertical="false" drawooo:sub-view-size="4231 4231" draw:text-areas="?f0 ?f2 ?f1 ?f3" svg:viewBox="0 0 0 0" draw:type="ooxml-non-primitive" draw:enhanced-path="M 1057 3165 L 0 2098 2116 0 4231 2133 2114 4231 1057 3165 Z N">
            <draw:equation draw:name="f0" draw:formula="0*logwidth/1522080"/>
            <draw:equation draw:name="f1" draw:formula="1522440*logwidth/1522080"/>
            <draw:equation draw:name="f2" draw:formula="0*logheight/1522440"/>
            <draw:equation draw:name="f3" draw:formula="1522800*logheight/1522440"/>
          </draw:enhanced-geometry>
        </draw:custom-shape>
        <draw:custom-shape draw:name="Freeform: Shape 110" draw:style-name="Mgr10" draw:text-style-name="MP27" draw:layer="layout" svg:width="4.227cm" svg:height="4.228cm" svg:x="17.243cm" svg:y="4.264cm">
          <text:p/>
          <draw:enhanced-geometry draw:mirror-horizontal="false" draw:mirror-vertical="false" drawooo:sub-view-size="4231 4231" draw:text-areas="?f0 ?f2 ?f1 ?f3" svg:viewBox="0 0 0 0" draw:type="ooxml-non-primitive" draw:enhanced-path="M 1057 3165 L 0 2098 2116 0 4231 2133 2114 4231 1057 3165 Z N">
            <draw:equation draw:name="f0" draw:formula="0*logwidth/1522080"/>
            <draw:equation draw:name="f1" draw:formula="1522440*logwidth/1522080"/>
            <draw:equation draw:name="f2" draw:formula="0*logheight/1522440"/>
            <draw:equation draw:name="f3" draw:formula="1522800*logheight/1522440"/>
          </draw:enhanced-geometry>
        </draw:custom-shape>
        <draw:custom-shape draw:name="Freeform: Shape 111" draw:style-name="Mgr10" draw:text-style-name="MP27" draw:layer="layout" svg:width="4.227cm" svg:height="4.228cm" svg:x="19.742cm" svg:y="6.931cm">
          <text:p/>
          <draw:enhanced-geometry draw:mirror-horizontal="false" draw:mirror-vertical="false" drawooo:sub-view-size="4231 4231" draw:text-areas="?f0 ?f2 ?f1 ?f3" svg:viewBox="0 0 0 0" draw:type="ooxml-non-primitive" draw:enhanced-path="M 1057 3165 L 0 2098 2116 0 4231 2133 2114 4231 1057 3165 Z N">
            <draw:equation draw:name="f0" draw:formula="0*logwidth/1522080"/>
            <draw:equation draw:name="f1" draw:formula="1522440*logwidth/1522080"/>
            <draw:equation draw:name="f2" draw:formula="0*logheight/1522440"/>
            <draw:equation draw:name="f3" draw:formula="1522800*logheight/1522440"/>
          </draw:enhanced-geometry>
        </draw:custom-shape>
        <draw:custom-shape draw:name="Freeform: Shape 112" draw:style-name="Mgr10" draw:text-style-name="MP27" draw:layer="layout" svg:width="4.227cm" svg:height="4.229cm" svg:x="17.243cm" svg:y="9.35cm">
          <text:p/>
          <draw:enhanced-geometry draw:mirror-horizontal="false" draw:mirror-vertical="false" drawooo:sub-view-size="4231 4232" draw:text-areas="?f0 ?f2 ?f1 ?f3" svg:viewBox="0 0 0 0" draw:type="ooxml-non-primitive" draw:enhanced-path="M 1057 3165 L 0 2098 2116 0 4231 2133 2114 4232 1057 3165 Z N">
            <draw:equation draw:name="f0" draw:formula="0*logwidth/1522080"/>
            <draw:equation draw:name="f1" draw:formula="1522440*logwidth/1522080"/>
            <draw:equation draw:name="f2" draw:formula="0*logheight/1522800"/>
            <draw:equation draw:name="f3" draw:formula="1523160*logheight/1522800"/>
          </draw:enhanced-geometry>
        </draw:custom-shape>
      </draw:g>
      <draw:frame draw:name="PlaceHolder 1" presentation:style-name="Topic_20_Title_20_2-title" draw:layer="backgroundobjects" svg:width="25.189cm" svg:height="3.659cm" svg:x="1.399cm" svg:y="0.112cm" presentation:class="title" presentation:placeholder="true" presentation:user-transformed="true">
        <draw:text-box/>
      </draw:frame>
      <draw:frame presentation:style-name="Topic_20_Title_20_2-outline1" draw:layer="backgroundobjects" svg:width="25.192cm" svg:height="9.132cm" svg:x="1.399cm" svg:y="3.684cm" presentation:class="outline" presentation:placeholder="true">
        <draw:text-box/>
      </draw:frame>
      <presentation:notes style:page-layout-name="PM0">
        <draw:page-thumbnail presentation:style-name="Topic_20_Title_20_2-title" draw:layer="backgroundobjects" svg:width="0cm" svg:height="0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presentation:header/></text:p>
          </draw:text-box>
        </draw:frame>
        <draw:frame presentation:style-name="Mpr40" draw:text-style-name="MP4" draw:layer="backgroundobjects" svg:width="9.113cm" svg:height="1.484cm" svg:x="11.886cm" svg:y="0cm" presentation:class="date-time">
          <draw:text-box>
            <text:p text:style-name="MP3"><presentation:date-time/></text:p>
          </draw:text-box>
        </draw:frame>
        <draw:frame presentation:style-name="Mpr41" draw:text-style-name="MP2" draw:layer="backgroundobjects" svg:width="9.113cm" svg:height="1.484cm" svg:x="0cm" svg:y="28.215cm" presentation:class="footer">
          <draw:text-box>
            <text:p text:style-name="MP1"><presentation:footer/></text:p>
          </draw:text-box>
        </draw:frame>
        <draw:frame presentation:style-name="Mpr4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116" draw:style-name="Mgr4">
        <draw:line draw:name="Straight Connector 117" draw:style-name="Mgr11" draw:text-style-name="MP28" draw:layer="layout" svg:x1="6.709cm" svg:y1="0.71cm" svg:x2="13.191cm" svg:y2="0.711cm">
          <text:p/>
        </draw:line>
        <draw:custom-shape draw:name="Oval 118" draw:style-name="Mgr12" draw:text-style-name="MP22" draw:layer="layout" svg:width="0.221cm" svg:height="0.221cm" svg:x="13.08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9" draw:style-name="Mgr13" draw:text-style-name="MP26" draw:layer="layout" svg:width="0.221cm" svg:height="0.221cm" svg:x="13.611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0" draw:style-name="Mgr14" draw:text-style-name="MP24" draw:layer="layout" svg:width="0.221cm" svg:height="0.221cm" svg:x="14.156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1" draw:style-name="Mgr15" draw:text-style-name="MP23" draw:layer="layout" svg:width="0.221cm" svg:height="0.221cm" svg:x="14.688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22" draw:style-name="Mgr16" draw:text-style-name="MP27" draw:layer="layout" svg:x1="14.8cm" svg:y1="0.71cm" svg:x2="21.282cm" svg:y2="0.711cm">
          <text:p/>
        </draw:line>
      </draw:g>
      <draw:custom-shape draw:name="Freeform: Shape 123" draw:style-name="Mgr5" draw:text-style-name="MP22" draw:layer="backgroundobjects" svg:width="16.792cm" svg:height="15.745cm" svg:x="11.195cm" svg:y="0cm">
        <text:p/>
        <draw:enhanced-geometry draw:mirror-horizontal="false" draw:mirror-vertical="false" drawooo:sub-view-size="16801 15751" draw:text-areas="?f0 ?f2 ?f1 ?f3" svg:viewBox="0 0 0 0" draw:type="ooxml-non-primitive" draw:enhanced-path="M 16801 0 C 16801 5250 16801 10501 16801 15751 11201 15751 5601 15751 0 15751 0 3289 11877 0 16801 0 Z N">
          <draw:equation draw:name="f0" draw:formula="0*logwidth/6045480"/>
          <draw:equation draw:name="f1" draw:formula="6045840*logwidth/6045480"/>
          <draw:equation draw:name="f2" draw:formula="0*logheight/5668560"/>
          <draw:equation draw:name="f3" draw:formula="5668920*logheight/5668560"/>
        </draw:enhanced-geometry>
      </draw:custom-shape>
      <draw:g draw:name="Group 126" draw:style-name="Mgr4">
        <draw:custom-shape draw:name="Freeform: Shape 127" draw:style-name="Mgr21" draw:text-style-name="MP52" draw:layer="layout" svg:width="13.194cm" svg:height="13.196cm" svg:x="13.494cm" svg:y="1.299cm">
          <text:p/>
          <draw:enhanced-geometry draw:mirror-horizontal="false" draw:mirror-vertical="false" drawooo:sub-view-size="13201 13201" draw:text-areas="?f0 ?f2 ?f1 ?f3" svg:viewBox="0 0 0 0" draw:type="ooxml-non-primitive" draw:enhanced-path="M 0 0 L 13201 0 13201 13201 0 13201 0 0 Z N">
            <draw:equation draw:name="f0" draw:formula="0*logwidth/4750200"/>
            <draw:equation draw:name="f1" draw:formula="4750560*logwidth/4750200"/>
            <draw:equation draw:name="f2" draw:formula="0*logheight/4750920"/>
            <draw:equation draw:name="f3" draw:formula="4751280*logheight/4750920"/>
          </draw:enhanced-geometry>
        </draw:custom-shape>
        <draw:custom-shape draw:name="Freeform: Shape 128" draw:style-name="Mgr21" draw:text-style-name="MP52" draw:layer="layout" svg:width="11.594cm" svg:height="11.596cm" svg:x="14.294cm" svg:y="2.099cm">
          <text:p/>
          <draw:enhanced-geometry draw:mirror-horizontal="false" draw:mirror-vertical="false" drawooo:sub-view-size="11601 11601" draw:text-areas="?f0 ?f2 ?f1 ?f3" svg:viewBox="0 0 0 0" draw:type="ooxml-non-primitive" draw:enhanced-path="M 0 0 L 11601 0 11601 11601 0 11601 0 0 Z N">
            <draw:equation draw:name="f0" draw:formula="0*logwidth/4174200"/>
            <draw:equation draw:name="f1" draw:formula="4174560*logwidth/4174200"/>
            <draw:equation draw:name="f2" draw:formula="0*logheight/4174920"/>
            <draw:equation draw:name="f3" draw:formula="4175280*logheight/4174920"/>
          </draw:enhanced-geometry>
        </draw:custom-shape>
      </draw:g>
      <draw:frame draw:name="PlaceHolder 1" presentation:style-name="Mpr42" draw:text-style-name="MP54" draw:layer="backgroundobjects" svg:width="25.188cm" svg:height="2.626cm" svg:x="1.399cm" svg:y="0.627cm" presentation:class="title" presentation:user-transformed="true">
        <draw:text-box>
          <text:p text:style-name="MP53"><text:span text:style-name="MT10">Click to edit the title text format</text:span></text:p>
        </draw:text-box>
      </draw:frame>
      <draw:frame draw:name="PlaceHolder 2" presentation:style-name="Mpr43" draw:text-style-name="MP35" draw:layer="backgroundobjects" svg:width="8.87cm" svg:height="0.698cm" svg:x="9.572cm" svg:y="14.696cm" presentation:class="footer" presentation:user-transformed="true">
        <draw:text-box>
          <text:p text:style-name="MP9"><text:span text:style-name="MT8"><presentation:footer/></text:span></text:p>
        </draw:text-box>
      </draw:frame>
      <draw:frame draw:name="PlaceHolder 3" presentation:style-name="Mpr43" draw:text-style-name="MP37" draw:layer="backgroundobjects" svg:width="6.518cm" svg:height="0.698cm" svg:x="20.068cm" svg:y="14.696cm" presentation:class="page-number" presentation:user-transformed="true">
        <draw:text-box>
          <text:p text:style-name="MP36"><text:span text:style-name="MT8"><text:page-number>&lt;number&gt;</text:page-number></text:span></text:p>
        </draw:text-box>
      </draw:frame>
      <draw:frame draw:name="PlaceHolder 4" presentation:style-name="Mpr43" draw:text-style-name="MP37" draw:layer="backgroundobjects" svg:width="6.518cm" svg:height="0.698cm" svg:x="1.399cm" svg:y="14.696cm" presentation:class="date-time" presentation:user-transformed="true">
        <draw:text-box>
          <text:p text:style-name="MP38"><text:span text:style-name="MT9"><presentation:date-time/></text:span></text:p>
        </draw:text-box>
      </draw:frame>
      <draw:frame draw:name="PlaceHolder 5" presentation:style-name="Mpr44" draw:text-style-name="MP16" draw:layer="backgroundobjects" svg:width="25.189cm" svg:height="9.131cm" svg:x="1.399cm" svg:y="3.685cm" presentation:class="outline" presentation:user-transformed="true">
        <draw:text-box>
          <text:list text:style-name="ML14">
            <text:list-item>
              <text:p text:style-name="MP11"><text:span text:style-name="MT11">Click to edit the outline text format</text:span></text:p>
            </text:list-item>
          </text:list>
          <text:list text:style-name="ML15">
            <text:list-item>
              <text:list>
                <text:list-item>
                  <text:p text:style-name="MP12"><text:span text:style-name="MT12">Second Outline Level</text:span></text:p>
                </text:list-item>
              </text:list>
            </text:list-item>
          </text:list>
          <text:list text:style-name="ML16">
            <text:list-item>
              <text:list>
                <text:list-item>
                  <text:list>
                    <text:list-item>
                      <text:p text:style-name="MP13"><text:span text:style-name="MT13">Third Outline Level</text:span></text:p>
                    </text:list-item>
                  </text:list>
                </text:list-item>
              </text:list>
            </text:list-item>
          </text:list>
          <text:list text:style-name="ML17">
            <text:list-item>
              <text:list>
                <text:list-item>
                  <text:list>
                    <text:list-item>
                      <text:list>
                        <text:list-item>
                          <text:p text:style-name="MP14"><text:span text:style-name="MT14">Fourth Outline Level</text:span></text:p>
                        </text:list-item>
                      </text:list>
                    </text:list-item>
                  </text:list>
                </text:list-item>
              </text:list>
            </text:list-item>
          </text:list>
          <text:list text:style-name="ML18">
            <text:list-item>
              <text:list>
                <text:list-item>
                  <text:list>
                    <text:list-item>
                      <text:list>
                        <text:list-item>
                          <text:list>
                            <text:list-item>
                              <text:p text:style-name="MP15"><text:span text:style-name="MT14">Fifth Outline Level</text:span></text:p>
                            </text:list-item>
                          </text:list>
                        </text:list-item>
                      </text:list>
                    </text:list-item>
                  </text:list>
                </text:list-item>
              </text:list>
            </text:list-item>
          </text:list>
          <text:list text:style-name="ML19">
            <text:list-item>
              <text:list>
                <text:list-item>
                  <text:list>
                    <text:list-item>
                      <text:list>
                        <text:list-item>
                          <text:list>
                            <text:list-item>
                              <text:list>
                                <text:list-item>
                                  <text:p text:style-name="MP15"><text:span text:style-name="MT14">Sixth Outline Level</text:span></text:p>
                                </text:list-item>
                              </text:list>
                            </text:list-item>
                          </text:list>
                        </text:list-item>
                      </text:list>
                    </text:list-item>
                  </text:list>
                </text:list-item>
              </text:list>
            </text:list-item>
          </text:list>
          <text:list text:style-name="ML20">
            <text:list-item>
              <text:list>
                <text:list-item>
                  <text:list>
                    <text:list-item>
                      <text:list>
                        <text:list-item>
                          <text:list>
                            <text:list-item>
                              <text:list>
                                <text:list-item>
                                  <text:list>
                                    <text:list-item>
                                      <text:p text:style-name="MP15"><text:span text:style-name="MT14">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Insert_20_Picture-title" draw:layer="backgroundobjects" svg:width="0cm" svg:height="0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presentation:header/></text:p>
          </draw:text-box>
        </draw:frame>
        <draw:frame presentation:style-name="Mpr45" draw:text-style-name="MP4" draw:layer="backgroundobjects" svg:width="9.113cm" svg:height="1.484cm" svg:x="11.886cm" svg:y="0cm" presentation:class="date-time">
          <draw:text-box>
            <text:p text:style-name="MP3"><presentation:date-time/></text:p>
          </draw:text-box>
        </draw:frame>
        <draw:frame presentation:style-name="Mpr46" draw:text-style-name="MP2" draw:layer="backgroundobjects" svg:width="9.113cm" svg:height="1.484cm" svg:x="0cm" svg:y="28.215cm" presentation:class="footer">
          <draw:text-box>
            <text:p text:style-name="MP1"><presentation:footer/></text:p>
          </draw:text-box>
        </draw:frame>
        <draw:frame presentation:style-name="Mpr4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4" style:display-name="Default 4"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116" draw:style-name="Mgr4">
        <draw:line draw:name="Straight Connector 117" draw:style-name="Mgr11" draw:text-style-name="MP28" draw:layer="layout" svg:x1="6.709cm" svg:y1="0.71cm" svg:x2="13.191cm" svg:y2="0.711cm">
          <text:p/>
        </draw:line>
        <draw:custom-shape draw:name="Oval 118" draw:style-name="Mgr12" draw:text-style-name="MP22" draw:layer="layout" svg:width="0.221cm" svg:height="0.221cm" svg:x="13.08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9" draw:style-name="Mgr13" draw:text-style-name="MP26" draw:layer="layout" svg:width="0.221cm" svg:height="0.221cm" svg:x="13.611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0" draw:style-name="Mgr14" draw:text-style-name="MP24" draw:layer="layout" svg:width="0.221cm" svg:height="0.221cm" svg:x="14.156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1" draw:style-name="Mgr15" draw:text-style-name="MP23" draw:layer="layout" svg:width="0.221cm" svg:height="0.221cm" svg:x="14.688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22" draw:style-name="Mgr16" draw:text-style-name="MP27" draw:layer="layout" svg:x1="14.8cm" svg:y1="0.71cm" svg:x2="21.282cm" svg:y2="0.711cm">
          <text:p/>
        </draw:line>
      </draw:g>
      <draw:custom-shape draw:name="Freeform: Shape 123" draw:style-name="Mgr5" draw:text-style-name="MP22" draw:layer="backgroundobjects" svg:width="16.792cm" svg:height="15.745cm" svg:x="11.195cm" svg:y="0cm">
        <text:p/>
        <draw:enhanced-geometry draw:mirror-horizontal="false" draw:mirror-vertical="false" drawooo:sub-view-size="16801 15751" draw:text-areas="?f0 ?f2 ?f1 ?f3" svg:viewBox="0 0 0 0" draw:type="ooxml-non-primitive" draw:enhanced-path="M 16801 0 C 16801 5250 16801 10501 16801 15751 11201 15751 5601 15751 0 15751 0 3289 11877 0 16801 0 Z N">
          <draw:equation draw:name="f0" draw:formula="0*logwidth/6045480"/>
          <draw:equation draw:name="f1" draw:formula="6045840*logwidth/6045480"/>
          <draw:equation draw:name="f2" draw:formula="0*logheight/5668560"/>
          <draw:equation draw:name="f3" draw:formula="5668920*logheight/5668560"/>
        </draw:enhanced-geometry>
      </draw:custom-shape>
      <draw:g draw:name="Group 126" draw:style-name="Mgr4">
        <draw:custom-shape draw:name="Freeform: Shape 127" draw:style-name="Mgr21" draw:text-style-name="MP52" draw:layer="layout" svg:width="13.194cm" svg:height="13.196cm" svg:x="13.494cm" svg:y="1.299cm">
          <text:p/>
          <draw:enhanced-geometry draw:mirror-horizontal="false" draw:mirror-vertical="false" drawooo:sub-view-size="13201 13201" draw:text-areas="?f0 ?f2 ?f1 ?f3" svg:viewBox="0 0 0 0" draw:type="ooxml-non-primitive" draw:enhanced-path="M 0 0 L 13201 0 13201 13201 0 13201 0 0 Z N">
            <draw:equation draw:name="f0" draw:formula="0*logwidth/4750200"/>
            <draw:equation draw:name="f1" draw:formula="4750560*logwidth/4750200"/>
            <draw:equation draw:name="f2" draw:formula="0*logheight/4750920"/>
            <draw:equation draw:name="f3" draw:formula="4751280*logheight/4750920"/>
          </draw:enhanced-geometry>
        </draw:custom-shape>
        <draw:custom-shape draw:name="Freeform: Shape 128" draw:style-name="Mgr21" draw:text-style-name="MP52" draw:layer="layout" svg:width="11.594cm" svg:height="11.596cm" svg:x="14.294cm" svg:y="2.099cm">
          <text:p/>
          <draw:enhanced-geometry draw:mirror-horizontal="false" draw:mirror-vertical="false" drawooo:sub-view-size="11601 11601" draw:text-areas="?f0 ?f2 ?f1 ?f3" svg:viewBox="0 0 0 0" draw:type="ooxml-non-primitive" draw:enhanced-path="M 0 0 L 11601 0 11601 11601 0 11601 0 0 Z N">
            <draw:equation draw:name="f0" draw:formula="0*logwidth/4174200"/>
            <draw:equation draw:name="f1" draw:formula="4174560*logwidth/4174200"/>
            <draw:equation draw:name="f2" draw:formula="0*logheight/4174920"/>
            <draw:equation draw:name="f3" draw:formula="4175280*logheight/4174920"/>
          </draw:enhanced-geometry>
        </draw:custom-shape>
      </draw:g>
      <draw:frame draw:name="PlaceHolder 1" presentation:style-name="Mpr47" draw:text-style-name="MP54" draw:layer="backgroundobjects" svg:width="25.188cm" svg:height="2.626cm" svg:x="1.399cm" svg:y="0.627cm" presentation:class="title" presentation:user-transformed="true">
        <draw:text-box>
          <text:p text:style-name="MP53"><text:span text:style-name="MT10">Click to edit the title text format</text:span></text:p>
        </draw:text-box>
      </draw:frame>
      <draw:frame draw:name="PlaceHolder 2" presentation:style-name="Mpr48" draw:text-style-name="MP16" draw:layer="backgroundobjects" svg:width="25.188cm" svg:height="9.13cm" svg:x="1.399cm" svg:y="3.684cm" presentation:class="outline" presentation:user-transformed="true">
        <draw:text-box>
          <text:list text:style-name="ML21">
            <text:list-item>
              <text:p text:style-name="MP17"><text:span text:style-name="MT11">Click to edit the outline text format</text:span></text:p>
            </text:list-item>
          </text:list>
          <text:list text:style-name="ML22">
            <text:list-item>
              <text:list>
                <text:list-item>
                  <text:p text:style-name="MP18"><text:span text:style-name="MT11">Second Outline Level</text:span></text:p>
                </text:list-item>
              </text:list>
            </text:list-item>
          </text:list>
          <text:list text:style-name="ML23">
            <text:list-item>
              <text:list>
                <text:list-item>
                  <text:list>
                    <text:list-item>
                      <text:p text:style-name="MP19"><text:span text:style-name="MT11">Third Outline Level</text:span></text:p>
                    </text:list-item>
                  </text:list>
                </text:list-item>
              </text:list>
            </text:list-item>
          </text:list>
          <text:list text:style-name="ML24">
            <text:list-item>
              <text:list>
                <text:list-item>
                  <text:list>
                    <text:list-item>
                      <text:list>
                        <text:list-item>
                          <text:p text:style-name="MP20"><text:span text:style-name="MT11">Fourth Outline Level</text:span></text:p>
                        </text:list-item>
                      </text:list>
                    </text:list-item>
                  </text:list>
                </text:list-item>
              </text:list>
            </text:list-item>
          </text:list>
          <text:list text:style-name="ML25">
            <text:list-item>
              <text:list>
                <text:list-item>
                  <text:list>
                    <text:list-item>
                      <text:list>
                        <text:list-item>
                          <text:list>
                            <text:list-item>
                              <text:p text:style-name="MP21"><text:span text:style-name="MT11">Fifth Outline Level</text:span></text:p>
                            </text:list-item>
                          </text:list>
                        </text:list-item>
                      </text:list>
                    </text:list-item>
                  </text:list>
                </text:list-item>
              </text:list>
            </text:list-item>
          </text:list>
          <text:list text:style-name="ML26">
            <text:list-item>
              <text:list>
                <text:list-item>
                  <text:list>
                    <text:list-item>
                      <text:list>
                        <text:list-item>
                          <text:list>
                            <text:list-item>
                              <text:list>
                                <text:list-item>
                                  <text:p text:style-name="MP21"><text:span text:style-name="MT11">Sixth Outline Level</text:span></text:p>
                                </text:list-item>
                              </text:list>
                            </text:list-item>
                          </text:list>
                        </text:list-item>
                      </text:list>
                    </text:list-item>
                  </text:list>
                </text:list-item>
              </text:list>
            </text:list-item>
          </text:list>
          <text:list text:style-name="ML27">
            <text:list-item>
              <text:list>
                <text:list-item>
                  <text:list>
                    <text:list-item>
                      <text:list>
                        <text:list-item>
                          <text:list>
                            <text:list-item>
                              <text:list>
                                <text:list-item>
                                  <text:list>
                                    <text:list-item>
                                      <text:p text:style-name="MP21"><text:span text:style-name="MT11">Seventh Outline Level</text:span></text:p>
                                    </text:list-item>
                                  </text:list>
                                </text:list-item>
                              </text:list>
                            </text:list-item>
                          </text:list>
                        </text:list-item>
                      </text:list>
                    </text:list-item>
                  </text:list>
                </text:list-item>
              </text:list>
            </text:list-item>
          </text:list>
        </draw:text-box>
      </draw:frame>
      <draw:frame draw:name="PlaceHolder 3" presentation:style-name="Mpr49" draw:text-style-name="MP35" draw:layer="backgroundobjects" svg:width="8.87cm" svg:height="0.698cm" svg:x="9.572cm" svg:y="14.696cm" presentation:class="footer" presentation:user-transformed="true">
        <draw:text-box>
          <text:p text:style-name="MP9"><text:span text:style-name="MT8"><presentation:footer/></text:span></text:p>
        </draw:text-box>
      </draw:frame>
      <draw:frame draw:name="PlaceHolder 4" presentation:style-name="Mpr49" draw:text-style-name="MP37" draw:layer="backgroundobjects" svg:width="6.518cm" svg:height="0.698cm" svg:x="20.068cm" svg:y="14.696cm" presentation:class="page-number" presentation:user-transformed="true">
        <draw:text-box>
          <text:p text:style-name="MP36"><text:span text:style-name="MT8"><text:page-number>&lt;number&gt;</text:page-number></text:span></text:p>
        </draw:text-box>
      </draw:frame>
      <draw:frame draw:name="PlaceHolder 5" presentation:style-name="Mpr49" draw:text-style-name="MP37" draw:layer="backgroundobjects" svg:width="6.518cm" svg:height="0.698cm" svg:x="1.399cm" svg:y="14.696cm" presentation:class="date-time" presentation:user-transformed="true">
        <draw:text-box>
          <text:p text:style-name="MP38"><text:span text:style-name="MT9"><presentation:date-time/></text:span></text:p>
        </draw:text-box>
      </draw:frame>
      <presentation:notes style:page-layout-name="PM0">
        <draw:page-thumbnail presentation:style-name="Default_20_4-title" draw:layer="backgroundobjects" svg:width="0cm" svg:height="0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presentation:header/></text:p>
          </draw:text-box>
        </draw:frame>
        <draw:frame presentation:style-name="Mpr50" draw:text-style-name="MP4" draw:layer="backgroundobjects" svg:width="9.113cm" svg:height="1.484cm" svg:x="11.886cm" svg:y="0cm" presentation:class="date-time">
          <draw:text-box>
            <text:p text:style-name="MP3"><presentation:date-time/></text:p>
          </draw:text-box>
        </draw:frame>
        <draw:frame presentation:style-name="Mpr51" draw:text-style-name="MP2" draw:layer="backgroundobjects" svg:width="9.113cm" svg:height="1.484cm" svg:x="0cm" svg:y="28.215cm" presentation:class="footer">
          <draw:text-box>
            <text:p text:style-name="MP1"><presentation:footer/></text:p>
          </draw:text-box>
        </draw:frame>
        <draw:frame presentation:style-name="Mpr5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135" draw:style-name="Mgr4">
        <draw:line draw:name="Straight Connector 136" draw:style-name="Mgr11" draw:text-style-name="MP28" draw:layer="layout" svg:x1="6.709cm" svg:y1="0.71cm" svg:x2="13.191cm" svg:y2="0.711cm">
          <text:p/>
        </draw:line>
        <draw:custom-shape draw:name="Oval 137" draw:style-name="Mgr12" draw:text-style-name="MP22" draw:layer="layout" svg:width="0.221cm" svg:height="0.221cm" svg:x="13.08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 draw:style-name="Mgr13" draw:text-style-name="MP26" draw:layer="layout" svg:width="0.221cm" svg:height="0.221cm" svg:x="13.611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9" draw:style-name="Mgr14" draw:text-style-name="MP24" draw:layer="layout" svg:width="0.221cm" svg:height="0.221cm" svg:x="14.156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0" draw:style-name="Mgr15" draw:text-style-name="MP23" draw:layer="layout" svg:width="0.221cm" svg:height="0.221cm" svg:x="14.688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41" draw:style-name="Mgr16" draw:text-style-name="MP27" draw:layer="layout" svg:x1="14.8cm" svg:y1="0.71cm" svg:x2="21.282cm" svg:y2="0.711cm">
          <text:p/>
        </draw:line>
      </draw:g>
      <draw:custom-shape draw:name="Freeform: Shape 142" draw:style-name="Mgr9" draw:text-style-name="MP26" draw:layer="backgroundobjects" svg:width="8.995cm" svg:height="8.997cm" svg:x="0cm" svg:y="3.374cm">
        <text:p/>
        <draw:enhanced-geometry draw:mirror-horizontal="false" draw:mirror-vertical="false" drawooo:sub-view-size="9001 9001" draw:text-areas="?f0 ?f2 ?f1 ?f3" svg:viewBox="0 0 0 0" draw:type="ooxml-non-primitive" draw:enhanced-path="M 0 0 L 9001 0 9001 9001 0 9001 0 0 Z N">
          <draw:equation draw:name="f0" draw:formula="0*logwidth/3238560"/>
          <draw:equation draw:name="f1" draw:formula="3238920*logwidth/3238560"/>
          <draw:equation draw:name="f2" draw:formula="0*logheight/3239280"/>
          <draw:equation draw:name="f3" draw:formula="3239640*logheight/3239280"/>
        </draw:enhanced-geometry>
      </draw:custom-shape>
      <draw:g draw:name="Group 145" draw:style-name="Mgr4">
        <draw:custom-shape draw:name="Freeform: Shape 146" draw:style-name="Mgr22" draw:text-style-name="MP27" draw:layer="layout" svg:width="13.194cm" svg:height="13.196cm" svg:x="0.499cm" svg:y="1.299cm">
          <text:p/>
          <draw:enhanced-geometry draw:mirror-horizontal="false" draw:mirror-vertical="false" drawooo:sub-view-size="13201 13201" draw:text-areas="?f0 ?f2 ?f1 ?f3" svg:viewBox="0 0 0 0" draw:type="ooxml-non-primitive" draw:enhanced-path="M 0 0 L 13201 0 13201 13201 0 13201 0 0 Z N">
            <draw:equation draw:name="f0" draw:formula="0*logwidth/4750200"/>
            <draw:equation draw:name="f1" draw:formula="4750560*logwidth/4750200"/>
            <draw:equation draw:name="f2" draw:formula="0*logheight/4750920"/>
            <draw:equation draw:name="f3" draw:formula="4751280*logheight/4750920"/>
          </draw:enhanced-geometry>
        </draw:custom-shape>
        <draw:custom-shape draw:name="Freeform: Shape 147" draw:style-name="Mgr22" draw:text-style-name="MP27" draw:layer="layout" svg:width="11.594cm" svg:height="11.596cm" svg:x="1.299cm" svg:y="2.099cm">
          <text:p/>
          <draw:enhanced-geometry draw:mirror-horizontal="false" draw:mirror-vertical="false" drawooo:sub-view-size="11601 11601" draw:text-areas="?f0 ?f2 ?f1 ?f3" svg:viewBox="0 0 0 0" draw:type="ooxml-non-primitive" draw:enhanced-path="M 0 0 L 11601 0 11601 11601 0 11601 0 0 Z N">
            <draw:equation draw:name="f0" draw:formula="0*logwidth/4174200"/>
            <draw:equation draw:name="f1" draw:formula="4174560*logwidth/4174200"/>
            <draw:equation draw:name="f2" draw:formula="0*logheight/4174920"/>
            <draw:equation draw:name="f3" draw:formula="4175280*logheight/4174920"/>
          </draw:enhanced-geometry>
        </draw:custom-shape>
      </draw:g>
      <draw:frame draw:name="PlaceHolder 1" presentation:style-name="Mpr52" draw:text-style-name="MP54" draw:layer="backgroundobjects" svg:width="25.188cm" svg:height="2.626cm" svg:x="1.399cm" svg:y="0.627cm" presentation:class="title" presentation:user-transformed="true">
        <draw:text-box>
          <text:p text:style-name="MP53"><text:span text:style-name="MT15">Click to edit the title text format</text:span></text:p>
        </draw:text-box>
      </draw:frame>
      <draw:frame draw:name="PlaceHolder 2" presentation:style-name="Mpr53" draw:text-style-name="MP35" draw:layer="backgroundobjects" svg:width="8.87cm" svg:height="0.698cm" svg:x="9.572cm" svg:y="14.696cm" presentation:class="footer" presentation:user-transformed="true">
        <draw:text-box>
          <text:p text:style-name="MP9"><text:span text:style-name="MT8"><presentation:footer/></text:span></text:p>
        </draw:text-box>
      </draw:frame>
      <draw:frame draw:name="PlaceHolder 3" presentation:style-name="Mpr53" draw:text-style-name="MP37" draw:layer="backgroundobjects" svg:width="6.518cm" svg:height="0.698cm" svg:x="20.068cm" svg:y="14.696cm" presentation:class="page-number" presentation:user-transformed="true">
        <draw:text-box>
          <text:p text:style-name="MP36"><text:span text:style-name="MT8"><text:page-number>&lt;number&gt;</text:page-number></text:span></text:p>
        </draw:text-box>
      </draw:frame>
      <draw:frame draw:name="PlaceHolder 4" presentation:style-name="Mpr53" draw:text-style-name="MP37" draw:layer="backgroundobjects" svg:width="6.518cm" svg:height="0.698cm" svg:x="1.399cm" svg:y="14.696cm" presentation:class="date-time" presentation:user-transformed="true">
        <draw:text-box>
          <text:p text:style-name="MP38"><text:span text:style-name="MT9"><presentation:date-time/></text:span></text:p>
        </draw:text-box>
      </draw:frame>
      <draw:frame draw:name="PlaceHolder 5" presentation:style-name="Mpr54" draw:text-style-name="MP16" draw:layer="backgroundobjects" svg:width="25.189cm" svg:height="9.131cm" svg:x="1.399cm" svg:y="3.685cm" presentation:class="outline" presentation:user-transformed="true">
        <draw:text-box>
          <text:list text:style-name="ML29">
            <text:list-item>
              <text:p text:style-name="MP11"><text:span text:style-name="MT16">Click to edit the outline text format</text:span></text:p>
            </text:list-item>
          </text:list>
          <text:list text:style-name="ML30">
            <text:list-item>
              <text:list>
                <text:list-item>
                  <text:p text:style-name="MP12"><text:span text:style-name="MT17">Second Outline Level</text:span></text:p>
                </text:list-item>
              </text:list>
            </text:list-item>
          </text:list>
          <text:list text:style-name="ML31">
            <text:list-item>
              <text:list>
                <text:list-item>
                  <text:list>
                    <text:list-item>
                      <text:p text:style-name="MP13"><text:span text:style-name="MT18">Third Outline Level</text:span></text:p>
                    </text:list-item>
                  </text:list>
                </text:list-item>
              </text:list>
            </text:list-item>
          </text:list>
          <text:list text:style-name="ML32">
            <text:list-item>
              <text:list>
                <text:list-item>
                  <text:list>
                    <text:list-item>
                      <text:list>
                        <text:list-item>
                          <text:p text:style-name="MP14"><text:span text:style-name="MT19">Fourth Outline Level</text:span></text:p>
                        </text:list-item>
                      </text:list>
                    </text:list-item>
                  </text:list>
                </text:list-item>
              </text:list>
            </text:list-item>
          </text:list>
          <text:list text:style-name="ML33">
            <text:list-item>
              <text:list>
                <text:list-item>
                  <text:list>
                    <text:list-item>
                      <text:list>
                        <text:list-item>
                          <text:list>
                            <text:list-item>
                              <text:p text:style-name="MP15"><text:span text:style-name="MT19">Fifth Outline Level</text:span></text:p>
                            </text:list-item>
                          </text:list>
                        </text:list-item>
                      </text:list>
                    </text:list-item>
                  </text:list>
                </text:list-item>
              </text:list>
            </text:list-item>
          </text:list>
          <text:list text:style-name="ML34">
            <text:list-item>
              <text:list>
                <text:list-item>
                  <text:list>
                    <text:list-item>
                      <text:list>
                        <text:list-item>
                          <text:list>
                            <text:list-item>
                              <text:list>
                                <text:list-item>
                                  <text:p text:style-name="MP15"><text:span text:style-name="MT19">Sixth Outline Level</text:span></text:p>
                                </text:list-item>
                              </text:list>
                            </text:list-item>
                          </text:list>
                        </text:list-item>
                      </text:list>
                    </text:list-item>
                  </text:list>
                </text:list-item>
              </text:list>
            </text:list-item>
          </text:list>
          <text:list text:style-name="ML35">
            <text:list-item>
              <text:list>
                <text:list-item>
                  <text:list>
                    <text:list-item>
                      <text:list>
                        <text:list-item>
                          <text:list>
                            <text:list-item>
                              <text:list>
                                <text:list-item>
                                  <text:list>
                                    <text:list-item>
                                      <text:p text:style-name="MP15"><text:span text:style-name="MT19">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Insert_20_Picture_20_1-title" draw:layer="backgroundobjects" svg:width="0cm" svg:height="0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presentation:header/></text:p>
          </draw:text-box>
        </draw:frame>
        <draw:frame presentation:style-name="Mpr55" draw:text-style-name="MP4" draw:layer="backgroundobjects" svg:width="9.113cm" svg:height="1.484cm" svg:x="11.886cm" svg:y="0cm" presentation:class="date-time">
          <draw:text-box>
            <text:p text:style-name="MP3"><presentation:date-time/></text:p>
          </draw:text-box>
        </draw:frame>
        <draw:frame presentation:style-name="Mpr56" draw:text-style-name="MP2" draw:layer="backgroundobjects" svg:width="9.113cm" svg:height="1.484cm" svg:x="0cm" svg:y="28.215cm" presentation:class="footer">
          <draw:text-box>
            <text:p text:style-name="MP1"><presentation:footer/></text:p>
          </draw:text-box>
        </draw:frame>
        <draw:frame presentation:style-name="Mpr5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5" style:display-name="Default 5"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135" draw:style-name="Mgr4">
        <draw:line draw:name="Straight Connector 136" draw:style-name="Mgr11" draw:text-style-name="MP28" draw:layer="layout" svg:x1="6.709cm" svg:y1="0.71cm" svg:x2="13.191cm" svg:y2="0.711cm">
          <text:p/>
        </draw:line>
        <draw:custom-shape draw:name="Oval 137" draw:style-name="Mgr12" draw:text-style-name="MP22" draw:layer="layout" svg:width="0.221cm" svg:height="0.221cm" svg:x="13.08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 draw:style-name="Mgr13" draw:text-style-name="MP26" draw:layer="layout" svg:width="0.221cm" svg:height="0.221cm" svg:x="13.611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9" draw:style-name="Mgr14" draw:text-style-name="MP24" draw:layer="layout" svg:width="0.221cm" svg:height="0.221cm" svg:x="14.156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0" draw:style-name="Mgr15" draw:text-style-name="MP23" draw:layer="layout" svg:width="0.221cm" svg:height="0.221cm" svg:x="14.688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41" draw:style-name="Mgr16" draw:text-style-name="MP27" draw:layer="layout" svg:x1="14.8cm" svg:y1="0.71cm" svg:x2="21.282cm" svg:y2="0.711cm">
          <text:p/>
        </draw:line>
      </draw:g>
      <draw:custom-shape draw:name="Freeform: Shape 142" draw:style-name="Mgr9" draw:text-style-name="MP26" draw:layer="backgroundobjects" svg:width="8.995cm" svg:height="8.997cm" svg:x="0cm" svg:y="3.374cm">
        <text:p/>
        <draw:enhanced-geometry draw:mirror-horizontal="false" draw:mirror-vertical="false" drawooo:sub-view-size="9001 9001" draw:text-areas="?f0 ?f2 ?f1 ?f3" svg:viewBox="0 0 0 0" draw:type="ooxml-non-primitive" draw:enhanced-path="M 0 0 L 9001 0 9001 9001 0 9001 0 0 Z N">
          <draw:equation draw:name="f0" draw:formula="0*logwidth/3238560"/>
          <draw:equation draw:name="f1" draw:formula="3238920*logwidth/3238560"/>
          <draw:equation draw:name="f2" draw:formula="0*logheight/3239280"/>
          <draw:equation draw:name="f3" draw:formula="3239640*logheight/3239280"/>
        </draw:enhanced-geometry>
      </draw:custom-shape>
      <draw:g draw:name="Group 145" draw:style-name="Mgr4">
        <draw:custom-shape draw:name="Freeform: Shape 146" draw:style-name="Mgr22" draw:text-style-name="MP27" draw:layer="layout" svg:width="13.194cm" svg:height="13.196cm" svg:x="0.499cm" svg:y="1.299cm">
          <text:p/>
          <draw:enhanced-geometry draw:mirror-horizontal="false" draw:mirror-vertical="false" drawooo:sub-view-size="13201 13201" draw:text-areas="?f0 ?f2 ?f1 ?f3" svg:viewBox="0 0 0 0" draw:type="ooxml-non-primitive" draw:enhanced-path="M 0 0 L 13201 0 13201 13201 0 13201 0 0 Z N">
            <draw:equation draw:name="f0" draw:formula="0*logwidth/4750200"/>
            <draw:equation draw:name="f1" draw:formula="4750560*logwidth/4750200"/>
            <draw:equation draw:name="f2" draw:formula="0*logheight/4750920"/>
            <draw:equation draw:name="f3" draw:formula="4751280*logheight/4750920"/>
          </draw:enhanced-geometry>
        </draw:custom-shape>
        <draw:custom-shape draw:name="Freeform: Shape 147" draw:style-name="Mgr22" draw:text-style-name="MP27" draw:layer="layout" svg:width="11.594cm" svg:height="11.596cm" svg:x="1.299cm" svg:y="2.099cm">
          <text:p/>
          <draw:enhanced-geometry draw:mirror-horizontal="false" draw:mirror-vertical="false" drawooo:sub-view-size="11601 11601" draw:text-areas="?f0 ?f2 ?f1 ?f3" svg:viewBox="0 0 0 0" draw:type="ooxml-non-primitive" draw:enhanced-path="M 0 0 L 11601 0 11601 11601 0 11601 0 0 Z N">
            <draw:equation draw:name="f0" draw:formula="0*logwidth/4174200"/>
            <draw:equation draw:name="f1" draw:formula="4174560*logwidth/4174200"/>
            <draw:equation draw:name="f2" draw:formula="0*logheight/4174920"/>
            <draw:equation draw:name="f3" draw:formula="4175280*logheight/4174920"/>
          </draw:enhanced-geometry>
        </draw:custom-shape>
      </draw:g>
      <draw:frame draw:name="PlaceHolder 1" presentation:style-name="Mpr57" draw:text-style-name="MP54" draw:layer="backgroundobjects" svg:width="25.188cm" svg:height="2.626cm" svg:x="1.399cm" svg:y="0.627cm" presentation:class="title" presentation:user-transformed="true">
        <draw:text-box>
          <text:p text:style-name="MP53"><text:span text:style-name="MT15">Click to edit the title text format</text:span></text:p>
        </draw:text-box>
      </draw:frame>
      <draw:frame draw:name="PlaceHolder 2" presentation:style-name="Mpr58" draw:text-style-name="MP16" draw:layer="backgroundobjects" svg:width="25.188cm" svg:height="9.13cm" svg:x="1.399cm" svg:y="3.684cm" presentation:class="outline" presentation:user-transformed="true">
        <draw:text-box>
          <text:list text:style-name="ML36">
            <text:list-item>
              <text:p text:style-name="MP17"><text:span text:style-name="MT16">Click to edit the outline text format</text:span></text:p>
            </text:list-item>
          </text:list>
          <text:list text:style-name="ML37">
            <text:list-item>
              <text:list>
                <text:list-item>
                  <text:p text:style-name="MP18"><text:span text:style-name="MT16">Second Outline Level</text:span></text:p>
                </text:list-item>
              </text:list>
            </text:list-item>
          </text:list>
          <text:list text:style-name="ML38">
            <text:list-item>
              <text:list>
                <text:list-item>
                  <text:list>
                    <text:list-item>
                      <text:p text:style-name="MP19"><text:span text:style-name="MT16">Third Outline Level</text:span></text:p>
                    </text:list-item>
                  </text:list>
                </text:list-item>
              </text:list>
            </text:list-item>
          </text:list>
          <text:list text:style-name="ML39">
            <text:list-item>
              <text:list>
                <text:list-item>
                  <text:list>
                    <text:list-item>
                      <text:list>
                        <text:list-item>
                          <text:p text:style-name="MP20"><text:span text:style-name="MT16">Fourth Outline Level</text:span></text:p>
                        </text:list-item>
                      </text:list>
                    </text:list-item>
                  </text:list>
                </text:list-item>
              </text:list>
            </text:list-item>
          </text:list>
          <text:list text:style-name="ML40">
            <text:list-item>
              <text:list>
                <text:list-item>
                  <text:list>
                    <text:list-item>
                      <text:list>
                        <text:list-item>
                          <text:list>
                            <text:list-item>
                              <text:p text:style-name="MP21"><text:span text:style-name="MT16">Fifth Outline Level</text:span></text:p>
                            </text:list-item>
                          </text:list>
                        </text:list-item>
                      </text:list>
                    </text:list-item>
                  </text:list>
                </text:list-item>
              </text:list>
            </text:list-item>
          </text:list>
          <text:list text:style-name="ML41">
            <text:list-item>
              <text:list>
                <text:list-item>
                  <text:list>
                    <text:list-item>
                      <text:list>
                        <text:list-item>
                          <text:list>
                            <text:list-item>
                              <text:list>
                                <text:list-item>
                                  <text:p text:style-name="MP21"><text:span text:style-name="MT16">Sixth Outline Level</text:span></text:p>
                                </text:list-item>
                              </text:list>
                            </text:list-item>
                          </text:list>
                        </text:list-item>
                      </text:list>
                    </text:list-item>
                  </text:list>
                </text:list-item>
              </text:list>
            </text:list-item>
          </text:list>
          <text:list text:style-name="ML42">
            <text:list-item>
              <text:list>
                <text:list-item>
                  <text:list>
                    <text:list-item>
                      <text:list>
                        <text:list-item>
                          <text:list>
                            <text:list-item>
                              <text:list>
                                <text:list-item>
                                  <text:list>
                                    <text:list-item>
                                      <text:p text:style-name="MP21"><text:span text:style-name="MT16">Seventh Outline Level</text:span></text:p>
                                    </text:list-item>
                                  </text:list>
                                </text:list-item>
                              </text:list>
                            </text:list-item>
                          </text:list>
                        </text:list-item>
                      </text:list>
                    </text:list-item>
                  </text:list>
                </text:list-item>
              </text:list>
            </text:list-item>
          </text:list>
        </draw:text-box>
      </draw:frame>
      <draw:frame draw:name="PlaceHolder 3" presentation:style-name="Mpr59" draw:text-style-name="MP35" draw:layer="backgroundobjects" svg:width="8.87cm" svg:height="0.698cm" svg:x="9.572cm" svg:y="14.696cm" presentation:class="footer" presentation:user-transformed="true">
        <draw:text-box>
          <text:p text:style-name="MP9"><text:span text:style-name="MT8"><presentation:footer/></text:span></text:p>
        </draw:text-box>
      </draw:frame>
      <draw:frame draw:name="PlaceHolder 4" presentation:style-name="Mpr59" draw:text-style-name="MP37" draw:layer="backgroundobjects" svg:width="6.518cm" svg:height="0.698cm" svg:x="20.068cm" svg:y="14.696cm" presentation:class="page-number" presentation:user-transformed="true">
        <draw:text-box>
          <text:p text:style-name="MP36"><text:span text:style-name="MT8"><text:page-number>&lt;number&gt;</text:page-number></text:span></text:p>
        </draw:text-box>
      </draw:frame>
      <draw:frame draw:name="PlaceHolder 5" presentation:style-name="Mpr59" draw:text-style-name="MP37" draw:layer="backgroundobjects" svg:width="6.518cm" svg:height="0.698cm" svg:x="1.399cm" svg:y="14.696cm" presentation:class="date-time" presentation:user-transformed="true">
        <draw:text-box>
          <text:p text:style-name="MP38"><text:span text:style-name="MT9"><presentation:date-time/></text:span></text:p>
        </draw:text-box>
      </draw:frame>
      <presentation:notes style:page-layout-name="PM0">
        <draw:page-thumbnail presentation:style-name="Default_20_5-title" draw:layer="backgroundobjects" svg:width="0cm" svg:height="0cm" svg:x="0cm" svg:y="2.257cm" presentation:class="page"/>
        <draw:frame presentation:style-name="Default_20_5-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presentation:header/></text:p>
          </draw:text-box>
        </draw:frame>
        <draw:frame presentation:style-name="Mpr60" draw:text-style-name="MP4" draw:layer="backgroundobjects" svg:width="9.113cm" svg:height="1.484cm" svg:x="11.886cm" svg:y="0cm" presentation:class="date-time">
          <draw:text-box>
            <text:p text:style-name="MP3"><presentation:date-time/></text:p>
          </draw:text-box>
        </draw:frame>
        <draw:frame presentation:style-name="Mpr61" draw:text-style-name="MP2" draw:layer="backgroundobjects" svg:width="9.113cm" svg:height="1.484cm" svg:x="0cm" svg:y="28.215cm" presentation:class="footer">
          <draw:text-box>
            <text:p text:style-name="MP1"><presentation:footer/></text:p>
          </draw:text-box>
        </draw:frame>
        <draw:frame presentation:style-name="Mpr6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154" draw:style-name="Mgr4">
        <draw:line draw:name="Straight Connector 155" draw:style-name="Mgr11" draw:text-style-name="MP28" draw:layer="layout" svg:x1="27.276cm" svg:y1="0.577cm" svg:x2="27.277cm" svg:y2="7.062cm">
          <text:p/>
        </draw:line>
        <draw:custom-shape draw:name="Oval 156" draw:style-name="Mgr12" draw:text-style-name="MP22" draw:layer="layout" svg:width="0.221cm" svg:height="0.221cm" svg:x="27.164cm" svg:y="6.95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7" draw:style-name="Mgr13" draw:text-style-name="MP26" draw:layer="layout" svg:width="0.221cm" svg:height="0.221cm" svg:x="27.164cm" svg:y="7.482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8" draw:style-name="Mgr14" draw:text-style-name="MP24" draw:layer="layout" svg:width="0.221cm" svg:height="0.221cm" svg:x="27.164cm" svg:y="8.027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9" draw:style-name="Mgr15" draw:text-style-name="MP23" draw:layer="layout" svg:width="0.221cm" svg:height="0.221cm" svg:x="27.164cm" svg:y="8.648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60" draw:style-name="Mgr16" draw:text-style-name="MP27" draw:layer="layout" svg:x1="27.276cm" svg:y1="8.67cm" svg:x2="27.277cm" svg:y2="15.155cm">
          <text:p/>
        </draw:line>
      </draw:g>
      <draw:g draw:name="Group 161" draw:style-name="Mgr4">
        <draw:custom-shape draw:name="Freeform: Shape 162" draw:style-name="Mgr17" draw:text-style-name="MP29" draw:layer="layout" svg:width="7.996cm" svg:height="0.499cm" svg:x="0cm" svg:y="15.246cm">
          <text:p/>
          <draw:enhanced-geometry draw:mirror-horizontal="false" draw:mirror-vertical="false" drawooo:sub-view-size="8001 501" draw:text-areas="?f0 ?f2 ?f1 ?f3" svg:viewBox="0 0 0 0" draw:type="ooxml-non-primitive" draw:enhanced-path="M 0 0 L 8001 0 8001 501 0 501 0 0 Z N">
            <draw:equation draw:name="f0" draw:formula="0*logwidth/2878920"/>
            <draw:equation draw:name="f1" draw:formula="2879280*logwidth/2878920"/>
            <draw:equation draw:name="f2" draw:formula="0*logheight/180000"/>
            <draw:equation draw:name="f3" draw:formula="180360*logheight/180000"/>
          </draw:enhanced-geometry>
        </draw:custom-shape>
        <draw:custom-shape draw:name="Freeform: Shape 163" draw:style-name="Mgr18" draw:text-style-name="MP30" draw:layer="layout" svg:width="7.996cm" svg:height="0.499cm" svg:x="7.997cm" svg:y="15.246cm">
          <text:p/>
          <draw:enhanced-geometry draw:mirror-horizontal="false" draw:mirror-vertical="false" drawooo:sub-view-size="8001 501" draw:text-areas="?f0 ?f2 ?f1 ?f3" svg:viewBox="0 0 0 0" draw:type="ooxml-non-primitive" draw:enhanced-path="M 0 0 L 8001 0 8001 501 0 501 0 0 Z N">
            <draw:equation draw:name="f0" draw:formula="0*logwidth/2878920"/>
            <draw:equation draw:name="f1" draw:formula="2879280*logwidth/2878920"/>
            <draw:equation draw:name="f2" draw:formula="0*logheight/180000"/>
            <draw:equation draw:name="f3" draw:formula="180360*logheight/180000"/>
          </draw:enhanced-geometry>
        </draw:custom-shape>
        <draw:custom-shape draw:name="Freeform: Shape 164" draw:style-name="Mgr19" draw:text-style-name="MP31" draw:layer="layout" svg:width="7.996cm" svg:height="0.499cm" svg:x="15.994cm" svg:y="15.246cm">
          <text:p/>
          <draw:enhanced-geometry draw:mirror-horizontal="false" draw:mirror-vertical="false" drawooo:sub-view-size="8001 501" draw:text-areas="?f0 ?f2 ?f1 ?f3" svg:viewBox="0 0 0 0" draw:type="ooxml-non-primitive" draw:enhanced-path="M 0 0 L 8001 0 8001 501 0 501 0 0 Z N">
            <draw:equation draw:name="f0" draw:formula="0*logwidth/2878920"/>
            <draw:equation draw:name="f1" draw:formula="2879280*logwidth/2878920"/>
            <draw:equation draw:name="f2" draw:formula="0*logheight/180000"/>
            <draw:equation draw:name="f3" draw:formula="180360*logheight/180000"/>
          </draw:enhanced-geometry>
        </draw:custom-shape>
        <draw:custom-shape draw:name="Freeform: Shape 165" draw:style-name="Mgr20" draw:text-style-name="MP32" draw:layer="layout" svg:width="3.997cm" svg:height="0.499cm" svg:x="23.991cm" svg:y="15.246cm">
          <text:p/>
          <draw:enhanced-geometry draw:mirror-horizontal="false" draw:mirror-vertical="false" drawooo:sub-view-size="4001 501" draw:text-areas="?f0 ?f2 ?f1 ?f3" svg:viewBox="0 0 0 0" draw:type="ooxml-non-primitive" draw:enhanced-path="M 0 0 L 4001 0 4001 501 0 501 0 0 Z N">
            <draw:equation draw:name="f0" draw:formula="0*logwidth/1439280"/>
            <draw:equation draw:name="f1" draw:formula="1439640*logwidth/1439280"/>
            <draw:equation draw:name="f2" draw:formula="0*logheight/180000"/>
            <draw:equation draw:name="f3" draw:formula="180360*logheight/180000"/>
          </draw:enhanced-geometry>
        </draw:custom-shape>
      </draw:g>
      <draw:g draw:name="Group 166" draw:style-name="Mgr4">
        <draw:custom-shape draw:name="Freeform: Shape 167" draw:style-name="Mgr7" draw:text-style-name="MP24" draw:layer="layout" svg:width="4.227cm" svg:height="4.228cm" svg:x="19.742cm" svg:y="2.253cm">
          <text:p/>
          <draw:enhanced-geometry draw:mirror-horizontal="false" draw:mirror-vertical="false" drawooo:sub-view-size="4231 4231" draw:text-areas="?f0 ?f2 ?f1 ?f3" svg:viewBox="0 0 0 0" draw:type="ooxml-non-primitive" draw:enhanced-path="M 1057 3165 L 0 2098 2116 0 4231 2133 2114 4231 1057 3165 Z N">
            <draw:equation draw:name="f0" draw:formula="0*logwidth/1522080"/>
            <draw:equation draw:name="f1" draw:formula="1522440*logwidth/1522080"/>
            <draw:equation draw:name="f2" draw:formula="0*logheight/1522440"/>
            <draw:equation draw:name="f3" draw:formula="1522800*logheight/1522440"/>
          </draw:enhanced-geometry>
        </draw:custom-shape>
        <draw:custom-shape draw:name="Freeform: Shape 168" draw:style-name="Mgr7" draw:text-style-name="MP24" draw:layer="layout" svg:width="4.227cm" svg:height="4.228cm" svg:x="17.243cm" svg:y="4.673cm">
          <text:p/>
          <draw:enhanced-geometry draw:mirror-horizontal="false" draw:mirror-vertical="false" drawooo:sub-view-size="4231 4231" draw:text-areas="?f0 ?f2 ?f1 ?f3" svg:viewBox="0 0 0 0" draw:type="ooxml-non-primitive" draw:enhanced-path="M 1057 3165 L 0 2098 2116 0 4231 2133 2114 4231 1057 3165 Z N">
            <draw:equation draw:name="f0" draw:formula="0*logwidth/1522080"/>
            <draw:equation draw:name="f1" draw:formula="1522440*logwidth/1522080"/>
            <draw:equation draw:name="f2" draw:formula="0*logheight/1522440"/>
            <draw:equation draw:name="f3" draw:formula="1522800*logheight/1522440"/>
          </draw:enhanced-geometry>
        </draw:custom-shape>
        <draw:custom-shape draw:name="Freeform: Shape 169" draw:style-name="Mgr7" draw:text-style-name="MP24" draw:layer="layout" svg:width="4.227cm" svg:height="4.228cm" svg:x="19.742cm" svg:y="7.339cm">
          <text:p/>
          <draw:enhanced-geometry draw:mirror-horizontal="false" draw:mirror-vertical="false" drawooo:sub-view-size="4231 4231" draw:text-areas="?f0 ?f2 ?f1 ?f3" svg:viewBox="0 0 0 0" draw:type="ooxml-non-primitive" draw:enhanced-path="M 1057 3165 L 0 2098 2116 0 4231 2133 2114 4231 1057 3165 Z N">
            <draw:equation draw:name="f0" draw:formula="0*logwidth/1522080"/>
            <draw:equation draw:name="f1" draw:formula="1522440*logwidth/1522080"/>
            <draw:equation draw:name="f2" draw:formula="0*logheight/1522440"/>
            <draw:equation draw:name="f3" draw:formula="1522800*logheight/1522440"/>
          </draw:enhanced-geometry>
        </draw:custom-shape>
        <draw:custom-shape draw:name="Freeform: Shape 170" draw:style-name="Mgr7" draw:text-style-name="MP24" draw:layer="layout" svg:width="4.227cm" svg:height="4.228cm" svg:x="17.243cm" svg:y="9.759cm">
          <text:p/>
          <draw:enhanced-geometry draw:mirror-horizontal="false" draw:mirror-vertical="false" drawooo:sub-view-size="4231 4231" draw:text-areas="?f0 ?f2 ?f1 ?f3" svg:viewBox="0 0 0 0" draw:type="ooxml-non-primitive" draw:enhanced-path="M 1057 3165 L 0 2098 2116 0 4231 2133 2114 4231 1057 3165 Z N">
            <draw:equation draw:name="f0" draw:formula="0*logwidth/1522080"/>
            <draw:equation draw:name="f1" draw:formula="1522440*logwidth/1522080"/>
            <draw:equation draw:name="f2" draw:formula="0*logheight/1522440"/>
            <draw:equation draw:name="f3" draw:formula="1522800*logheight/1522440"/>
          </draw:enhanced-geometry>
        </draw:custom-shape>
        <draw:custom-shape draw:name="Freeform: Shape 171" draw:style-name="Mgr10" draw:text-style-name="MP27" draw:layer="layout" svg:width="4.227cm" svg:height="4.228cm" svg:x="19.742cm" svg:y="1.844cm">
          <text:p/>
          <draw:enhanced-geometry draw:mirror-horizontal="false" draw:mirror-vertical="false" drawooo:sub-view-size="4231 4231" draw:text-areas="?f0 ?f2 ?f1 ?f3" svg:viewBox="0 0 0 0" draw:type="ooxml-non-primitive" draw:enhanced-path="M 1057 3165 L 0 2098 2116 0 4231 2133 2114 4231 1057 3165 Z N">
            <draw:equation draw:name="f0" draw:formula="0*logwidth/1522080"/>
            <draw:equation draw:name="f1" draw:formula="1522440*logwidth/1522080"/>
            <draw:equation draw:name="f2" draw:formula="0*logheight/1522440"/>
            <draw:equation draw:name="f3" draw:formula="1522800*logheight/1522440"/>
          </draw:enhanced-geometry>
        </draw:custom-shape>
        <draw:custom-shape draw:name="Freeform: Shape 172" draw:style-name="Mgr10" draw:text-style-name="MP27" draw:layer="layout" svg:width="4.227cm" svg:height="4.228cm" svg:x="17.243cm" svg:y="4.264cm">
          <text:p/>
          <draw:enhanced-geometry draw:mirror-horizontal="false" draw:mirror-vertical="false" drawooo:sub-view-size="4231 4231" draw:text-areas="?f0 ?f2 ?f1 ?f3" svg:viewBox="0 0 0 0" draw:type="ooxml-non-primitive" draw:enhanced-path="M 1057 3165 L 0 2098 2116 0 4231 2133 2114 4231 1057 3165 Z N">
            <draw:equation draw:name="f0" draw:formula="0*logwidth/1522080"/>
            <draw:equation draw:name="f1" draw:formula="1522440*logwidth/1522080"/>
            <draw:equation draw:name="f2" draw:formula="0*logheight/1522440"/>
            <draw:equation draw:name="f3" draw:formula="1522800*logheight/1522440"/>
          </draw:enhanced-geometry>
        </draw:custom-shape>
        <draw:custom-shape draw:name="Freeform: Shape 173" draw:style-name="Mgr10" draw:text-style-name="MP27" draw:layer="layout" svg:width="4.227cm" svg:height="4.228cm" svg:x="19.742cm" svg:y="6.931cm">
          <text:p/>
          <draw:enhanced-geometry draw:mirror-horizontal="false" draw:mirror-vertical="false" drawooo:sub-view-size="4231 4231" draw:text-areas="?f0 ?f2 ?f1 ?f3" svg:viewBox="0 0 0 0" draw:type="ooxml-non-primitive" draw:enhanced-path="M 1057 3165 L 0 2098 2116 0 4231 2133 2114 4231 1057 3165 Z N">
            <draw:equation draw:name="f0" draw:formula="0*logwidth/1522080"/>
            <draw:equation draw:name="f1" draw:formula="1522440*logwidth/1522080"/>
            <draw:equation draw:name="f2" draw:formula="0*logheight/1522440"/>
            <draw:equation draw:name="f3" draw:formula="1522800*logheight/1522440"/>
          </draw:enhanced-geometry>
        </draw:custom-shape>
        <draw:custom-shape draw:name="Freeform: Shape 174" draw:style-name="Mgr10" draw:text-style-name="MP27" draw:layer="layout" svg:width="4.227cm" svg:height="4.229cm" svg:x="17.243cm" svg:y="9.35cm">
          <text:p/>
          <draw:enhanced-geometry draw:mirror-horizontal="false" draw:mirror-vertical="false" drawooo:sub-view-size="4231 4232" draw:text-areas="?f0 ?f2 ?f1 ?f3" svg:viewBox="0 0 0 0" draw:type="ooxml-non-primitive" draw:enhanced-path="M 1057 3165 L 0 2098 2116 0 4231 2133 2114 4232 1057 3165 Z N">
            <draw:equation draw:name="f0" draw:formula="0*logwidth/1522080"/>
            <draw:equation draw:name="f1" draw:formula="1522440*logwidth/1522080"/>
            <draw:equation draw:name="f2" draw:formula="0*logheight/1522800"/>
            <draw:equation draw:name="f3" draw:formula="1523160*logheight/1522800"/>
          </draw:enhanced-geometry>
        </draw:custom-shape>
      </draw:g>
      <draw:frame draw:name="PlaceHolder 1" presentation:style-name="Topic_20_Title_20_3-title" draw:layer="backgroundobjects" svg:width="25.189cm" svg:height="3.659cm" svg:x="1.399cm" svg:y="0.112cm" presentation:class="title" presentation:placeholder="true" presentation:user-transformed="true">
        <draw:text-box/>
      </draw:frame>
      <draw:frame presentation:style-name="Topic_20_Title_20_3-outline1" draw:layer="backgroundobjects" svg:width="25.192cm" svg:height="9.132cm" svg:x="1.399cm" svg:y="3.684cm" presentation:class="outline" presentation:placeholder="true">
        <draw:text-box/>
      </draw:frame>
      <presentation:notes style:page-layout-name="PM0">
        <draw:page-thumbnail presentation:style-name="Topic_20_Title_20_3-title" draw:layer="backgroundobjects" svg:width="0cm" svg:height="0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62" draw:text-style-name="MP2" draw:layer="backgroundobjects" svg:width="9.113cm" svg:height="1.484cm" svg:x="0cm" svg:y="0cm" presentation:class="header">
          <draw:text-box>
            <text:p text:style-name="MP1"><presentation:header/></text:p>
          </draw:text-box>
        </draw:frame>
        <draw:frame presentation:style-name="Mpr62" draw:text-style-name="MP4" draw:layer="backgroundobjects" svg:width="9.113cm" svg:height="1.484cm" svg:x="11.886cm" svg:y="0cm" presentation:class="date-time">
          <draw:text-box>
            <text:p text:style-name="MP3"><presentation:date-time/></text:p>
          </draw:text-box>
        </draw:frame>
        <draw:frame presentation:style-name="Mpr63" draw:text-style-name="MP2" draw:layer="backgroundobjects" svg:width="9.113cm" svg:height="1.484cm" svg:x="0cm" svg:y="28.215cm" presentation:class="footer">
          <draw:text-box>
            <text:p text:style-name="MP1"><presentation:footer/></text:p>
          </draw:text-box>
        </draw:frame>
        <draw:frame presentation:style-name="Mpr6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178" draw:style-name="Mgr4">
        <draw:line draw:name="Straight Connector 179" draw:style-name="Mgr11" draw:text-style-name="MP28" draw:layer="layout" svg:x1="6.709cm" svg:y1="0.71cm" svg:x2="13.191cm" svg:y2="0.711cm">
          <text:p/>
        </draw:line>
        <draw:custom-shape draw:name="Oval 180" draw:style-name="Mgr12" draw:text-style-name="MP22" draw:layer="layout" svg:width="0.221cm" svg:height="0.221cm" svg:x="13.08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1" draw:style-name="Mgr13" draw:text-style-name="MP26" draw:layer="layout" svg:width="0.221cm" svg:height="0.221cm" svg:x="13.611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2" draw:style-name="Mgr14" draw:text-style-name="MP24" draw:layer="layout" svg:width="0.221cm" svg:height="0.221cm" svg:x="14.156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3" draw:style-name="Mgr15" draw:text-style-name="MP23" draw:layer="layout" svg:width="0.221cm" svg:height="0.221cm" svg:x="14.688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84" draw:style-name="Mgr16" draw:text-style-name="MP27" draw:layer="layout" svg:x1="14.8cm" svg:y1="0.71cm" svg:x2="21.282cm" svg:y2="0.711cm">
          <text:p/>
        </draw:line>
      </draw:g>
      <draw:g draw:name="Group 185" draw:style-name="Mgr4">
        <draw:line draw:name="Straight Connector 186" draw:style-name="Mgr16" draw:text-style-name="MP27" draw:layer="layout" svg:x1="6.709cm" svg:y1="15.236cm" svg:x2="13.191cm" svg:y2="15.237cm">
          <text:p/>
        </draw:line>
        <draw:custom-shape draw:name="Oval 187" draw:style-name="Mgr15" draw:text-style-name="MP23" draw:layer="layout" svg:width="0.221cm" svg:height="0.221cm" svg:x="13.08cm" svg:y="15.124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8" draw:style-name="Mgr14" draw:text-style-name="MP24" draw:layer="layout" svg:width="0.221cm" svg:height="0.221cm" svg:x="13.611cm" svg:y="15.124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9" draw:style-name="Mgr13" draw:text-style-name="MP26" draw:layer="layout" svg:width="0.221cm" svg:height="0.221cm" svg:x="14.156cm" svg:y="15.124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0" draw:style-name="Mgr12" draw:text-style-name="MP22" draw:layer="layout" svg:width="0.221cm" svg:height="0.221cm" svg:x="14.688cm" svg:y="15.124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91" draw:style-name="Mgr11" draw:text-style-name="MP28" draw:layer="layout" svg:x1="14.8cm" svg:y1="15.236cm" svg:x2="21.282cm" svg:y2="15.237cm">
          <text:p/>
        </draw:line>
      </draw:g>
      <draw:custom-shape draw:name="Freeform: Shape 192" draw:style-name="Mgr9" draw:text-style-name="MP26" draw:layer="backgroundobjects" svg:width="7.801cm" svg:height="15.742cm" svg:x="20.186cm" svg:y="0.002cm">
        <text:p/>
        <draw:enhanced-geometry draw:mirror-horizontal="false" draw:mirror-vertical="false" drawooo:sub-view-size="7806 15748" draw:text-areas="?f0 ?f2 ?f1 ?f3" svg:viewBox="0 0 0 0" draw:type="ooxml-non-primitive" draw:enhanced-path="M 7806 0 C 3495 0 0 3495 0 7805 0 12115 3495 15748 7806 15748 7806 10499 7806 5249 7806 0 Z N">
          <draw:equation draw:name="f0" draw:formula="0*logwidth/2808720"/>
          <draw:equation draw:name="f1" draw:formula="2809080*logwidth/2808720"/>
          <draw:equation draw:name="f2" draw:formula="0*logheight/5667480"/>
          <draw:equation draw:name="f3" draw:formula="5667840*logheight/5667480"/>
        </draw:enhanced-geometry>
      </draw:custom-shape>
      <draw:frame draw:name="PlaceHolder 1" presentation:style-name="Mpr64" draw:text-style-name="MP37" draw:layer="backgroundobjects" svg:width="8.87cm" svg:height="1.083cm" svg:x="9.572cm" svg:y="14.344cm" presentation:class="footer" presentation:user-transformed="true">
        <draw:text-box>
          <text:p text:style-name="MP9"><text:span text:style-name="MT8"><presentation:footer/></text:span></text:p>
        </draw:text-box>
      </draw:frame>
      <draw:frame draw:name="PlaceHolder 2" presentation:style-name="Mpr64" draw:text-style-name="MP37" draw:layer="backgroundobjects" svg:width="6.518cm" svg:height="1.083cm" svg:x="20.068cm" svg:y="14.344cm" presentation:class="page-number" presentation:user-transformed="true">
        <draw:text-box>
          <text:p text:style-name="MP36"><text:span text:style-name="MT8"><text:page-number>&lt;number&gt;</text:page-number></text:span></text:p>
        </draw:text-box>
      </draw:frame>
      <draw:frame draw:name="PlaceHolder 3" presentation:style-name="Mpr64" draw:text-style-name="MP37" draw:layer="backgroundobjects" svg:width="6.518cm" svg:height="1.083cm" svg:x="1.399cm" svg:y="14.344cm" presentation:class="date-time" presentation:user-transformed="true">
        <draw:text-box>
          <text:p text:style-name="MP1"><presentation:date-time/></text:p>
        </draw:text-box>
      </draw:frame>
      <draw:frame presentation:style-name="List_20_Content-title" draw:layer="backgroundobjects" svg:width="25.192cm" svg:height="2.628cm" svg:x="1.399cm" svg:y="0.628cm" presentation:class="title" presentation:placeholder="true">
        <draw:text-box/>
      </draw:frame>
      <draw:frame presentation:style-name="List_20_Content-outline1" draw:layer="backgroundobjects" svg:width="25.192cm" svg:height="9.132cm" svg:x="1.399cm" svg:y="3.684cm" presentation:class="outline" presentation:placeholder="true">
        <draw:text-box/>
      </draw:frame>
      <presentation:notes style:page-layout-name="PM0">
        <draw:page-thumbnail presentation:style-name="List_20_Content-title" draw:layer="backgroundobjects" svg:width="0cm" svg:height="0cm" svg:x="0cm" svg:y="2.257cm" presentation:class="page"/>
        <draw:frame presentation:style-name="List_20_Conten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presentation:header/></text:p>
          </draw:text-box>
        </draw:frame>
        <draw:frame presentation:style-name="Mpr65" draw:text-style-name="MP4" draw:layer="backgroundobjects" svg:width="9.113cm" svg:height="1.484cm" svg:x="11.886cm" svg:y="0cm" presentation:class="date-time">
          <draw:text-box>
            <text:p text:style-name="MP3"><presentation:date-time/></text:p>
          </draw:text-box>
        </draw:frame>
        <draw:frame presentation:style-name="Mpr66" draw:text-style-name="MP2" draw:layer="backgroundobjects" svg:width="9.113cm" svg:height="1.484cm" svg:x="0cm" svg:y="28.215cm" presentation:class="footer">
          <draw:text-box>
            <text:p text:style-name="MP1"><presentation:footer/></text:p>
          </draw:text-box>
        </draw:frame>
        <draw:frame presentation:style-name="Mpr6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198" draw:style-name="Mgr4">
        <draw:custom-shape draw:name="Oval 199" draw:style-name="Mgr12" draw:text-style-name="MP22" draw:layer="layout" svg:width="0.221cm" svg:height="0.221cm" svg:x="13.08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0" draw:style-name="Mgr13" draw:text-style-name="MP26" draw:layer="layout" svg:width="0.221cm" svg:height="0.221cm" svg:x="13.611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1" draw:style-name="Mgr14" draw:text-style-name="MP24" draw:layer="layout" svg:width="0.22cm" svg:height="0.221cm" svg:x="14.156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2" draw:style-name="Mgr15" draw:text-style-name="MP23" draw:layer="layout" svg:width="0.221cm" svg:height="0.221cm" svg:x="14.687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laceHolder 1" presentation:style-name="Greetings-title" draw:layer="backgroundobjects" svg:width="25.189cm" svg:height="1.677cm" svg:x="1.399cm" svg:y="1.103cm" presentation:class="title" presentation:placeholder="true" presentation:user-transformed="true">
        <draw:text-box/>
      </draw:frame>
      <draw:frame draw:name="PlaceHolder 2" presentation:style-name="Mpr67" draw:text-style-name="MP37" draw:layer="backgroundobjects" svg:width="8.87cm" svg:height="1.083cm" svg:x="9.572cm" svg:y="14.344cm" presentation:class="footer" presentation:user-transformed="true">
        <draw:text-box>
          <text:p text:style-name="MP9"><text:span text:style-name="MT20"><presentation:footer/></text:span></text:p>
        </draw:text-box>
      </draw:frame>
      <draw:frame draw:name="PlaceHolder 3" presentation:style-name="Mpr67" draw:text-style-name="MP37" draw:layer="backgroundobjects" svg:width="6.518cm" svg:height="1.083cm" svg:x="20.068cm" svg:y="14.344cm" presentation:class="page-number" presentation:user-transformed="true">
        <draw:text-box>
          <text:p text:style-name="MP36"><text:span text:style-name="MT20"><text:page-number>&lt;number&gt;</text:page-number></text:span></text:p>
        </draw:text-box>
      </draw:frame>
      <draw:frame draw:name="PlaceHolder 4" presentation:style-name="Mpr67" draw:text-style-name="MP37" draw:layer="backgroundobjects" svg:width="6.518cm" svg:height="1.083cm" svg:x="1.399cm" svg:y="14.344cm" presentation:class="date-time" presentation:user-transformed="true">
        <draw:text-box>
          <text:p text:style-name="MP1"><presentation:date-time/></text:p>
        </draw:text-box>
      </draw:frame>
      <presentation:notes style:page-layout-name="PM0">
        <draw:page-thumbnail presentation:style-name="Greetings-title" draw:layer="backgroundobjects" svg:width="0cm" svg:height="0cm" svg:x="0cm" svg:y="2.257cm" presentation:class="page"/>
        <draw:frame presentation:style-name="Greetings-notes" draw:layer="backgroundobjects" svg:width="16.799cm" svg:height="13.364cm" svg:x="2.1cm" svg:y="14.107cm" presentation:class="notes" presentation:placeholder="true">
          <draw:text-box/>
        </draw:frame>
        <draw:frame presentation:style-name="Mpr68" draw:text-style-name="MP2" draw:layer="backgroundobjects" svg:width="9.113cm" svg:height="1.484cm" svg:x="0cm" svg:y="0cm" presentation:class="header">
          <draw:text-box>
            <text:p text:style-name="MP1"><presentation:header/></text:p>
          </draw:text-box>
        </draw:frame>
        <draw:frame presentation:style-name="Mpr68" draw:text-style-name="MP4" draw:layer="backgroundobjects" svg:width="9.113cm" svg:height="1.484cm" svg:x="11.886cm" svg:y="0cm" presentation:class="date-time">
          <draw:text-box>
            <text:p text:style-name="MP3"><presentation:date-time/></text:p>
          </draw:text-box>
        </draw:frame>
        <draw:frame presentation:style-name="Mpr69" draw:text-style-name="MP2" draw:layer="backgroundobjects" svg:width="9.113cm" svg:height="1.484cm" svg:x="0cm" svg:y="28.215cm" presentation:class="footer">
          <draw:text-box>
            <text:p text:style-name="MP1"><presentation:footer/></text:p>
          </draw:text-box>
        </draw:frame>
        <draw:frame presentation:style-name="Mpr6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6" style:display-name="Default 6"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198" draw:style-name="Mgr4">
        <draw:custom-shape draw:name="Oval 199" draw:style-name="Mgr12" draw:text-style-name="MP22" draw:layer="layout" svg:width="0.221cm" svg:height="0.221cm" svg:x="13.08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0" draw:style-name="Mgr13" draw:text-style-name="MP26" draw:layer="layout" svg:width="0.221cm" svg:height="0.221cm" svg:x="13.611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1" draw:style-name="Mgr14" draw:text-style-name="MP24" draw:layer="layout" svg:width="0.22cm" svg:height="0.221cm" svg:x="14.156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2" draw:style-name="Mgr15" draw:text-style-name="MP23" draw:layer="layout" svg:width="0.221cm" svg:height="0.221cm" svg:x="14.687cm" svg:y="0.59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laceHolder 1" presentation:style-name="Mpr70" draw:text-style-name="MP37" draw:layer="backgroundobjects" svg:width="8.87cm" svg:height="1.083cm" svg:x="9.572cm" svg:y="14.344cm" presentation:class="footer" presentation:user-transformed="true">
        <draw:text-box>
          <text:p text:style-name="MP9"><text:span text:style-name="MT20"><presentation:footer/></text:span></text:p>
        </draw:text-box>
      </draw:frame>
      <draw:frame draw:name="PlaceHolder 2" presentation:style-name="Mpr70" draw:text-style-name="MP37" draw:layer="backgroundobjects" svg:width="6.518cm" svg:height="1.083cm" svg:x="20.068cm" svg:y="14.344cm" presentation:class="page-number" presentation:user-transformed="true">
        <draw:text-box>
          <text:p text:style-name="MP36"><text:span text:style-name="MT20"><text:page-number>&lt;number&gt;</text:page-number></text:span></text:p>
        </draw:text-box>
      </draw:frame>
      <draw:frame draw:name="PlaceHolder 3" presentation:style-name="Mpr70" draw:text-style-name="MP37" draw:layer="backgroundobjects" svg:width="6.518cm" svg:height="1.083cm" svg:x="1.399cm" svg:y="14.344cm" presentation:class="date-time" presentation:user-transformed="true">
        <draw:text-box>
          <text:p text:style-name="MP1"><presentation:date-time/></text:p>
        </draw:text-box>
      </draw:frame>
      <presentation:notes style:page-layout-name="PM0">
        <draw:page-thumbnail presentation:style-name="Default_20_6-title" draw:layer="backgroundobjects" svg:width="0cm" svg:height="0cm" svg:x="0cm" svg:y="2.257cm" presentation:class="page"/>
        <draw:frame presentation:style-name="Default_20_6-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presentation:header/></text:p>
          </draw:text-box>
        </draw:frame>
        <draw:frame presentation:style-name="Mpr71" draw:text-style-name="MP4" draw:layer="backgroundobjects" svg:width="9.113cm" svg:height="1.484cm" svg:x="11.886cm" svg:y="0cm" presentation:class="date-time">
          <draw:text-box>
            <text:p text:style-name="MP3"><presentation:date-time/></text:p>
          </draw:text-box>
        </draw:frame>
        <draw:frame presentation:style-name="Mpr72" draw:text-style-name="MP2" draw:layer="backgroundobjects" svg:width="9.113cm" svg:height="1.484cm" svg:x="0cm" svg:y="28.215cm" presentation:class="footer">
          <draw:text-box>
            <text:p text:style-name="MP1"><presentation:footer/></text:p>
          </draw:text-box>
        </draw:frame>
        <draw:frame presentation:style-name="Mpr7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9T10:55:49</meta:creation-date>
    <dc:description>
               Candy - LibreOffice Impress Template
by Ermin D. Alita, Annisa Aulia Rasyidah, Laila Muhdi, Cahyaning Asih, and @li_Orch

This template is made as an answer to Indonesian LibreOffice Community and
Gimpscape ID's call-to-arms to contribute to the 10th anniversary of
LibreOffice celebration.

This work is licensed under the Creative Commons Attribution-ShareAlike 4.0 International License
by Ermin D. Alita, Annisa Aulia Rasyidah, Laila Muhdi, Cahyaning Asih, and @li_Orch.
To view a copy of this license, visit https://creativecommons.org/licenses/by-sa/4.0/legalcode
or send a letter to Creative Commons,
PO Box 1866, Mountain View, CA 94042, USA.

Credit: @lken__ @menddelingding_ @ealita.id @li_orch @cahyaning_asih
Bidadari Gimpscape
Slide 8: Illustration by Falia Vicky
Slide 9: Illustration by Muhammad Aria
    </dc:description>
    <dc:language>en-IN</dc:language>
    <dc:date>2026-04-15T03:03:20</dc:date>
    <meta:editing-cycles>8</meta:editing-cycles>
    <dc:title>Candy</dc:title>
    <meta:editing-duration>PT2M</meta:editing-duration>
    <meta:generator>Collabora_Office/26.04.0.1$Linux_X86_64 LibreOffice_project/4e3626fc578f22bbe953b10eb7ffb8f894ae2c2f</meta:generator>
    <meta:document-statistic meta:object-count="697"/>
    <meta:user-defined meta:name="AppVersion">15.0000</meta:user-defined>
    <meta:user-defined meta:name="PresentationFormat">Custom</meta:user-defined>
    <meta:user-defined meta:name="Slides" meta:value-type="float">13</meta:user-defined>
    <meta:template xlink:type="simple" xlink:actuate="onRequest" xlink:title="Candy" xlink:href=""/>
  </office:meta>
</office:document-meta>
</file>